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54cm" style:use-optimal-column-width="true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avePaddle_mkb0010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Type of paddle: Piston - Reg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ovement direction: (1,0,0)</text:p>
          </table:table-cell>
          <table:table-cell table:number-columns-repeated="13" table:style-name="ce1"/>
          <table:table-cell table:style-name="ce1">
            <draw:frame draw:z-index="1" draw:id="id0" draw:style-name="a0" draw:name="Gráfico 2" svg:x="0.82292in" svg:y="0.03125in" svg:width="9.33333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 office:value-type="string" table:style-name="ce1">
            <text:p>Start time: 0 <text:s/>(end: 15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rticles: 1411 - 189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epth: 0.27 <text:s/>(fixed: 0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itialPhase: 0 times P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itialRamp: 0 perio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aveOrder: 2n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aveHeight: 0.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avePeriod: 1.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aveLength: 1.888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lative depth (d/L): 0.143001 <text:s/>(Transitional water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roke: 0.11268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mplitude: 0.0563439 meters</text:p>
          </table:table-cell>
          <table:table-cell table:number-columns-repeated="8" table:style-name="ce1"/>
          <table:table-cell office:value-type="string" table:style-name="ce3">
            <text:p>SPH simulation with dp=0.005m leading to 50k particl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veMotion: [time:31.2 <text:s/>dt:0.065 <text:s/>xpos:2 <text:s/>zpos:-0.15]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Elevation_o1</text:p>
          </table:table-cell>
          <table:table-cell office:value-type="string" table:style-name="ce1">
            <text:p>Elevation_o2</text:p>
          </table:table-cell>
          <table:table-cell office:value-type="string" table:style-name="ce1">
            <text:p>Velx_o1</text:p>
          </table:table-cell>
          <table:table-cell office:value-type="string" table:style-name="ce1">
            <text:p>Velz_o1</text:p>
          </table:table-cell>
          <table:table-cell office:value-type="string" table:style-name="ce1">
            <text:p>Velx_o2</text:p>
          </table:table-cell>
          <table:table-cell office:value-type="string" table:style-name="ce1">
            <text:p>Velz_o2</text:p>
          </table:table-cell>
          <table:table-cell table:style-name="ce1"/>
          <table:table-cell office:value-type="string" table:style-name="ce1">
            <text:p>Time</text:p>
          </table:table-cell>
          <table:table-cell office:value-type="string" table:style-name="ce1">
            <text:p>Elevation_SPH</text:p>
          </table:table-cell>
          <table:table-cell office:value-type="string" table:style-name="ce1">
            <text:p>Elevation_SPH</text:p>
          </table:table-cell>
          <table:table-cell office:value-type="string" table:style-name="ce1">
            <text:p>VelX_SPH</text:p>
          </table:table-cell>
          <table:table-cell office:value-type="string" table:style-name="ce1">
            <text:p>VelZ_SPH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6573000000000003E-2" table:style-name="ce1">
            <text:p>0.046573</text:p>
          </table:table-cell>
          <table:table-cell office:value-type="float" office:value="5.6958000000000002E-2" table:style-name="ce1">
            <text:p>0.056958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3.5193000000000002E-2" table:style-name="ce1">
            <text:p>0.035193</text:p>
          </table:table-cell>
          <table:table-cell office:value-type="float" office:value="0.26440999999999998" table:style-name="ce1">
            <text:p>0.26441</text:p>
          </table:table-cell>
          <table:table-cell office:value-type="float" office:value="5.1645999999999997E-2" table:style-name="ce1">
            <text:p>0.05164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6858900000000002" table:style-name="ce1">
            <text:p>0.268589</text:p>
          </table:table-cell>
          <table:table-cell office:value-type="float" office:value="-1.4109999999999956E-3" table:formula="of:=[.K18]-0.27" table:style-name="ce1">
            <text:p>-0.0014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/>
          <table:table-cell table:style-name="ce1">
            <draw:frame draw:z-index="2" draw:id="id1" draw:style-name="a1" draw:name="Gráfico 4" svg:x="0in" svg:y="0in" svg:width="9.33333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office:value-type="float" office:value="6.5000000000000002E-2" table:style-name="ce1">
            <text:p>0.065</text:p>
          </table:table-cell>
          <table:table-cell office:value-type="float" office:value="1.8596000000000001E-2" table:style-name="ce1">
            <text:p>0.018596</text:p>
          </table:table-cell>
          <table:table-cell office:value-type="float" office:value="4.9915000000000001E-2" table:style-name="ce1">
            <text:p>0.049915</text:p>
          </table:table-cell>
          <table:table-cell office:value-type="float" office:value="6.3943E-2" table:style-name="ce1">
            <text:p>0.063943</text:p>
          </table:table-cell>
          <table:table-cell office:value-type="float" office:value="0.25454199999999999" table:style-name="ce1">
            <text:p>0.254542</text:p>
          </table:table-cell>
          <table:table-cell office:value-type="float" office:value="5.6270000000000001E-3" table:style-name="ce1">
            <text:p>0.005627</text:p>
          </table:table-cell>
          <table:table-cell office:value-type="float" office:value="0.29089199999999998" table:style-name="ce1">
            <text:p>0.290892</text:p>
          </table:table-cell>
          <table:table-cell office:value-type="float" office:value="8.4469999999999996E-3" table:style-name="ce1">
            <text:p>0.008447</text:p>
          </table:table-cell>
          <table:table-cell table:style-name="ce1"/>
          <table:table-cell office:value-type="float" office:value="2.0015100000000001E-2" table:style-name="ce1">
            <text:p>0.0200151</text:p>
          </table:table-cell>
          <table:table-cell office:value-type="float" office:value="0.26849699999999999" table:style-name="ce1">
            <text:p>0.268497</text:p>
          </table:table-cell>
          <table:table-cell office:value-type="float" office:value="-1.5030000000000321E-3" table:formula="of:=[.K19]-0.27" table:style-name="ce1">
            <text:p>-0.001503</text:p>
          </table:table-cell>
          <table:table-cell office:value-type="float" office:value="6.5895600000000001E-7" table:style-name="ce2">
            <text:p>6.59E-07</text:p>
          </table:table-cell>
          <table:table-cell office:value-type="float" office:value="6.1528700000000004E-3" table:style-name="ce1">
            <text:p>0.00615287</text:p>
          </table:table-cell>
          <table:table-cell table:number-columns-repeated="16370"/>
        </table:table-row>
        <table:table-row table:style-name="ro1">
          <table:table-cell office:value-type="float" office:value="0.13" table:style-name="ce1">
            <text:p>0.13</text:p>
          </table:table-cell>
          <table:table-cell office:value-type="float" office:value="3.5034999999999997E-2" table:style-name="ce1">
            <text:p>0.035035</text:p>
          </table:table-cell>
          <table:table-cell office:value-type="float" office:value="4.8370999999999997E-2" table:style-name="ce1">
            <text:p>0.048371</text:p>
          </table:table-cell>
          <table:table-cell office:value-type="float" office:value="6.0684000000000002E-2" table:style-name="ce1">
            <text:p>0.060684</text:p>
          </table:table-cell>
          <table:table-cell office:value-type="float" office:value="0.246667" table:style-name="ce1">
            <text:p>0.246667</text:p>
          </table:table-cell>
          <table:table-cell office:value-type="float" office:value="-2.4489E-2" table:style-name="ce1">
            <text:p>-0.024489</text:p>
          </table:table-cell>
          <table:table-cell office:value-type="float" office:value="0.27857399999999999" table:style-name="ce1">
            <text:p>0.278574</text:p>
          </table:table-cell>
          <table:table-cell office:value-type="float" office:value="-3.6380000000000003E-2" table:style-name="ce1">
            <text:p>-0.03638</text:p>
          </table:table-cell>
          <table:table-cell table:style-name="ce1"/>
          <table:table-cell office:value-type="float" office:value="4.0025999999999999E-2" table:style-name="ce1">
            <text:p>0.040026</text:p>
          </table:table-cell>
          <table:table-cell office:value-type="float" office:value="0.26858500000000002" table:style-name="ce1">
            <text:p>0.268585</text:p>
          </table:table-cell>
          <table:table-cell office:value-type="float" office:value="-1.4149999999999996E-3" table:formula="of:=[.K20]-0.27" table:style-name="ce1">
            <text:p>-0.001415</text:p>
          </table:table-cell>
          <table:table-cell office:value-type="float" office:value="1.6964899999999999E-6" table:style-name="ce2">
            <text:p>1.70E-06</text:p>
          </table:table-cell>
          <table:table-cell office:value-type="float" office:value="-1.7060700000000002E-2" table:style-name="ce1">
            <text:p>-0.0170607</text:p>
          </table:table-cell>
          <table:table-cell table:number-columns-repeated="16370"/>
        </table:table-row>
        <table:table-row table:style-name="ro1">
          <table:table-cell office:value-type="float" office:value="0.19500000000000001" table:style-name="ce1">
            <text:p>0.195</text:p>
          </table:table-cell>
          <table:table-cell office:value-type="float" office:value="4.7500000000000001E-2" table:style-name="ce1">
            <text:p>0.0475</text:p>
          </table:table-cell>
          <table:table-cell office:value-type="float" office:value="4.2091999999999997E-2" table:style-name="ce1">
            <text:p>0.042092</text:p>
          </table:table-cell>
          <table:table-cell office:value-type="float" office:value="4.7987000000000002E-2" table:style-name="ce1">
            <text:p>0.047987</text:p>
          </table:table-cell>
          <table:table-cell office:value-type="float" office:value="0.214647" table:style-name="ce1">
            <text:p>0.214647</text:p>
          </table:table-cell>
          <table:table-cell office:value-type="float" office:value="-5.2207999999999997E-2" table:style-name="ce1">
            <text:p>-0.052208</text:p>
          </table:table-cell>
          <table:table-cell office:value-type="float" office:value="0.22992299999999999" table:style-name="ce1">
            <text:p>0.229923</text:p>
          </table:table-cell>
          <table:table-cell office:value-type="float" office:value="-7.4268000000000001E-2" table:style-name="ce1">
            <text:p>-0.074268</text:p>
          </table:table-cell>
          <table:table-cell table:style-name="ce1"/>
          <table:table-cell office:value-type="float" office:value="6.0002800000000002E-2" table:style-name="ce1">
            <text:p>0.0600028</text:p>
          </table:table-cell>
          <table:table-cell office:value-type="float" office:value="0.268511" table:style-name="ce1">
            <text:p>0.268511</text:p>
          </table:table-cell>
          <table:table-cell office:value-type="float" office:value="-1.4890000000000181E-3" table:formula="of:=[.K21]-0.27" table:style-name="ce1">
            <text:p>-0.001489</text:p>
          </table:table-cell>
          <table:table-cell office:value-type="float" office:value="3.4949200000000002E-4" table:style-name="ce1">
            <text:p>0.000349492</text:p>
          </table:table-cell>
          <table:table-cell office:value-type="float" office:value="-9.4636900000000003E-3" table:style-name="ce1">
            <text:p>-0.00946369</text:p>
          </table:table-cell>
          <table:table-cell table:number-columns-repeated="16370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5.4771E-2" table:style-name="ce1">
            <text:p>0.054771</text:p>
          </table:table-cell>
          <table:table-cell office:value-type="float" office:value="3.1692999999999999E-2" table:style-name="ce1">
            <text:p>0.031693</text:p>
          </table:table-cell>
          <table:table-cell office:value-type="float" office:value="2.8917999999999999E-2" table:style-name="ce1">
            <text:p>0.028918</text:p>
          </table:table-cell>
          <table:table-cell office:value-type="float" office:value="0.16161600000000001" table:style-name="ce1">
            <text:p>0.161616</text:p>
          </table:table-cell>
          <table:table-cell office:value-type="float" office:value="-7.4816999999999995E-2" table:style-name="ce1">
            <text:p>-0.074817</text:p>
          </table:table-cell>
          <table:table-cell office:value-type="float" office:value="0.15442600000000001" table:style-name="ce1">
            <text:p>0.154426</text:p>
          </table:table-cell>
          <table:table-cell office:value-type="float" office:value="-9.8618999999999998E-2" table:style-name="ce1">
            <text:p>-0.098619</text:p>
          </table:table-cell>
          <table:table-cell table:style-name="ce1"/>
          <table:table-cell office:value-type="float" office:value="8.0007099999999998E-2" table:style-name="ce1">
            <text:p>0.0800071</text:p>
          </table:table-cell>
          <table:table-cell office:value-type="float" office:value="0.26852900000000002" table:style-name="ce1">
            <text:p>0.268529</text:p>
          </table:table-cell>
          <table:table-cell office:value-type="float" office:value="-1.4710000000000001E-3" table:formula="of:=[.K22]-0.27" table:style-name="ce1">
            <text:p>-0.001471</text:p>
          </table:table-cell>
          <table:table-cell office:value-type="float" office:value="1.46441E-2" table:style-name="ce1">
            <text:p>0.0146441</text:p>
          </table:table-cell>
          <table:table-cell office:value-type="float" office:value="4.0142399999999996E-3" table:style-name="ce1">
            <text:p>0.00401424</text:p>
          </table:table-cell>
          <table:table-cell table:number-columns-repeated="16370"/>
        </table:table-row>
        <table:table-row table:style-name="ro1">
          <table:table-cell office:value-type="float" office:value="0.32500000000000001" table:style-name="ce1">
            <text:p>0.325</text:p>
          </table:table-cell>
          <table:table-cell office:value-type="float" office:value="5.6343999999999998E-2" table:style-name="ce1">
            <text:p>0.056344</text:p>
          </table:table-cell>
          <table:table-cell office:value-type="float" office:value="1.8190999999999999E-2" table:style-name="ce1">
            <text:p>0.018191</text:p>
          </table:table-cell>
          <table:table-cell office:value-type="float" office:value="7.8069999999999997E-3" table:style-name="ce1">
            <text:p>0.007807</text:p>
          </table:table-cell>
          <table:table-cell office:value-type="float" office:value="9.2765E-2" table:style-name="ce1">
            <text:p>0.092765</text:p>
          </table:table-cell>
          <table:table-cell office:value-type="float" office:value="-9.0102000000000002E-2" table:style-name="ce1">
            <text:p>-0.090102</text:p>
          </table:table-cell>
          <table:table-cell office:value-type="float" office:value="6.5854999999999997E-2" table:style-name="ce1">
            <text:p>0.065855</text:p>
          </table:table-cell>
          <table:table-cell office:value-type="float" office:value="-0.106555" table:style-name="ce1">
            <text:p>-0.106555</text:p>
          </table:table-cell>
          <table:table-cell table:style-name="ce1"/>
          <table:table-cell office:value-type="float" office:value="0.10001699999999999" table:style-name="ce1">
            <text:p>0.100017</text:p>
          </table:table-cell>
          <table:table-cell office:value-type="float" office:value="0.26854" table:style-name="ce1">
            <text:p>0.26854</text:p>
          </table:table-cell>
          <table:table-cell office:value-type="float" office:value="-1.4600000000000168E-3" table:formula="of:=[.K23]-0.27" table:style-name="ce1">
            <text:p>-0.00146</text:p>
          </table:table-cell>
          <table:table-cell office:value-type="float" office:value="1.01946E-2" table:style-name="ce1">
            <text:p>0.0101946</text:p>
          </table:table-cell>
          <table:table-cell office:value-type="float" office:value="5.3027899999999999E-3" table:style-name="ce1">
            <text:p>0.00530279</text:p>
          </table:table-cell>
          <table:table-cell table:number-columns-repeated="16370"/>
        </table:table-row>
        <table:table-row table:style-name="ro1">
          <table:table-cell office:value-type="float" office:value="0.39" table:style-name="ce1">
            <text:p>0.39</text:p>
          </table:table-cell>
          <table:table-cell office:value-type="float" office:value="5.2401000000000003E-2" table:style-name="ce1">
            <text:p>0.052401</text:p>
          </table:table-cell>
          <table:table-cell office:value-type="float" office:value="2.9090000000000001E-3" table:style-name="ce1">
            <text:p>0.002909</text:p>
          </table:table-cell>
          <table:table-cell office:value-type="float" office:value="-1.1119E-2" table:style-name="ce1">
            <text:p>-0.011119</text:p>
          </table:table-cell>
          <table:table-cell office:value-type="float" office:value="1.4833000000000001E-2" table:style-name="ce1">
            <text:p>0.014833</text:p>
          </table:table-cell>
          <table:table-cell office:value-type="float" office:value="-9.6568000000000001E-2" table:style-name="ce1">
            <text:p>-0.096568</text:p>
          </table:table-cell>
          <table:table-cell office:value-type="float" office:value="-2.1517000000000001E-2" table:style-name="ce1">
            <text:p>-0.021517</text:p>
          </table:table-cell>
          <table:table-cell office:value-type="float" office:value="-9.9387000000000003E-2" table:style-name="ce1">
            <text:p>-0.099387</text:p>
          </table:table-cell>
          <table:table-cell table:style-name="ce1"/>
          <table:table-cell office:value-type="float" office:value="0.120005" table:style-name="ce1">
            <text:p>0.120005</text:p>
          </table:table-cell>
          <table:table-cell office:value-type="float" office:value="0.26852900000000002" table:style-name="ce1">
            <text:p>0.268529</text:p>
          </table:table-cell>
          <table:table-cell office:value-type="float" office:value="-1.4710000000000001E-3" table:formula="of:=[.K24]-0.27" table:style-name="ce1">
            <text:p>-0.001471</text:p>
          </table:table-cell>
          <table:table-cell office:value-type="float" office:value="1.1616E-3" table:style-name="ce1">
            <text:p>0.0011616</text:p>
          </table:table-cell>
          <table:table-cell office:value-type="float" office:value="-1.9962299999999999E-2" table:style-name="ce1">
            <text:p>-0.0199623</text:p>
          </table:table-cell>
          <table:table-cell table:number-columns-repeated="16370"/>
        </table:table-row>
        <table:table-row table:style-name="ro1">
          <table:table-cell office:value-type="float" office:value="0.45500000000000002" table:style-name="ce1">
            <text:p>0.455</text:p>
          </table:table-cell>
          <table:table-cell office:value-type="float" office:value="4.3666000000000003E-2" table:style-name="ce1">
            <text:p>0.043666</text:p>
          </table:table-cell>
          <table:table-cell office:value-type="float" office:value="-1.2658000000000001E-2" table:style-name="ce1">
            <text:p>-0.012658</text:p>
          </table:table-cell>
          <table:table-cell office:value-type="float" office:value="-2.4971E-2" table:style-name="ce1">
            <text:p>-0.024971</text:p>
          </table:table-cell>
          <table:table-cell office:value-type="float" office:value="-6.4550999999999997E-2" table:style-name="ce1">
            <text:p>-0.064551</text:p>
          </table:table-cell>
          <table:table-cell office:value-type="float" office:value="-9.3579999999999997E-2" table:style-name="ce1">
            <text:p>-0.09358</text:p>
          </table:table-cell>
          <table:table-cell office:value-type="float" office:value="-9.6457000000000001E-2" table:style-name="ce1">
            <text:p>-0.096457</text:p>
          </table:table-cell>
          <table:table-cell office:value-type="float" office:value="-8.1688999999999998E-2" table:style-name="ce1">
            <text:p>-0.081689</text:p>
          </table:table-cell>
          <table:table-cell table:style-name="ce1"/>
          <table:table-cell office:value-type="float" office:value="0.140012" table:style-name="ce1">
            <text:p>0.140012</text:p>
          </table:table-cell>
          <table:table-cell office:value-type="float" office:value="0.26861400000000002" table:style-name="ce1">
            <text:p>0.268614</text:p>
          </table:table-cell>
          <table:table-cell office:value-type="float" office:value="-1.3859999999999983E-3" table:formula="of:=[.K25]-0.27" table:style-name="ce1">
            <text:p>-0.001386</text:p>
          </table:table-cell>
          <table:table-cell office:value-type="float" office:value="2.2726199999999999E-3" table:style-name="ce1">
            <text:p>0.00227262</text:p>
          </table:table-cell>
          <table:table-cell office:value-type="float" office:value="7.2249100000000002E-4" table:style-name="ce1">
            <text:p>0.000722491</text:p>
          </table:table-cell>
          <table:table-cell table:number-columns-repeated="16370"/>
        </table:table-row>
        <table:table-row table:style-name="ro1">
          <table:table-cell office:value-type="float" office:value="0.52" table:style-name="ce1">
            <text:p>0.52</text:p>
          </table:table-cell>
          <table:table-cell office:value-type="float" office:value="3.1201E-2" table:style-name="ce1">
            <text:p>0.031201</text:p>
          </table:table-cell>
          <table:table-cell office:value-type="float" office:value="-2.6986E-2" table:style-name="ce1">
            <text:p>-0.026986</text:p>
          </table:table-cell>
          <table:table-cell office:value-type="float" office:value="-3.2881000000000001E-2" table:style-name="ce1">
            <text:p>-0.032881</text:p>
          </table:table-cell>
          <table:table-cell office:value-type="float" office:value="-0.13761599999999999" table:style-name="ce1">
            <text:p>-0.137616</text:p>
          </table:table-cell>
          <table:table-cell office:value-type="float" office:value="-8.1433000000000005E-2" table:style-name="ce1">
            <text:p>-0.081433</text:p>
          </table:table-cell>
          <table:table-cell office:value-type="float" office:value="-0.152892" table:style-name="ce1">
            <text:p>-0.152892</text:p>
          </table:table-cell>
          <table:table-cell office:value-type="float" office:value="-5.9373000000000002E-2" table:style-name="ce1">
            <text:p>-0.059373</text:p>
          </table:table-cell>
          <table:table-cell table:style-name="ce1"/>
          <table:table-cell office:value-type="float" office:value="0.160022" table:style-name="ce1">
            <text:p>0.160022</text:p>
          </table:table-cell>
          <table:table-cell office:value-type="float" office:value="0.26846100000000001" table:style-name="ce1">
            <text:p>0.268461</text:p>
          </table:table-cell>
          <table:table-cell office:value-type="float" office:value="-1.5390000000000126E-3" table:formula="of:=[.K26]-0.27" table:style-name="ce1">
            <text:p>-0.001539</text:p>
          </table:table-cell>
          <table:table-cell office:value-type="float" office:value="2.9723000000000002E-3" table:style-name="ce1">
            <text:p>0.0029723</text:p>
          </table:table-cell>
          <table:table-cell office:value-type="float" office:value="5.1567200000000001E-3" table:style-name="ce1">
            <text:p>0.00515672</text:p>
          </table:table-cell>
          <table:table-cell table:number-columns-repeated="16370"/>
        </table:table-row>
        <table:table-row table:style-name="ro1">
          <table:table-cell office:value-type="float" office:value="0.58499999999999996" table:style-name="ce1">
            <text:p>0.585</text:p>
          </table:table-cell>
          <table:table-cell office:value-type="float" office:value="1.6226000000000001E-2" table:style-name="ce1">
            <text:p>0.016226</text:p>
          </table:table-cell>
          <table:table-cell office:value-type="float" office:value="-3.8672999999999999E-2" table:style-name="ce1">
            <text:p>-0.038673</text:p>
          </table:table-cell>
          <table:table-cell office:value-type="float" office:value="-3.5897999999999999E-2" table:style-name="ce1">
            <text:p>-0.035898</text:p>
          </table:table-cell>
          <table:table-cell office:value-type="float" office:value="-0.19721" table:style-name="ce1">
            <text:p>-0.19721</text:p>
          </table:table-cell>
          <table:table-cell office:value-type="float" office:value="-6.1314E-2" table:style-name="ce1">
            <text:p>-0.061314</text:p>
          </table:table-cell>
          <table:table-cell office:value-type="float" office:value="-0.19001999999999999" table:style-name="ce1">
            <text:p>-0.19002</text:p>
          </table:table-cell>
          <table:table-cell office:value-type="float" office:value="-3.7511999999999997E-2" table:style-name="ce1">
            <text:p>-0.037512</text:p>
          </table:table-cell>
          <table:table-cell table:style-name="ce1"/>
          <table:table-cell office:value-type="float" office:value="0.180036" table:style-name="ce1">
            <text:p>0.180036</text:p>
          </table:table-cell>
          <table:table-cell office:value-type="float" office:value="0.26864399999999999" table:style-name="ce1">
            <text:p>0.268644</text:p>
          </table:table-cell>
          <table:table-cell office:value-type="float" office:value="-1.3560000000000239E-3" table:formula="of:=[.K27]-0.27" table:style-name="ce1">
            <text:p>-0.001356</text:p>
          </table:table-cell>
          <table:table-cell office:value-type="float" office:value="2.81942E-3" table:style-name="ce1">
            <text:p>0.00281942</text:p>
          </table:table-cell>
          <table:table-cell office:value-type="float" office:value="-8.6164999999999992E-3" table:style-name="ce1">
            <text:p>-0.0086165</text:p>
          </table:table-cell>
          <table:table-cell table:number-columns-repeated="16370"/>
        </table:table-row>
        <table:table-row table:style-name="ro1">
          <table:table-cell office:value-type="float" office:value="0.65" table:style-name="ce1">
            <text:p>0.65</text:p>
          </table:table-cell>
          <table:table-cell office:value-type="float" office:value="0" table:style-name="ce1">
            <text:p>0</text:p>
          </table:table-cell>
          <table:table-cell office:value-type="float" office:value="-4.6573000000000003E-2" table:style-name="ce1">
            <text:p>-0.046573</text:p>
          </table:table-cell>
          <table:table-cell office:value-type="float" office:value="-3.6188999999999999E-2" table:style-name="ce1">
            <text:p>-0.036189</text:p>
          </table:table-cell>
          <table:table-cell office:value-type="float" office:value="-0.23749999999999999" table:style-name="ce1">
            <text:p>-0.2375</text:p>
          </table:table-cell>
          <table:table-cell office:value-type="float" office:value="-3.5193000000000002E-2" table:style-name="ce1">
            <text:p>-0.035193</text:p>
          </table:table-cell>
          <table:table-cell office:value-type="float" office:value="-0.210591" table:style-name="ce1">
            <text:p>-0.210591</text:p>
          </table:table-cell>
          <table:table-cell office:value-type="float" office:value="-1.874E-2" table:style-name="ce1">
            <text:p>-0.01874</text:p>
          </table:table-cell>
          <table:table-cell table:style-name="ce1"/>
          <table:table-cell office:value-type="float" office:value="0.200045" table:style-name="ce1">
            <text:p>0.200045</text:p>
          </table:table-cell>
          <table:table-cell office:value-type="float" office:value="0.26850600000000002" table:style-name="ce1">
            <text:p>0.268506</text:p>
          </table:table-cell>
          <table:table-cell office:value-type="float" office:value="-1.4939999999999953E-3" table:formula="of:=[.K28]-0.27" table:style-name="ce1">
            <text:p>-0.001494</text:p>
          </table:table-cell>
          <table:table-cell office:value-type="float" office:value="1.7017E-3" table:style-name="ce1">
            <text:p>0.0017017</text:p>
          </table:table-cell>
          <table:table-cell office:value-type="float" office:value="9.0917900000000006E-3" table:style-name="ce1">
            <text:p>0.00909179</text:p>
          </table:table-cell>
          <table:table-cell table:number-columns-repeated="16370"/>
        </table:table-row>
        <table:table-row table:style-name="ro1">
          <table:table-cell office:value-type="float" office:value="0.71499999999999997" table:style-name="ce1">
            <text:p>0.715</text:p>
          </table:table-cell>
          <table:table-cell office:value-type="float" office:value="-1.6226000000000001E-2" table:style-name="ce1">
            <text:p>-0.016226</text:p>
          </table:table-cell>
          <table:table-cell office:value-type="float" office:value="-4.9915000000000001E-2" table:style-name="ce1">
            <text:p>-0.049915</text:p>
          </table:table-cell>
          <table:table-cell office:value-type="float" office:value="-3.5888000000000003E-2" table:style-name="ce1">
            <text:p>-0.035888</text:p>
          </table:table-cell>
          <table:table-cell office:value-type="float" office:value="-0.25454199999999999" table:style-name="ce1">
            <text:p>-0.254542</text:p>
          </table:table-cell>
          <table:table-cell office:value-type="float" office:value="-5.6270000000000001E-3" table:style-name="ce1">
            <text:p>-0.005627</text:p>
          </table:table-cell>
          <table:table-cell office:value-type="float" office:value="-0.218192" table:style-name="ce1">
            <text:p>-0.218192</text:p>
          </table:table-cell>
          <table:table-cell office:value-type="float" office:value="-2.8080000000000002E-3" table:style-name="ce1">
            <text:p>-0.002808</text:p>
          </table:table-cell>
          <table:table-cell table:style-name="ce1"/>
          <table:table-cell office:value-type="float" office:value="0.22003600000000001" table:style-name="ce1">
            <text:p>0.220036</text:p>
          </table:table-cell>
          <table:table-cell office:value-type="float" office:value="0.26854" table:style-name="ce1">
            <text:p>0.26854</text:p>
          </table:table-cell>
          <table:table-cell office:value-type="float" office:value="-1.4600000000000168E-3" table:formula="of:=[.K29]-0.27" table:style-name="ce1">
            <text:p>-0.00146</text:p>
          </table:table-cell>
          <table:table-cell office:value-type="float" office:value="1.1967200000000001E-3" table:style-name="ce1">
            <text:p>0.00119672</text:p>
          </table:table-cell>
          <table:table-cell office:value-type="float" office:value="-6.5196799999999999E-3" table:style-name="ce1">
            <text:p>-0.00651968</text:p>
          </table:table-cell>
          <table:table-cell table:number-columns-repeated="16370"/>
        </table:table-row>
        <table:table-row table:style-name="ro1">
          <table:table-cell office:value-type="float" office:value="0.78" table:style-name="ce1">
            <text:p>0.78</text:p>
          </table:table-cell>
          <table:table-cell office:value-type="float" office:value="-3.1201E-2" table:style-name="ce1">
            <text:p>-0.031201</text:p>
          </table:table-cell>
          <table:table-cell office:value-type="float" office:value="-4.8370999999999997E-2" table:style-name="ce1">
            <text:p>-0.048371</text:p>
          </table:table-cell>
          <table:table-cell office:value-type="float" office:value="-3.6058E-2" table:style-name="ce1">
            <text:p>-0.036058</text:p>
          </table:table-cell>
          <table:table-cell office:value-type="float" office:value="-0.246667" table:style-name="ce1">
            <text:p>-0.246667</text:p>
          </table:table-cell>
          <table:table-cell office:value-type="float" office:value="2.4489E-2" table:style-name="ce1">
            <text:p>0.024489</text:p>
          </table:table-cell>
          <table:table-cell office:value-type="float" office:value="-0.21476100000000001" table:style-name="ce1">
            <text:p>-0.214761</text:p>
          </table:table-cell>
          <table:table-cell office:value-type="float" office:value="1.2598E-2" table:style-name="ce1">
            <text:p>0.012598</text:p>
          </table:table-cell>
          <table:table-cell table:style-name="ce1"/>
          <table:table-cell office:value-type="float" office:value="0.24002999999999999" table:style-name="ce1">
            <text:p>0.24003</text:p>
          </table:table-cell>
          <table:table-cell office:value-type="float" office:value="0.26862000000000003" table:style-name="ce1">
            <text:p>0.26862</text:p>
          </table:table-cell>
          <table:table-cell office:value-type="float" office:value="-1.3799999999999923E-3" table:formula="of:=[.K30]-0.27" table:style-name="ce1">
            <text:p>-0.00138</text:p>
          </table:table-cell>
          <table:table-cell office:value-type="float" office:value="1.4109400000000001E-3" table:style-name="ce1">
            <text:p>0.00141094</text:p>
          </table:table-cell>
          <table:table-cell office:value-type="float" office:value="1.1757999999999999E-2" table:style-name="ce1">
            <text:p>0.011758</text:p>
          </table:table-cell>
          <table:table-cell table:number-columns-repeated="16370"/>
        </table:table-row>
        <table:table-row table:style-name="ro1">
          <table:table-cell office:value-type="float" office:value="0.84499999999999997" table:style-name="ce1">
            <text:p>0.845</text:p>
          </table:table-cell>
          <table:table-cell office:value-type="float" office:value="-4.3666000000000003E-2" table:style-name="ce1">
            <text:p>-0.043666</text:p>
          </table:table-cell>
          <table:table-cell office:value-type="float" office:value="-4.2091999999999997E-2" table:style-name="ce1">
            <text:p>-0.042092</text:p>
          </table:table-cell>
          <table:table-cell office:value-type="float" office:value="-3.6197E-2" table:style-name="ce1">
            <text:p>-0.036197</text:p>
          </table:table-cell>
          <table:table-cell office:value-type="float" office:value="-0.214647" table:style-name="ce1">
            <text:p>-0.214647</text:p>
          </table:table-cell>
          <table:table-cell office:value-type="float" office:value="5.2207999999999997E-2" table:style-name="ce1">
            <text:p>0.052208</text:p>
          </table:table-cell>
          <table:table-cell office:value-type="float" office:value="-0.19937199999999999" table:style-name="ce1">
            <text:p>-0.199372</text:p>
          </table:table-cell>
          <table:table-cell office:value-type="float" office:value="3.0148999999999999E-2" table:style-name="ce1">
            <text:p>0.030149</text:p>
          </table:table-cell>
          <table:table-cell table:style-name="ce1"/>
          <table:table-cell office:value-type="float" office:value="0.26002500000000001" table:style-name="ce1">
            <text:p>0.260025</text:p>
          </table:table-cell>
          <table:table-cell office:value-type="float" office:value="0.26845000000000002" table:style-name="ce1">
            <text:p>0.26845</text:p>
          </table:table-cell>
          <table:table-cell office:value-type="float" office:value="-1.5499999999999958E-3" table:formula="of:=[.K31]-0.27" table:style-name="ce1">
            <text:p>-0.00155</text:p>
          </table:table-cell>
          <table:table-cell office:value-type="float" office:value="3.9187599999999999E-4" table:style-name="ce1">
            <text:p>0.000391876</text:p>
          </table:table-cell>
          <table:table-cell office:value-type="float" office:value="-1.2277E-2" table:style-name="ce1">
            <text:p>-0.012277</text:p>
          </table:table-cell>
          <table:table-cell table:number-columns-repeated="16370"/>
        </table:table-row>
        <table:table-row table:style-name="ro1">
          <table:table-cell office:value-type="float" office:value="0.91" table:style-name="ce1">
            <text:p>0.91</text:p>
          </table:table-cell>
          <table:table-cell office:value-type="float" office:value="-5.2401000000000003E-2" table:style-name="ce1">
            <text:p>-0.052401</text:p>
          </table:table-cell>
          <table:table-cell office:value-type="float" office:value="-3.1692999999999999E-2" table:style-name="ce1">
            <text:p>-0.031693</text:p>
          </table:table-cell>
          <table:table-cell office:value-type="float" office:value="-3.4466999999999998E-2" table:style-name="ce1">
            <text:p>-0.034467</text:p>
          </table:table-cell>
          <table:table-cell office:value-type="float" office:value="-0.16161600000000001" table:style-name="ce1">
            <text:p>-0.161616</text:p>
          </table:table-cell>
          <table:table-cell office:value-type="float" office:value="7.4816999999999995E-2" table:style-name="ce1">
            <text:p>0.074817</text:p>
          </table:table-cell>
          <table:table-cell office:value-type="float" office:value="-0.16880600000000001" table:style-name="ce1">
            <text:p>-0.168806</text:p>
          </table:table-cell>
          <table:table-cell office:value-type="float" office:value="5.1014999999999998E-2" table:style-name="ce1">
            <text:p>0.051015</text:p>
          </table:table-cell>
          <table:table-cell table:style-name="ce1"/>
          <table:table-cell office:value-type="float" office:value="0.28002300000000002" table:style-name="ce1">
            <text:p>0.280023</text:p>
          </table:table-cell>
          <table:table-cell office:value-type="float" office:value="0.26861600000000002" table:style-name="ce1">
            <text:p>0.268616</text:p>
          </table:table-cell>
          <table:table-cell office:value-type="float" office:value="-1.3839999999999963E-3" table:formula="of:=[.K32]-0.27" table:style-name="ce1">
            <text:p>-0.001384</text:p>
          </table:table-cell>
          <table:table-cell office:value-type="float" office:value="2.24062E-3" table:style-name="ce1">
            <text:p>0.00224062</text:p>
          </table:table-cell>
          <table:table-cell office:value-type="float" office:value="-1.7129599999999999E-3" table:style-name="ce1">
            <text:p>-0.00171296</text:p>
          </table:table-cell>
          <table:table-cell table:number-columns-repeated="16370"/>
        </table:table-row>
        <table:table-row table:style-name="ro1">
          <table:table-cell office:value-type="float" office:value="0.97499999999999998" table:style-name="ce1">
            <text:p>0.975</text:p>
          </table:table-cell>
          <table:table-cell office:value-type="float" office:value="-5.6343999999999998E-2" table:style-name="ce1">
            <text:p>-0.056344</text:p>
          </table:table-cell>
          <table:table-cell office:value-type="float" office:value="-1.8190999999999999E-2" table:style-name="ce1">
            <text:p>-0.018191</text:p>
          </table:table-cell>
          <table:table-cell office:value-type="float" office:value="-2.8575E-2" table:style-name="ce1">
            <text:p>-0.028575</text:p>
          </table:table-cell>
          <table:table-cell office:value-type="float" office:value="-9.2765E-2" table:style-name="ce1">
            <text:p>-0.092765</text:p>
          </table:table-cell>
          <table:table-cell office:value-type="float" office:value="9.0102000000000002E-2" table:style-name="ce1">
            <text:p>0.090102</text:p>
          </table:table-cell>
          <table:table-cell office:value-type="float" office:value="-0.119674" table:style-name="ce1">
            <text:p>-0.119674</text:p>
          </table:table-cell>
          <table:table-cell office:value-type="float" office:value="7.3649000000000006E-2" table:style-name="ce1">
            <text:p>0.073649</text:p>
          </table:table-cell>
          <table:table-cell table:style-name="ce1"/>
          <table:table-cell office:value-type="float" office:value="0.30004700000000001" table:style-name="ce1">
            <text:p>0.300047</text:p>
          </table:table-cell>
          <table:table-cell office:value-type="float" office:value="0.26844899999999999" table:style-name="ce1">
            <text:p>0.268449</text:p>
          </table:table-cell>
          <table:table-cell office:value-type="float" office:value="-1.5510000000000246E-3" table:formula="of:=[.K33]-0.27" table:style-name="ce1">
            <text:p>-0.001551</text:p>
          </table:table-cell>
          <table:table-cell office:value-type="float" office:value="5.5002999999999996E-3" table:style-name="ce1">
            <text:p>0.0055003</text:p>
          </table:table-cell>
          <table:table-cell office:value-type="float" office:value="1.01653E-2" table:style-name="ce1">
            <text:p>0.0101653</text:p>
          </table:table-cell>
          <table:table-cell table:number-columns-repeated="16370"/>
        </table:table-row>
        <table:table-row table:style-name="ro1">
          <table:table-cell office:value-type="float" office:value="1.04" table:style-name="ce1">
            <text:p>1.04</text:p>
          </table:table-cell>
          <table:table-cell office:value-type="float" office:value="-5.4771E-2" table:style-name="ce1">
            <text:p>-0.054771</text:p>
          </table:table-cell>
          <table:table-cell office:value-type="float" office:value="-2.9090000000000001E-3" table:style-name="ce1">
            <text:p>-0.002909</text:p>
          </table:table-cell>
          <table:table-cell office:value-type="float" office:value="-1.6936E-2" table:style-name="ce1">
            <text:p>-0.016936</text:p>
          </table:table-cell>
          <table:table-cell office:value-type="float" office:value="-1.4833000000000001E-2" table:style-name="ce1">
            <text:p>-0.014833</text:p>
          </table:table-cell>
          <table:table-cell office:value-type="float" office:value="9.6568000000000001E-2" table:style-name="ce1">
            <text:p>0.096568</text:p>
          </table:table-cell>
          <table:table-cell office:value-type="float" office:value="-5.1182999999999999E-2" table:style-name="ce1">
            <text:p>-0.051183</text:p>
          </table:table-cell>
          <table:table-cell office:value-type="float" office:value="9.3747999999999998E-2" table:style-name="ce1">
            <text:p>0.093748</text:p>
          </table:table-cell>
          <table:table-cell table:style-name="ce1"/>
          <table:table-cell office:value-type="float" office:value="0.32003399999999999" table:style-name="ce1">
            <text:p>0.320034</text:p>
          </table:table-cell>
          <table:table-cell office:value-type="float" office:value="0.26857700000000001" table:style-name="ce1">
            <text:p>0.268577</text:p>
          </table:table-cell>
          <table:table-cell office:value-type="float" office:value="-1.4230000000000076E-3" table:formula="of:=[.K34]-0.27" table:style-name="ce1">
            <text:p>-0.001423</text:p>
          </table:table-cell>
          <table:table-cell office:value-type="float" office:value="8.8346999999999992E-3" table:style-name="ce1">
            <text:p>0.0088347</text:p>
          </table:table-cell>
          <table:table-cell office:value-type="float" office:value="-1.50318E-2" table:style-name="ce1">
            <text:p>-0.0150318</text:p>
          </table:table-cell>
          <table:table-cell/>
          <table:table-cell table:style-name="ce1">
            <draw:frame draw:z-index="3" draw:id="id2" draw:style-name="a2" draw:name="Gráfico 5" svg:x="0in" svg:y="0in" svg:width="9.33333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office:value-type="float" office:value="1.105" table:style-name="ce1">
            <text:p>1.105</text:p>
          </table:table-cell>
          <table:table-cell office:value-type="float" office:value="-4.7500000000000001E-2" table:style-name="ce1">
            <text:p>-0.0475</text:p>
          </table:table-cell>
          <table:table-cell office:value-type="float" office:value="1.2658000000000001E-2" table:style-name="ce1">
            <text:p>0.012658</text:p>
          </table:table-cell>
          <table:table-cell office:value-type="float" office:value="3.4600000000000001E-4" table:style-name="ce1">
            <text:p>0.000346</text:p>
          </table:table-cell>
          <table:table-cell office:value-type="float" office:value="6.4550999999999997E-2" table:style-name="ce1">
            <text:p>0.064551</text:p>
          </table:table-cell>
          <table:table-cell office:value-type="float" office:value="9.3579999999999997E-2" table:style-name="ce1">
            <text:p>0.09358</text:p>
          </table:table-cell>
          <table:table-cell office:value-type="float" office:value="3.2643999999999999E-2" table:style-name="ce1">
            <text:p>0.032644</text:p>
          </table:table-cell>
          <table:table-cell office:value-type="float" office:value="0.105471" table:style-name="ce1">
            <text:p>0.105471</text:p>
          </table:table-cell>
          <table:table-cell table:style-name="ce1"/>
          <table:table-cell office:value-type="float" office:value="0.34005099999999999" table:style-name="ce1">
            <text:p>0.340051</text:p>
          </table:table-cell>
          <table:table-cell office:value-type="float" office:value="0.268571" table:style-name="ce1">
            <text:p>0.268571</text:p>
          </table:table-cell>
          <table:table-cell office:value-type="float" office:value="-1.4290000000000136E-3" table:formula="of:=[.K35]-0.27" table:style-name="ce1">
            <text:p>-0.001429</text:p>
          </table:table-cell>
          <table:table-cell office:value-type="float" office:value="5.1498899999999998E-3" table:style-name="ce1">
            <text:p>0.00514989</text:p>
          </table:table-cell>
          <table:table-cell office:value-type="float" office:value="1.0861900000000001E-2" table:style-name="ce1">
            <text:p>0.0108619</text:p>
          </table:table-cell>
          <table:table-cell table:number-columns-repeated="16370"/>
        </table:table-row>
        <table:table-row table:style-name="ro1">
          <table:table-cell office:value-type="float" office:value="1.17" table:style-name="ce1">
            <text:p>1.17</text:p>
          </table:table-cell>
          <table:table-cell office:value-type="float" office:value="-3.5034999999999997E-2" table:style-name="ce1">
            <text:p>-0.035035</text:p>
          </table:table-cell>
          <table:table-cell office:value-type="float" office:value="2.6986E-2" table:style-name="ce1">
            <text:p>0.026986</text:p>
          </table:table-cell>
          <table:table-cell office:value-type="float" office:value="2.1090999999999999E-2" table:style-name="ce1">
            <text:p>0.021091</text:p>
          </table:table-cell>
          <table:table-cell office:value-type="float" office:value="0.13761599999999999" table:style-name="ce1">
            <text:p>0.137616</text:p>
          </table:table-cell>
          <table:table-cell office:value-type="float" office:value="8.1433000000000005E-2" table:style-name="ce1">
            <text:p>0.081433</text:p>
          </table:table-cell>
          <table:table-cell office:value-type="float" office:value="0.12234" table:style-name="ce1">
            <text:p>0.12234</text:p>
          </table:table-cell>
          <table:table-cell office:value-type="float" office:value="0.103492" table:style-name="ce1">
            <text:p>0.103492</text:p>
          </table:table-cell>
          <table:table-cell table:style-name="ce1"/>
          <table:table-cell office:value-type="float" office:value="0.36002699999999999" table:style-name="ce1">
            <text:p>0.360027</text:p>
          </table:table-cell>
          <table:table-cell office:value-type="float" office:value="0.26849000000000001" table:style-name="ce1">
            <text:p>0.26849</text:p>
          </table:table-cell>
          <table:table-cell office:value-type="float" office:value="-1.5100000000000113E-3" table:formula="of:=[.K36]-0.27" table:style-name="ce1">
            <text:p>-0.00151</text:p>
          </table:table-cell>
          <table:table-cell office:value-type="float" office:value="5.7127499999999999E-3" table:style-name="ce1">
            <text:p>0.00571275</text:p>
          </table:table-cell>
          <table:table-cell office:value-type="float" office:value="5.4681399999999998E-3" table:style-name="ce1">
            <text:p>0.00546814</text:p>
          </table:table-cell>
          <table:table-cell table:number-columns-repeated="16370"/>
        </table:table-row>
        <table:table-row table:style-name="ro1">
          <table:table-cell office:value-type="float" office:value="1.2350000000000001" table:style-name="ce1">
            <text:p>1.235</text:p>
          </table:table-cell>
          <table:table-cell office:value-type="float" office:value="-1.8596000000000001E-2" table:style-name="ce1">
            <text:p>-0.018596</text:p>
          </table:table-cell>
          <table:table-cell office:value-type="float" office:value="3.8672999999999999E-2" table:style-name="ce1">
            <text:p>0.038673</text:p>
          </table:table-cell>
          <table:table-cell office:value-type="float" office:value="4.1446999999999998E-2" table:style-name="ce1">
            <text:p>0.041447</text:p>
          </table:table-cell>
          <table:table-cell office:value-type="float" office:value="0.19721" table:style-name="ce1">
            <text:p>0.19721</text:p>
          </table:table-cell>
          <table:table-cell office:value-type="float" office:value="6.1314E-2" table:style-name="ce1">
            <text:p>0.061314</text:p>
          </table:table-cell>
          <table:table-cell office:value-type="float" office:value="0.2044" table:style-name="ce1">
            <text:p>0.2044</text:p>
          </table:table-cell>
          <table:table-cell office:value-type="float" office:value="8.5115999999999997E-2" table:style-name="ce1">
            <text:p>0.085116</text:p>
          </table:table-cell>
          <table:table-cell table:style-name="ce1"/>
          <table:table-cell office:value-type="float" office:value="0.38004599999999999" table:style-name="ce1">
            <text:p>0.380046</text:p>
          </table:table-cell>
          <table:table-cell office:value-type="float" office:value="0.26858199999999999" table:style-name="ce1">
            <text:p>0.268582</text:p>
          </table:table-cell>
          <table:table-cell office:value-type="float" office:value="-1.4180000000000303E-3" table:formula="of:=[.K37]-0.27" table:style-name="ce1">
            <text:p>-0.001418</text:p>
          </table:table-cell>
          <table:table-cell office:value-type="float" office:value="-8.9441399999999997E-3" table:style-name="ce1">
            <text:p>-0.00894414</text:p>
          </table:table-cell>
          <table:table-cell office:value-type="float" office:value="8.4932500000000008E-3" table:style-name="ce1">
            <text:p>0.00849325</text:p>
          </table:table-cell>
          <table:table-cell table:number-columns-repeated="16370"/>
        </table:table-row>
        <table:table-row table:style-name="ro1"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4.6573000000000003E-2" table:style-name="ce1">
            <text:p>0.046573</text:p>
          </table:table-cell>
          <table:table-cell office:value-type="float" office:value="5.6958000000000002E-2" table:style-name="ce1">
            <text:p>0.056958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3.5193000000000002E-2" table:style-name="ce1">
            <text:p>0.035193</text:p>
          </table:table-cell>
          <table:table-cell office:value-type="float" office:value="0.26440999999999998" table:style-name="ce1">
            <text:p>0.26441</text:p>
          </table:table-cell>
          <table:table-cell office:value-type="float" office:value="5.1645999999999997E-2" table:style-name="ce1">
            <text:p>0.051646</text:p>
          </table:table-cell>
          <table:table-cell table:style-name="ce1"/>
          <table:table-cell office:value-type="float" office:value="0.40001799999999998" table:style-name="ce1">
            <text:p>0.400018</text:p>
          </table:table-cell>
          <table:table-cell office:value-type="float" office:value="0.26841999999999999" table:style-name="ce1">
            <text:p>0.26842</text:p>
          </table:table-cell>
          <table:table-cell office:value-type="float" office:value="-1.5800000000000258E-3" table:formula="of:=[.K38]-0.27" table:style-name="ce1">
            <text:p>-0.00158</text:p>
          </table:table-cell>
          <table:table-cell office:value-type="float" office:value="-5.8032700000000001E-3" table:style-name="ce1">
            <text:p>-0.00580327</text:p>
          </table:table-cell>
          <table:table-cell office:value-type="float" office:value="-2.6509200000000002E-3" table:style-name="ce1">
            <text:p>-0.00265092</text:p>
          </table:table-cell>
          <table:table-cell table:number-columns-repeated="16370"/>
        </table:table-row>
        <table:table-row table:style-name="ro1">
          <table:table-cell office:value-type="float" office:value="1.365" table:style-name="ce1">
            <text:p>1.365</text:p>
          </table:table-cell>
          <table:table-cell office:value-type="float" office:value="1.8596000000000001E-2" table:style-name="ce1">
            <text:p>0.018596</text:p>
          </table:table-cell>
          <table:table-cell office:value-type="float" office:value="4.9915000000000001E-2" table:style-name="ce1">
            <text:p>0.049915</text:p>
          </table:table-cell>
          <table:table-cell office:value-type="float" office:value="6.3943E-2" table:style-name="ce1">
            <text:p>0.063943</text:p>
          </table:table-cell>
          <table:table-cell office:value-type="float" office:value="0.25454199999999999" table:style-name="ce1">
            <text:p>0.254542</text:p>
          </table:table-cell>
          <table:table-cell office:value-type="float" office:value="5.6270000000000001E-3" table:style-name="ce1">
            <text:p>0.005627</text:p>
          </table:table-cell>
          <table:table-cell office:value-type="float" office:value="0.29089199999999998" table:style-name="ce1">
            <text:p>0.290892</text:p>
          </table:table-cell>
          <table:table-cell office:value-type="float" office:value="8.4469999999999996E-3" table:style-name="ce1">
            <text:p>0.008447</text:p>
          </table:table-cell>
          <table:table-cell table:style-name="ce1"/>
          <table:table-cell office:value-type="float" office:value="0.42002200000000001" table:style-name="ce1">
            <text:p>0.420022</text:p>
          </table:table-cell>
          <table:table-cell office:value-type="float" office:value="0.268567" table:style-name="ce1">
            <text:p>0.268567</text:p>
          </table:table-cell>
          <table:table-cell office:value-type="float" office:value="-1.4330000000000176E-3" table:formula="of:=[.K39]-0.27" table:style-name="ce1">
            <text:p>-0.001433</text:p>
          </table:table-cell>
          <table:table-cell office:value-type="float" office:value="-2.8057999999999998E-3" table:style-name="ce1">
            <text:p>-0.0028058</text:p>
          </table:table-cell>
          <table:table-cell office:value-type="float" office:value="-1.5148900000000001E-3" table:style-name="ce1">
            <text:p>-0.00151489</text:p>
          </table:table-cell>
          <table:table-cell table:number-columns-repeated="16370"/>
        </table:table-row>
        <table:table-row table:style-name="ro1">
          <table:table-cell office:value-type="float" office:value="1.43" table:style-name="ce1">
            <text:p>1.43</text:p>
          </table:table-cell>
          <table:table-cell office:value-type="float" office:value="3.5034999999999997E-2" table:style-name="ce1">
            <text:p>0.035035</text:p>
          </table:table-cell>
          <table:table-cell office:value-type="float" office:value="4.8370999999999997E-2" table:style-name="ce1">
            <text:p>0.048371</text:p>
          </table:table-cell>
          <table:table-cell office:value-type="float" office:value="6.0684000000000002E-2" table:style-name="ce1">
            <text:p>0.060684</text:p>
          </table:table-cell>
          <table:table-cell office:value-type="float" office:value="0.246667" table:style-name="ce1">
            <text:p>0.246667</text:p>
          </table:table-cell>
          <table:table-cell office:value-type="float" office:value="-2.4489E-2" table:style-name="ce1">
            <text:p>-0.024489</text:p>
          </table:table-cell>
          <table:table-cell office:value-type="float" office:value="0.27857399999999999" table:style-name="ce1">
            <text:p>0.278574</text:p>
          </table:table-cell>
          <table:table-cell office:value-type="float" office:value="-3.6380000000000003E-2" table:style-name="ce1">
            <text:p>-0.03638</text:p>
          </table:table-cell>
          <table:table-cell table:style-name="ce1"/>
          <table:table-cell office:value-type="float" office:value="0.44000899999999998" table:style-name="ce1">
            <text:p>0.440009</text:p>
          </table:table-cell>
          <table:table-cell office:value-type="float" office:value="0.26848" table:style-name="ce1">
            <text:p>0.26848</text:p>
          </table:table-cell>
          <table:table-cell office:value-type="float" office:value="-1.5200000000000213E-3" table:formula="of:=[.K40]-0.27" table:style-name="ce1">
            <text:p>-0.00152</text:p>
          </table:table-cell>
          <table:table-cell office:value-type="float" office:value="1.8194399999999999E-4" table:style-name="ce1">
            <text:p>0.000181944</text:p>
          </table:table-cell>
          <table:table-cell office:value-type="float" office:value="1.3660200000000001E-2" table:style-name="ce1">
            <text:p>0.0136602</text:p>
          </table:table-cell>
          <table:table-cell table:number-columns-repeated="16370"/>
        </table:table-row>
        <table:table-row table:style-name="ro1">
          <table:table-cell office:value-type="float" office:value="1.4950000000000001" table:style-name="ce1">
            <text:p>1.495</text:p>
          </table:table-cell>
          <table:table-cell office:value-type="float" office:value="4.7500000000000001E-2" table:style-name="ce1">
            <text:p>0.0475</text:p>
          </table:table-cell>
          <table:table-cell office:value-type="float" office:value="4.2091999999999997E-2" table:style-name="ce1">
            <text:p>0.042092</text:p>
          </table:table-cell>
          <table:table-cell office:value-type="float" office:value="4.7987000000000002E-2" table:style-name="ce1">
            <text:p>0.047987</text:p>
          </table:table-cell>
          <table:table-cell office:value-type="float" office:value="0.214647" table:style-name="ce1">
            <text:p>0.214647</text:p>
          </table:table-cell>
          <table:table-cell office:value-type="float" office:value="-5.2207999999999997E-2" table:style-name="ce1">
            <text:p>-0.052208</text:p>
          </table:table-cell>
          <table:table-cell office:value-type="float" office:value="0.22992299999999999" table:style-name="ce1">
            <text:p>0.229923</text:p>
          </table:table-cell>
          <table:table-cell office:value-type="float" office:value="-7.4268000000000001E-2" table:style-name="ce1">
            <text:p>-0.074268</text:p>
          </table:table-cell>
          <table:table-cell table:style-name="ce1"/>
          <table:table-cell office:value-type="float" office:value="0.46004699999999998" table:style-name="ce1">
            <text:p>0.460047</text:p>
          </table:table-cell>
          <table:table-cell office:value-type="float" office:value="0.26851900000000001" table:style-name="ce1">
            <text:p>0.268519</text:p>
          </table:table-cell>
          <table:table-cell office:value-type="float" office:value="-1.4810000000000101E-3" table:formula="of:=[.K41]-0.27" table:style-name="ce1">
            <text:p>-0.001481</text:p>
          </table:table-cell>
          <table:table-cell office:value-type="float" office:value="4.5498700000000001E-3" table:style-name="ce1">
            <text:p>0.00454987</text:p>
          </table:table-cell>
          <table:table-cell office:value-type="float" office:value="-1.22489E-2" table:style-name="ce1">
            <text:p>-0.0122489</text:p>
          </table:table-cell>
          <table:table-cell table:number-columns-repeated="16370"/>
        </table:table-row>
        <table:table-row table:style-name="ro1">
          <table:table-cell office:value-type="float" office:value="1.56" table:style-name="ce1">
            <text:p>1.56</text:p>
          </table:table-cell>
          <table:table-cell office:value-type="float" office:value="5.4771E-2" table:style-name="ce1">
            <text:p>0.054771</text:p>
          </table:table-cell>
          <table:table-cell office:value-type="float" office:value="3.1692999999999999E-2" table:style-name="ce1">
            <text:p>0.031693</text:p>
          </table:table-cell>
          <table:table-cell office:value-type="float" office:value="2.8917999999999999E-2" table:style-name="ce1">
            <text:p>0.028918</text:p>
          </table:table-cell>
          <table:table-cell office:value-type="float" office:value="0.16161600000000001" table:style-name="ce1">
            <text:p>0.161616</text:p>
          </table:table-cell>
          <table:table-cell office:value-type="float" office:value="-7.4816999999999995E-2" table:style-name="ce1">
            <text:p>-0.074817</text:p>
          </table:table-cell>
          <table:table-cell office:value-type="float" office:value="0.15442600000000001" table:style-name="ce1">
            <text:p>0.154426</text:p>
          </table:table-cell>
          <table:table-cell office:value-type="float" office:value="-9.8618999999999998E-2" table:style-name="ce1">
            <text:p>-0.098619</text:p>
          </table:table-cell>
          <table:table-cell table:style-name="ce1"/>
          <table:table-cell office:value-type="float" office:value="0.48003699999999999" table:style-name="ce1">
            <text:p>0.480037</text:p>
          </table:table-cell>
          <table:table-cell office:value-type="float" office:value="0.26860099999999998" table:style-name="ce1">
            <text:p>0.268601</text:p>
          </table:table-cell>
          <table:table-cell office:value-type="float" office:value="-1.3990000000000391E-3" table:formula="of:=[.K42]-0.27" table:style-name="ce1">
            <text:p>-0.001399</text:p>
          </table:table-cell>
          <table:table-cell office:value-type="float" office:value="5.3811800000000002E-3" table:style-name="ce1">
            <text:p>0.00538118</text:p>
          </table:table-cell>
          <table:table-cell office:value-type="float" office:value="8.6380799999999994E-3" table:style-name="ce1">
            <text:p>0.00863808</text:p>
          </table:table-cell>
          <table:table-cell table:number-columns-repeated="16370"/>
        </table:table-row>
        <table:table-row table:style-name="ro1">
          <table:table-cell office:value-type="float" office:value="1.625" table:style-name="ce1">
            <text:p>1.625</text:p>
          </table:table-cell>
          <table:table-cell office:value-type="float" office:value="5.6343999999999998E-2" table:style-name="ce1">
            <text:p>0.056344</text:p>
          </table:table-cell>
          <table:table-cell office:value-type="float" office:value="1.8190999999999999E-2" table:style-name="ce1">
            <text:p>0.018191</text:p>
          </table:table-cell>
          <table:table-cell office:value-type="float" office:value="7.8069999999999997E-3" table:style-name="ce1">
            <text:p>0.007807</text:p>
          </table:table-cell>
          <table:table-cell office:value-type="float" office:value="9.2765E-2" table:style-name="ce1">
            <text:p>0.092765</text:p>
          </table:table-cell>
          <table:table-cell office:value-type="float" office:value="-9.0102000000000002E-2" table:style-name="ce1">
            <text:p>-0.090102</text:p>
          </table:table-cell>
          <table:table-cell office:value-type="float" office:value="6.5854999999999997E-2" table:style-name="ce1">
            <text:p>0.065855</text:p>
          </table:table-cell>
          <table:table-cell office:value-type="float" office:value="-0.106555" table:style-name="ce1">
            <text:p>-0.106555</text:p>
          </table:table-cell>
          <table:table-cell table:style-name="ce1"/>
          <table:table-cell office:value-type="float" office:value="0.50001799999999996" table:style-name="ce1">
            <text:p>0.500018</text:p>
          </table:table-cell>
          <table:table-cell office:value-type="float" office:value="0.26846700000000001" table:style-name="ce1">
            <text:p>0.268467</text:p>
          </table:table-cell>
          <table:table-cell office:value-type="float" office:value="-1.5330000000000066E-3" table:formula="of:=[.K43]-0.27" table:style-name="ce1">
            <text:p>-0.001533</text:p>
          </table:table-cell>
          <table:table-cell office:value-type="float" office:value="6.9851499999999999E-3" table:style-name="ce1">
            <text:p>0.00698515</text:p>
          </table:table-cell>
          <table:table-cell office:value-type="float" office:value="2.53951E-3" table:style-name="ce1">
            <text:p>0.00253951</text:p>
          </table:table-cell>
          <table:table-cell table:number-columns-repeated="16370"/>
        </table:table-row>
        <table:table-row table:style-name="ro1">
          <table:table-cell office:value-type="float" office:value="1.69" table:style-name="ce1">
            <text:p>1.69</text:p>
          </table:table-cell>
          <table:table-cell office:value-type="float" office:value="5.2401000000000003E-2" table:style-name="ce1">
            <text:p>0.052401</text:p>
          </table:table-cell>
          <table:table-cell office:value-type="float" office:value="2.9090000000000001E-3" table:style-name="ce1">
            <text:p>0.002909</text:p>
          </table:table-cell>
          <table:table-cell office:value-type="float" office:value="-1.1119E-2" table:style-name="ce1">
            <text:p>-0.011119</text:p>
          </table:table-cell>
          <table:table-cell office:value-type="float" office:value="1.4833000000000001E-2" table:style-name="ce1">
            <text:p>0.014833</text:p>
          </table:table-cell>
          <table:table-cell office:value-type="float" office:value="-9.6568000000000001E-2" table:style-name="ce1">
            <text:p>-0.096568</text:p>
          </table:table-cell>
          <table:table-cell office:value-type="float" office:value="-2.1517000000000001E-2" table:style-name="ce1">
            <text:p>-0.021517</text:p>
          </table:table-cell>
          <table:table-cell office:value-type="float" office:value="-9.9387000000000003E-2" table:style-name="ce1">
            <text:p>-0.099387</text:p>
          </table:table-cell>
          <table:table-cell table:style-name="ce1"/>
          <table:table-cell office:value-type="float" office:value="0.52002099999999996" table:style-name="ce1">
            <text:p>0.520021</text:p>
          </table:table-cell>
          <table:table-cell office:value-type="float" office:value="0.26865099999999997" table:style-name="ce1">
            <text:p>0.268651</text:p>
          </table:table-cell>
          <table:table-cell office:value-type="float" office:value="-1.3490000000000446E-3" table:formula="of:=[.K44]-0.27" table:style-name="ce1">
            <text:p>-0.001349</text:p>
          </table:table-cell>
          <table:table-cell office:value-type="float" office:value="7.1566099999999999E-3" table:style-name="ce1">
            <text:p>0.00715661</text:p>
          </table:table-cell>
          <table:table-cell office:value-type="float" office:value="-6.2260700000000002E-3" table:style-name="ce1">
            <text:p>-0.00622607</text:p>
          </table:table-cell>
          <table:table-cell table:number-columns-repeated="16370"/>
        </table:table-row>
        <table:table-row table:style-name="ro1">
          <table:table-cell office:value-type="float" office:value="1.7549999999999999" table:style-name="ce1">
            <text:p>1.755</text:p>
          </table:table-cell>
          <table:table-cell office:value-type="float" office:value="4.3666000000000003E-2" table:style-name="ce1">
            <text:p>0.043666</text:p>
          </table:table-cell>
          <table:table-cell office:value-type="float" office:value="-1.2658000000000001E-2" table:style-name="ce1">
            <text:p>-0.012658</text:p>
          </table:table-cell>
          <table:table-cell office:value-type="float" office:value="-2.4971E-2" table:style-name="ce1">
            <text:p>-0.024971</text:p>
          </table:table-cell>
          <table:table-cell office:value-type="float" office:value="-6.4550999999999997E-2" table:style-name="ce1">
            <text:p>-0.064551</text:p>
          </table:table-cell>
          <table:table-cell office:value-type="float" office:value="-9.3579999999999997E-2" table:style-name="ce1">
            <text:p>-0.09358</text:p>
          </table:table-cell>
          <table:table-cell office:value-type="float" office:value="-9.6457000000000001E-2" table:style-name="ce1">
            <text:p>-0.096457</text:p>
          </table:table-cell>
          <table:table-cell office:value-type="float" office:value="-8.1688999999999998E-2" table:style-name="ce1">
            <text:p>-0.081689</text:p>
          </table:table-cell>
          <table:table-cell table:style-name="ce1"/>
          <table:table-cell office:value-type="float" office:value="0.54000700000000001" table:style-name="ce1">
            <text:p>0.540007</text:p>
          </table:table-cell>
          <table:table-cell office:value-type="float" office:value="0.268536" table:style-name="ce1">
            <text:p>0.268536</text:p>
          </table:table-cell>
          <table:table-cell office:value-type="float" office:value="-1.4640000000000208E-3" table:formula="of:=[.K45]-0.27" table:style-name="ce1">
            <text:p>-0.001464</text:p>
          </table:table-cell>
          <table:table-cell office:value-type="float" office:value="6.1282300000000001E-3" table:style-name="ce1">
            <text:p>0.00612823</text:p>
          </table:table-cell>
          <table:table-cell office:value-type="float" office:value="-4.83132E-4" table:style-name="ce1">
            <text:p>-0.000483132</text:p>
          </table:table-cell>
          <table:table-cell table:number-columns-repeated="16370"/>
        </table:table-row>
        <table:table-row table:style-name="ro1">
          <table:table-cell office:value-type="float" office:value="1.82" table:style-name="ce1">
            <text:p>1.82</text:p>
          </table:table-cell>
          <table:table-cell office:value-type="float" office:value="3.1201E-2" table:style-name="ce1">
            <text:p>0.031201</text:p>
          </table:table-cell>
          <table:table-cell office:value-type="float" office:value="-2.6986E-2" table:style-name="ce1">
            <text:p>-0.026986</text:p>
          </table:table-cell>
          <table:table-cell office:value-type="float" office:value="-3.2881000000000001E-2" table:style-name="ce1">
            <text:p>-0.032881</text:p>
          </table:table-cell>
          <table:table-cell office:value-type="float" office:value="-0.13761599999999999" table:style-name="ce1">
            <text:p>-0.137616</text:p>
          </table:table-cell>
          <table:table-cell office:value-type="float" office:value="-8.1433000000000005E-2" table:style-name="ce1">
            <text:p>-0.081433</text:p>
          </table:table-cell>
          <table:table-cell office:value-type="float" office:value="-0.152892" table:style-name="ce1">
            <text:p>-0.152892</text:p>
          </table:table-cell>
          <table:table-cell office:value-type="float" office:value="-5.9373000000000002E-2" table:style-name="ce1">
            <text:p>-0.059373</text:p>
          </table:table-cell>
          <table:table-cell table:style-name="ce1"/>
          <table:table-cell office:value-type="float" office:value="0.56003199999999997" table:style-name="ce1">
            <text:p>0.560032</text:p>
          </table:table-cell>
          <table:table-cell office:value-type="float" office:value="0.26863799999999999" table:style-name="ce1">
            <text:p>0.268638</text:p>
          </table:table-cell>
          <table:table-cell office:value-type="float" office:value="-1.3620000000000299E-3" table:formula="of:=[.K46]-0.27" table:style-name="ce1">
            <text:p>-0.001362</text:p>
          </table:table-cell>
          <table:table-cell office:value-type="float" office:value="-1.7569199999999999E-3" table:style-name="ce1">
            <text:p>-0.00175692</text:p>
          </table:table-cell>
          <table:table-cell office:value-type="float" office:value="-1.04788E-2" table:style-name="ce1">
            <text:p>-0.0104788</text:p>
          </table:table-cell>
          <table:table-cell table:number-columns-repeated="16370"/>
        </table:table-row>
        <table:table-row table:style-name="ro1">
          <table:table-cell office:value-type="float" office:value="1.885" table:style-name="ce1">
            <text:p>1.885</text:p>
          </table:table-cell>
          <table:table-cell office:value-type="float" office:value="1.6226000000000001E-2" table:style-name="ce1">
            <text:p>0.016226</text:p>
          </table:table-cell>
          <table:table-cell office:value-type="float" office:value="-3.8672999999999999E-2" table:style-name="ce1">
            <text:p>-0.038673</text:p>
          </table:table-cell>
          <table:table-cell office:value-type="float" office:value="-3.5897999999999999E-2" table:style-name="ce1">
            <text:p>-0.035898</text:p>
          </table:table-cell>
          <table:table-cell office:value-type="float" office:value="-0.19721" table:style-name="ce1">
            <text:p>-0.19721</text:p>
          </table:table-cell>
          <table:table-cell office:value-type="float" office:value="-6.1314E-2" table:style-name="ce1">
            <text:p>-0.061314</text:p>
          </table:table-cell>
          <table:table-cell office:value-type="float" office:value="-0.19001999999999999" table:style-name="ce1">
            <text:p>-0.19002</text:p>
          </table:table-cell>
          <table:table-cell office:value-type="float" office:value="-3.7511999999999997E-2" table:style-name="ce1">
            <text:p>-0.037512</text:p>
          </table:table-cell>
          <table:table-cell table:style-name="ce1"/>
          <table:table-cell office:value-type="float" office:value="0.58002200000000004" table:style-name="ce1">
            <text:p>0.580022</text:p>
          </table:table-cell>
          <table:table-cell office:value-type="float" office:value="0.268675" table:style-name="ce1">
            <text:p>0.268675</text:p>
          </table:table-cell>
          <table:table-cell office:value-type="float" office:value="-1.3250000000000206E-3" table:formula="of:=[.K47]-0.27" table:style-name="ce1">
            <text:p>-0.001325</text:p>
          </table:table-cell>
          <table:table-cell office:value-type="float" office:value="6.5839200000000005E-4" table:style-name="ce1">
            <text:p>0.000658392</text:p>
          </table:table-cell>
          <table:table-cell office:value-type="float" office:value="1.21993E-2" table:style-name="ce1">
            <text:p>0.0121993</text:p>
          </table:table-cell>
          <table:table-cell table:number-columns-repeated="16370"/>
        </table:table-row>
        <table:table-row table:style-name="ro1">
          <table:table-cell office:value-type="float" office:value="1.95" table:style-name="ce1">
            <text:p>1.95</text:p>
          </table:table-cell>
          <table:table-cell office:value-type="float" office:value="0" table:style-name="ce1">
            <text:p>0</text:p>
          </table:table-cell>
          <table:table-cell office:value-type="float" office:value="-4.6573000000000003E-2" table:style-name="ce1">
            <text:p>-0.046573</text:p>
          </table:table-cell>
          <table:table-cell office:value-type="float" office:value="-3.6188999999999999E-2" table:style-name="ce1">
            <text:p>-0.036189</text:p>
          </table:table-cell>
          <table:table-cell office:value-type="float" office:value="-0.23749999999999999" table:style-name="ce1">
            <text:p>-0.2375</text:p>
          </table:table-cell>
          <table:table-cell office:value-type="float" office:value="-3.5193000000000002E-2" table:style-name="ce1">
            <text:p>-0.035193</text:p>
          </table:table-cell>
          <table:table-cell office:value-type="float" office:value="-0.210591" table:style-name="ce1">
            <text:p>-0.210591</text:p>
          </table:table-cell>
          <table:table-cell office:value-type="float" office:value="-1.874E-2" table:style-name="ce1">
            <text:p>-0.01874</text:p>
          </table:table-cell>
          <table:table-cell table:style-name="ce1"/>
          <table:table-cell office:value-type="float" office:value="0.60000100000000001" table:style-name="ce1">
            <text:p>0.600001</text:p>
          </table:table-cell>
          <table:table-cell office:value-type="float" office:value="0.26863100000000001" table:style-name="ce1">
            <text:p>0.268631</text:p>
          </table:table-cell>
          <table:table-cell office:value-type="float" office:value="-1.3690000000000091E-3" table:formula="of:=[.K48]-0.27" table:style-name="ce1">
            <text:p>-0.001369</text:p>
          </table:table-cell>
          <table:table-cell office:value-type="float" office:value="1.2748499999999999E-3" table:style-name="ce1">
            <text:p>0.00127485</text:p>
          </table:table-cell>
          <table:table-cell office:value-type="float" office:value="-1.12193E-2" table:style-name="ce1">
            <text:p>-0.0112193</text:p>
          </table:table-cell>
          <table:table-cell table:number-columns-repeated="16370"/>
        </table:table-row>
        <table:table-row table:style-name="ro1">
          <table:table-cell office:value-type="float" office:value="2.0150000000000001" table:style-name="ce1">
            <text:p>2.015</text:p>
          </table:table-cell>
          <table:table-cell office:value-type="float" office:value="-1.6226000000000001E-2" table:style-name="ce1">
            <text:p>-0.016226</text:p>
          </table:table-cell>
          <table:table-cell office:value-type="float" office:value="-4.9915000000000001E-2" table:style-name="ce1">
            <text:p>-0.049915</text:p>
          </table:table-cell>
          <table:table-cell office:value-type="float" office:value="-3.5888000000000003E-2" table:style-name="ce1">
            <text:p>-0.035888</text:p>
          </table:table-cell>
          <table:table-cell office:value-type="float" office:value="-0.25454199999999999" table:style-name="ce1">
            <text:p>-0.254542</text:p>
          </table:table-cell>
          <table:table-cell office:value-type="float" office:value="-5.6270000000000001E-3" table:style-name="ce1">
            <text:p>-0.005627</text:p>
          </table:table-cell>
          <table:table-cell office:value-type="float" office:value="-0.218192" table:style-name="ce1">
            <text:p>-0.218192</text:p>
          </table:table-cell>
          <table:table-cell office:value-type="float" office:value="-2.8080000000000002E-3" table:style-name="ce1">
            <text:p>-0.002808</text:p>
          </table:table-cell>
          <table:table-cell table:style-name="ce1"/>
          <table:table-cell office:value-type="float" office:value="0.62003699999999995" table:style-name="ce1">
            <text:p>0.620037</text:p>
          </table:table-cell>
          <table:table-cell office:value-type="float" office:value="0.26882299999999998" table:style-name="ce1">
            <text:p>0.268823</text:p>
          </table:table-cell>
          <table:table-cell office:value-type="float" office:value="-1.1770000000000391E-3" table:formula="of:=[.K49]-0.27" table:style-name="ce1">
            <text:p>-0.001177</text:p>
          </table:table-cell>
          <table:table-cell office:value-type="float" office:value="1.71779E-4" table:style-name="ce1">
            <text:p>0.000171779</text:p>
          </table:table-cell>
          <table:table-cell office:value-type="float" office:value="-2.1770100000000001E-3" table:style-name="ce1">
            <text:p>-0.00217701</text:p>
          </table:table-cell>
          <table:table-cell table:number-columns-repeated="16370"/>
        </table:table-row>
        <table:table-row table:style-name="ro1">
          <table:table-cell office:value-type="float" office:value="2.08" table:style-name="ce1">
            <text:p>2.08</text:p>
          </table:table-cell>
          <table:table-cell office:value-type="float" office:value="-3.1201E-2" table:style-name="ce1">
            <text:p>-0.031201</text:p>
          </table:table-cell>
          <table:table-cell office:value-type="float" office:value="-4.8370999999999997E-2" table:style-name="ce1">
            <text:p>-0.048371</text:p>
          </table:table-cell>
          <table:table-cell office:value-type="float" office:value="-3.6058E-2" table:style-name="ce1">
            <text:p>-0.036058</text:p>
          </table:table-cell>
          <table:table-cell office:value-type="float" office:value="-0.246667" table:style-name="ce1">
            <text:p>-0.246667</text:p>
          </table:table-cell>
          <table:table-cell office:value-type="float" office:value="2.4489E-2" table:style-name="ce1">
            <text:p>0.024489</text:p>
          </table:table-cell>
          <table:table-cell office:value-type="float" office:value="-0.21476100000000001" table:style-name="ce1">
            <text:p>-0.214761</text:p>
          </table:table-cell>
          <table:table-cell office:value-type="float" office:value="1.2598E-2" table:style-name="ce1">
            <text:p>0.012598</text:p>
          </table:table-cell>
          <table:table-cell table:style-name="ce1"/>
          <table:table-cell office:value-type="float" office:value="0.64003699999999997" table:style-name="ce1">
            <text:p>0.640037</text:p>
          </table:table-cell>
          <table:table-cell office:value-type="float" office:value="0.26874999999999999" table:style-name="ce1">
            <text:p>0.26875</text:p>
          </table:table-cell>
          <table:table-cell office:value-type="float" office:value="-1.2500000000000289E-3" table:formula="of:=[.K50]-0.27" table:style-name="ce1">
            <text:p>-0.00125</text:p>
          </table:table-cell>
          <table:table-cell office:value-type="float" office:value="4.7924899999999999E-3" table:style-name="ce1">
            <text:p>0.00479249</text:p>
          </table:table-cell>
          <table:table-cell office:value-type="float" office:value="7.3380800000000003E-3" table:style-name="ce1">
            <text:p>0.00733808</text:p>
          </table:table-cell>
          <table:table-cell table:number-columns-repeated="16370"/>
        </table:table-row>
        <table:table-row table:style-name="ro1">
          <table:table-cell office:value-type="float" office:value="2.145" table:style-name="ce1">
            <text:p>2.145</text:p>
          </table:table-cell>
          <table:table-cell office:value-type="float" office:value="-4.3666000000000003E-2" table:style-name="ce1">
            <text:p>-0.043666</text:p>
          </table:table-cell>
          <table:table-cell office:value-type="float" office:value="-4.2091999999999997E-2" table:style-name="ce1">
            <text:p>-0.042092</text:p>
          </table:table-cell>
          <table:table-cell office:value-type="float" office:value="-3.6197E-2" table:style-name="ce1">
            <text:p>-0.036197</text:p>
          </table:table-cell>
          <table:table-cell office:value-type="float" office:value="-0.214647" table:style-name="ce1">
            <text:p>-0.214647</text:p>
          </table:table-cell>
          <table:table-cell office:value-type="float" office:value="5.2207999999999997E-2" table:style-name="ce1">
            <text:p>0.052208</text:p>
          </table:table-cell>
          <table:table-cell office:value-type="float" office:value="-0.19937199999999999" table:style-name="ce1">
            <text:p>-0.199372</text:p>
          </table:table-cell>
          <table:table-cell office:value-type="float" office:value="3.0148999999999999E-2" table:style-name="ce1">
            <text:p>0.030149</text:p>
          </table:table-cell>
          <table:table-cell table:style-name="ce1"/>
          <table:table-cell office:value-type="float" office:value="0.66002400000000006" table:style-name="ce1">
            <text:p>0.660024</text:p>
          </table:table-cell>
          <table:table-cell office:value-type="float" office:value="0.26893899999999998" table:style-name="ce1">
            <text:p>0.268939</text:p>
          </table:table-cell>
          <table:table-cell office:value-type="float" office:value="-1.0610000000000341E-3" table:formula="of:=[.K51]-0.27" table:style-name="ce1">
            <text:p>-0.001061</text:p>
          </table:table-cell>
          <table:table-cell office:value-type="float" office:value="3.2491299999999998E-3" table:style-name="ce1">
            <text:p>0.00324913</text:p>
          </table:table-cell>
          <table:table-cell office:value-type="float" office:value="-5.0332800000000002E-3" table:style-name="ce1">
            <text:p>-0.00503328</text:p>
          </table:table-cell>
          <table:table-cell table:number-columns-repeated="16370"/>
        </table:table-row>
        <table:table-row table:style-name="ro1">
          <table:table-cell office:value-type="float" office:value="2.21" table:style-name="ce1">
            <text:p>2.21</text:p>
          </table:table-cell>
          <table:table-cell office:value-type="float" office:value="-5.2401000000000003E-2" table:style-name="ce1">
            <text:p>-0.052401</text:p>
          </table:table-cell>
          <table:table-cell office:value-type="float" office:value="-3.1692999999999999E-2" table:style-name="ce1">
            <text:p>-0.031693</text:p>
          </table:table-cell>
          <table:table-cell office:value-type="float" office:value="-3.4466999999999998E-2" table:style-name="ce1">
            <text:p>-0.034467</text:p>
          </table:table-cell>
          <table:table-cell office:value-type="float" office:value="-0.16161600000000001" table:style-name="ce1">
            <text:p>-0.161616</text:p>
          </table:table-cell>
          <table:table-cell office:value-type="float" office:value="7.4816999999999995E-2" table:style-name="ce1">
            <text:p>0.074817</text:p>
          </table:table-cell>
          <table:table-cell office:value-type="float" office:value="-0.16880600000000001" table:style-name="ce1">
            <text:p>-0.168806</text:p>
          </table:table-cell>
          <table:table-cell office:value-type="float" office:value="5.1014999999999998E-2" table:style-name="ce1">
            <text:p>0.051015</text:p>
          </table:table-cell>
          <table:table-cell table:style-name="ce1"/>
          <table:table-cell office:value-type="float" office:value="0.68001" table:style-name="ce1">
            <text:p>0.68001</text:p>
          </table:table-cell>
          <table:table-cell office:value-type="float" office:value="0.26899299999999998" table:style-name="ce1">
            <text:p>0.268993</text:p>
          </table:table-cell>
          <table:table-cell office:value-type="float" office:value="-1.0070000000000356E-3" table:formula="of:=[.K52]-0.27" table:style-name="ce1">
            <text:p>-0.001007</text:p>
          </table:table-cell>
          <table:table-cell office:value-type="float" office:value="7.9630900000000008E-3" table:style-name="ce1">
            <text:p>0.00796309</text:p>
          </table:table-cell>
          <table:table-cell office:value-type="float" office:value="6.6319500000000002E-3" table:style-name="ce1">
            <text:p>0.00663195</text:p>
          </table:table-cell>
          <table:table-cell table:number-columns-repeated="16370"/>
        </table:table-row>
        <table:table-row table:style-name="ro1">
          <table:table-cell office:value-type="float" office:value="2.2749999999999999" table:style-name="ce1">
            <text:p>2.275</text:p>
          </table:table-cell>
          <table:table-cell office:value-type="float" office:value="-5.6343999999999998E-2" table:style-name="ce1">
            <text:p>-0.056344</text:p>
          </table:table-cell>
          <table:table-cell office:value-type="float" office:value="-1.8190999999999999E-2" table:style-name="ce1">
            <text:p>-0.018191</text:p>
          </table:table-cell>
          <table:table-cell office:value-type="float" office:value="-2.8575E-2" table:style-name="ce1">
            <text:p>-0.028575</text:p>
          </table:table-cell>
          <table:table-cell office:value-type="float" office:value="-9.2765E-2" table:style-name="ce1">
            <text:p>-0.092765</text:p>
          </table:table-cell>
          <table:table-cell office:value-type="float" office:value="9.0102000000000002E-2" table:style-name="ce1">
            <text:p>0.090102</text:p>
          </table:table-cell>
          <table:table-cell office:value-type="float" office:value="-0.119674" table:style-name="ce1">
            <text:p>-0.119674</text:p>
          </table:table-cell>
          <table:table-cell office:value-type="float" office:value="7.3649000000000006E-2" table:style-name="ce1">
            <text:p>0.073649</text:p>
          </table:table-cell>
          <table:table-cell table:style-name="ce1"/>
          <table:table-cell office:value-type="float" office:value="0.70002299999999995" table:style-name="ce1">
            <text:p>0.700023</text:p>
          </table:table-cell>
          <table:table-cell office:value-type="float" office:value="0.26906200000000002" table:style-name="ce1">
            <text:p>0.269062</text:p>
          </table:table-cell>
          <table:table-cell office:value-type="float" office:value="-9.3799999999999439E-4" table:formula="of:=[.K53]-0.27" table:style-name="ce1">
            <text:p>-0.000938</text:p>
          </table:table-cell>
          <table:table-cell office:value-type="float" office:value="9.3301600000000005E-3" table:style-name="ce1">
            <text:p>0.00933016</text:p>
          </table:table-cell>
          <table:table-cell office:value-type="float" office:value="1.5138599999999999E-3" table:style-name="ce1">
            <text:p>0.00151386</text:p>
          </table:table-cell>
          <table:table-cell table:number-columns-repeated="16370"/>
        </table:table-row>
        <table:table-row table:style-name="ro1">
          <table:table-cell office:value-type="float" office:value="2.34" table:style-name="ce1">
            <text:p>2.34</text:p>
          </table:table-cell>
          <table:table-cell office:value-type="float" office:value="-5.4771E-2" table:style-name="ce1">
            <text:p>-0.054771</text:p>
          </table:table-cell>
          <table:table-cell office:value-type="float" office:value="-2.9090000000000001E-3" table:style-name="ce1">
            <text:p>-0.002909</text:p>
          </table:table-cell>
          <table:table-cell office:value-type="float" office:value="-1.6936E-2" table:style-name="ce1">
            <text:p>-0.016936</text:p>
          </table:table-cell>
          <table:table-cell office:value-type="float" office:value="-1.4833000000000001E-2" table:style-name="ce1">
            <text:p>-0.014833</text:p>
          </table:table-cell>
          <table:table-cell office:value-type="float" office:value="9.6568000000000001E-2" table:style-name="ce1">
            <text:p>0.096568</text:p>
          </table:table-cell>
          <table:table-cell office:value-type="float" office:value="-5.1182999999999999E-2" table:style-name="ce1">
            <text:p>-0.051183</text:p>
          </table:table-cell>
          <table:table-cell office:value-type="float" office:value="9.3747999999999998E-2" table:style-name="ce1">
            <text:p>0.093748</text:p>
          </table:table-cell>
          <table:table-cell table:style-name="ce1"/>
          <table:table-cell office:value-type="float" office:value="0.72003200000000001" table:style-name="ce1">
            <text:p>0.720032</text:p>
          </table:table-cell>
          <table:table-cell office:value-type="float" office:value="0.26919900000000002" table:style-name="ce1">
            <text:p>0.269199</text:p>
          </table:table-cell>
          <table:table-cell office:value-type="float" office:value="-8.0099999999999616E-4" table:formula="of:=[.K54]-0.27" table:style-name="ce1">
            <text:p>-0.000801</text:p>
          </table:table-cell>
          <table:table-cell office:value-type="float" office:value="9.5568100000000007E-3" table:style-name="ce1">
            <text:p>0.00955681</text:p>
          </table:table-cell>
          <table:table-cell office:value-type="float" office:value="8.9454700000000005E-3" table:style-name="ce1">
            <text:p>0.00894547</text:p>
          </table:table-cell>
          <table:table-cell table:number-columns-repeated="16370"/>
        </table:table-row>
        <table:table-row table:style-name="ro1">
          <table:table-cell office:value-type="float" office:value="2.4049999999999998" table:style-name="ce1">
            <text:p>2.405</text:p>
          </table:table-cell>
          <table:table-cell office:value-type="float" office:value="-4.7500000000000001E-2" table:style-name="ce1">
            <text:p>-0.0475</text:p>
          </table:table-cell>
          <table:table-cell office:value-type="float" office:value="1.2658000000000001E-2" table:style-name="ce1">
            <text:p>0.012658</text:p>
          </table:table-cell>
          <table:table-cell office:value-type="float" office:value="3.4600000000000001E-4" table:style-name="ce1">
            <text:p>0.000346</text:p>
          </table:table-cell>
          <table:table-cell office:value-type="float" office:value="6.4550999999999997E-2" table:style-name="ce1">
            <text:p>0.064551</text:p>
          </table:table-cell>
          <table:table-cell office:value-type="float" office:value="9.3579999999999997E-2" table:style-name="ce1">
            <text:p>0.09358</text:p>
          </table:table-cell>
          <table:table-cell office:value-type="float" office:value="3.2643999999999999E-2" table:style-name="ce1">
            <text:p>0.032644</text:p>
          </table:table-cell>
          <table:table-cell office:value-type="float" office:value="0.105471" table:style-name="ce1">
            <text:p>0.105471</text:p>
          </table:table-cell>
          <table:table-cell table:style-name="ce1"/>
          <table:table-cell office:value-type="float" office:value="0.74000299999999997" table:style-name="ce1">
            <text:p>0.740003</text:p>
          </table:table-cell>
          <table:table-cell office:value-type="float" office:value="0.26927400000000001" table:style-name="ce1">
            <text:p>0.269274</text:p>
          </table:table-cell>
          <table:table-cell office:value-type="float" office:value="-7.2600000000000442E-4" table:formula="of:=[.K55]-0.27" table:style-name="ce1">
            <text:p>-0.000726</text:p>
          </table:table-cell>
          <table:table-cell office:value-type="float" office:value="1.50294E-2" table:style-name="ce1">
            <text:p>0.0150294</text:p>
          </table:table-cell>
          <table:table-cell office:value-type="float" office:value="6.7114799999999999E-4" table:style-name="ce1">
            <text:p>0.000671148</text:p>
          </table:table-cell>
          <table:table-cell table:number-columns-repeated="16370"/>
        </table:table-row>
        <table:table-row table:style-name="ro1">
          <table:table-cell office:value-type="float" office:value="2.4700000000000002" table:style-name="ce1">
            <text:p>2.47</text:p>
          </table:table-cell>
          <table:table-cell office:value-type="float" office:value="-3.5034999999999997E-2" table:style-name="ce1">
            <text:p>-0.035035</text:p>
          </table:table-cell>
          <table:table-cell office:value-type="float" office:value="2.6986E-2" table:style-name="ce1">
            <text:p>0.026986</text:p>
          </table:table-cell>
          <table:table-cell office:value-type="float" office:value="2.1090999999999999E-2" table:style-name="ce1">
            <text:p>0.021091</text:p>
          </table:table-cell>
          <table:table-cell office:value-type="float" office:value="0.13761599999999999" table:style-name="ce1">
            <text:p>0.137616</text:p>
          </table:table-cell>
          <table:table-cell office:value-type="float" office:value="8.1433000000000005E-2" table:style-name="ce1">
            <text:p>0.081433</text:p>
          </table:table-cell>
          <table:table-cell office:value-type="float" office:value="0.12234" table:style-name="ce1">
            <text:p>0.12234</text:p>
          </table:table-cell>
          <table:table-cell office:value-type="float" office:value="0.103492" table:style-name="ce1">
            <text:p>0.103492</text:p>
          </table:table-cell>
          <table:table-cell table:style-name="ce1"/>
          <table:table-cell office:value-type="float" office:value="0.76004899999999997" table:style-name="ce1">
            <text:p>0.760049</text:p>
          </table:table-cell>
          <table:table-cell office:value-type="float" office:value="0.26941199999999998" table:style-name="ce1">
            <text:p>0.269412</text:p>
          </table:table-cell>
          <table:table-cell office:value-type="float" office:value="-5.8800000000003294E-4" table:formula="of:=[.K56]-0.27" table:style-name="ce1">
            <text:p>-0.000588</text:p>
          </table:table-cell>
          <table:table-cell office:value-type="float" office:value="1.9241500000000002E-2" table:style-name="ce1">
            <text:p>0.0192415</text:p>
          </table:table-cell>
          <table:table-cell office:value-type="float" office:value="4.3562399999999999E-3" table:style-name="ce1">
            <text:p>0.00435624</text:p>
          </table:table-cell>
          <table:table-cell table:number-columns-repeated="16370"/>
        </table:table-row>
        <table:table-row table:style-name="ro1">
          <table:table-cell office:value-type="float" office:value="2.5350000000000001" table:style-name="ce1">
            <text:p>2.535</text:p>
          </table:table-cell>
          <table:table-cell office:value-type="float" office:value="-1.8596000000000001E-2" table:style-name="ce1">
            <text:p>-0.018596</text:p>
          </table:table-cell>
          <table:table-cell office:value-type="float" office:value="3.8672999999999999E-2" table:style-name="ce1">
            <text:p>0.038673</text:p>
          </table:table-cell>
          <table:table-cell office:value-type="float" office:value="4.1446999999999998E-2" table:style-name="ce1">
            <text:p>0.041447</text:p>
          </table:table-cell>
          <table:table-cell office:value-type="float" office:value="0.19721" table:style-name="ce1">
            <text:p>0.19721</text:p>
          </table:table-cell>
          <table:table-cell office:value-type="float" office:value="6.1314E-2" table:style-name="ce1">
            <text:p>0.061314</text:p>
          </table:table-cell>
          <table:table-cell office:value-type="float" office:value="0.2044" table:style-name="ce1">
            <text:p>0.2044</text:p>
          </table:table-cell>
          <table:table-cell office:value-type="float" office:value="8.5115999999999997E-2" table:style-name="ce1">
            <text:p>0.085116</text:p>
          </table:table-cell>
          <table:table-cell table:style-name="ce1"/>
          <table:table-cell office:value-type="float" office:value="0.78000499999999995" table:style-name="ce1">
            <text:p>0.780005</text:p>
          </table:table-cell>
          <table:table-cell office:value-type="float" office:value="0.26948800000000001" table:style-name="ce1">
            <text:p>0.269488</text:p>
          </table:table-cell>
          <table:table-cell office:value-type="float" office:value="-5.1200000000001245E-4" table:formula="of:=[.K57]-0.27" table:style-name="ce1">
            <text:p>-0.000512</text:p>
          </table:table-cell>
          <table:table-cell office:value-type="float" office:value="1.90099E-2" table:style-name="ce1">
            <text:p>0.0190099</text:p>
          </table:table-cell>
          <table:table-cell office:value-type="float" office:value="5.0816300000000002E-3" table:style-name="ce1">
            <text:p>0.00508163</text:p>
          </table:table-cell>
          <table:table-cell table:number-columns-repeated="16370"/>
        </table:table-row>
        <table:table-row table:style-name="ro1"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 office:value-type="float" office:value="4.6573000000000003E-2" table:style-name="ce1">
            <text:p>0.046573</text:p>
          </table:table-cell>
          <table:table-cell office:value-type="float" office:value="5.6958000000000002E-2" table:style-name="ce1">
            <text:p>0.056958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3.5193000000000002E-2" table:style-name="ce1">
            <text:p>0.035193</text:p>
          </table:table-cell>
          <table:table-cell office:value-type="float" office:value="0.26440999999999998" table:style-name="ce1">
            <text:p>0.26441</text:p>
          </table:table-cell>
          <table:table-cell office:value-type="float" office:value="5.1645999999999997E-2" table:style-name="ce1">
            <text:p>0.051646</text:p>
          </table:table-cell>
          <table:table-cell table:style-name="ce1"/>
          <table:table-cell office:value-type="float" office:value="0.80000400000000005" table:style-name="ce1">
            <text:p>0.800004</text:p>
          </table:table-cell>
          <table:table-cell office:value-type="float" office:value="0.26966400000000001" table:style-name="ce1">
            <text:p>0.269664</text:p>
          </table:table-cell>
          <table:table-cell office:value-type="float" office:value="-3.3600000000000296E-4" table:formula="of:=[.K58]-0.27" table:style-name="ce1">
            <text:p>-0.000336</text:p>
          </table:table-cell>
          <table:table-cell office:value-type="float" office:value="1.7618700000000001E-2" table:style-name="ce1">
            <text:p>0.0176187</text:p>
          </table:table-cell>
          <table:table-cell office:value-type="float" office:value="6.8371600000000001E-3" table:style-name="ce1">
            <text:p>0.00683716</text:p>
          </table:table-cell>
          <table:table-cell table:number-columns-repeated="16370"/>
        </table:table-row>
        <table:table-row table:style-name="ro1">
          <table:table-cell office:value-type="float" office:value="2.665" table:style-name="ce1">
            <text:p>2.665</text:p>
          </table:table-cell>
          <table:table-cell office:value-type="float" office:value="1.8596000000000001E-2" table:style-name="ce1">
            <text:p>0.018596</text:p>
          </table:table-cell>
          <table:table-cell office:value-type="float" office:value="4.9915000000000001E-2" table:style-name="ce1">
            <text:p>0.049915</text:p>
          </table:table-cell>
          <table:table-cell office:value-type="float" office:value="6.3943E-2" table:style-name="ce1">
            <text:p>0.063943</text:p>
          </table:table-cell>
          <table:table-cell office:value-type="float" office:value="0.25454199999999999" table:style-name="ce1">
            <text:p>0.254542</text:p>
          </table:table-cell>
          <table:table-cell office:value-type="float" office:value="5.6270000000000001E-3" table:style-name="ce1">
            <text:p>0.005627</text:p>
          </table:table-cell>
          <table:table-cell office:value-type="float" office:value="0.29089199999999998" table:style-name="ce1">
            <text:p>0.290892</text:p>
          </table:table-cell>
          <table:table-cell office:value-type="float" office:value="8.4469999999999996E-3" table:style-name="ce1">
            <text:p>0.008447</text:p>
          </table:table-cell>
          <table:table-cell table:style-name="ce1"/>
          <table:table-cell office:value-type="float" office:value="0.82004900000000003" table:style-name="ce1">
            <text:p>0.820049</text:p>
          </table:table-cell>
          <table:table-cell office:value-type="float" office:value="0.26973399999999997" table:style-name="ce1">
            <text:p>0.269734</text:p>
          </table:table-cell>
          <table:table-cell office:value-type="float" office:value="-2.6600000000004398E-4" table:formula="of:=[.K59]-0.27" table:style-name="ce1">
            <text:p>-0.000266</text:p>
          </table:table-cell>
          <table:table-cell office:value-type="float" office:value="1.3542999999999999E-2" table:style-name="ce1">
            <text:p>0.013543</text:p>
          </table:table-cell>
          <table:table-cell office:value-type="float" office:value="1.0127999999999999E-3" table:style-name="ce1">
            <text:p>0.0010128</text:p>
          </table:table-cell>
          <table:table-cell table:number-columns-repeated="16370"/>
        </table:table-row>
        <table:table-row table:style-name="ro1">
          <table:table-cell office:value-type="float" office:value="2.73" table:style-name="ce1">
            <text:p>2.73</text:p>
          </table:table-cell>
          <table:table-cell office:value-type="float" office:value="3.5034999999999997E-2" table:style-name="ce1">
            <text:p>0.035035</text:p>
          </table:table-cell>
          <table:table-cell office:value-type="float" office:value="4.8370999999999997E-2" table:style-name="ce1">
            <text:p>0.048371</text:p>
          </table:table-cell>
          <table:table-cell office:value-type="float" office:value="6.0684000000000002E-2" table:style-name="ce1">
            <text:p>0.060684</text:p>
          </table:table-cell>
          <table:table-cell office:value-type="float" office:value="0.246667" table:style-name="ce1">
            <text:p>0.246667</text:p>
          </table:table-cell>
          <table:table-cell office:value-type="float" office:value="-2.4489E-2" table:style-name="ce1">
            <text:p>-0.024489</text:p>
          </table:table-cell>
          <table:table-cell office:value-type="float" office:value="0.27857399999999999" table:style-name="ce1">
            <text:p>0.278574</text:p>
          </table:table-cell>
          <table:table-cell office:value-type="float" office:value="-3.6380000000000003E-2" table:style-name="ce1">
            <text:p>-0.03638</text:p>
          </table:table-cell>
          <table:table-cell table:style-name="ce1"/>
          <table:table-cell office:value-type="float" office:value="0.84000600000000003" table:style-name="ce1">
            <text:p>0.840006</text:p>
          </table:table-cell>
          <table:table-cell office:value-type="float" office:value="0.26998800000000001" table:style-name="ce1">
            <text:p>0.269988</text:p>
          </table:table-cell>
          <table:table-cell office:value-type="float" office:value="-1.2000000000012001E-5" table:formula="of:=[.K60]-0.27" table:style-name="ce1">
            <text:p>-1.2E-05</text:p>
          </table:table-cell>
          <table:table-cell office:value-type="float" office:value="1.6438700000000001E-2" table:style-name="ce1">
            <text:p>0.0164387</text:p>
          </table:table-cell>
          <table:table-cell office:value-type="float" office:value="1.16532E-4" table:style-name="ce1">
            <text:p>0.000116532</text:p>
          </table:table-cell>
          <table:table-cell table:number-columns-repeated="16370"/>
        </table:table-row>
        <table:table-row table:style-name="ro1">
          <table:table-cell office:value-type="float" office:value="2.7949999999999999" table:style-name="ce1">
            <text:p>2.795</text:p>
          </table:table-cell>
          <table:table-cell office:value-type="float" office:value="4.7500000000000001E-2" table:style-name="ce1">
            <text:p>0.0475</text:p>
          </table:table-cell>
          <table:table-cell office:value-type="float" office:value="4.2091999999999997E-2" table:style-name="ce1">
            <text:p>0.042092</text:p>
          </table:table-cell>
          <table:table-cell office:value-type="float" office:value="4.7987000000000002E-2" table:style-name="ce1">
            <text:p>0.047987</text:p>
          </table:table-cell>
          <table:table-cell office:value-type="float" office:value="0.214647" table:style-name="ce1">
            <text:p>0.214647</text:p>
          </table:table-cell>
          <table:table-cell office:value-type="float" office:value="-5.2207999999999997E-2" table:style-name="ce1">
            <text:p>-0.052208</text:p>
          </table:table-cell>
          <table:table-cell office:value-type="float" office:value="0.22992299999999999" table:style-name="ce1">
            <text:p>0.229923</text:p>
          </table:table-cell>
          <table:table-cell office:value-type="float" office:value="-7.4268000000000001E-2" table:style-name="ce1">
            <text:p>-0.074268</text:p>
          </table:table-cell>
          <table:table-cell table:style-name="ce1"/>
          <table:table-cell office:value-type="float" office:value="0.86001700000000003" table:style-name="ce1">
            <text:p>0.860017</text:p>
          </table:table-cell>
          <table:table-cell office:value-type="float" office:value="0.27011200000000002" table:style-name="ce1">
            <text:p>0.270112</text:p>
          </table:table-cell>
          <table:table-cell office:value-type="float" office:value="1.1200000000000099E-4" table:formula="of:=[.K61]-0.27" table:style-name="ce1">
            <text:p>0.000112</text:p>
          </table:table-cell>
          <table:table-cell office:value-type="float" office:value="1.7248400000000001E-2" table:style-name="ce1">
            <text:p>0.0172484</text:p>
          </table:table-cell>
          <table:table-cell office:value-type="float" office:value="1.18251E-2" table:style-name="ce1">
            <text:p>0.0118251</text:p>
          </table:table-cell>
          <table:table-cell table:number-columns-repeated="16370"/>
        </table:table-row>
        <table:table-row table:style-name="ro1">
          <table:table-cell office:value-type="float" office:value="2.86" table:style-name="ce1">
            <text:p>2.86</text:p>
          </table:table-cell>
          <table:table-cell office:value-type="float" office:value="5.4771E-2" table:style-name="ce1">
            <text:p>0.054771</text:p>
          </table:table-cell>
          <table:table-cell office:value-type="float" office:value="3.1692999999999999E-2" table:style-name="ce1">
            <text:p>0.031693</text:p>
          </table:table-cell>
          <table:table-cell office:value-type="float" office:value="2.8917999999999999E-2" table:style-name="ce1">
            <text:p>0.028918</text:p>
          </table:table-cell>
          <table:table-cell office:value-type="float" office:value="0.16161600000000001" table:style-name="ce1">
            <text:p>0.161616</text:p>
          </table:table-cell>
          <table:table-cell office:value-type="float" office:value="-7.4816999999999995E-2" table:style-name="ce1">
            <text:p>-0.074817</text:p>
          </table:table-cell>
          <table:table-cell office:value-type="float" office:value="0.15442600000000001" table:style-name="ce1">
            <text:p>0.154426</text:p>
          </table:table-cell>
          <table:table-cell office:value-type="float" office:value="-9.8618999999999998E-2" table:style-name="ce1">
            <text:p>-0.098619</text:p>
          </table:table-cell>
          <table:table-cell table:style-name="ce1"/>
          <table:table-cell office:value-type="float" office:value="0.88001700000000005" table:style-name="ce1">
            <text:p>0.880017</text:p>
          </table:table-cell>
          <table:table-cell office:value-type="float" office:value="0.27034999999999998" table:style-name="ce1">
            <text:p>0.27035</text:p>
          </table:table-cell>
          <table:table-cell office:value-type="float" office:value="3.4999999999996145E-4" table:formula="of:=[.K62]-0.27" table:style-name="ce1">
            <text:p>0.00035</text:p>
          </table:table-cell>
          <table:table-cell office:value-type="float" office:value="1.41399E-2" table:style-name="ce1">
            <text:p>0.0141399</text:p>
          </table:table-cell>
          <table:table-cell office:value-type="float" office:value="-2.9546799999999999E-3" table:style-name="ce1">
            <text:p>-0.00295468</text:p>
          </table:table-cell>
          <table:table-cell table:number-columns-repeated="16370"/>
        </table:table-row>
        <table:table-row table:style-name="ro1">
          <table:table-cell office:value-type="float" office:value="2.9249999999999998" table:style-name="ce1">
            <text:p>2.925</text:p>
          </table:table-cell>
          <table:table-cell office:value-type="float" office:value="5.6343999999999998E-2" table:style-name="ce1">
            <text:p>0.056344</text:p>
          </table:table-cell>
          <table:table-cell office:value-type="float" office:value="1.8190999999999999E-2" table:style-name="ce1">
            <text:p>0.018191</text:p>
          </table:table-cell>
          <table:table-cell office:value-type="float" office:value="7.8069999999999997E-3" table:style-name="ce1">
            <text:p>0.007807</text:p>
          </table:table-cell>
          <table:table-cell office:value-type="float" office:value="9.2765E-2" table:style-name="ce1">
            <text:p>0.092765</text:p>
          </table:table-cell>
          <table:table-cell office:value-type="float" office:value="-9.0102000000000002E-2" table:style-name="ce1">
            <text:p>-0.090102</text:p>
          </table:table-cell>
          <table:table-cell office:value-type="float" office:value="6.5854999999999997E-2" table:style-name="ce1">
            <text:p>0.065855</text:p>
          </table:table-cell>
          <table:table-cell office:value-type="float" office:value="-0.106555" table:style-name="ce1">
            <text:p>-0.106555</text:p>
          </table:table-cell>
          <table:table-cell table:style-name="ce1"/>
          <table:table-cell office:value-type="float" office:value="0.90000999999999998" table:style-name="ce1">
            <text:p>0.90001</text:p>
          </table:table-cell>
          <table:table-cell office:value-type="float" office:value="0.270621" table:style-name="ce1">
            <text:p>0.270621</text:p>
          </table:table-cell>
          <table:table-cell office:value-type="float" office:value="6.2099999999998268E-4" table:formula="of:=[.K63]-0.27" table:style-name="ce1">
            <text:p>0.000621</text:p>
          </table:table-cell>
          <table:table-cell office:value-type="float" office:value="1.6964799999999999E-2" table:style-name="ce1">
            <text:p>0.0169648</text:p>
          </table:table-cell>
          <table:table-cell office:value-type="float" office:value="1.3369199999999999E-2" table:style-name="ce1">
            <text:p>0.0133692</text:p>
          </table:table-cell>
          <table:table-cell table:number-columns-repeated="16370"/>
        </table:table-row>
        <table:table-row table:style-name="ro1">
          <table:table-cell office:value-type="float" office:value="2.99" table:style-name="ce1">
            <text:p>2.99</text:p>
          </table:table-cell>
          <table:table-cell office:value-type="float" office:value="5.2401000000000003E-2" table:style-name="ce1">
            <text:p>0.052401</text:p>
          </table:table-cell>
          <table:table-cell office:value-type="float" office:value="2.9090000000000001E-3" table:style-name="ce1">
            <text:p>0.002909</text:p>
          </table:table-cell>
          <table:table-cell office:value-type="float" office:value="-1.1119E-2" table:style-name="ce1">
            <text:p>-0.011119</text:p>
          </table:table-cell>
          <table:table-cell office:value-type="float" office:value="1.4833000000000001E-2" table:style-name="ce1">
            <text:p>0.014833</text:p>
          </table:table-cell>
          <table:table-cell office:value-type="float" office:value="-9.6568000000000001E-2" table:style-name="ce1">
            <text:p>-0.096568</text:p>
          </table:table-cell>
          <table:table-cell office:value-type="float" office:value="-2.1517000000000001E-2" table:style-name="ce1">
            <text:p>-0.021517</text:p>
          </table:table-cell>
          <table:table-cell office:value-type="float" office:value="-9.9387000000000003E-2" table:style-name="ce1">
            <text:p>-0.099387</text:p>
          </table:table-cell>
          <table:table-cell table:style-name="ce1"/>
          <table:table-cell office:value-type="float" office:value="0.92003599999999996" table:style-name="ce1">
            <text:p>0.920036</text:p>
          </table:table-cell>
          <table:table-cell office:value-type="float" office:value="0.27080199999999999" table:style-name="ce1">
            <text:p>0.270802</text:p>
          </table:table-cell>
          <table:table-cell office:value-type="float" office:value="8.019999999999694E-4" table:formula="of:=[.K64]-0.27" table:style-name="ce1">
            <text:p>0.000802</text:p>
          </table:table-cell>
          <table:table-cell office:value-type="float" office:value="1.7736100000000001E-2" table:style-name="ce1">
            <text:p>0.0177361</text:p>
          </table:table-cell>
          <table:table-cell office:value-type="float" office:value="6.4429200000000004E-3" table:style-name="ce1">
            <text:p>0.00644292</text:p>
          </table:table-cell>
          <table:table-cell table:number-columns-repeated="16370"/>
        </table:table-row>
        <table:table-row table:style-name="ro1">
          <table:table-cell office:value-type="float" office:value="3.0550000000000002" table:style-name="ce1">
            <text:p>3.055</text:p>
          </table:table-cell>
          <table:table-cell office:value-type="float" office:value="4.3666000000000003E-2" table:style-name="ce1">
            <text:p>0.043666</text:p>
          </table:table-cell>
          <table:table-cell office:value-type="float" office:value="-1.2658000000000001E-2" table:style-name="ce1">
            <text:p>-0.012658</text:p>
          </table:table-cell>
          <table:table-cell office:value-type="float" office:value="-2.4971E-2" table:style-name="ce1">
            <text:p>-0.024971</text:p>
          </table:table-cell>
          <table:table-cell office:value-type="float" office:value="-6.4550999999999997E-2" table:style-name="ce1">
            <text:p>-0.064551</text:p>
          </table:table-cell>
          <table:table-cell office:value-type="float" office:value="-9.3579999999999997E-2" table:style-name="ce1">
            <text:p>-0.09358</text:p>
          </table:table-cell>
          <table:table-cell office:value-type="float" office:value="-9.6457000000000001E-2" table:style-name="ce1">
            <text:p>-0.096457</text:p>
          </table:table-cell>
          <table:table-cell office:value-type="float" office:value="-8.1688999999999998E-2" table:style-name="ce1">
            <text:p>-0.081689</text:p>
          </table:table-cell>
          <table:table-cell table:style-name="ce1"/>
          <table:table-cell office:value-type="float" office:value="0.94000300000000003" table:style-name="ce1">
            <text:p>0.940003</text:p>
          </table:table-cell>
          <table:table-cell office:value-type="float" office:value="0.27123000000000003" table:style-name="ce1">
            <text:p>0.27123</text:p>
          </table:table-cell>
          <table:table-cell office:value-type="float" office:value="1.2300000000000089E-3" table:formula="of:=[.K65]-0.27" table:style-name="ce1">
            <text:p>0.00123</text:p>
          </table:table-cell>
          <table:table-cell office:value-type="float" office:value="1.6521600000000001E-2" table:style-name="ce1">
            <text:p>0.0165216</text:p>
          </table:table-cell>
          <table:table-cell office:value-type="float" office:value="9.2755800000000003E-3" table:style-name="ce1">
            <text:p>0.00927558</text:p>
          </table:table-cell>
          <table:table-cell table:number-columns-repeated="16370"/>
        </table:table-row>
        <table:table-row table:style-name="ro1">
          <table:table-cell office:value-type="float" office:value="3.12" table:style-name="ce1">
            <text:p>3.12</text:p>
          </table:table-cell>
          <table:table-cell office:value-type="float" office:value="3.1201E-2" table:style-name="ce1">
            <text:p>0.031201</text:p>
          </table:table-cell>
          <table:table-cell office:value-type="float" office:value="-2.6986E-2" table:style-name="ce1">
            <text:p>-0.026986</text:p>
          </table:table-cell>
          <table:table-cell office:value-type="float" office:value="-3.2881000000000001E-2" table:style-name="ce1">
            <text:p>-0.032881</text:p>
          </table:table-cell>
          <table:table-cell office:value-type="float" office:value="-0.13761599999999999" table:style-name="ce1">
            <text:p>-0.137616</text:p>
          </table:table-cell>
          <table:table-cell office:value-type="float" office:value="-8.1433000000000005E-2" table:style-name="ce1">
            <text:p>-0.081433</text:p>
          </table:table-cell>
          <table:table-cell office:value-type="float" office:value="-0.152892" table:style-name="ce1">
            <text:p>-0.152892</text:p>
          </table:table-cell>
          <table:table-cell office:value-type="float" office:value="-5.9373000000000002E-2" table:style-name="ce1">
            <text:p>-0.059373</text:p>
          </table:table-cell>
          <table:table-cell table:style-name="ce1"/>
          <table:table-cell office:value-type="float" office:value="0.96000399999999997" table:style-name="ce1">
            <text:p>0.960004</text:p>
          </table:table-cell>
          <table:table-cell office:value-type="float" office:value="0.271453" table:style-name="ce1">
            <text:p>0.271453</text:p>
          </table:table-cell>
          <table:table-cell office:value-type="float" office:value="1.4529999999999821E-3" table:formula="of:=[.K66]-0.27" table:style-name="ce1">
            <text:p>0.001453</text:p>
          </table:table-cell>
          <table:table-cell office:value-type="float" office:value="1.7138299999999999E-2" table:style-name="ce1">
            <text:p>0.0171383</text:p>
          </table:table-cell>
          <table:table-cell office:value-type="float" office:value="9.9752499999999997E-3" table:style-name="ce1">
            <text:p>0.00997525</text:p>
          </table:table-cell>
          <table:table-cell table:number-columns-repeated="16370"/>
        </table:table-row>
        <table:table-row table:style-name="ro1">
          <table:table-cell office:value-type="float" office:value="3.1850000000000001" table:style-name="ce1">
            <text:p>3.185</text:p>
          </table:table-cell>
          <table:table-cell office:value-type="float" office:value="1.6226000000000001E-2" table:style-name="ce1">
            <text:p>0.016226</text:p>
          </table:table-cell>
          <table:table-cell office:value-type="float" office:value="-3.8672999999999999E-2" table:style-name="ce1">
            <text:p>-0.038673</text:p>
          </table:table-cell>
          <table:table-cell office:value-type="float" office:value="-3.5897999999999999E-2" table:style-name="ce1">
            <text:p>-0.035898</text:p>
          </table:table-cell>
          <table:table-cell office:value-type="float" office:value="-0.19721" table:style-name="ce1">
            <text:p>-0.19721</text:p>
          </table:table-cell>
          <table:table-cell office:value-type="float" office:value="-6.1314E-2" table:style-name="ce1">
            <text:p>-0.061314</text:p>
          </table:table-cell>
          <table:table-cell office:value-type="float" office:value="-0.19001999999999999" table:style-name="ce1">
            <text:p>-0.19002</text:p>
          </table:table-cell>
          <table:table-cell office:value-type="float" office:value="-3.7511999999999997E-2" table:style-name="ce1">
            <text:p>-0.037512</text:p>
          </table:table-cell>
          <table:table-cell table:style-name="ce1"/>
          <table:table-cell office:value-type="float" office:value="0.98000500000000001" table:style-name="ce1">
            <text:p>0.980005</text:p>
          </table:table-cell>
          <table:table-cell office:value-type="float" office:value="0.27190599999999998" table:style-name="ce1">
            <text:p>0.271906</text:p>
          </table:table-cell>
          <table:table-cell office:value-type="float" office:value="1.9059999999999633E-3" table:formula="of:=[.K67]-0.27" table:style-name="ce1">
            <text:p>0.001906</text:p>
          </table:table-cell>
          <table:table-cell office:value-type="float" office:value="2.0229400000000002E-2" table:style-name="ce1">
            <text:p>0.0202294</text:p>
          </table:table-cell>
          <table:table-cell office:value-type="float" office:value="3.1989800000000001E-3" table:style-name="ce1">
            <text:p>0.00319898</text:p>
          </table:table-cell>
          <table:table-cell table:number-columns-repeated="16370"/>
        </table:table-row>
        <table:table-row table:style-name="ro1">
          <table:table-cell office:value-type="float" office:value="3.25" table:style-name="ce1">
            <text:p>3.25</text:p>
          </table:table-cell>
          <table:table-cell office:value-type="float" office:value="0" table:style-name="ce1">
            <text:p>0</text:p>
          </table:table-cell>
          <table:table-cell office:value-type="float" office:value="-4.6573000000000003E-2" table:style-name="ce1">
            <text:p>-0.046573</text:p>
          </table:table-cell>
          <table:table-cell office:value-type="float" office:value="-3.6188999999999999E-2" table:style-name="ce1">
            <text:p>-0.036189</text:p>
          </table:table-cell>
          <table:table-cell office:value-type="float" office:value="-0.23749999999999999" table:style-name="ce1">
            <text:p>-0.2375</text:p>
          </table:table-cell>
          <table:table-cell office:value-type="float" office:value="-3.5193000000000002E-2" table:style-name="ce1">
            <text:p>-0.035193</text:p>
          </table:table-cell>
          <table:table-cell office:value-type="float" office:value="-0.210591" table:style-name="ce1">
            <text:p>-0.210591</text:p>
          </table:table-cell>
          <table:table-cell office:value-type="float" office:value="-1.874E-2" table:style-name="ce1">
            <text:p>-0.01874</text:p>
          </table:table-cell>
          <table:table-cell table:style-name="ce1"/>
          <table:table-cell office:value-type="float" office:value="1.0000500000000001" table:style-name="ce1">
            <text:p>1.00005</text:p>
          </table:table-cell>
          <table:table-cell office:value-type="float" office:value="0.27222400000000002" table:style-name="ce1">
            <text:p>0.272224</text:p>
          </table:table-cell>
          <table:table-cell office:value-type="float" office:value="2.2240000000000038E-3" table:formula="of:=[.K68]-0.27" table:style-name="ce1">
            <text:p>0.002224</text:p>
          </table:table-cell>
          <table:table-cell office:value-type="float" office:value="2.3330400000000001E-2" table:style-name="ce1">
            <text:p>0.0233304</text:p>
          </table:table-cell>
          <table:table-cell office:value-type="float" office:value="1.35178E-2" table:style-name="ce1">
            <text:p>0.0135178</text:p>
          </table:table-cell>
          <table:table-cell table:number-columns-repeated="16370"/>
        </table:table-row>
        <table:table-row table:style-name="ro1">
          <table:table-cell office:value-type="float" office:value="3.3149999999999999" table:style-name="ce1">
            <text:p>3.315</text:p>
          </table:table-cell>
          <table:table-cell office:value-type="float" office:value="-1.6226000000000001E-2" table:style-name="ce1">
            <text:p>-0.016226</text:p>
          </table:table-cell>
          <table:table-cell office:value-type="float" office:value="-4.9915000000000001E-2" table:style-name="ce1">
            <text:p>-0.049915</text:p>
          </table:table-cell>
          <table:table-cell office:value-type="float" office:value="-3.5888000000000003E-2" table:style-name="ce1">
            <text:p>-0.035888</text:p>
          </table:table-cell>
          <table:table-cell office:value-type="float" office:value="-0.25454199999999999" table:style-name="ce1">
            <text:p>-0.254542</text:p>
          </table:table-cell>
          <table:table-cell office:value-type="float" office:value="-5.6270000000000001E-3" table:style-name="ce1">
            <text:p>-0.005627</text:p>
          </table:table-cell>
          <table:table-cell office:value-type="float" office:value="-0.218192" table:style-name="ce1">
            <text:p>-0.218192</text:p>
          </table:table-cell>
          <table:table-cell office:value-type="float" office:value="-2.8080000000000002E-3" table:style-name="ce1">
            <text:p>-0.002808</text:p>
          </table:table-cell>
          <table:table-cell table:style-name="ce1"/>
          <table:table-cell office:value-type="float" office:value="1.0200100000000001" table:style-name="ce1">
            <text:p>1.02001</text:p>
          </table:table-cell>
          <table:table-cell office:value-type="float" office:value="0.27266099999999999" table:style-name="ce1">
            <text:p>0.272661</text:p>
          </table:table-cell>
          <table:table-cell office:value-type="float" office:value="2.6609999999999689E-3" table:formula="of:=[.K69]-0.27" table:style-name="ce1">
            <text:p>0.002661</text:p>
          </table:table-cell>
          <table:table-cell office:value-type="float" office:value="2.9806300000000001E-2" table:style-name="ce1">
            <text:p>0.0298063</text:p>
          </table:table-cell>
          <table:table-cell office:value-type="float" office:value="-2.1916499999999998E-3" table:style-name="ce1">
            <text:p>-0.00219165</text:p>
          </table:table-cell>
          <table:table-cell table:number-columns-repeated="16370"/>
        </table:table-row>
        <table:table-row table:style-name="ro1">
          <table:table-cell office:value-type="float" office:value="3.38" table:style-name="ce1">
            <text:p>3.38</text:p>
          </table:table-cell>
          <table:table-cell office:value-type="float" office:value="-3.1201E-2" table:style-name="ce1">
            <text:p>-0.031201</text:p>
          </table:table-cell>
          <table:table-cell office:value-type="float" office:value="-4.8370999999999997E-2" table:style-name="ce1">
            <text:p>-0.048371</text:p>
          </table:table-cell>
          <table:table-cell office:value-type="float" office:value="-3.6058E-2" table:style-name="ce1">
            <text:p>-0.036058</text:p>
          </table:table-cell>
          <table:table-cell office:value-type="float" office:value="-0.246667" table:style-name="ce1">
            <text:p>-0.246667</text:p>
          </table:table-cell>
          <table:table-cell office:value-type="float" office:value="2.4489E-2" table:style-name="ce1">
            <text:p>0.024489</text:p>
          </table:table-cell>
          <table:table-cell office:value-type="float" office:value="-0.21476100000000001" table:style-name="ce1">
            <text:p>-0.214761</text:p>
          </table:table-cell>
          <table:table-cell office:value-type="float" office:value="1.2598E-2" table:style-name="ce1">
            <text:p>0.012598</text:p>
          </table:table-cell>
          <table:table-cell table:style-name="ce1"/>
          <table:table-cell office:value-type="float" office:value="1.0400400000000001" table:style-name="ce1">
            <text:p>1.04004</text:p>
          </table:table-cell>
          <table:table-cell office:value-type="float" office:value="0.273146" table:style-name="ce1">
            <text:p>0.273146</text:p>
          </table:table-cell>
          <table:table-cell office:value-type="float" office:value="3.1459999999999821E-3" table:formula="of:=[.K70]-0.27" table:style-name="ce1">
            <text:p>0.003146</text:p>
          </table:table-cell>
          <table:table-cell office:value-type="float" office:value="3.1589100000000002E-2" table:style-name="ce1">
            <text:p>0.0315891</text:p>
          </table:table-cell>
          <table:table-cell office:value-type="float" office:value="1.21364E-2" table:style-name="ce1">
            <text:p>0.0121364</text:p>
          </table:table-cell>
          <table:table-cell table:number-columns-repeated="16370"/>
        </table:table-row>
        <table:table-row table:style-name="ro1">
          <table:table-cell office:value-type="float" office:value="3.4449999999999998" table:style-name="ce1">
            <text:p>3.445</text:p>
          </table:table-cell>
          <table:table-cell office:value-type="float" office:value="-4.3666000000000003E-2" table:style-name="ce1">
            <text:p>-0.043666</text:p>
          </table:table-cell>
          <table:table-cell office:value-type="float" office:value="-4.2091999999999997E-2" table:style-name="ce1">
            <text:p>-0.042092</text:p>
          </table:table-cell>
          <table:table-cell office:value-type="float" office:value="-3.6197E-2" table:style-name="ce1">
            <text:p>-0.036197</text:p>
          </table:table-cell>
          <table:table-cell office:value-type="float" office:value="-0.214647" table:style-name="ce1">
            <text:p>-0.214647</text:p>
          </table:table-cell>
          <table:table-cell office:value-type="float" office:value="5.2207999999999997E-2" table:style-name="ce1">
            <text:p>0.052208</text:p>
          </table:table-cell>
          <table:table-cell office:value-type="float" office:value="-0.19937199999999999" table:style-name="ce1">
            <text:p>-0.199372</text:p>
          </table:table-cell>
          <table:table-cell office:value-type="float" office:value="3.0148999999999999E-2" table:style-name="ce1">
            <text:p>0.030149</text:p>
          </table:table-cell>
          <table:table-cell table:style-name="ce1"/>
          <table:table-cell office:value-type="float" office:value="1.06003" table:style-name="ce1">
            <text:p>1.06003</text:p>
          </table:table-cell>
          <table:table-cell office:value-type="float" office:value="0.27354299999999998" table:style-name="ce1">
            <text:p>0.273543</text:p>
          </table:table-cell>
          <table:table-cell office:value-type="float" office:value="3.5429999999999628E-3" table:formula="of:=[.K71]-0.27" table:style-name="ce1">
            <text:p>0.003543</text:p>
          </table:table-cell>
          <table:table-cell office:value-type="float" office:value="3.11694E-2" table:style-name="ce1">
            <text:p>0.0311694</text:p>
          </table:table-cell>
          <table:table-cell office:value-type="float" office:value="1.7095999999999999E-3" table:style-name="ce1">
            <text:p>0.0017096</text:p>
          </table:table-cell>
          <table:table-cell table:number-columns-repeated="16370"/>
        </table:table-row>
        <table:table-row table:style-name="ro1">
          <table:table-cell office:value-type="float" office:value="3.51" table:style-name="ce1">
            <text:p>3.51</text:p>
          </table:table-cell>
          <table:table-cell office:value-type="float" office:value="-5.2401000000000003E-2" table:style-name="ce1">
            <text:p>-0.052401</text:p>
          </table:table-cell>
          <table:table-cell office:value-type="float" office:value="-3.1692999999999999E-2" table:style-name="ce1">
            <text:p>-0.031693</text:p>
          </table:table-cell>
          <table:table-cell office:value-type="float" office:value="-3.4466999999999998E-2" table:style-name="ce1">
            <text:p>-0.034467</text:p>
          </table:table-cell>
          <table:table-cell office:value-type="float" office:value="-0.16161600000000001" table:style-name="ce1">
            <text:p>-0.161616</text:p>
          </table:table-cell>
          <table:table-cell office:value-type="float" office:value="7.4816999999999995E-2" table:style-name="ce1">
            <text:p>0.074817</text:p>
          </table:table-cell>
          <table:table-cell office:value-type="float" office:value="-0.16880600000000001" table:style-name="ce1">
            <text:p>-0.168806</text:p>
          </table:table-cell>
          <table:table-cell office:value-type="float" office:value="5.1014999999999998E-2" table:style-name="ce1">
            <text:p>0.051015</text:p>
          </table:table-cell>
          <table:table-cell table:style-name="ce1"/>
          <table:table-cell office:value-type="float" office:value="1.08003" table:style-name="ce1">
            <text:p>1.08003</text:p>
          </table:table-cell>
          <table:table-cell office:value-type="float" office:value="0.27415600000000001" table:style-name="ce1">
            <text:p>0.274156</text:p>
          </table:table-cell>
          <table:table-cell office:value-type="float" office:value="4.155999999999993E-3" table:formula="of:=[.K72]-0.27" table:style-name="ce1">
            <text:p>0.004156</text:p>
          </table:table-cell>
          <table:table-cell office:value-type="float" office:value="4.1477399999999998E-2" table:style-name="ce1">
            <text:p>0.0414774</text:p>
          </table:table-cell>
          <table:table-cell office:value-type="float" office:value="9.8172599999999995E-3" table:style-name="ce1">
            <text:p>0.00981726</text:p>
          </table:table-cell>
          <table:table-cell table:number-columns-repeated="16370"/>
        </table:table-row>
        <table:table-row table:style-name="ro1">
          <table:table-cell office:value-type="float" office:value="3.5750000000000002" table:style-name="ce1">
            <text:p>3.575</text:p>
          </table:table-cell>
          <table:table-cell office:value-type="float" office:value="-5.6343999999999998E-2" table:style-name="ce1">
            <text:p>-0.056344</text:p>
          </table:table-cell>
          <table:table-cell office:value-type="float" office:value="-1.8190999999999999E-2" table:style-name="ce1">
            <text:p>-0.018191</text:p>
          </table:table-cell>
          <table:table-cell office:value-type="float" office:value="-2.8575E-2" table:style-name="ce1">
            <text:p>-0.028575</text:p>
          </table:table-cell>
          <table:table-cell office:value-type="float" office:value="-9.2765E-2" table:style-name="ce1">
            <text:p>-0.092765</text:p>
          </table:table-cell>
          <table:table-cell office:value-type="float" office:value="9.0102000000000002E-2" table:style-name="ce1">
            <text:p>0.090102</text:p>
          </table:table-cell>
          <table:table-cell office:value-type="float" office:value="-0.119674" table:style-name="ce1">
            <text:p>-0.119674</text:p>
          </table:table-cell>
          <table:table-cell office:value-type="float" office:value="7.3649000000000006E-2" table:style-name="ce1">
            <text:p>0.073649</text:p>
          </table:table-cell>
          <table:table-cell table:style-name="ce1"/>
          <table:table-cell office:value-type="float" office:value="1.10005" table:style-name="ce1">
            <text:p>1.10005</text:p>
          </table:table-cell>
          <table:table-cell office:value-type="float" office:value="0.27454200000000001" table:style-name="ce1">
            <text:p>0.274542</text:p>
          </table:table-cell>
          <table:table-cell office:value-type="float" office:value="4.5419999999999905E-3" table:formula="of:=[.K73]-0.27" table:style-name="ce1">
            <text:p>0.004542</text:p>
          </table:table-cell>
          <table:table-cell office:value-type="float" office:value="4.1627200000000003E-2" table:style-name="ce1">
            <text:p>0.0416272</text:p>
          </table:table-cell>
          <table:table-cell office:value-type="float" office:value="1.03322E-2" table:style-name="ce1">
            <text:p>0.0103322</text:p>
          </table:table-cell>
          <table:table-cell table:number-columns-repeated="16370"/>
        </table:table-row>
        <table:table-row table:style-name="ro1">
          <table:table-cell office:value-type="float" office:value="3.64" table:style-name="ce1">
            <text:p>3.64</text:p>
          </table:table-cell>
          <table:table-cell office:value-type="float" office:value="-5.4771E-2" table:style-name="ce1">
            <text:p>-0.054771</text:p>
          </table:table-cell>
          <table:table-cell office:value-type="float" office:value="-2.9090000000000001E-3" table:style-name="ce1">
            <text:p>-0.002909</text:p>
          </table:table-cell>
          <table:table-cell office:value-type="float" office:value="-1.6936E-2" table:style-name="ce1">
            <text:p>-0.016936</text:p>
          </table:table-cell>
          <table:table-cell office:value-type="float" office:value="-1.4833000000000001E-2" table:style-name="ce1">
            <text:p>-0.014833</text:p>
          </table:table-cell>
          <table:table-cell office:value-type="float" office:value="9.6568000000000001E-2" table:style-name="ce1">
            <text:p>0.096568</text:p>
          </table:table-cell>
          <table:table-cell office:value-type="float" office:value="-5.1182999999999999E-2" table:style-name="ce1">
            <text:p>-0.051183</text:p>
          </table:table-cell>
          <table:table-cell office:value-type="float" office:value="9.3747999999999998E-2" table:style-name="ce1">
            <text:p>0.093748</text:p>
          </table:table-cell>
          <table:table-cell table:style-name="ce1"/>
          <table:table-cell office:value-type="float" office:value="1.1200399999999999" table:style-name="ce1">
            <text:p>1.12004</text:p>
          </table:table-cell>
          <table:table-cell office:value-type="float" office:value="0.275227" table:style-name="ce1">
            <text:p>0.275227</text:p>
          </table:table-cell>
          <table:table-cell office:value-type="float" office:value="5.2269999999999817E-3" table:formula="of:=[.K74]-0.27" table:style-name="ce1">
            <text:p>0.005227</text:p>
          </table:table-cell>
          <table:table-cell office:value-type="float" office:value="4.7053600000000001E-2" table:style-name="ce1">
            <text:p>0.0470536</text:p>
          </table:table-cell>
          <table:table-cell office:value-type="float" office:value="4.0208900000000001E-3" table:style-name="ce1">
            <text:p>0.00402089</text:p>
          </table:table-cell>
          <table:table-cell table:number-columns-repeated="16370"/>
        </table:table-row>
        <table:table-row table:style-name="ro1">
          <table:table-cell office:value-type="float" office:value="3.7050000000000001" table:style-name="ce1">
            <text:p>3.705</text:p>
          </table:table-cell>
          <table:table-cell office:value-type="float" office:value="-4.7500000000000001E-2" table:style-name="ce1">
            <text:p>-0.0475</text:p>
          </table:table-cell>
          <table:table-cell office:value-type="float" office:value="1.2658000000000001E-2" table:style-name="ce1">
            <text:p>0.012658</text:p>
          </table:table-cell>
          <table:table-cell office:value-type="float" office:value="3.4600000000000001E-4" table:style-name="ce1">
            <text:p>0.000346</text:p>
          </table:table-cell>
          <table:table-cell office:value-type="float" office:value="6.4550999999999997E-2" table:style-name="ce1">
            <text:p>0.064551</text:p>
          </table:table-cell>
          <table:table-cell office:value-type="float" office:value="9.3579999999999997E-2" table:style-name="ce1">
            <text:p>0.09358</text:p>
          </table:table-cell>
          <table:table-cell office:value-type="float" office:value="3.2643999999999999E-2" table:style-name="ce1">
            <text:p>0.032644</text:p>
          </table:table-cell>
          <table:table-cell office:value-type="float" office:value="0.105471" table:style-name="ce1">
            <text:p>0.105471</text:p>
          </table:table-cell>
          <table:table-cell table:style-name="ce1"/>
          <table:table-cell office:value-type="float" office:value="1.14002" table:style-name="ce1">
            <text:p>1.14002</text:p>
          </table:table-cell>
          <table:table-cell office:value-type="float" office:value="0.27570899999999998" table:style-name="ce1">
            <text:p>0.275709</text:p>
          </table:table-cell>
          <table:table-cell office:value-type="float" office:value="5.7089999999999641E-3" table:formula="of:=[.K75]-0.27" table:style-name="ce1">
            <text:p>0.005709</text:p>
          </table:table-cell>
          <table:table-cell office:value-type="float" office:value="5.1156199999999999E-2" table:style-name="ce1">
            <text:p>0.0511562</text:p>
          </table:table-cell>
          <table:table-cell office:value-type="float" office:value="1.95613E-2" table:style-name="ce1">
            <text:p>0.0195613</text:p>
          </table:table-cell>
          <table:table-cell table:number-columns-repeated="16370"/>
        </table:table-row>
        <table:table-row table:style-name="ro1">
          <table:table-cell office:value-type="float" office:value="3.77" table:style-name="ce1">
            <text:p>3.77</text:p>
          </table:table-cell>
          <table:table-cell office:value-type="float" office:value="-3.5034999999999997E-2" table:style-name="ce1">
            <text:p>-0.035035</text:p>
          </table:table-cell>
          <table:table-cell office:value-type="float" office:value="2.6986E-2" table:style-name="ce1">
            <text:p>0.026986</text:p>
          </table:table-cell>
          <table:table-cell office:value-type="float" office:value="2.1090999999999999E-2" table:style-name="ce1">
            <text:p>0.021091</text:p>
          </table:table-cell>
          <table:table-cell office:value-type="float" office:value="0.13761599999999999" table:style-name="ce1">
            <text:p>0.137616</text:p>
          </table:table-cell>
          <table:table-cell office:value-type="float" office:value="8.1433000000000005E-2" table:style-name="ce1">
            <text:p>0.081433</text:p>
          </table:table-cell>
          <table:table-cell office:value-type="float" office:value="0.12234" table:style-name="ce1">
            <text:p>0.12234</text:p>
          </table:table-cell>
          <table:table-cell office:value-type="float" office:value="0.103492" table:style-name="ce1">
            <text:p>0.103492</text:p>
          </table:table-cell>
          <table:table-cell table:style-name="ce1"/>
          <table:table-cell office:value-type="float" office:value="1.1600299999999999" table:style-name="ce1">
            <text:p>1.16003</text:p>
          </table:table-cell>
          <table:table-cell office:value-type="float" office:value="0.27631800000000001" table:style-name="ce1">
            <text:p>0.276318</text:p>
          </table:table-cell>
          <table:table-cell office:value-type="float" office:value="6.3179999999999903E-3" table:formula="of:=[.K76]-0.27" table:style-name="ce1">
            <text:p>0.006318</text:p>
          </table:table-cell>
          <table:table-cell office:value-type="float" office:value="5.1285699999999997E-2" table:style-name="ce1">
            <text:p>0.0512857</text:p>
          </table:table-cell>
          <table:table-cell office:value-type="float" office:value="3.72295E-3" table:style-name="ce1">
            <text:p>0.00372295</text:p>
          </table:table-cell>
          <table:table-cell table:number-columns-repeated="16370"/>
        </table:table-row>
        <table:table-row table:style-name="ro1">
          <table:table-cell office:value-type="float" office:value="3.835" table:style-name="ce1">
            <text:p>3.835</text:p>
          </table:table-cell>
          <table:table-cell office:value-type="float" office:value="-1.8596000000000001E-2" table:style-name="ce1">
            <text:p>-0.018596</text:p>
          </table:table-cell>
          <table:table-cell office:value-type="float" office:value="3.8672999999999999E-2" table:style-name="ce1">
            <text:p>0.038673</text:p>
          </table:table-cell>
          <table:table-cell office:value-type="float" office:value="4.1446999999999998E-2" table:style-name="ce1">
            <text:p>0.041447</text:p>
          </table:table-cell>
          <table:table-cell office:value-type="float" office:value="0.19721" table:style-name="ce1">
            <text:p>0.19721</text:p>
          </table:table-cell>
          <table:table-cell office:value-type="float" office:value="6.1314E-2" table:style-name="ce1">
            <text:p>0.061314</text:p>
          </table:table-cell>
          <table:table-cell office:value-type="float" office:value="0.2044" table:style-name="ce1">
            <text:p>0.2044</text:p>
          </table:table-cell>
          <table:table-cell office:value-type="float" office:value="8.5115999999999997E-2" table:style-name="ce1">
            <text:p>0.085116</text:p>
          </table:table-cell>
          <table:table-cell table:style-name="ce1"/>
          <table:table-cell office:value-type="float" office:value="1.18004" table:style-name="ce1">
            <text:p>1.18004</text:p>
          </table:table-cell>
          <table:table-cell office:value-type="float" office:value="0.27697300000000002" table:style-name="ce1">
            <text:p>0.276973</text:p>
          </table:table-cell>
          <table:table-cell office:value-type="float" office:value="6.973000000000007E-3" table:formula="of:=[.K77]-0.27" table:style-name="ce1">
            <text:p>0.006973</text:p>
          </table:table-cell>
          <table:table-cell office:value-type="float" office:value="5.7926499999999999E-2" table:style-name="ce1">
            <text:p>0.0579265</text:p>
          </table:table-cell>
          <table:table-cell office:value-type="float" office:value="2.45756E-2" table:style-name="ce1">
            <text:p>0.0245756</text:p>
          </table:table-cell>
          <table:table-cell table:number-columns-repeated="16370"/>
        </table:table-row>
        <table:table-row table:style-name="ro1"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4.6573000000000003E-2" table:style-name="ce1">
            <text:p>0.046573</text:p>
          </table:table-cell>
          <table:table-cell office:value-type="float" office:value="5.6958000000000002E-2" table:style-name="ce1">
            <text:p>0.056958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3.5193000000000002E-2" table:style-name="ce1">
            <text:p>0.035193</text:p>
          </table:table-cell>
          <table:table-cell office:value-type="float" office:value="0.26440999999999998" table:style-name="ce1">
            <text:p>0.26441</text:p>
          </table:table-cell>
          <table:table-cell office:value-type="float" office:value="5.1645999999999997E-2" table:style-name="ce1">
            <text:p>0.051646</text:p>
          </table:table-cell>
          <table:table-cell table:style-name="ce1"/>
          <table:table-cell office:value-type="float" office:value="1.20001" table:style-name="ce1">
            <text:p>1.20001</text:p>
          </table:table-cell>
          <table:table-cell office:value-type="float" office:value="0.27748" table:style-name="ce1">
            <text:p>0.27748</text:p>
          </table:table-cell>
          <table:table-cell office:value-type="float" office:value="7.4799999999999867E-3" table:formula="of:=[.K78]-0.27" table:style-name="ce1">
            <text:p>0.00748</text:p>
          </table:table-cell>
          <table:table-cell office:value-type="float" office:value="5.0429000000000002E-2" table:style-name="ce1">
            <text:p>0.050429</text:p>
          </table:table-cell>
          <table:table-cell office:value-type="float" office:value="1.5781199999999999E-2" table:style-name="ce1">
            <text:p>0.0157812</text:p>
          </table:table-cell>
          <table:table-cell table:number-columns-repeated="16370"/>
        </table:table-row>
        <table:table-row table:style-name="ro1">
          <table:table-cell office:value-type="float" office:value="3.9649999999999999" table:style-name="ce1">
            <text:p>3.965</text:p>
          </table:table-cell>
          <table:table-cell office:value-type="float" office:value="1.8596000000000001E-2" table:style-name="ce1">
            <text:p>0.018596</text:p>
          </table:table-cell>
          <table:table-cell office:value-type="float" office:value="4.9915000000000001E-2" table:style-name="ce1">
            <text:p>0.049915</text:p>
          </table:table-cell>
          <table:table-cell office:value-type="float" office:value="6.3943E-2" table:style-name="ce1">
            <text:p>0.063943</text:p>
          </table:table-cell>
          <table:table-cell office:value-type="float" office:value="0.25454199999999999" table:style-name="ce1">
            <text:p>0.254542</text:p>
          </table:table-cell>
          <table:table-cell office:value-type="float" office:value="5.6270000000000001E-3" table:style-name="ce1">
            <text:p>0.005627</text:p>
          </table:table-cell>
          <table:table-cell office:value-type="float" office:value="0.29089199999999998" table:style-name="ce1">
            <text:p>0.290892</text:p>
          </table:table-cell>
          <table:table-cell office:value-type="float" office:value="8.4469999999999996E-3" table:style-name="ce1">
            <text:p>0.008447</text:p>
          </table:table-cell>
          <table:table-cell table:style-name="ce1"/>
          <table:table-cell office:value-type="float" office:value="1.2200500000000001" table:style-name="ce1">
            <text:p>1.22005</text:p>
          </table:table-cell>
          <table:table-cell office:value-type="float" office:value="0.27820899999999998" table:style-name="ce1">
            <text:p>0.278209</text:p>
          </table:table-cell>
          <table:table-cell office:value-type="float" office:value="8.2089999999999663E-3" table:formula="of:=[.K79]-0.27" table:style-name="ce1">
            <text:p>0.008209</text:p>
          </table:table-cell>
          <table:table-cell office:value-type="float" office:value="5.5591000000000002E-2" table:style-name="ce1">
            <text:p>0.055591</text:p>
          </table:table-cell>
          <table:table-cell office:value-type="float" office:value="1.8424200000000002E-2" table:style-name="ce1">
            <text:p>0.0184242</text:p>
          </table:table-cell>
          <table:table-cell table:number-columns-repeated="16370"/>
        </table:table-row>
        <table:table-row table:style-name="ro1">
          <table:table-cell office:value-type="float" office:value="4.03" table:style-name="ce1">
            <text:p>4.03</text:p>
          </table:table-cell>
          <table:table-cell office:value-type="float" office:value="3.5034999999999997E-2" table:style-name="ce1">
            <text:p>0.035035</text:p>
          </table:table-cell>
          <table:table-cell office:value-type="float" office:value="4.8370999999999997E-2" table:style-name="ce1">
            <text:p>0.048371</text:p>
          </table:table-cell>
          <table:table-cell office:value-type="float" office:value="6.0684000000000002E-2" table:style-name="ce1">
            <text:p>0.060684</text:p>
          </table:table-cell>
          <table:table-cell office:value-type="float" office:value="0.246667" table:style-name="ce1">
            <text:p>0.246667</text:p>
          </table:table-cell>
          <table:table-cell office:value-type="float" office:value="-2.4489E-2" table:style-name="ce1">
            <text:p>-0.024489</text:p>
          </table:table-cell>
          <table:table-cell office:value-type="float" office:value="0.27857399999999999" table:style-name="ce1">
            <text:p>0.278574</text:p>
          </table:table-cell>
          <table:table-cell office:value-type="float" office:value="-3.6380000000000003E-2" table:style-name="ce1">
            <text:p>-0.03638</text:p>
          </table:table-cell>
          <table:table-cell table:style-name="ce1"/>
          <table:table-cell office:value-type="float" office:value="1.2400100000000001" table:style-name="ce1">
            <text:p>1.24001</text:p>
          </table:table-cell>
          <table:table-cell office:value-type="float" office:value="0.27870899999999998" table:style-name="ce1">
            <text:p>0.278709</text:p>
          </table:table-cell>
          <table:table-cell office:value-type="float" office:value="8.7089999999999668E-3" table:formula="of:=[.K80]-0.27" table:style-name="ce1">
            <text:p>0.008709</text:p>
          </table:table-cell>
          <table:table-cell office:value-type="float" office:value="5.6283300000000001E-2" table:style-name="ce1">
            <text:p>0.0562833</text:p>
          </table:table-cell>
          <table:table-cell office:value-type="float" office:value="1.9729300000000002E-2" table:style-name="ce1">
            <text:p>0.0197293</text:p>
          </table:table-cell>
          <table:table-cell table:number-columns-repeated="16370"/>
        </table:table-row>
        <table:table-row table:style-name="ro1">
          <table:table-cell office:value-type="float" office:value="4.0949999999999998" table:style-name="ce1">
            <text:p>4.095</text:p>
          </table:table-cell>
          <table:table-cell office:value-type="float" office:value="4.7500000000000001E-2" table:style-name="ce1">
            <text:p>0.0475</text:p>
          </table:table-cell>
          <table:table-cell office:value-type="float" office:value="4.2091999999999997E-2" table:style-name="ce1">
            <text:p>0.042092</text:p>
          </table:table-cell>
          <table:table-cell office:value-type="float" office:value="4.7987000000000002E-2" table:style-name="ce1">
            <text:p>0.047987</text:p>
          </table:table-cell>
          <table:table-cell office:value-type="float" office:value="0.214647" table:style-name="ce1">
            <text:p>0.214647</text:p>
          </table:table-cell>
          <table:table-cell office:value-type="float" office:value="-5.2207999999999997E-2" table:style-name="ce1">
            <text:p>-0.052208</text:p>
          </table:table-cell>
          <table:table-cell office:value-type="float" office:value="0.22992299999999999" table:style-name="ce1">
            <text:p>0.229923</text:p>
          </table:table-cell>
          <table:table-cell office:value-type="float" office:value="-7.4268000000000001E-2" table:style-name="ce1">
            <text:p>-0.074268</text:p>
          </table:table-cell>
          <table:table-cell table:style-name="ce1"/>
          <table:table-cell office:value-type="float" office:value="1.2600499999999999" table:style-name="ce1">
            <text:p>1.26005</text:p>
          </table:table-cell>
          <table:table-cell office:value-type="float" office:value="0.27942800000000001" table:style-name="ce1">
            <text:p>0.279428</text:p>
          </table:table-cell>
          <table:table-cell office:value-type="float" office:value="9.4279999999999919E-3" table:formula="of:=[.K81]-0.27" table:style-name="ce1">
            <text:p>0.009428</text:p>
          </table:table-cell>
          <table:table-cell office:value-type="float" office:value="5.5224500000000003E-2" table:style-name="ce1">
            <text:p>0.0552245</text:p>
          </table:table-cell>
          <table:table-cell office:value-type="float" office:value="1.6888500000000001E-2" table:style-name="ce1">
            <text:p>0.0168885</text:p>
          </table:table-cell>
          <table:table-cell table:number-columns-repeated="16370"/>
        </table:table-row>
        <table:table-row table:style-name="ro1">
          <table:table-cell office:value-type="float" office:value="4.16" table:style-name="ce1">
            <text:p>4.16</text:p>
          </table:table-cell>
          <table:table-cell office:value-type="float" office:value="5.4771E-2" table:style-name="ce1">
            <text:p>0.054771</text:p>
          </table:table-cell>
          <table:table-cell office:value-type="float" office:value="3.1692999999999999E-2" table:style-name="ce1">
            <text:p>0.031693</text:p>
          </table:table-cell>
          <table:table-cell office:value-type="float" office:value="2.8917999999999999E-2" table:style-name="ce1">
            <text:p>0.028918</text:p>
          </table:table-cell>
          <table:table-cell office:value-type="float" office:value="0.16161600000000001" table:style-name="ce1">
            <text:p>0.161616</text:p>
          </table:table-cell>
          <table:table-cell office:value-type="float" office:value="-7.4816999999999995E-2" table:style-name="ce1">
            <text:p>-0.074817</text:p>
          </table:table-cell>
          <table:table-cell office:value-type="float" office:value="0.15442600000000001" table:style-name="ce1">
            <text:p>0.154426</text:p>
          </table:table-cell>
          <table:table-cell office:value-type="float" office:value="-9.8618999999999998E-2" table:style-name="ce1">
            <text:p>-0.098619</text:p>
          </table:table-cell>
          <table:table-cell table:style-name="ce1"/>
          <table:table-cell office:value-type="float" office:value="1.2800199999999999" table:style-name="ce1">
            <text:p>1.28002</text:p>
          </table:table-cell>
          <table:table-cell office:value-type="float" office:value="0.27992" table:style-name="ce1">
            <text:p>0.27992</text:p>
          </table:table-cell>
          <table:table-cell office:value-type="float" office:value="9.9199999999999844E-3" table:formula="of:=[.K82]-0.27" table:style-name="ce1">
            <text:p>0.00992</text:p>
          </table:table-cell>
          <table:table-cell office:value-type="float" office:value="6.3829899999999995E-2" table:style-name="ce1">
            <text:p>0.0638299</text:p>
          </table:table-cell>
          <table:table-cell office:value-type="float" office:value="2.52158E-2" table:style-name="ce1">
            <text:p>0.0252158</text:p>
          </table:table-cell>
          <table:table-cell table:number-columns-repeated="16370"/>
        </table:table-row>
        <table:table-row table:style-name="ro1">
          <table:table-cell office:value-type="float" office:value="4.2249999999999996" table:style-name="ce1">
            <text:p>4.225</text:p>
          </table:table-cell>
          <table:table-cell office:value-type="float" office:value="5.6343999999999998E-2" table:style-name="ce1">
            <text:p>0.056344</text:p>
          </table:table-cell>
          <table:table-cell office:value-type="float" office:value="1.8190999999999999E-2" table:style-name="ce1">
            <text:p>0.018191</text:p>
          </table:table-cell>
          <table:table-cell office:value-type="float" office:value="7.8069999999999997E-3" table:style-name="ce1">
            <text:p>0.007807</text:p>
          </table:table-cell>
          <table:table-cell office:value-type="float" office:value="9.2765E-2" table:style-name="ce1">
            <text:p>0.092765</text:p>
          </table:table-cell>
          <table:table-cell office:value-type="float" office:value="-9.0102000000000002E-2" table:style-name="ce1">
            <text:p>-0.090102</text:p>
          </table:table-cell>
          <table:table-cell office:value-type="float" office:value="6.5854999999999997E-2" table:style-name="ce1">
            <text:p>0.065855</text:p>
          </table:table-cell>
          <table:table-cell office:value-type="float" office:value="-0.106555" table:style-name="ce1">
            <text:p>-0.106555</text:p>
          </table:table-cell>
          <table:table-cell table:style-name="ce1"/>
          <table:table-cell office:value-type="float" office:value="1.3" table:style-name="ce1">
            <text:p>1.3</text:p>
          </table:table-cell>
          <table:table-cell office:value-type="float" office:value="0.28051700000000002" table:style-name="ce1">
            <text:p>0.280517</text:p>
          </table:table-cell>
          <table:table-cell office:value-type="float" office:value="1.0516999999999999E-2" table:formula="of:=[.K83]-0.27" table:style-name="ce1">
            <text:p>0.010517</text:p>
          </table:table-cell>
          <table:table-cell office:value-type="float" office:value="5.7499300000000003E-2" table:style-name="ce1">
            <text:p>0.0574993</text:p>
          </table:table-cell>
          <table:table-cell office:value-type="float" office:value="8.9889400000000008E-3" table:style-name="ce1">
            <text:p>0.00898894</text:p>
          </table:table-cell>
          <table:table-cell table:number-columns-repeated="16370"/>
        </table:table-row>
        <table:table-row table:style-name="ro1">
          <table:table-cell office:value-type="float" office:value="4.29" table:style-name="ce1">
            <text:p>4.29</text:p>
          </table:table-cell>
          <table:table-cell office:value-type="float" office:value="5.2401000000000003E-2" table:style-name="ce1">
            <text:p>0.052401</text:p>
          </table:table-cell>
          <table:table-cell office:value-type="float" office:value="2.9090000000000001E-3" table:style-name="ce1">
            <text:p>0.002909</text:p>
          </table:table-cell>
          <table:table-cell office:value-type="float" office:value="-1.1119E-2" table:style-name="ce1">
            <text:p>-0.011119</text:p>
          </table:table-cell>
          <table:table-cell office:value-type="float" office:value="1.4833000000000001E-2" table:style-name="ce1">
            <text:p>0.014833</text:p>
          </table:table-cell>
          <table:table-cell office:value-type="float" office:value="-9.6568000000000001E-2" table:style-name="ce1">
            <text:p>-0.096568</text:p>
          </table:table-cell>
          <table:table-cell office:value-type="float" office:value="-2.1517000000000001E-2" table:style-name="ce1">
            <text:p>-0.021517</text:p>
          </table:table-cell>
          <table:table-cell office:value-type="float" office:value="-9.9387000000000003E-2" table:style-name="ce1">
            <text:p>-0.099387</text:p>
          </table:table-cell>
          <table:table-cell table:style-name="ce1"/>
          <table:table-cell office:value-type="float" office:value="1.32" table:style-name="ce1">
            <text:p>1.32</text:p>
          </table:table-cell>
          <table:table-cell office:value-type="float" office:value="0.28103499999999998" table:style-name="ce1">
            <text:p>0.281035</text:p>
          </table:table-cell>
          <table:table-cell office:value-type="float" office:value="1.1034999999999962E-2" table:formula="of:=[.K84]-0.27" table:style-name="ce1">
            <text:p>0.011035</text:p>
          </table:table-cell>
          <table:table-cell office:value-type="float" office:value="6.4422599999999997E-2" table:style-name="ce1">
            <text:p>0.0644226</text:p>
          </table:table-cell>
          <table:table-cell office:value-type="float" office:value="2.36829E-2" table:style-name="ce1">
            <text:p>0.0236829</text:p>
          </table:table-cell>
          <table:table-cell table:number-columns-repeated="16370"/>
        </table:table-row>
        <table:table-row table:style-name="ro1">
          <table:table-cell office:value-type="float" office:value="4.3550000000000004" table:style-name="ce1">
            <text:p>4.355</text:p>
          </table:table-cell>
          <table:table-cell office:value-type="float" office:value="4.3666000000000003E-2" table:style-name="ce1">
            <text:p>0.043666</text:p>
          </table:table-cell>
          <table:table-cell office:value-type="float" office:value="-1.2658000000000001E-2" table:style-name="ce1">
            <text:p>-0.012658</text:p>
          </table:table-cell>
          <table:table-cell office:value-type="float" office:value="-2.4971E-2" table:style-name="ce1">
            <text:p>-0.024971</text:p>
          </table:table-cell>
          <table:table-cell office:value-type="float" office:value="-6.4550999999999997E-2" table:style-name="ce1">
            <text:p>-0.064551</text:p>
          </table:table-cell>
          <table:table-cell office:value-type="float" office:value="-9.3579999999999997E-2" table:style-name="ce1">
            <text:p>-0.09358</text:p>
          </table:table-cell>
          <table:table-cell office:value-type="float" office:value="-9.6457000000000001E-2" table:style-name="ce1">
            <text:p>-0.096457</text:p>
          </table:table-cell>
          <table:table-cell office:value-type="float" office:value="-8.1688999999999998E-2" table:style-name="ce1">
            <text:p>-0.081689</text:p>
          </table:table-cell>
          <table:table-cell table:style-name="ce1"/>
          <table:table-cell office:value-type="float" office:value="1.3400399999999999" table:style-name="ce1">
            <text:p>1.34004</text:p>
          </table:table-cell>
          <table:table-cell office:value-type="float" office:value="0.28142200000000001" table:style-name="ce1">
            <text:p>0.281422</text:p>
          </table:table-cell>
          <table:table-cell office:value-type="float" office:value="1.1421999999999988E-2" table:formula="of:=[.K85]-0.27" table:style-name="ce1">
            <text:p>0.011422</text:p>
          </table:table-cell>
          <table:table-cell office:value-type="float" office:value="7.06986E-2" table:style-name="ce1">
            <text:p>0.0706986</text:p>
          </table:table-cell>
          <table:table-cell office:value-type="float" office:value="5.7784300000000002E-3" table:style-name="ce1">
            <text:p>0.00577843</text:p>
          </table:table-cell>
          <table:table-cell table:number-columns-repeated="16370"/>
        </table:table-row>
        <table:table-row table:style-name="ro1">
          <table:table-cell office:value-type="float" office:value="4.42" table:style-name="ce1">
            <text:p>4.42</text:p>
          </table:table-cell>
          <table:table-cell office:value-type="float" office:value="3.1201E-2" table:style-name="ce1">
            <text:p>0.031201</text:p>
          </table:table-cell>
          <table:table-cell office:value-type="float" office:value="-2.6986E-2" table:style-name="ce1">
            <text:p>-0.026986</text:p>
          </table:table-cell>
          <table:table-cell office:value-type="float" office:value="-3.2881000000000001E-2" table:style-name="ce1">
            <text:p>-0.032881</text:p>
          </table:table-cell>
          <table:table-cell office:value-type="float" office:value="-0.13761599999999999" table:style-name="ce1">
            <text:p>-0.137616</text:p>
          </table:table-cell>
          <table:table-cell office:value-type="float" office:value="-8.1433000000000005E-2" table:style-name="ce1">
            <text:p>-0.081433</text:p>
          </table:table-cell>
          <table:table-cell office:value-type="float" office:value="-0.152892" table:style-name="ce1">
            <text:p>-0.152892</text:p>
          </table:table-cell>
          <table:table-cell office:value-type="float" office:value="-5.9373000000000002E-2" table:style-name="ce1">
            <text:p>-0.059373</text:p>
          </table:table-cell>
          <table:table-cell table:style-name="ce1"/>
          <table:table-cell office:value-type="float" office:value="1.3600300000000001" table:style-name="ce1">
            <text:p>1.36003</text:p>
          </table:table-cell>
          <table:table-cell office:value-type="float" office:value="0.28193400000000002" table:style-name="ce1">
            <text:p>0.281934</text:p>
          </table:table-cell>
          <table:table-cell office:value-type="float" office:value="1.1934E-2" table:formula="of:=[.K86]-0.27" table:style-name="ce1">
            <text:p>0.011934</text:p>
          </table:table-cell>
          <table:table-cell office:value-type="float" office:value="6.7100199999999999E-2" table:style-name="ce1">
            <text:p>0.0671002</text:p>
          </table:table-cell>
          <table:table-cell office:value-type="float" office:value="1.1373899999999999E-2" table:style-name="ce1">
            <text:p>0.0113739</text:p>
          </table:table-cell>
          <table:table-cell table:number-columns-repeated="16370"/>
        </table:table-row>
        <table:table-row table:style-name="ro1">
          <table:table-cell office:value-type="float" office:value="4.4850000000000003" table:style-name="ce1">
            <text:p>4.485</text:p>
          </table:table-cell>
          <table:table-cell office:value-type="float" office:value="1.6226000000000001E-2" table:style-name="ce1">
            <text:p>0.016226</text:p>
          </table:table-cell>
          <table:table-cell office:value-type="float" office:value="-3.8672999999999999E-2" table:style-name="ce1">
            <text:p>-0.038673</text:p>
          </table:table-cell>
          <table:table-cell office:value-type="float" office:value="-3.5897999999999999E-2" table:style-name="ce1">
            <text:p>-0.035898</text:p>
          </table:table-cell>
          <table:table-cell office:value-type="float" office:value="-0.19721" table:style-name="ce1">
            <text:p>-0.19721</text:p>
          </table:table-cell>
          <table:table-cell office:value-type="float" office:value="-6.1314E-2" table:style-name="ce1">
            <text:p>-0.061314</text:p>
          </table:table-cell>
          <table:table-cell office:value-type="float" office:value="-0.19001999999999999" table:style-name="ce1">
            <text:p>-0.19002</text:p>
          </table:table-cell>
          <table:table-cell office:value-type="float" office:value="-3.7511999999999997E-2" table:style-name="ce1">
            <text:p>-0.037512</text:p>
          </table:table-cell>
          <table:table-cell table:style-name="ce1"/>
          <table:table-cell office:value-type="float" office:value="1.38002" table:style-name="ce1">
            <text:p>1.38002</text:p>
          </table:table-cell>
          <table:table-cell office:value-type="float" office:value="0.28208299999999997" table:style-name="ce1">
            <text:p>0.282083</text:p>
          </table:table-cell>
          <table:table-cell office:value-type="float" office:value="1.2082999999999955E-2" table:formula="of:=[.K87]-0.27" table:style-name="ce1">
            <text:p>0.012083</text:p>
          </table:table-cell>
          <table:table-cell office:value-type="float" office:value="7.3911500000000005E-2" table:style-name="ce1">
            <text:p>0.0739115</text:p>
          </table:table-cell>
          <table:table-cell office:value-type="float" office:value="8.1785699999999996E-3" table:style-name="ce1">
            <text:p>0.00817857</text:p>
          </table:table-cell>
          <table:table-cell table:number-columns-repeated="16370"/>
        </table:table-row>
        <table:table-row table:style-name="ro1">
          <table:table-cell office:value-type="float" office:value="4.55" table:style-name="ce1">
            <text:p>4.55</text:p>
          </table:table-cell>
          <table:table-cell office:value-type="float" office:value="0" table:style-name="ce1">
            <text:p>0</text:p>
          </table:table-cell>
          <table:table-cell office:value-type="float" office:value="-4.6573000000000003E-2" table:style-name="ce1">
            <text:p>-0.046573</text:p>
          </table:table-cell>
          <table:table-cell office:value-type="float" office:value="-3.6188999999999999E-2" table:style-name="ce1">
            <text:p>-0.036189</text:p>
          </table:table-cell>
          <table:table-cell office:value-type="float" office:value="-0.23749999999999999" table:style-name="ce1">
            <text:p>-0.2375</text:p>
          </table:table-cell>
          <table:table-cell office:value-type="float" office:value="-3.5193000000000002E-2" table:style-name="ce1">
            <text:p>-0.035193</text:p>
          </table:table-cell>
          <table:table-cell office:value-type="float" office:value="-0.210591" table:style-name="ce1">
            <text:p>-0.210591</text:p>
          </table:table-cell>
          <table:table-cell office:value-type="float" office:value="-1.874E-2" table:style-name="ce1">
            <text:p>-0.01874</text:p>
          </table:table-cell>
          <table:table-cell table:style-name="ce1"/>
          <table:table-cell office:value-type="float" office:value="1.40001" table:style-name="ce1">
            <text:p>1.40001</text:p>
          </table:table-cell>
          <table:table-cell office:value-type="float" office:value="0.282412" table:style-name="ce1">
            <text:p>0.282412</text:p>
          </table:table-cell>
          <table:table-cell office:value-type="float" office:value="1.2411999999999979E-2" table:formula="of:=[.K88]-0.27" table:style-name="ce1">
            <text:p>0.012412</text:p>
          </table:table-cell>
          <table:table-cell office:value-type="float" office:value="7.43119E-2" table:style-name="ce1">
            <text:p>0.0743119</text:p>
          </table:table-cell>
          <table:table-cell office:value-type="float" office:value="-5.2335899999999998E-3" table:style-name="ce1">
            <text:p>-0.00523359</text:p>
          </table:table-cell>
          <table:table-cell table:number-columns-repeated="16370"/>
        </table:table-row>
        <table:table-row table:style-name="ro1">
          <table:table-cell office:value-type="float" office:value="4.6150000000000002" table:style-name="ce1">
            <text:p>4.615</text:p>
          </table:table-cell>
          <table:table-cell office:value-type="float" office:value="-1.6226000000000001E-2" table:style-name="ce1">
            <text:p>-0.016226</text:p>
          </table:table-cell>
          <table:table-cell office:value-type="float" office:value="-4.9915000000000001E-2" table:style-name="ce1">
            <text:p>-0.049915</text:p>
          </table:table-cell>
          <table:table-cell office:value-type="float" office:value="-3.5888000000000003E-2" table:style-name="ce1">
            <text:p>-0.035888</text:p>
          </table:table-cell>
          <table:table-cell office:value-type="float" office:value="-0.25454199999999999" table:style-name="ce1">
            <text:p>-0.254542</text:p>
          </table:table-cell>
          <table:table-cell office:value-type="float" office:value="-5.6270000000000001E-3" table:style-name="ce1">
            <text:p>-0.005627</text:p>
          </table:table-cell>
          <table:table-cell office:value-type="float" office:value="-0.218192" table:style-name="ce1">
            <text:p>-0.218192</text:p>
          </table:table-cell>
          <table:table-cell office:value-type="float" office:value="-2.8080000000000002E-3" table:style-name="ce1">
            <text:p>-0.002808</text:p>
          </table:table-cell>
          <table:table-cell table:style-name="ce1"/>
          <table:table-cell office:value-type="float" office:value="1.4200200000000001" table:style-name="ce1">
            <text:p>1.42002</text:p>
          </table:table-cell>
          <table:table-cell office:value-type="float" office:value="0.282443" table:style-name="ce1">
            <text:p>0.282443</text:p>
          </table:table-cell>
          <table:table-cell office:value-type="float" office:value="1.2442999999999982E-2" table:formula="of:=[.K89]-0.27" table:style-name="ce1">
            <text:p>0.012443</text:p>
          </table:table-cell>
          <table:table-cell office:value-type="float" office:value="7.4811199999999994E-2" table:style-name="ce1">
            <text:p>0.0748112</text:p>
          </table:table-cell>
          <table:table-cell office:value-type="float" office:value="4.6495099999999999E-3" table:style-name="ce1">
            <text:p>0.00464951</text:p>
          </table:table-cell>
          <table:table-cell table:number-columns-repeated="16370"/>
        </table:table-row>
        <table:table-row table:style-name="ro1">
          <table:table-cell office:value-type="float" office:value="4.68" table:style-name="ce1">
            <text:p>4.68</text:p>
          </table:table-cell>
          <table:table-cell office:value-type="float" office:value="-3.1201E-2" table:style-name="ce1">
            <text:p>-0.031201</text:p>
          </table:table-cell>
          <table:table-cell office:value-type="float" office:value="-4.8370999999999997E-2" table:style-name="ce1">
            <text:p>-0.048371</text:p>
          </table:table-cell>
          <table:table-cell office:value-type="float" office:value="-3.6058E-2" table:style-name="ce1">
            <text:p>-0.036058</text:p>
          </table:table-cell>
          <table:table-cell office:value-type="float" office:value="-0.246667" table:style-name="ce1">
            <text:p>-0.246667</text:p>
          </table:table-cell>
          <table:table-cell office:value-type="float" office:value="2.4489E-2" table:style-name="ce1">
            <text:p>0.024489</text:p>
          </table:table-cell>
          <table:table-cell office:value-type="float" office:value="-0.21476100000000001" table:style-name="ce1">
            <text:p>-0.214761</text:p>
          </table:table-cell>
          <table:table-cell office:value-type="float" office:value="1.2598E-2" table:style-name="ce1">
            <text:p>0.012598</text:p>
          </table:table-cell>
          <table:table-cell table:style-name="ce1"/>
          <table:table-cell office:value-type="float" office:value="1.44004" table:style-name="ce1">
            <text:p>1.44004</text:p>
          </table:table-cell>
          <table:table-cell office:value-type="float" office:value="0.28242600000000001" table:style-name="ce1">
            <text:p>0.282426</text:p>
          </table:table-cell>
          <table:table-cell office:value-type="float" office:value="1.2425999999999993E-2" table:formula="of:=[.K90]-0.27" table:style-name="ce1">
            <text:p>0.012426</text:p>
          </table:table-cell>
          <table:table-cell office:value-type="float" office:value="7.71873E-2" table:style-name="ce1">
            <text:p>0.0771873</text:p>
          </table:table-cell>
          <table:table-cell office:value-type="float" office:value="-1.3309E-2" table:style-name="ce1">
            <text:p>-0.013309</text:p>
          </table:table-cell>
          <table:table-cell table:number-columns-repeated="16370"/>
        </table:table-row>
        <table:table-row table:style-name="ro1">
          <table:table-cell office:value-type="float" office:value="4.7450000000000001" table:style-name="ce1">
            <text:p>4.745</text:p>
          </table:table-cell>
          <table:table-cell office:value-type="float" office:value="-4.3666000000000003E-2" table:style-name="ce1">
            <text:p>-0.043666</text:p>
          </table:table-cell>
          <table:table-cell office:value-type="float" office:value="-4.2091999999999997E-2" table:style-name="ce1">
            <text:p>-0.042092</text:p>
          </table:table-cell>
          <table:table-cell office:value-type="float" office:value="-3.6197E-2" table:style-name="ce1">
            <text:p>-0.036197</text:p>
          </table:table-cell>
          <table:table-cell office:value-type="float" office:value="-0.214647" table:style-name="ce1">
            <text:p>-0.214647</text:p>
          </table:table-cell>
          <table:table-cell office:value-type="float" office:value="5.2207999999999997E-2" table:style-name="ce1">
            <text:p>0.052208</text:p>
          </table:table-cell>
          <table:table-cell office:value-type="float" office:value="-0.19937199999999999" table:style-name="ce1">
            <text:p>-0.199372</text:p>
          </table:table-cell>
          <table:table-cell office:value-type="float" office:value="3.0148999999999999E-2" table:style-name="ce1">
            <text:p>0.030149</text:p>
          </table:table-cell>
          <table:table-cell table:style-name="ce1"/>
          <table:table-cell office:value-type="float" office:value="1.4600500000000001" table:style-name="ce1">
            <text:p>1.46005</text:p>
          </table:table-cell>
          <table:table-cell office:value-type="float" office:value="0.282362" table:style-name="ce1">
            <text:p>0.282362</text:p>
          </table:table-cell>
          <table:table-cell office:value-type="float" office:value="1.2361999999999984E-2" table:formula="of:=[.K91]-0.27" table:style-name="ce1">
            <text:p>0.012362</text:p>
          </table:table-cell>
          <table:table-cell office:value-type="float" office:value="7.2179699999999999E-2" table:style-name="ce1">
            <text:p>0.0721797</text:p>
          </table:table-cell>
          <table:table-cell office:value-type="float" office:value="-5.9444500000000004E-3" table:style-name="ce1">
            <text:p>-0.00594445</text:p>
          </table:table-cell>
          <table:table-cell table:number-columns-repeated="16370"/>
        </table:table-row>
        <table:table-row table:style-name="ro1">
          <table:table-cell office:value-type="float" office:value="4.8099999999999996" table:style-name="ce1">
            <text:p>4.81</text:p>
          </table:table-cell>
          <table:table-cell office:value-type="float" office:value="-5.2401000000000003E-2" table:style-name="ce1">
            <text:p>-0.052401</text:p>
          </table:table-cell>
          <table:table-cell office:value-type="float" office:value="-3.1692999999999999E-2" table:style-name="ce1">
            <text:p>-0.031693</text:p>
          </table:table-cell>
          <table:table-cell office:value-type="float" office:value="-3.4466999999999998E-2" table:style-name="ce1">
            <text:p>-0.034467</text:p>
          </table:table-cell>
          <table:table-cell office:value-type="float" office:value="-0.16161600000000001" table:style-name="ce1">
            <text:p>-0.161616</text:p>
          </table:table-cell>
          <table:table-cell office:value-type="float" office:value="7.4816999999999995E-2" table:style-name="ce1">
            <text:p>0.074817</text:p>
          </table:table-cell>
          <table:table-cell office:value-type="float" office:value="-0.16880600000000001" table:style-name="ce1">
            <text:p>-0.168806</text:p>
          </table:table-cell>
          <table:table-cell office:value-type="float" office:value="5.1014999999999998E-2" table:style-name="ce1">
            <text:p>0.051015</text:p>
          </table:table-cell>
          <table:table-cell table:style-name="ce1"/>
          <table:table-cell office:value-type="float" office:value="1.4800500000000001" table:style-name="ce1">
            <text:p>1.48005</text:p>
          </table:table-cell>
          <table:table-cell office:value-type="float" office:value="0.28203800000000001" table:style-name="ce1">
            <text:p>0.282038</text:p>
          </table:table-cell>
          <table:table-cell office:value-type="float" office:value="1.2037999999999993E-2" table:formula="of:=[.K92]-0.27" table:style-name="ce1">
            <text:p>0.012038</text:p>
          </table:table-cell>
          <table:table-cell office:value-type="float" office:value="7.2611499999999995E-2" table:style-name="ce1">
            <text:p>0.0726115</text:p>
          </table:table-cell>
          <table:table-cell office:value-type="float" office:value="-1.1539199999999999E-2" table:style-name="ce1">
            <text:p>-0.0115392</text:p>
          </table:table-cell>
          <table:table-cell table:number-columns-repeated="16370"/>
        </table:table-row>
        <table:table-row table:style-name="ro1">
          <table:table-cell office:value-type="float" office:value="4.875" table:style-name="ce1">
            <text:p>4.875</text:p>
          </table:table-cell>
          <table:table-cell office:value-type="float" office:value="-5.6343999999999998E-2" table:style-name="ce1">
            <text:p>-0.056344</text:p>
          </table:table-cell>
          <table:table-cell office:value-type="float" office:value="-1.8190999999999999E-2" table:style-name="ce1">
            <text:p>-0.018191</text:p>
          </table:table-cell>
          <table:table-cell office:value-type="float" office:value="-2.8575E-2" table:style-name="ce1">
            <text:p>-0.028575</text:p>
          </table:table-cell>
          <table:table-cell office:value-type="float" office:value="-9.2765E-2" table:style-name="ce1">
            <text:p>-0.092765</text:p>
          </table:table-cell>
          <table:table-cell office:value-type="float" office:value="9.0102000000000002E-2" table:style-name="ce1">
            <text:p>0.090102</text:p>
          </table:table-cell>
          <table:table-cell office:value-type="float" office:value="-0.119674" table:style-name="ce1">
            <text:p>-0.119674</text:p>
          </table:table-cell>
          <table:table-cell office:value-type="float" office:value="7.3649000000000006E-2" table:style-name="ce1">
            <text:p>0.073649</text:p>
          </table:table-cell>
          <table:table-cell table:style-name="ce1"/>
          <table:table-cell office:value-type="float" office:value="1.5000199999999999" table:style-name="ce1">
            <text:p>1.50002</text:p>
          </table:table-cell>
          <table:table-cell office:value-type="float" office:value="0.28172199999999997" table:style-name="ce1">
            <text:p>0.281722</text:p>
          </table:table-cell>
          <table:table-cell office:value-type="float" office:value="1.1721999999999955E-2" table:formula="of:=[.K93]-0.27" table:style-name="ce1">
            <text:p>0.011722</text:p>
          </table:table-cell>
          <table:table-cell office:value-type="float" office:value="7.0589799999999994E-2" table:style-name="ce1">
            <text:p>0.0705898</text:p>
          </table:table-cell>
          <table:table-cell office:value-type="float" office:value="-1.08959E-2" table:style-name="ce1">
            <text:p>-0.0108959</text:p>
          </table:table-cell>
          <table:table-cell table:number-columns-repeated="16370"/>
        </table:table-row>
        <table:table-row table:style-name="ro1">
          <table:table-cell office:value-type="float" office:value="4.9400000000000004" table:style-name="ce1">
            <text:p>4.94</text:p>
          </table:table-cell>
          <table:table-cell office:value-type="float" office:value="-5.4771E-2" table:style-name="ce1">
            <text:p>-0.054771</text:p>
          </table:table-cell>
          <table:table-cell office:value-type="float" office:value="-2.9090000000000001E-3" table:style-name="ce1">
            <text:p>-0.002909</text:p>
          </table:table-cell>
          <table:table-cell office:value-type="float" office:value="-1.6936E-2" table:style-name="ce1">
            <text:p>-0.016936</text:p>
          </table:table-cell>
          <table:table-cell office:value-type="float" office:value="-1.4833000000000001E-2" table:style-name="ce1">
            <text:p>-0.014833</text:p>
          </table:table-cell>
          <table:table-cell office:value-type="float" office:value="9.6568000000000001E-2" table:style-name="ce1">
            <text:p>0.096568</text:p>
          </table:table-cell>
          <table:table-cell office:value-type="float" office:value="-5.1182999999999999E-2" table:style-name="ce1">
            <text:p>-0.051183</text:p>
          </table:table-cell>
          <table:table-cell office:value-type="float" office:value="9.3747999999999998E-2" table:style-name="ce1">
            <text:p>0.093748</text:p>
          </table:table-cell>
          <table:table-cell table:style-name="ce1"/>
          <table:table-cell office:value-type="float" office:value="1.5200199999999999" table:style-name="ce1">
            <text:p>1.52002</text:p>
          </table:table-cell>
          <table:table-cell office:value-type="float" office:value="0.28114299999999998" table:style-name="ce1">
            <text:p>0.281143</text:p>
          </table:table-cell>
          <table:table-cell office:value-type="float" office:value="1.1142999999999958E-2" table:formula="of:=[.K94]-0.27" table:style-name="ce1">
            <text:p>0.011143</text:p>
          </table:table-cell>
          <table:table-cell office:value-type="float" office:value="6.8789100000000006E-2" table:style-name="ce1">
            <text:p>0.0687891</text:p>
          </table:table-cell>
          <table:table-cell office:value-type="float" office:value="-1.30835E-2" table:style-name="ce1">
            <text:p>-0.0130835</text:p>
          </table:table-cell>
          <table:table-cell table:number-columns-repeated="16370"/>
        </table:table-row>
        <table:table-row table:style-name="ro1">
          <table:table-cell office:value-type="float" office:value="5.0049999999999999" table:style-name="ce1">
            <text:p>5.005</text:p>
          </table:table-cell>
          <table:table-cell office:value-type="float" office:value="-4.7500000000000001E-2" table:style-name="ce1">
            <text:p>-0.0475</text:p>
          </table:table-cell>
          <table:table-cell office:value-type="float" office:value="1.2658000000000001E-2" table:style-name="ce1">
            <text:p>0.012658</text:p>
          </table:table-cell>
          <table:table-cell office:value-type="float" office:value="3.4600000000000001E-4" table:style-name="ce1">
            <text:p>0.000346</text:p>
          </table:table-cell>
          <table:table-cell office:value-type="float" office:value="6.4550999999999997E-2" table:style-name="ce1">
            <text:p>0.064551</text:p>
          </table:table-cell>
          <table:table-cell office:value-type="float" office:value="9.3579999999999997E-2" table:style-name="ce1">
            <text:p>0.09358</text:p>
          </table:table-cell>
          <table:table-cell office:value-type="float" office:value="3.2643999999999999E-2" table:style-name="ce1">
            <text:p>0.032644</text:p>
          </table:table-cell>
          <table:table-cell office:value-type="float" office:value="0.105471" table:style-name="ce1">
            <text:p>0.105471</text:p>
          </table:table-cell>
          <table:table-cell table:style-name="ce1"/>
          <table:table-cell office:value-type="float" office:value="1.5400100000000001" table:style-name="ce1">
            <text:p>1.54001</text:p>
          </table:table-cell>
          <table:table-cell office:value-type="float" office:value="0.28055099999999999" table:style-name="ce1">
            <text:p>0.280551</text:p>
          </table:table-cell>
          <table:table-cell office:value-type="float" office:value="1.0550999999999977E-2" table:formula="of:=[.K95]-0.27" table:style-name="ce1">
            <text:p>0.010551</text:p>
          </table:table-cell>
          <table:table-cell office:value-type="float" office:value="6.5019900000000005E-2" table:style-name="ce1">
            <text:p>0.0650199</text:p>
          </table:table-cell>
          <table:table-cell office:value-type="float" office:value="-2.0069900000000002E-2" table:style-name="ce1">
            <text:p>-0.0200699</text:p>
          </table:table-cell>
          <table:table-cell table:number-columns-repeated="16370"/>
        </table:table-row>
        <table:table-row table:style-name="ro1">
          <table:table-cell office:value-type="float" office:value="5.07" table:style-name="ce1">
            <text:p>5.07</text:p>
          </table:table-cell>
          <table:table-cell office:value-type="float" office:value="-3.5034999999999997E-2" table:style-name="ce1">
            <text:p>-0.035035</text:p>
          </table:table-cell>
          <table:table-cell office:value-type="float" office:value="2.6986E-2" table:style-name="ce1">
            <text:p>0.026986</text:p>
          </table:table-cell>
          <table:table-cell office:value-type="float" office:value="2.1090999999999999E-2" table:style-name="ce1">
            <text:p>0.021091</text:p>
          </table:table-cell>
          <table:table-cell office:value-type="float" office:value="0.13761599999999999" table:style-name="ce1">
            <text:p>0.137616</text:p>
          </table:table-cell>
          <table:table-cell office:value-type="float" office:value="8.1433000000000005E-2" table:style-name="ce1">
            <text:p>0.081433</text:p>
          </table:table-cell>
          <table:table-cell office:value-type="float" office:value="0.12234" table:style-name="ce1">
            <text:p>0.12234</text:p>
          </table:table-cell>
          <table:table-cell office:value-type="float" office:value="0.103492" table:style-name="ce1">
            <text:p>0.103492</text:p>
          </table:table-cell>
          <table:table-cell table:style-name="ce1"/>
          <table:table-cell office:value-type="float" office:value="1.5600400000000001" table:style-name="ce1">
            <text:p>1.56004</text:p>
          </table:table-cell>
          <table:table-cell office:value-type="float" office:value="0.27972000000000002" table:style-name="ce1">
            <text:p>0.27972</text:p>
          </table:table-cell>
          <table:table-cell office:value-type="float" office:value="9.7200000000000064E-3" table:formula="of:=[.K96]-0.27" table:style-name="ce1">
            <text:p>0.00972</text:p>
          </table:table-cell>
          <table:table-cell office:value-type="float" office:value="5.8407100000000003E-2" table:style-name="ce1">
            <text:p>0.0584071</text:p>
          </table:table-cell>
          <table:table-cell office:value-type="float" office:value="-1.7305999999999998E-2" table:style-name="ce1">
            <text:p>-0.017306</text:p>
          </table:table-cell>
          <table:table-cell table:number-columns-repeated="16370"/>
        </table:table-row>
        <table:table-row table:style-name="ro1">
          <table:table-cell office:value-type="float" office:value="5.1349999999999998" table:style-name="ce1">
            <text:p>5.135</text:p>
          </table:table-cell>
          <table:table-cell office:value-type="float" office:value="-1.8596000000000001E-2" table:style-name="ce1">
            <text:p>-0.018596</text:p>
          </table:table-cell>
          <table:table-cell office:value-type="float" office:value="3.8672999999999999E-2" table:style-name="ce1">
            <text:p>0.038673</text:p>
          </table:table-cell>
          <table:table-cell office:value-type="float" office:value="4.1446999999999998E-2" table:style-name="ce1">
            <text:p>0.041447</text:p>
          </table:table-cell>
          <table:table-cell office:value-type="float" office:value="0.19721" table:style-name="ce1">
            <text:p>0.19721</text:p>
          </table:table-cell>
          <table:table-cell office:value-type="float" office:value="6.1314E-2" table:style-name="ce1">
            <text:p>0.061314</text:p>
          </table:table-cell>
          <table:table-cell office:value-type="float" office:value="0.2044" table:style-name="ce1">
            <text:p>0.2044</text:p>
          </table:table-cell>
          <table:table-cell office:value-type="float" office:value="8.5115999999999997E-2" table:style-name="ce1">
            <text:p>0.085116</text:p>
          </table:table-cell>
          <table:table-cell table:style-name="ce1"/>
          <table:table-cell office:value-type="float" office:value="1.5800099999999999" table:style-name="ce1">
            <text:p>1.58001</text:p>
          </table:table-cell>
          <table:table-cell office:value-type="float" office:value="0.27882899999999999" table:style-name="ce1">
            <text:p>0.278829</text:p>
          </table:table-cell>
          <table:table-cell office:value-type="float" office:value="8.8289999999999758E-3" table:formula="of:=[.K97]-0.27" table:style-name="ce1">
            <text:p>0.008829</text:p>
          </table:table-cell>
          <table:table-cell office:value-type="float" office:value="5.1954699999999999E-2" table:style-name="ce1">
            <text:p>0.0519547</text:p>
          </table:table-cell>
          <table:table-cell office:value-type="float" office:value="-2.8183400000000001E-2" table:style-name="ce1">
            <text:p>-0.0281834</text:p>
          </table:table-cell>
          <table:table-cell table:number-columns-repeated="16370"/>
        </table:table-row>
        <table:table-row table:style-name="ro1"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4.6573000000000003E-2" table:style-name="ce1">
            <text:p>0.046573</text:p>
          </table:table-cell>
          <table:table-cell office:value-type="float" office:value="5.6958000000000002E-2" table:style-name="ce1">
            <text:p>0.056958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3.5193000000000002E-2" table:style-name="ce1">
            <text:p>0.035193</text:p>
          </table:table-cell>
          <table:table-cell office:value-type="float" office:value="0.26440999999999998" table:style-name="ce1">
            <text:p>0.26441</text:p>
          </table:table-cell>
          <table:table-cell office:value-type="float" office:value="5.1645999999999997E-2" table:style-name="ce1">
            <text:p>0.051646</text:p>
          </table:table-cell>
          <table:table-cell table:style-name="ce1"/>
          <table:table-cell office:value-type="float" office:value="1.6000099999999999" table:style-name="ce1">
            <text:p>1.60001</text:p>
          </table:table-cell>
          <table:table-cell office:value-type="float" office:value="0.277812" table:style-name="ce1">
            <text:p>0.277812</text:p>
          </table:table-cell>
          <table:table-cell office:value-type="float" office:value="7.8119999999999856E-3" table:formula="of:=[.K98]-0.27" table:style-name="ce1">
            <text:p>0.007812</text:p>
          </table:table-cell>
          <table:table-cell office:value-type="float" office:value="4.1392900000000003E-2" table:style-name="ce1">
            <text:p>0.0413929</text:p>
          </table:table-cell>
          <table:table-cell office:value-type="float" office:value="-2.2842299999999999E-2" table:style-name="ce1">
            <text:p>-0.0228423</text:p>
          </table:table-cell>
          <table:table-cell table:number-columns-repeated="16370"/>
        </table:table-row>
        <table:table-row table:style-name="ro1">
          <table:table-cell office:value-type="float" office:value="5.2649999999999997" table:style-name="ce1">
            <text:p>5.265</text:p>
          </table:table-cell>
          <table:table-cell office:value-type="float" office:value="1.8596000000000001E-2" table:style-name="ce1">
            <text:p>0.018596</text:p>
          </table:table-cell>
          <table:table-cell office:value-type="float" office:value="4.9915000000000001E-2" table:style-name="ce1">
            <text:p>0.049915</text:p>
          </table:table-cell>
          <table:table-cell office:value-type="float" office:value="6.3943E-2" table:style-name="ce1">
            <text:p>0.063943</text:p>
          </table:table-cell>
          <table:table-cell office:value-type="float" office:value="0.25454199999999999" table:style-name="ce1">
            <text:p>0.254542</text:p>
          </table:table-cell>
          <table:table-cell office:value-type="float" office:value="5.6270000000000001E-3" table:style-name="ce1">
            <text:p>0.005627</text:p>
          </table:table-cell>
          <table:table-cell office:value-type="float" office:value="0.29089199999999998" table:style-name="ce1">
            <text:p>0.290892</text:p>
          </table:table-cell>
          <table:table-cell office:value-type="float" office:value="8.4469999999999996E-3" table:style-name="ce1">
            <text:p>0.008447</text:p>
          </table:table-cell>
          <table:table-cell table:style-name="ce1"/>
          <table:table-cell office:value-type="float" office:value="1.62" table:style-name="ce1">
            <text:p>1.62</text:p>
          </table:table-cell>
          <table:table-cell office:value-type="float" office:value="0.27659600000000001" table:style-name="ce1">
            <text:p>0.276596</text:p>
          </table:table-cell>
          <table:table-cell office:value-type="float" office:value="6.5959999999999908E-3" table:formula="of:=[.K99]-0.27" table:style-name="ce1">
            <text:p>0.006596</text:p>
          </table:table-cell>
          <table:table-cell office:value-type="float" office:value="3.2164699999999997E-2" table:style-name="ce1">
            <text:p>0.0321647</text:p>
          </table:table-cell>
          <table:table-cell office:value-type="float" office:value="-2.9656100000000001E-2" table:style-name="ce1">
            <text:p>-0.0296561</text:p>
          </table:table-cell>
          <table:table-cell table:number-columns-repeated="16370"/>
        </table:table-row>
        <table:table-row table:style-name="ro1">
          <table:table-cell office:value-type="float" office:value="5.33" table:style-name="ce1">
            <text:p>5.33</text:p>
          </table:table-cell>
          <table:table-cell office:value-type="float" office:value="3.5034999999999997E-2" table:style-name="ce1">
            <text:p>0.035035</text:p>
          </table:table-cell>
          <table:table-cell office:value-type="float" office:value="4.8370999999999997E-2" table:style-name="ce1">
            <text:p>0.048371</text:p>
          </table:table-cell>
          <table:table-cell office:value-type="float" office:value="6.0684000000000002E-2" table:style-name="ce1">
            <text:p>0.060684</text:p>
          </table:table-cell>
          <table:table-cell office:value-type="float" office:value="0.246667" table:style-name="ce1">
            <text:p>0.246667</text:p>
          </table:table-cell>
          <table:table-cell office:value-type="float" office:value="-2.4489E-2" table:style-name="ce1">
            <text:p>-0.024489</text:p>
          </table:table-cell>
          <table:table-cell office:value-type="float" office:value="0.27857399999999999" table:style-name="ce1">
            <text:p>0.278574</text:p>
          </table:table-cell>
          <table:table-cell office:value-type="float" office:value="-3.6380000000000003E-2" table:style-name="ce1">
            <text:p>-0.03638</text:p>
          </table:table-cell>
          <table:table-cell table:style-name="ce1"/>
          <table:table-cell office:value-type="float" office:value="1.64001" table:style-name="ce1">
            <text:p>1.64001</text:p>
          </table:table-cell>
          <table:table-cell office:value-type="float" office:value="0.27536899999999997" table:style-name="ce1">
            <text:p>0.275369</text:p>
          </table:table-cell>
          <table:table-cell office:value-type="float" office:value="5.3689999999999571E-3" table:formula="of:=[.K100]-0.27" table:style-name="ce1">
            <text:p>0.005369</text:p>
          </table:table-cell>
          <table:table-cell office:value-type="float" office:value="2.2582000000000001E-2" table:style-name="ce1">
            <text:p>0.022582</text:p>
          </table:table-cell>
          <table:table-cell office:value-type="float" office:value="-3.2721600000000003E-2" table:style-name="ce1">
            <text:p>-0.0327216</text:p>
          </table:table-cell>
          <table:table-cell table:number-columns-repeated="16370"/>
        </table:table-row>
        <table:table-row table:style-name="ro1">
          <table:table-cell office:value-type="float" office:value="5.3949999999999996" table:style-name="ce1">
            <text:p>5.395</text:p>
          </table:table-cell>
          <table:table-cell office:value-type="float" office:value="4.7500000000000001E-2" table:style-name="ce1">
            <text:p>0.0475</text:p>
          </table:table-cell>
          <table:table-cell office:value-type="float" office:value="4.2091999999999997E-2" table:style-name="ce1">
            <text:p>0.042092</text:p>
          </table:table-cell>
          <table:table-cell office:value-type="float" office:value="4.7987000000000002E-2" table:style-name="ce1">
            <text:p>0.047987</text:p>
          </table:table-cell>
          <table:table-cell office:value-type="float" office:value="0.214647" table:style-name="ce1">
            <text:p>0.214647</text:p>
          </table:table-cell>
          <table:table-cell office:value-type="float" office:value="-5.2207999999999997E-2" table:style-name="ce1">
            <text:p>-0.052208</text:p>
          </table:table-cell>
          <table:table-cell office:value-type="float" office:value="0.22992299999999999" table:style-name="ce1">
            <text:p>0.229923</text:p>
          </table:table-cell>
          <table:table-cell office:value-type="float" office:value="-7.4268000000000001E-2" table:style-name="ce1">
            <text:p>-0.074268</text:p>
          </table:table-cell>
          <table:table-cell table:style-name="ce1"/>
          <table:table-cell office:value-type="float" office:value="1.66004" table:style-name="ce1">
            <text:p>1.66004</text:p>
          </table:table-cell>
          <table:table-cell office:value-type="float" office:value="0.27395799999999998" table:style-name="ce1">
            <text:p>0.273958</text:p>
          </table:table-cell>
          <table:table-cell office:value-type="float" office:value="3.9579999999999615E-3" table:formula="of:=[.K101]-0.27" table:style-name="ce1">
            <text:p>0.003958</text:p>
          </table:table-cell>
          <table:table-cell office:value-type="float" office:value="1.4828300000000001E-2" table:style-name="ce1">
            <text:p>0.0148283</text:p>
          </table:table-cell>
          <table:table-cell office:value-type="float" office:value="-2.9887500000000001E-2" table:style-name="ce1">
            <text:p>-0.0298875</text:p>
          </table:table-cell>
          <table:table-cell table:number-columns-repeated="16370"/>
        </table:table-row>
        <table:table-row table:style-name="ro1">
          <table:table-cell office:value-type="float" office:value="5.46" table:style-name="ce1">
            <text:p>5.46</text:p>
          </table:table-cell>
          <table:table-cell office:value-type="float" office:value="5.4771E-2" table:style-name="ce1">
            <text:p>0.054771</text:p>
          </table:table-cell>
          <table:table-cell office:value-type="float" office:value="3.1692999999999999E-2" table:style-name="ce1">
            <text:p>0.031693</text:p>
          </table:table-cell>
          <table:table-cell office:value-type="float" office:value="2.8917999999999999E-2" table:style-name="ce1">
            <text:p>0.028918</text:p>
          </table:table-cell>
          <table:table-cell office:value-type="float" office:value="0.16161600000000001" table:style-name="ce1">
            <text:p>0.161616</text:p>
          </table:table-cell>
          <table:table-cell office:value-type="float" office:value="-7.4816999999999995E-2" table:style-name="ce1">
            <text:p>-0.074817</text:p>
          </table:table-cell>
          <table:table-cell office:value-type="float" office:value="0.15442600000000001" table:style-name="ce1">
            <text:p>0.154426</text:p>
          </table:table-cell>
          <table:table-cell office:value-type="float" office:value="-9.8618999999999998E-2" table:style-name="ce1">
            <text:p>-0.098619</text:p>
          </table:table-cell>
          <table:table-cell table:style-name="ce1"/>
          <table:table-cell office:value-type="float" office:value="1.68004" table:style-name="ce1">
            <text:p>1.68004</text:p>
          </table:table-cell>
          <table:table-cell office:value-type="float" office:value="0.27246399999999998" table:style-name="ce1">
            <text:p>0.272464</text:p>
          </table:table-cell>
          <table:table-cell office:value-type="float" office:value="2.4639999999999662E-3" table:formula="of:=[.K102]-0.27" table:style-name="ce1">
            <text:p>0.002464</text:p>
          </table:table-cell>
          <table:table-cell office:value-type="float" office:value="4.2970300000000003E-3" table:style-name="ce1">
            <text:p>0.00429703</text:p>
          </table:table-cell>
          <table:table-cell office:value-type="float" office:value="-3.4829699999999998E-2" table:style-name="ce1">
            <text:p>-0.0348297</text:p>
          </table:table-cell>
          <table:table-cell table:number-columns-repeated="16370"/>
        </table:table-row>
        <table:table-row table:style-name="ro1">
          <table:table-cell office:value-type="float" office:value="5.5250000000000004" table:style-name="ce1">
            <text:p>5.525</text:p>
          </table:table-cell>
          <table:table-cell office:value-type="float" office:value="5.6343999999999998E-2" table:style-name="ce1">
            <text:p>0.056344</text:p>
          </table:table-cell>
          <table:table-cell office:value-type="float" office:value="1.8190999999999999E-2" table:style-name="ce1">
            <text:p>0.018191</text:p>
          </table:table-cell>
          <table:table-cell office:value-type="float" office:value="7.8069999999999997E-3" table:style-name="ce1">
            <text:p>0.007807</text:p>
          </table:table-cell>
          <table:table-cell office:value-type="float" office:value="9.2765E-2" table:style-name="ce1">
            <text:p>0.092765</text:p>
          </table:table-cell>
          <table:table-cell office:value-type="float" office:value="-9.0102000000000002E-2" table:style-name="ce1">
            <text:p>-0.090102</text:p>
          </table:table-cell>
          <table:table-cell office:value-type="float" office:value="6.5854999999999997E-2" table:style-name="ce1">
            <text:p>0.065855</text:p>
          </table:table-cell>
          <table:table-cell office:value-type="float" office:value="-0.106555" table:style-name="ce1">
            <text:p>-0.106555</text:p>
          </table:table-cell>
          <table:table-cell table:style-name="ce1"/>
          <table:table-cell office:value-type="float" office:value="1.7000200000000001" table:style-name="ce1">
            <text:p>1.70002</text:p>
          </table:table-cell>
          <table:table-cell office:value-type="float" office:value="0.27091300000000001" table:style-name="ce1">
            <text:p>0.270913</text:p>
          </table:table-cell>
          <table:table-cell office:value-type="float" office:value="9.1299999999999715E-4" table:formula="of:=[.K103]-0.27" table:style-name="ce1">
            <text:p>0.000913</text:p>
          </table:table-cell>
          <table:table-cell office:value-type="float" office:value="-3.6005899999999999E-3" table:style-name="ce1">
            <text:p>-0.00360059</text:p>
          </table:table-cell>
          <table:table-cell office:value-type="float" office:value="-3.4728500000000002E-2" table:style-name="ce1">
            <text:p>-0.0347285</text:p>
          </table:table-cell>
          <table:table-cell table:number-columns-repeated="16370"/>
        </table:table-row>
        <table:table-row table:style-name="ro1">
          <table:table-cell office:value-type="float" office:value="5.59" table:style-name="ce1">
            <text:p>5.59</text:p>
          </table:table-cell>
          <table:table-cell office:value-type="float" office:value="5.2401000000000003E-2" table:style-name="ce1">
            <text:p>0.052401</text:p>
          </table:table-cell>
          <table:table-cell office:value-type="float" office:value="2.9090000000000001E-3" table:style-name="ce1">
            <text:p>0.002909</text:p>
          </table:table-cell>
          <table:table-cell office:value-type="float" office:value="-1.1119E-2" table:style-name="ce1">
            <text:p>-0.011119</text:p>
          </table:table-cell>
          <table:table-cell office:value-type="float" office:value="1.4833000000000001E-2" table:style-name="ce1">
            <text:p>0.014833</text:p>
          </table:table-cell>
          <table:table-cell office:value-type="float" office:value="-9.6568000000000001E-2" table:style-name="ce1">
            <text:p>-0.096568</text:p>
          </table:table-cell>
          <table:table-cell office:value-type="float" office:value="-2.1517000000000001E-2" table:style-name="ce1">
            <text:p>-0.021517</text:p>
          </table:table-cell>
          <table:table-cell office:value-type="float" office:value="-9.9387000000000003E-2" table:style-name="ce1">
            <text:p>-0.099387</text:p>
          </table:table-cell>
          <table:table-cell table:style-name="ce1"/>
          <table:table-cell office:value-type="float" office:value="1.7200500000000001" table:style-name="ce1">
            <text:p>1.72005</text:p>
          </table:table-cell>
          <table:table-cell office:value-type="float" office:value="0.26924500000000001" table:style-name="ce1">
            <text:p>0.269245</text:p>
          </table:table-cell>
          <table:table-cell office:value-type="float" office:value="-7.5500000000000567E-4" table:formula="of:=[.K104]-0.27" table:style-name="ce1">
            <text:p>-0.000755</text:p>
          </table:table-cell>
          <table:table-cell office:value-type="float" office:value="-1.34348E-2" table:style-name="ce1">
            <text:p>-0.0134348</text:p>
          </table:table-cell>
          <table:table-cell office:value-type="float" office:value="-3.1280700000000002E-2" table:style-name="ce1">
            <text:p>-0.0312807</text:p>
          </table:table-cell>
          <table:table-cell table:number-columns-repeated="16370"/>
        </table:table-row>
        <table:table-row table:style-name="ro1">
          <table:table-cell office:value-type="float" office:value="5.6550000000000002" table:style-name="ce1">
            <text:p>5.655</text:p>
          </table:table-cell>
          <table:table-cell office:value-type="float" office:value="4.3666000000000003E-2" table:style-name="ce1">
            <text:p>0.043666</text:p>
          </table:table-cell>
          <table:table-cell office:value-type="float" office:value="-1.2658000000000001E-2" table:style-name="ce1">
            <text:p>-0.012658</text:p>
          </table:table-cell>
          <table:table-cell office:value-type="float" office:value="-2.4971E-2" table:style-name="ce1">
            <text:p>-0.024971</text:p>
          </table:table-cell>
          <table:table-cell office:value-type="float" office:value="-6.4550999999999997E-2" table:style-name="ce1">
            <text:p>-0.064551</text:p>
          </table:table-cell>
          <table:table-cell office:value-type="float" office:value="-9.3579999999999997E-2" table:style-name="ce1">
            <text:p>-0.09358</text:p>
          </table:table-cell>
          <table:table-cell office:value-type="float" office:value="-9.6457000000000001E-2" table:style-name="ce1">
            <text:p>-0.096457</text:p>
          </table:table-cell>
          <table:table-cell office:value-type="float" office:value="-8.1688999999999998E-2" table:style-name="ce1">
            <text:p>-0.081689</text:p>
          </table:table-cell>
          <table:table-cell table:style-name="ce1"/>
          <table:table-cell office:value-type="float" office:value="1.7400199999999999" table:style-name="ce1">
            <text:p>1.74002</text:p>
          </table:table-cell>
          <table:table-cell office:value-type="float" office:value="0.267513" table:style-name="ce1">
            <text:p>0.267513</text:p>
          </table:table-cell>
          <table:table-cell office:value-type="float" office:value="-2.487000000000017E-3" table:formula="of:=[.K105]-0.27" table:style-name="ce1">
            <text:p>-0.002487</text:p>
          </table:table-cell>
          <table:table-cell office:value-type="float" office:value="-2.28807E-2" table:style-name="ce1">
            <text:p>-0.0228807</text:p>
          </table:table-cell>
          <table:table-cell office:value-type="float" office:value="-4.1142499999999999E-2" table:style-name="ce1">
            <text:p>-0.0411425</text:p>
          </table:table-cell>
          <table:table-cell table:number-columns-repeated="16370"/>
        </table:table-row>
        <table:table-row table:style-name="ro1">
          <table:table-cell office:value-type="float" office:value="5.72" table:style-name="ce1">
            <text:p>5.72</text:p>
          </table:table-cell>
          <table:table-cell office:value-type="float" office:value="3.1201E-2" table:style-name="ce1">
            <text:p>0.031201</text:p>
          </table:table-cell>
          <table:table-cell office:value-type="float" office:value="-2.6986E-2" table:style-name="ce1">
            <text:p>-0.026986</text:p>
          </table:table-cell>
          <table:table-cell office:value-type="float" office:value="-3.2881000000000001E-2" table:style-name="ce1">
            <text:p>-0.032881</text:p>
          </table:table-cell>
          <table:table-cell office:value-type="float" office:value="-0.13761599999999999" table:style-name="ce1">
            <text:p>-0.137616</text:p>
          </table:table-cell>
          <table:table-cell office:value-type="float" office:value="-8.1433000000000005E-2" table:style-name="ce1">
            <text:p>-0.081433</text:p>
          </table:table-cell>
          <table:table-cell office:value-type="float" office:value="-0.152892" table:style-name="ce1">
            <text:p>-0.152892</text:p>
          </table:table-cell>
          <table:table-cell office:value-type="float" office:value="-5.9373000000000002E-2" table:style-name="ce1">
            <text:p>-0.059373</text:p>
          </table:table-cell>
          <table:table-cell table:style-name="ce1"/>
          <table:table-cell office:value-type="float" office:value="1.76004" table:style-name="ce1">
            <text:p>1.76004</text:p>
          </table:table-cell>
          <table:table-cell office:value-type="float" office:value="0.26583699999999999" table:style-name="ce1">
            <text:p>0.265837</text:p>
          </table:table-cell>
          <table:table-cell office:value-type="float" office:value="-4.1630000000000278E-3" table:formula="of:=[.K106]-0.27" table:style-name="ce1">
            <text:p>-0.004163</text:p>
          </table:table-cell>
          <table:table-cell office:value-type="float" office:value="-2.88676E-2" table:style-name="ce1">
            <text:p>-0.0288676</text:p>
          </table:table-cell>
          <table:table-cell office:value-type="float" office:value="-3.9435499999999998E-2" table:style-name="ce1">
            <text:p>-0.0394355</text:p>
          </table:table-cell>
          <table:table-cell table:number-columns-repeated="16370"/>
        </table:table-row>
        <table:table-row table:style-name="ro1">
          <table:table-cell office:value-type="float" office:value="5.7850000000000001" table:style-name="ce1">
            <text:p>5.785</text:p>
          </table:table-cell>
          <table:table-cell office:value-type="float" office:value="1.6226000000000001E-2" table:style-name="ce1">
            <text:p>0.016226</text:p>
          </table:table-cell>
          <table:table-cell office:value-type="float" office:value="-3.8672999999999999E-2" table:style-name="ce1">
            <text:p>-0.038673</text:p>
          </table:table-cell>
          <table:table-cell office:value-type="float" office:value="-3.5897999999999999E-2" table:style-name="ce1">
            <text:p>-0.035898</text:p>
          </table:table-cell>
          <table:table-cell office:value-type="float" office:value="-0.19721" table:style-name="ce1">
            <text:p>-0.19721</text:p>
          </table:table-cell>
          <table:table-cell office:value-type="float" office:value="-6.1314E-2" table:style-name="ce1">
            <text:p>-0.061314</text:p>
          </table:table-cell>
          <table:table-cell office:value-type="float" office:value="-0.19001999999999999" table:style-name="ce1">
            <text:p>-0.19002</text:p>
          </table:table-cell>
          <table:table-cell office:value-type="float" office:value="-3.7511999999999997E-2" table:style-name="ce1">
            <text:p>-0.037512</text:p>
          </table:table-cell>
          <table:table-cell table:style-name="ce1"/>
          <table:table-cell office:value-type="float" office:value="1.78003" table:style-name="ce1">
            <text:p>1.78003</text:p>
          </table:table-cell>
          <table:table-cell office:value-type="float" office:value="0.26396900000000001" table:style-name="ce1">
            <text:p>0.263969</text:p>
          </table:table-cell>
          <table:table-cell office:value-type="float" office:value="-6.0310000000000086E-3" table:formula="of:=[.K107]-0.27" table:style-name="ce1">
            <text:p>-0.006031</text:p>
          </table:table-cell>
          <table:table-cell office:value-type="float" office:value="-4.1208399999999999E-2" table:style-name="ce1">
            <text:p>-0.0412084</text:p>
          </table:table-cell>
          <table:table-cell office:value-type="float" office:value="-3.4634100000000001E-2" table:style-name="ce1">
            <text:p>-0.0346341</text:p>
          </table:table-cell>
          <table:table-cell table:number-columns-repeated="16370"/>
        </table:table-row>
        <table:table-row table:style-name="ro1">
          <table:table-cell office:value-type="float" office:value="5.85" table:style-name="ce1">
            <text:p>5.85</text:p>
          </table:table-cell>
          <table:table-cell office:value-type="float" office:value="0" table:style-name="ce1">
            <text:p>0</text:p>
          </table:table-cell>
          <table:table-cell office:value-type="float" office:value="-4.6573000000000003E-2" table:style-name="ce1">
            <text:p>-0.046573</text:p>
          </table:table-cell>
          <table:table-cell office:value-type="float" office:value="-3.6188999999999999E-2" table:style-name="ce1">
            <text:p>-0.036189</text:p>
          </table:table-cell>
          <table:table-cell office:value-type="float" office:value="-0.23749999999999999" table:style-name="ce1">
            <text:p>-0.2375</text:p>
          </table:table-cell>
          <table:table-cell office:value-type="float" office:value="-3.5193000000000002E-2" table:style-name="ce1">
            <text:p>-0.035193</text:p>
          </table:table-cell>
          <table:table-cell office:value-type="float" office:value="-0.210591" table:style-name="ce1">
            <text:p>-0.210591</text:p>
          </table:table-cell>
          <table:table-cell office:value-type="float" office:value="-1.874E-2" table:style-name="ce1">
            <text:p>-0.01874</text:p>
          </table:table-cell>
          <table:table-cell table:style-name="ce1"/>
          <table:table-cell office:value-type="float" office:value="1.8000499999999999" table:style-name="ce1">
            <text:p>1.80005</text:p>
          </table:table-cell>
          <table:table-cell office:value-type="float" office:value="0.26221699999999998" table:style-name="ce1">
            <text:p>0.262217</text:p>
          </table:table-cell>
          <table:table-cell office:value-type="float" office:value="-7.7830000000000399E-3" table:formula="of:=[.K108]-0.27" table:style-name="ce1">
            <text:p>-0.007783</text:p>
          </table:table-cell>
          <table:table-cell office:value-type="float" office:value="-4.7417099999999997E-2" table:style-name="ce1">
            <text:p>-0.0474171</text:p>
          </table:table-cell>
          <table:table-cell office:value-type="float" office:value="-4.9473200000000002E-2" table:style-name="ce1">
            <text:p>-0.0494732</text:p>
          </table:table-cell>
          <table:table-cell table:number-columns-repeated="16370"/>
        </table:table-row>
        <table:table-row table:style-name="ro1">
          <table:table-cell office:value-type="float" office:value="5.915" table:style-name="ce1">
            <text:p>5.915</text:p>
          </table:table-cell>
          <table:table-cell office:value-type="float" office:value="-1.6226000000000001E-2" table:style-name="ce1">
            <text:p>-0.016226</text:p>
          </table:table-cell>
          <table:table-cell office:value-type="float" office:value="-4.9915000000000001E-2" table:style-name="ce1">
            <text:p>-0.049915</text:p>
          </table:table-cell>
          <table:table-cell office:value-type="float" office:value="-3.5888000000000003E-2" table:style-name="ce1">
            <text:p>-0.035888</text:p>
          </table:table-cell>
          <table:table-cell office:value-type="float" office:value="-0.25454199999999999" table:style-name="ce1">
            <text:p>-0.254542</text:p>
          </table:table-cell>
          <table:table-cell office:value-type="float" office:value="-5.6270000000000001E-3" table:style-name="ce1">
            <text:p>-0.005627</text:p>
          </table:table-cell>
          <table:table-cell office:value-type="float" office:value="-0.218192" table:style-name="ce1">
            <text:p>-0.218192</text:p>
          </table:table-cell>
          <table:table-cell office:value-type="float" office:value="-2.8080000000000002E-3" table:style-name="ce1">
            <text:p>-0.002808</text:p>
          </table:table-cell>
          <table:table-cell table:style-name="ce1"/>
          <table:table-cell office:value-type="float" office:value="1.8200099999999999" table:style-name="ce1">
            <text:p>1.82001</text:p>
          </table:table-cell>
          <table:table-cell office:value-type="float" office:value="0.26046599999999998" table:style-name="ce1">
            <text:p>0.260466</text:p>
          </table:table-cell>
          <table:table-cell office:value-type="float" office:value="-9.5340000000000424E-3" table:formula="of:=[.K109]-0.27" table:style-name="ce1">
            <text:p>-0.009534</text:p>
          </table:table-cell>
          <table:table-cell office:value-type="float" office:value="-5.9278200000000003E-2" table:style-name="ce1">
            <text:p>-0.0592782</text:p>
          </table:table-cell>
          <table:table-cell office:value-type="float" office:value="-3.5402900000000001E-2" table:style-name="ce1">
            <text:p>-0.0354029</text:p>
          </table:table-cell>
          <table:table-cell table:number-columns-repeated="16370"/>
        </table:table-row>
        <table:table-row table:style-name="ro1">
          <table:table-cell office:value-type="float" office:value="5.98" table:style-name="ce1">
            <text:p>5.98</text:p>
          </table:table-cell>
          <table:table-cell office:value-type="float" office:value="-3.1201E-2" table:style-name="ce1">
            <text:p>-0.031201</text:p>
          </table:table-cell>
          <table:table-cell office:value-type="float" office:value="-4.8370999999999997E-2" table:style-name="ce1">
            <text:p>-0.048371</text:p>
          </table:table-cell>
          <table:table-cell office:value-type="float" office:value="-3.6058E-2" table:style-name="ce1">
            <text:p>-0.036058</text:p>
          </table:table-cell>
          <table:table-cell office:value-type="float" office:value="-0.246667" table:style-name="ce1">
            <text:p>-0.246667</text:p>
          </table:table-cell>
          <table:table-cell office:value-type="float" office:value="2.4489E-2" table:style-name="ce1">
            <text:p>0.024489</text:p>
          </table:table-cell>
          <table:table-cell office:value-type="float" office:value="-0.21476100000000001" table:style-name="ce1">
            <text:p>-0.214761</text:p>
          </table:table-cell>
          <table:table-cell office:value-type="float" office:value="1.2598E-2" table:style-name="ce1">
            <text:p>0.012598</text:p>
          </table:table-cell>
          <table:table-cell table:style-name="ce1"/>
          <table:table-cell office:value-type="float" office:value="1.84" table:style-name="ce1">
            <text:p>1.84</text:p>
          </table:table-cell>
          <table:table-cell office:value-type="float" office:value="0.25856699999999999" table:style-name="ce1">
            <text:p>0.258567</text:p>
          </table:table-cell>
          <table:table-cell office:value-type="float" office:value="-1.1433000000000026E-2" table:formula="of:=[.K110]-0.27" table:style-name="ce1">
            <text:p>-0.011433</text:p>
          </table:table-cell>
          <table:table-cell office:value-type="float" office:value="-6.6248799999999997E-2" table:style-name="ce1">
            <text:p>-0.0662488</text:p>
          </table:table-cell>
          <table:table-cell office:value-type="float" office:value="-4.4438199999999997E-2" table:style-name="ce1">
            <text:p>-0.0444382</text:p>
          </table:table-cell>
          <table:table-cell table:number-columns-repeated="16370"/>
        </table:table-row>
        <table:table-row table:style-name="ro1">
          <table:table-cell office:value-type="float" office:value="6.0449999999999999" table:style-name="ce1">
            <text:p>6.045</text:p>
          </table:table-cell>
          <table:table-cell office:value-type="float" office:value="-4.3666000000000003E-2" table:style-name="ce1">
            <text:p>-0.043666</text:p>
          </table:table-cell>
          <table:table-cell office:value-type="float" office:value="-4.2091999999999997E-2" table:style-name="ce1">
            <text:p>-0.042092</text:p>
          </table:table-cell>
          <table:table-cell office:value-type="float" office:value="-3.6197E-2" table:style-name="ce1">
            <text:p>-0.036197</text:p>
          </table:table-cell>
          <table:table-cell office:value-type="float" office:value="-0.214647" table:style-name="ce1">
            <text:p>-0.214647</text:p>
          </table:table-cell>
          <table:table-cell office:value-type="float" office:value="5.2207999999999997E-2" table:style-name="ce1">
            <text:p>0.052208</text:p>
          </table:table-cell>
          <table:table-cell office:value-type="float" office:value="-0.19937199999999999" table:style-name="ce1">
            <text:p>-0.199372</text:p>
          </table:table-cell>
          <table:table-cell office:value-type="float" office:value="3.0148999999999999E-2" table:style-name="ce1">
            <text:p>0.030149</text:p>
          </table:table-cell>
          <table:table-cell table:style-name="ce1"/>
          <table:table-cell office:value-type="float" office:value="1.86002" table:style-name="ce1">
            <text:p>1.86002</text:p>
          </table:table-cell>
          <table:table-cell office:value-type="float" office:value="0.25691900000000001" table:style-name="ce1">
            <text:p>0.256919</text:p>
          </table:table-cell>
          <table:table-cell office:value-type="float" office:value="-1.3081000000000009E-2" table:formula="of:=[.K111]-0.27" table:style-name="ce1">
            <text:p>-0.013081</text:p>
          </table:table-cell>
          <table:table-cell office:value-type="float" office:value="-7.4598700000000004E-2" table:style-name="ce1">
            <text:p>-0.0745987</text:p>
          </table:table-cell>
          <table:table-cell office:value-type="float" office:value="-4.5794500000000002E-2" table:style-name="ce1">
            <text:p>-0.0457945</text:p>
          </table:table-cell>
          <table:table-cell table:number-columns-repeated="16370"/>
        </table:table-row>
        <table:table-row table:style-name="ro1">
          <table:table-cell office:value-type="float" office:value="6.11" table:style-name="ce1">
            <text:p>6.11</text:p>
          </table:table-cell>
          <table:table-cell office:value-type="float" office:value="-5.2401000000000003E-2" table:style-name="ce1">
            <text:p>-0.052401</text:p>
          </table:table-cell>
          <table:table-cell office:value-type="float" office:value="-3.1692999999999999E-2" table:style-name="ce1">
            <text:p>-0.031693</text:p>
          </table:table-cell>
          <table:table-cell office:value-type="float" office:value="-3.4466999999999998E-2" table:style-name="ce1">
            <text:p>-0.034467</text:p>
          </table:table-cell>
          <table:table-cell office:value-type="float" office:value="-0.16161600000000001" table:style-name="ce1">
            <text:p>-0.161616</text:p>
          </table:table-cell>
          <table:table-cell office:value-type="float" office:value="7.4816999999999995E-2" table:style-name="ce1">
            <text:p>0.074817</text:p>
          </table:table-cell>
          <table:table-cell office:value-type="float" office:value="-0.16880600000000001" table:style-name="ce1">
            <text:p>-0.168806</text:p>
          </table:table-cell>
          <table:table-cell office:value-type="float" office:value="5.1014999999999998E-2" table:style-name="ce1">
            <text:p>0.051015</text:p>
          </table:table-cell>
          <table:table-cell table:style-name="ce1"/>
          <table:table-cell office:value-type="float" office:value="1.8800399999999999" table:style-name="ce1">
            <text:p>1.88004</text:p>
          </table:table-cell>
          <table:table-cell office:value-type="float" office:value="0.25509100000000001" table:style-name="ce1">
            <text:p>0.255091</text:p>
          </table:table-cell>
          <table:table-cell office:value-type="float" office:value="-1.4909000000000006E-2" table:formula="of:=[.K112]-0.27" table:style-name="ce1">
            <text:p>-0.014909</text:p>
          </table:table-cell>
          <table:table-cell office:value-type="float" office:value="-8.6145799999999995E-2" table:style-name="ce1">
            <text:p>-0.0861458</text:p>
          </table:table-cell>
          <table:table-cell office:value-type="float" office:value="-3.3168499999999997E-2" table:style-name="ce1">
            <text:p>-0.0331685</text:p>
          </table:table-cell>
          <table:table-cell table:number-columns-repeated="16370"/>
        </table:table-row>
        <table:table-row table:style-name="ro1">
          <table:table-cell office:value-type="float" office:value="6.1749999999999998" table:style-name="ce1">
            <text:p>6.175</text:p>
          </table:table-cell>
          <table:table-cell office:value-type="float" office:value="-5.6343999999999998E-2" table:style-name="ce1">
            <text:p>-0.056344</text:p>
          </table:table-cell>
          <table:table-cell office:value-type="float" office:value="-1.8190999999999999E-2" table:style-name="ce1">
            <text:p>-0.018191</text:p>
          </table:table-cell>
          <table:table-cell office:value-type="float" office:value="-2.8575E-2" table:style-name="ce1">
            <text:p>-0.028575</text:p>
          </table:table-cell>
          <table:table-cell office:value-type="float" office:value="-9.2765E-2" table:style-name="ce1">
            <text:p>-0.092765</text:p>
          </table:table-cell>
          <table:table-cell office:value-type="float" office:value="9.0102000000000002E-2" table:style-name="ce1">
            <text:p>0.090102</text:p>
          </table:table-cell>
          <table:table-cell office:value-type="float" office:value="-0.119674" table:style-name="ce1">
            <text:p>-0.119674</text:p>
          </table:table-cell>
          <table:table-cell office:value-type="float" office:value="7.3649000000000006E-2" table:style-name="ce1">
            <text:p>0.073649</text:p>
          </table:table-cell>
          <table:table-cell table:style-name="ce1"/>
          <table:table-cell office:value-type="float" office:value="1.90004" table:style-name="ce1">
            <text:p>1.90004</text:p>
          </table:table-cell>
          <table:table-cell office:value-type="float" office:value="0.25340699999999999" table:style-name="ce1">
            <text:p>0.253407</text:p>
          </table:table-cell>
          <table:table-cell office:value-type="float" office:value="-1.6593000000000024E-2" table:formula="of:=[.K113]-0.27" table:style-name="ce1">
            <text:p>-0.016593</text:p>
          </table:table-cell>
          <table:table-cell office:value-type="float" office:value="-9.1410199999999997E-2" table:style-name="ce1">
            <text:p>-0.0914102</text:p>
          </table:table-cell>
          <table:table-cell office:value-type="float" office:value="-4.6899299999999998E-2" table:style-name="ce1">
            <text:p>-0.0468993</text:p>
          </table:table-cell>
          <table:table-cell table:number-columns-repeated="16370"/>
        </table:table-row>
        <table:table-row table:style-name="ro1">
          <table:table-cell office:value-type="float" office:value="6.24" table:style-name="ce1">
            <text:p>6.24</text:p>
          </table:table-cell>
          <table:table-cell office:value-type="float" office:value="-5.4771E-2" table:style-name="ce1">
            <text:p>-0.054771</text:p>
          </table:table-cell>
          <table:table-cell office:value-type="float" office:value="-2.9090000000000001E-3" table:style-name="ce1">
            <text:p>-0.002909</text:p>
          </table:table-cell>
          <table:table-cell office:value-type="float" office:value="-1.6936E-2" table:style-name="ce1">
            <text:p>-0.016936</text:p>
          </table:table-cell>
          <table:table-cell office:value-type="float" office:value="-1.4833000000000001E-2" table:style-name="ce1">
            <text:p>-0.014833</text:p>
          </table:table-cell>
          <table:table-cell office:value-type="float" office:value="9.6568000000000001E-2" table:style-name="ce1">
            <text:p>0.096568</text:p>
          </table:table-cell>
          <table:table-cell office:value-type="float" office:value="-5.1182999999999999E-2" table:style-name="ce1">
            <text:p>-0.051183</text:p>
          </table:table-cell>
          <table:table-cell office:value-type="float" office:value="9.3747999999999998E-2" table:style-name="ce1">
            <text:p>0.093748</text:p>
          </table:table-cell>
          <table:table-cell table:style-name="ce1"/>
          <table:table-cell office:value-type="float" office:value="1.9200200000000001" table:style-name="ce1">
            <text:p>1.92002</text:p>
          </table:table-cell>
          <table:table-cell office:value-type="float" office:value="0.25182700000000002" table:style-name="ce1">
            <text:p>0.251827</text:p>
          </table:table-cell>
          <table:table-cell office:value-type="float" office:value="-1.8172999999999995E-2" table:formula="of:=[.K114]-0.27" table:style-name="ce1">
            <text:p>-0.018173</text:p>
          </table:table-cell>
          <table:table-cell office:value-type="float" office:value="-0.104007" table:style-name="ce1">
            <text:p>-0.104007</text:p>
          </table:table-cell>
          <table:table-cell office:value-type="float" office:value="-3.50631E-2" table:style-name="ce1">
            <text:p>-0.0350631</text:p>
          </table:table-cell>
          <table:table-cell table:number-columns-repeated="16370"/>
        </table:table-row>
        <table:table-row table:style-name="ro1">
          <table:table-cell office:value-type="float" office:value="6.3049999999999997" table:style-name="ce1">
            <text:p>6.305</text:p>
          </table:table-cell>
          <table:table-cell office:value-type="float" office:value="-4.7500000000000001E-2" table:style-name="ce1">
            <text:p>-0.0475</text:p>
          </table:table-cell>
          <table:table-cell office:value-type="float" office:value="1.2658000000000001E-2" table:style-name="ce1">
            <text:p>0.012658</text:p>
          </table:table-cell>
          <table:table-cell office:value-type="float" office:value="3.4600000000000001E-4" table:style-name="ce1">
            <text:p>0.000346</text:p>
          </table:table-cell>
          <table:table-cell office:value-type="float" office:value="6.4550999999999997E-2" table:style-name="ce1">
            <text:p>0.064551</text:p>
          </table:table-cell>
          <table:table-cell office:value-type="float" office:value="9.3579999999999997E-2" table:style-name="ce1">
            <text:p>0.09358</text:p>
          </table:table-cell>
          <table:table-cell office:value-type="float" office:value="3.2643999999999999E-2" table:style-name="ce1">
            <text:p>0.032644</text:p>
          </table:table-cell>
          <table:table-cell office:value-type="float" office:value="0.105471" table:style-name="ce1">
            <text:p>0.105471</text:p>
          </table:table-cell>
          <table:table-cell table:style-name="ce1"/>
          <table:table-cell office:value-type="float" office:value="1.94" table:style-name="ce1">
            <text:p>1.94</text:p>
          </table:table-cell>
          <table:table-cell office:value-type="float" office:value="0.250224" table:style-name="ce1">
            <text:p>0.250224</text:p>
          </table:table-cell>
          <table:table-cell office:value-type="float" office:value="-1.9776000000000016E-2" table:formula="of:=[.K115]-0.27" table:style-name="ce1">
            <text:p>-0.019776</text:p>
          </table:table-cell>
          <table:table-cell office:value-type="float" office:value="-0.108954" table:style-name="ce1">
            <text:p>-0.108954</text:p>
          </table:table-cell>
          <table:table-cell office:value-type="float" office:value="-3.9895600000000003E-2" table:style-name="ce1">
            <text:p>-0.0398956</text:p>
          </table:table-cell>
          <table:table-cell table:number-columns-repeated="16370"/>
        </table:table-row>
        <table:table-row table:style-name="ro1">
          <table:table-cell office:value-type="float" office:value="6.37" table:style-name="ce1">
            <text:p>6.37</text:p>
          </table:table-cell>
          <table:table-cell office:value-type="float" office:value="-3.5034999999999997E-2" table:style-name="ce1">
            <text:p>-0.035035</text:p>
          </table:table-cell>
          <table:table-cell office:value-type="float" office:value="2.6986E-2" table:style-name="ce1">
            <text:p>0.026986</text:p>
          </table:table-cell>
          <table:table-cell office:value-type="float" office:value="2.1090999999999999E-2" table:style-name="ce1">
            <text:p>0.021091</text:p>
          </table:table-cell>
          <table:table-cell office:value-type="float" office:value="0.13761599999999999" table:style-name="ce1">
            <text:p>0.137616</text:p>
          </table:table-cell>
          <table:table-cell office:value-type="float" office:value="8.1433000000000005E-2" table:style-name="ce1">
            <text:p>0.081433</text:p>
          </table:table-cell>
          <table:table-cell office:value-type="float" office:value="0.12234" table:style-name="ce1">
            <text:p>0.12234</text:p>
          </table:table-cell>
          <table:table-cell office:value-type="float" office:value="0.103492" table:style-name="ce1">
            <text:p>0.103492</text:p>
          </table:table-cell>
          <table:table-cell table:style-name="ce1"/>
          <table:table-cell office:value-type="float" office:value="1.96001" table:style-name="ce1">
            <text:p>1.96001</text:p>
          </table:table-cell>
          <table:table-cell office:value-type="float" office:value="0.24884999999999999" table:style-name="ce1">
            <text:p>0.24885</text:p>
          </table:table-cell>
          <table:table-cell office:value-type="float" office:value="-2.115000000000003E-2" table:formula="of:=[.K116]-0.27" table:style-name="ce1">
            <text:p>-0.02115</text:p>
          </table:table-cell>
          <table:table-cell office:value-type="float" office:value="-0.118044" table:style-name="ce1">
            <text:p>-0.118044</text:p>
          </table:table-cell>
          <table:table-cell office:value-type="float" office:value="-4.1763500000000002E-2" table:style-name="ce1">
            <text:p>-0.0417635</text:p>
          </table:table-cell>
          <table:table-cell table:number-columns-repeated="16370"/>
        </table:table-row>
        <table:table-row table:style-name="ro1">
          <table:table-cell office:value-type="float" office:value="6.4349999999999996" table:style-name="ce1">
            <text:p>6.435</text:p>
          </table:table-cell>
          <table:table-cell office:value-type="float" office:value="-1.8596000000000001E-2" table:style-name="ce1">
            <text:p>-0.018596</text:p>
          </table:table-cell>
          <table:table-cell office:value-type="float" office:value="3.8672999999999999E-2" table:style-name="ce1">
            <text:p>0.038673</text:p>
          </table:table-cell>
          <table:table-cell office:value-type="float" office:value="4.1446999999999998E-2" table:style-name="ce1">
            <text:p>0.041447</text:p>
          </table:table-cell>
          <table:table-cell office:value-type="float" office:value="0.19721" table:style-name="ce1">
            <text:p>0.19721</text:p>
          </table:table-cell>
          <table:table-cell office:value-type="float" office:value="6.1314E-2" table:style-name="ce1">
            <text:p>0.061314</text:p>
          </table:table-cell>
          <table:table-cell office:value-type="float" office:value="0.2044" table:style-name="ce1">
            <text:p>0.2044</text:p>
          </table:table-cell>
          <table:table-cell office:value-type="float" office:value="8.5115999999999997E-2" table:style-name="ce1">
            <text:p>0.085116</text:p>
          </table:table-cell>
          <table:table-cell table:style-name="ce1"/>
          <table:table-cell office:value-type="float" office:value="1.98003" table:style-name="ce1">
            <text:p>1.98003</text:p>
          </table:table-cell>
          <table:table-cell office:value-type="float" office:value="0.24745900000000001" table:style-name="ce1">
            <text:p>0.247459</text:p>
          </table:table-cell>
          <table:table-cell office:value-type="float" office:value="-2.2541000000000005E-2" table:formula="of:=[.K117]-0.27" table:style-name="ce1">
            <text:p>-0.022541</text:p>
          </table:table-cell>
          <table:table-cell office:value-type="float" office:value="-0.12739500000000001" table:style-name="ce1">
            <text:p>-0.127395</text:p>
          </table:table-cell>
          <table:table-cell office:value-type="float" office:value="-3.4576799999999998E-2" table:style-name="ce1">
            <text:p>-0.0345768</text:p>
          </table:table-cell>
          <table:table-cell table:number-columns-repeated="16370"/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float" office:value="0" table:style-name="ce1">
            <text:p>0</text:p>
          </table:table-cell>
          <table:table-cell office:value-type="float" office:value="4.6573000000000003E-2" table:style-name="ce1">
            <text:p>0.046573</text:p>
          </table:table-cell>
          <table:table-cell office:value-type="float" office:value="5.6958000000000002E-2" table:style-name="ce1">
            <text:p>0.056958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3.5193000000000002E-2" table:style-name="ce1">
            <text:p>0.035193</text:p>
          </table:table-cell>
          <table:table-cell office:value-type="float" office:value="0.26440999999999998" table:style-name="ce1">
            <text:p>0.26441</text:p>
          </table:table-cell>
          <table:table-cell office:value-type="float" office:value="5.1645999999999997E-2" table:style-name="ce1">
            <text:p>0.05164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246194" table:style-name="ce1">
            <text:p>0.246194</text:p>
          </table:table-cell>
          <table:table-cell office:value-type="float" office:value="-2.3806000000000022E-2" table:formula="of:=[.K118]-0.27" table:style-name="ce1">
            <text:p>-0.023806</text:p>
          </table:table-cell>
          <table:table-cell office:value-type="float" office:value="-0.13222600000000001" table:style-name="ce1">
            <text:p>-0.132226</text:p>
          </table:table-cell>
          <table:table-cell office:value-type="float" office:value="-3.8768999999999998E-2" table:style-name="ce1">
            <text:p>-0.038769</text:p>
          </table:table-cell>
          <table:table-cell table:number-columns-repeated="16370"/>
        </table:table-row>
        <table:table-row table:style-name="ro1">
          <table:table-cell office:value-type="float" office:value="6.5650000000000004" table:style-name="ce1">
            <text:p>6.565</text:p>
          </table:table-cell>
          <table:table-cell office:value-type="float" office:value="1.8596000000000001E-2" table:style-name="ce1">
            <text:p>0.018596</text:p>
          </table:table-cell>
          <table:table-cell office:value-type="float" office:value="4.9915000000000001E-2" table:style-name="ce1">
            <text:p>0.049915</text:p>
          </table:table-cell>
          <table:table-cell office:value-type="float" office:value="6.3943E-2" table:style-name="ce1">
            <text:p>0.063943</text:p>
          </table:table-cell>
          <table:table-cell office:value-type="float" office:value="0.25454199999999999" table:style-name="ce1">
            <text:p>0.254542</text:p>
          </table:table-cell>
          <table:table-cell office:value-type="float" office:value="5.6270000000000001E-3" table:style-name="ce1">
            <text:p>0.005627</text:p>
          </table:table-cell>
          <table:table-cell office:value-type="float" office:value="0.29089199999999998" table:style-name="ce1">
            <text:p>0.290892</text:p>
          </table:table-cell>
          <table:table-cell office:value-type="float" office:value="8.4469999999999996E-3" table:style-name="ce1">
            <text:p>0.008447</text:p>
          </table:table-cell>
          <table:table-cell table:style-name="ce1"/>
          <table:table-cell office:value-type="float" office:value="2.0200200000000001" table:style-name="ce1">
            <text:p>2.02002</text:p>
          </table:table-cell>
          <table:table-cell office:value-type="float" office:value="0.244981" table:style-name="ce1">
            <text:p>0.244981</text:p>
          </table:table-cell>
          <table:table-cell office:value-type="float" office:value="-2.5019000000000013E-2" table:formula="of:=[.K119]-0.27" table:style-name="ce1">
            <text:p>-0.025019</text:p>
          </table:table-cell>
          <table:table-cell office:value-type="float" office:value="-0.143126" table:style-name="ce1">
            <text:p>-0.143126</text:p>
          </table:table-cell>
          <table:table-cell office:value-type="float" office:value="-3.47815E-2" table:style-name="ce1">
            <text:p>-0.0347815</text:p>
          </table:table-cell>
          <table:table-cell table:number-columns-repeated="16370"/>
        </table:table-row>
        <table:table-row table:style-name="ro1">
          <table:table-cell office:value-type="float" office:value="6.63" table:style-name="ce1">
            <text:p>6.63</text:p>
          </table:table-cell>
          <table:table-cell office:value-type="float" office:value="3.5034999999999997E-2" table:style-name="ce1">
            <text:p>0.035035</text:p>
          </table:table-cell>
          <table:table-cell office:value-type="float" office:value="4.8370999999999997E-2" table:style-name="ce1">
            <text:p>0.048371</text:p>
          </table:table-cell>
          <table:table-cell office:value-type="float" office:value="6.0684000000000002E-2" table:style-name="ce1">
            <text:p>0.060684</text:p>
          </table:table-cell>
          <table:table-cell office:value-type="float" office:value="0.246667" table:style-name="ce1">
            <text:p>0.246667</text:p>
          </table:table-cell>
          <table:table-cell office:value-type="float" office:value="-2.4489E-2" table:style-name="ce1">
            <text:p>-0.024489</text:p>
          </table:table-cell>
          <table:table-cell office:value-type="float" office:value="0.27857399999999999" table:style-name="ce1">
            <text:p>0.278574</text:p>
          </table:table-cell>
          <table:table-cell office:value-type="float" office:value="-3.6380000000000003E-2" table:style-name="ce1">
            <text:p>-0.03638</text:p>
          </table:table-cell>
          <table:table-cell table:style-name="ce1"/>
          <table:table-cell office:value-type="float" office:value="2.0400299999999998" table:style-name="ce1">
            <text:p>2.04003</text:p>
          </table:table-cell>
          <table:table-cell office:value-type="float" office:value="0.24385799999999999" table:style-name="ce1">
            <text:p>0.243858</text:p>
          </table:table-cell>
          <table:table-cell office:value-type="float" office:value="-2.6142000000000026E-2" table:formula="of:=[.K120]-0.27" table:style-name="ce1">
            <text:p>-0.026142</text:p>
          </table:table-cell>
          <table:table-cell office:value-type="float" office:value="-0.145561" table:style-name="ce1">
            <text:p>-0.145561</text:p>
          </table:table-cell>
          <table:table-cell office:value-type="float" office:value="-3.5286699999999997E-2" table:style-name="ce1">
            <text:p>-0.0352867</text:p>
          </table:table-cell>
          <table:table-cell table:number-columns-repeated="16370"/>
        </table:table-row>
        <table:table-row table:style-name="ro1">
          <table:table-cell office:value-type="float" office:value="6.6950000000000003" table:style-name="ce1">
            <text:p>6.695</text:p>
          </table:table-cell>
          <table:table-cell office:value-type="float" office:value="4.7500000000000001E-2" table:style-name="ce1">
            <text:p>0.0475</text:p>
          </table:table-cell>
          <table:table-cell office:value-type="float" office:value="4.2091999999999997E-2" table:style-name="ce1">
            <text:p>0.042092</text:p>
          </table:table-cell>
          <table:table-cell office:value-type="float" office:value="4.7987000000000002E-2" table:style-name="ce1">
            <text:p>0.047987</text:p>
          </table:table-cell>
          <table:table-cell office:value-type="float" office:value="0.214647" table:style-name="ce1">
            <text:p>0.214647</text:p>
          </table:table-cell>
          <table:table-cell office:value-type="float" office:value="-5.2207999999999997E-2" table:style-name="ce1">
            <text:p>-0.052208</text:p>
          </table:table-cell>
          <table:table-cell office:value-type="float" office:value="0.22992299999999999" table:style-name="ce1">
            <text:p>0.229923</text:p>
          </table:table-cell>
          <table:table-cell office:value-type="float" office:value="-7.4268000000000001E-2" table:style-name="ce1">
            <text:p>-0.074268</text:p>
          </table:table-cell>
          <table:table-cell table:style-name="ce1"/>
          <table:table-cell office:value-type="float" office:value="2.0600200000000002" table:style-name="ce1">
            <text:p>2.06002</text:p>
          </table:table-cell>
          <table:table-cell office:value-type="float" office:value="0.24290600000000001" table:style-name="ce1">
            <text:p>0.242906</text:p>
          </table:table-cell>
          <table:table-cell office:value-type="float" office:value="-2.7094000000000007E-2" table:formula="of:=[.K121]-0.27" table:style-name="ce1">
            <text:p>-0.027094</text:p>
          </table:table-cell>
          <table:table-cell office:value-type="float" office:value="-0.150008" table:style-name="ce1">
            <text:p>-0.150008</text:p>
          </table:table-cell>
          <table:table-cell office:value-type="float" office:value="-2.76239E-2" table:style-name="ce1">
            <text:p>-0.0276239</text:p>
          </table:table-cell>
          <table:table-cell table:number-columns-repeated="16370"/>
        </table:table-row>
        <table:table-row table:style-name="ro1">
          <table:table-cell office:value-type="float" office:value="6.76" table:style-name="ce1">
            <text:p>6.76</text:p>
          </table:table-cell>
          <table:table-cell office:value-type="float" office:value="5.4771E-2" table:style-name="ce1">
            <text:p>0.054771</text:p>
          </table:table-cell>
          <table:table-cell office:value-type="float" office:value="3.1692999999999999E-2" table:style-name="ce1">
            <text:p>0.031693</text:p>
          </table:table-cell>
          <table:table-cell office:value-type="float" office:value="2.8917999999999999E-2" table:style-name="ce1">
            <text:p>0.028918</text:p>
          </table:table-cell>
          <table:table-cell office:value-type="float" office:value="0.16161600000000001" table:style-name="ce1">
            <text:p>0.161616</text:p>
          </table:table-cell>
          <table:table-cell office:value-type="float" office:value="-7.4816999999999995E-2" table:style-name="ce1">
            <text:p>-0.074817</text:p>
          </table:table-cell>
          <table:table-cell office:value-type="float" office:value="0.15442600000000001" table:style-name="ce1">
            <text:p>0.154426</text:p>
          </table:table-cell>
          <table:table-cell office:value-type="float" office:value="-9.8618999999999998E-2" table:style-name="ce1">
            <text:p>-0.098619</text:p>
          </table:table-cell>
          <table:table-cell table:style-name="ce1"/>
          <table:table-cell office:value-type="float" office:value="2.08005" table:style-name="ce1">
            <text:p>2.08005</text:p>
          </table:table-cell>
          <table:table-cell office:value-type="float" office:value="0.24207100000000001" table:style-name="ce1">
            <text:p>0.242071</text:p>
          </table:table-cell>
          <table:table-cell office:value-type="float" office:value="-2.7929000000000009E-2" table:formula="of:=[.K122]-0.27" table:style-name="ce1">
            <text:p>-0.027929</text:p>
          </table:table-cell>
          <table:table-cell office:value-type="float" office:value="-0.15046899999999999" table:style-name="ce1">
            <text:p>-0.150469</text:p>
          </table:table-cell>
          <table:table-cell office:value-type="float" office:value="-2.36531E-2" table:style-name="ce1">
            <text:p>-0.0236531</text:p>
          </table:table-cell>
          <table:table-cell table:number-columns-repeated="16370"/>
        </table:table-row>
        <table:table-row table:style-name="ro1">
          <table:table-cell office:value-type="float" office:value="6.8250000000000002" table:style-name="ce1">
            <text:p>6.825</text:p>
          </table:table-cell>
          <table:table-cell office:value-type="float" office:value="5.6343999999999998E-2" table:style-name="ce1">
            <text:p>0.056344</text:p>
          </table:table-cell>
          <table:table-cell office:value-type="float" office:value="1.8190999999999999E-2" table:style-name="ce1">
            <text:p>0.018191</text:p>
          </table:table-cell>
          <table:table-cell office:value-type="float" office:value="7.8069999999999997E-3" table:style-name="ce1">
            <text:p>0.007807</text:p>
          </table:table-cell>
          <table:table-cell office:value-type="float" office:value="9.2765E-2" table:style-name="ce1">
            <text:p>0.092765</text:p>
          </table:table-cell>
          <table:table-cell office:value-type="float" office:value="-9.0102000000000002E-2" table:style-name="ce1">
            <text:p>-0.090102</text:p>
          </table:table-cell>
          <table:table-cell office:value-type="float" office:value="6.5854999999999997E-2" table:style-name="ce1">
            <text:p>0.065855</text:p>
          </table:table-cell>
          <table:table-cell office:value-type="float" office:value="-0.106555" table:style-name="ce1">
            <text:p>-0.106555</text:p>
          </table:table-cell>
          <table:table-cell table:style-name="ce1"/>
          <table:table-cell office:value-type="float" office:value="2.10005" table:style-name="ce1">
            <text:p>2.10005</text:p>
          </table:table-cell>
          <table:table-cell office:value-type="float" office:value="0.24143999999999999" table:style-name="ce1">
            <text:p>0.24144</text:p>
          </table:table-cell>
          <table:table-cell office:value-type="float" office:value="-2.856000000000003E-2" table:formula="of:=[.K123]-0.27" table:style-name="ce1">
            <text:p>-0.02856</text:p>
          </table:table-cell>
          <table:table-cell office:value-type="float" office:value="-0.14868899999999999" table:style-name="ce1">
            <text:p>-0.148689</text:p>
          </table:table-cell>
          <table:table-cell office:value-type="float" office:value="-1.43616E-2" table:style-name="ce1">
            <text:p>-0.0143616</text:p>
          </table:table-cell>
          <table:table-cell table:number-columns-repeated="16370"/>
        </table:table-row>
        <table:table-row table:style-name="ro1">
          <table:table-cell office:value-type="float" office:value="6.89" table:style-name="ce1">
            <text:p>6.89</text:p>
          </table:table-cell>
          <table:table-cell office:value-type="float" office:value="5.2401000000000003E-2" table:style-name="ce1">
            <text:p>0.052401</text:p>
          </table:table-cell>
          <table:table-cell office:value-type="float" office:value="2.9090000000000001E-3" table:style-name="ce1">
            <text:p>0.002909</text:p>
          </table:table-cell>
          <table:table-cell office:value-type="float" office:value="-1.1119E-2" table:style-name="ce1">
            <text:p>-0.011119</text:p>
          </table:table-cell>
          <table:table-cell office:value-type="float" office:value="1.4833000000000001E-2" table:style-name="ce1">
            <text:p>0.014833</text:p>
          </table:table-cell>
          <table:table-cell office:value-type="float" office:value="-9.6568000000000001E-2" table:style-name="ce1">
            <text:p>-0.096568</text:p>
          </table:table-cell>
          <table:table-cell office:value-type="float" office:value="-2.1517000000000001E-2" table:style-name="ce1">
            <text:p>-0.021517</text:p>
          </table:table-cell>
          <table:table-cell office:value-type="float" office:value="-9.9387000000000003E-2" table:style-name="ce1">
            <text:p>-0.099387</text:p>
          </table:table-cell>
          <table:table-cell table:style-name="ce1"/>
          <table:table-cell office:value-type="float" office:value="2.1200199999999998" table:style-name="ce1">
            <text:p>2.12002</text:p>
          </table:table-cell>
          <table:table-cell office:value-type="float" office:value="0.24087500000000001" table:style-name="ce1">
            <text:p>0.240875</text:p>
          </table:table-cell>
          <table:table-cell office:value-type="float" office:value="-2.9125000000000012E-2" table:formula="of:=[.K124]-0.27" table:style-name="ce1">
            <text:p>-0.029125</text:p>
          </table:table-cell>
          <table:table-cell office:value-type="float" office:value="-0.151195" table:style-name="ce1">
            <text:p>-0.151195</text:p>
          </table:table-cell>
          <table:table-cell office:value-type="float" office:value="1.28257E-3" table:style-name="ce1">
            <text:p>0.00128257</text:p>
          </table:table-cell>
          <table:table-cell table:number-columns-repeated="16370"/>
        </table:table-row>
        <table:table-row table:style-name="ro1">
          <table:table-cell office:value-type="float" office:value="6.9550000000000001" table:style-name="ce1">
            <text:p>6.955</text:p>
          </table:table-cell>
          <table:table-cell office:value-type="float" office:value="4.3666000000000003E-2" table:style-name="ce1">
            <text:p>0.043666</text:p>
          </table:table-cell>
          <table:table-cell office:value-type="float" office:value="-1.2658000000000001E-2" table:style-name="ce1">
            <text:p>-0.012658</text:p>
          </table:table-cell>
          <table:table-cell office:value-type="float" office:value="-2.4971E-2" table:style-name="ce1">
            <text:p>-0.024971</text:p>
          </table:table-cell>
          <table:table-cell office:value-type="float" office:value="-6.4550999999999997E-2" table:style-name="ce1">
            <text:p>-0.064551</text:p>
          </table:table-cell>
          <table:table-cell office:value-type="float" office:value="-9.3579999999999997E-2" table:style-name="ce1">
            <text:p>-0.09358</text:p>
          </table:table-cell>
          <table:table-cell office:value-type="float" office:value="-9.6457000000000001E-2" table:style-name="ce1">
            <text:p>-0.096457</text:p>
          </table:table-cell>
          <table:table-cell office:value-type="float" office:value="-8.1688999999999998E-2" table:style-name="ce1">
            <text:p>-0.081689</text:p>
          </table:table-cell>
          <table:table-cell table:style-name="ce1"/>
          <table:table-cell office:value-type="float" office:value="2.1400399999999999" table:style-name="ce1">
            <text:p>2.14004</text:p>
          </table:table-cell>
          <table:table-cell office:value-type="float" office:value="0.24051600000000001" table:style-name="ce1">
            <text:p>0.240516</text:p>
          </table:table-cell>
          <table:table-cell office:value-type="float" office:value="-2.948400000000001E-2" table:formula="of:=[.K125]-0.27" table:style-name="ce1">
            <text:p>-0.029484</text:p>
          </table:table-cell>
          <table:table-cell office:value-type="float" office:value="-0.14941599999999999" table:style-name="ce1">
            <text:p>-0.149416</text:p>
          </table:table-cell>
          <table:table-cell office:value-type="float" office:value="3.9481000000000004E-3" table:style-name="ce1">
            <text:p>0.0039481</text:p>
          </table:table-cell>
          <table:table-cell table:number-columns-repeated="16370"/>
        </table:table-row>
        <table:table-row table:style-name="ro1">
          <table:table-cell office:value-type="float" office:value="7.02" table:style-name="ce1">
            <text:p>7.02</text:p>
          </table:table-cell>
          <table:table-cell office:value-type="float" office:value="3.1201E-2" table:style-name="ce1">
            <text:p>0.031201</text:p>
          </table:table-cell>
          <table:table-cell office:value-type="float" office:value="-2.6986E-2" table:style-name="ce1">
            <text:p>-0.026986</text:p>
          </table:table-cell>
          <table:table-cell office:value-type="float" office:value="-3.2881000000000001E-2" table:style-name="ce1">
            <text:p>-0.032881</text:p>
          </table:table-cell>
          <table:table-cell office:value-type="float" office:value="-0.13761599999999999" table:style-name="ce1">
            <text:p>-0.137616</text:p>
          </table:table-cell>
          <table:table-cell office:value-type="float" office:value="-8.1433000000000005E-2" table:style-name="ce1">
            <text:p>-0.081433</text:p>
          </table:table-cell>
          <table:table-cell office:value-type="float" office:value="-0.152892" table:style-name="ce1">
            <text:p>-0.152892</text:p>
          </table:table-cell>
          <table:table-cell office:value-type="float" office:value="-5.9373000000000002E-2" table:style-name="ce1">
            <text:p>-0.059373</text:p>
          </table:table-cell>
          <table:table-cell table:style-name="ce1"/>
          <table:table-cell office:value-type="float" office:value="2.1600299999999999" table:style-name="ce1">
            <text:p>2.16003</text:p>
          </table:table-cell>
          <table:table-cell office:value-type="float" office:value="0.24040400000000001" table:style-name="ce1">
            <text:p>0.240404</text:p>
          </table:table-cell>
          <table:table-cell office:value-type="float" office:value="-2.9596000000000011E-2" table:formula="of:=[.K126]-0.27" table:style-name="ce1">
            <text:p>-0.029596</text:p>
          </table:table-cell>
          <table:table-cell office:value-type="float" office:value="-0.15036099999999999" table:style-name="ce1">
            <text:p>-0.150361</text:p>
          </table:table-cell>
          <table:table-cell office:value-type="float" office:value="1.40366E-2" table:style-name="ce1">
            <text:p>0.0140366</text:p>
          </table:table-cell>
          <table:table-cell table:number-columns-repeated="16370"/>
        </table:table-row>
        <table:table-row table:style-name="ro1">
          <table:table-cell office:value-type="float" office:value="7.085" table:style-name="ce1">
            <text:p>7.085</text:p>
          </table:table-cell>
          <table:table-cell office:value-type="float" office:value="1.6226000000000001E-2" table:style-name="ce1">
            <text:p>0.016226</text:p>
          </table:table-cell>
          <table:table-cell office:value-type="float" office:value="-3.8672999999999999E-2" table:style-name="ce1">
            <text:p>-0.038673</text:p>
          </table:table-cell>
          <table:table-cell office:value-type="float" office:value="-3.5897999999999999E-2" table:style-name="ce1">
            <text:p>-0.035898</text:p>
          </table:table-cell>
          <table:table-cell office:value-type="float" office:value="-0.19721" table:style-name="ce1">
            <text:p>-0.19721</text:p>
          </table:table-cell>
          <table:table-cell office:value-type="float" office:value="-6.1314E-2" table:style-name="ce1">
            <text:p>-0.061314</text:p>
          </table:table-cell>
          <table:table-cell office:value-type="float" office:value="-0.19001999999999999" table:style-name="ce1">
            <text:p>-0.19002</text:p>
          </table:table-cell>
          <table:table-cell office:value-type="float" office:value="-3.7511999999999997E-2" table:style-name="ce1">
            <text:p>-0.037512</text:p>
          </table:table-cell>
          <table:table-cell table:style-name="ce1"/>
          <table:table-cell office:value-type="float" office:value="2.1800299999999999" table:style-name="ce1">
            <text:p>2.18003</text:p>
          </table:table-cell>
          <table:table-cell office:value-type="float" office:value="0.24040900000000001" table:style-name="ce1">
            <text:p>0.240409</text:p>
          </table:table-cell>
          <table:table-cell office:value-type="float" office:value="-2.9591000000000006E-2" table:formula="of:=[.K127]-0.27" table:style-name="ce1">
            <text:p>-0.029591</text:p>
          </table:table-cell>
          <table:table-cell office:value-type="float" office:value="-0.15357399999999999" table:style-name="ce1">
            <text:p>-0.153574</text:p>
          </table:table-cell>
          <table:table-cell office:value-type="float" office:value="2.1372100000000002E-2" table:style-name="ce1">
            <text:p>0.0213721</text:p>
          </table:table-cell>
          <table:table-cell table:number-columns-repeated="16370"/>
        </table:table-row>
        <table:table-row table:style-name="ro1">
          <table:table-cell office:value-type="float" office:value="7.15" table:style-name="ce1">
            <text:p>7.15</text:p>
          </table:table-cell>
          <table:table-cell office:value-type="float" office:value="0" table:style-name="ce1">
            <text:p>0</text:p>
          </table:table-cell>
          <table:table-cell office:value-type="float" office:value="-4.6573000000000003E-2" table:style-name="ce1">
            <text:p>-0.046573</text:p>
          </table:table-cell>
          <table:table-cell office:value-type="float" office:value="-3.6188999999999999E-2" table:style-name="ce1">
            <text:p>-0.036189</text:p>
          </table:table-cell>
          <table:table-cell office:value-type="float" office:value="-0.23749999999999999" table:style-name="ce1">
            <text:p>-0.2375</text:p>
          </table:table-cell>
          <table:table-cell office:value-type="float" office:value="-3.5193000000000002E-2" table:style-name="ce1">
            <text:p>-0.035193</text:p>
          </table:table-cell>
          <table:table-cell office:value-type="float" office:value="-0.210591" table:style-name="ce1">
            <text:p>-0.210591</text:p>
          </table:table-cell>
          <table:table-cell office:value-type="float" office:value="-1.874E-2" table:style-name="ce1">
            <text:p>-0.01874</text:p>
          </table:table-cell>
          <table:table-cell table:style-name="ce1"/>
          <table:table-cell office:value-type="float" office:value="2.20004" table:style-name="ce1">
            <text:p>2.20004</text:p>
          </table:table-cell>
          <table:table-cell office:value-type="float" office:value="0.24066100000000001" table:style-name="ce1">
            <text:p>0.240661</text:p>
          </table:table-cell>
          <table:table-cell office:value-type="float" office:value="-2.9339000000000004E-2" table:formula="of:=[.K128]-0.27" table:style-name="ce1">
            <text:p>-0.029339</text:p>
          </table:table-cell>
          <table:table-cell office:value-type="float" office:value="-0.154728" table:style-name="ce1">
            <text:p>-0.154728</text:p>
          </table:table-cell>
          <table:table-cell office:value-type="float" office:value="1.6917999999999999E-2" table:style-name="ce1">
            <text:p>0.016918</text:p>
          </table:table-cell>
          <table:table-cell table:number-columns-repeated="16370"/>
        </table:table-row>
        <table:table-row table:style-name="ro1">
          <table:table-cell office:value-type="float" office:value="7.2149999999999999" table:style-name="ce1">
            <text:p>7.215</text:p>
          </table:table-cell>
          <table:table-cell office:value-type="float" office:value="-1.6226000000000001E-2" table:style-name="ce1">
            <text:p>-0.016226</text:p>
          </table:table-cell>
          <table:table-cell office:value-type="float" office:value="-4.9915000000000001E-2" table:style-name="ce1">
            <text:p>-0.049915</text:p>
          </table:table-cell>
          <table:table-cell office:value-type="float" office:value="-3.5888000000000003E-2" table:style-name="ce1">
            <text:p>-0.035888</text:p>
          </table:table-cell>
          <table:table-cell office:value-type="float" office:value="-0.25454199999999999" table:style-name="ce1">
            <text:p>-0.254542</text:p>
          </table:table-cell>
          <table:table-cell office:value-type="float" office:value="-5.6270000000000001E-3" table:style-name="ce1">
            <text:p>-0.005627</text:p>
          </table:table-cell>
          <table:table-cell office:value-type="float" office:value="-0.218192" table:style-name="ce1">
            <text:p>-0.218192</text:p>
          </table:table-cell>
          <table:table-cell office:value-type="float" office:value="-2.8080000000000002E-3" table:style-name="ce1">
            <text:p>-0.002808</text:p>
          </table:table-cell>
          <table:table-cell table:style-name="ce1"/>
          <table:table-cell office:value-type="float" office:value="2.2200099999999998" table:style-name="ce1">
            <text:p>2.22001</text:p>
          </table:table-cell>
          <table:table-cell office:value-type="float" office:value="0.24113000000000001" table:style-name="ce1">
            <text:p>0.24113</text:p>
          </table:table-cell>
          <table:table-cell office:value-type="float" office:value="-2.8870000000000007E-2" table:formula="of:=[.K129]-0.27" table:style-name="ce1">
            <text:p>-0.02887</text:p>
          </table:table-cell>
          <table:table-cell office:value-type="float" office:value="-0.15417900000000001" table:style-name="ce1">
            <text:p>-0.154179</text:p>
          </table:table-cell>
          <table:table-cell office:value-type="float" office:value="2.7827899999999999E-2" table:style-name="ce1">
            <text:p>0.0278279</text:p>
          </table:table-cell>
          <table:table-cell table:number-columns-repeated="16370"/>
        </table:table-row>
        <table:table-row table:style-name="ro1">
          <table:table-cell office:value-type="float" office:value="7.28" table:style-name="ce1">
            <text:p>7.28</text:p>
          </table:table-cell>
          <table:table-cell office:value-type="float" office:value="-3.1201E-2" table:style-name="ce1">
            <text:p>-0.031201</text:p>
          </table:table-cell>
          <table:table-cell office:value-type="float" office:value="-4.8370999999999997E-2" table:style-name="ce1">
            <text:p>-0.048371</text:p>
          </table:table-cell>
          <table:table-cell office:value-type="float" office:value="-3.6058E-2" table:style-name="ce1">
            <text:p>-0.036058</text:p>
          </table:table-cell>
          <table:table-cell office:value-type="float" office:value="-0.246667" table:style-name="ce1">
            <text:p>-0.246667</text:p>
          </table:table-cell>
          <table:table-cell office:value-type="float" office:value="2.4489E-2" table:style-name="ce1">
            <text:p>0.024489</text:p>
          </table:table-cell>
          <table:table-cell office:value-type="float" office:value="-0.21476100000000001" table:style-name="ce1">
            <text:p>-0.214761</text:p>
          </table:table-cell>
          <table:table-cell office:value-type="float" office:value="1.2598E-2" table:style-name="ce1">
            <text:p>0.012598</text:p>
          </table:table-cell>
          <table:table-cell table:style-name="ce1"/>
          <table:table-cell office:value-type="float" office:value="2.2400099999999998" table:style-name="ce1">
            <text:p>2.24001</text:p>
          </table:table-cell>
          <table:table-cell office:value-type="float" office:value="0.241755" table:style-name="ce1">
            <text:p>0.241755</text:p>
          </table:table-cell>
          <table:table-cell office:value-type="float" office:value="-2.824500000000002E-2" table:formula="of:=[.K130]-0.27" table:style-name="ce1">
            <text:p>-0.028245</text:p>
          </table:table-cell>
          <table:table-cell office:value-type="float" office:value="-0.148644" table:style-name="ce1">
            <text:p>-0.148644</text:p>
          </table:table-cell>
          <table:table-cell office:value-type="float" office:value="3.4420100000000002E-2" table:style-name="ce1">
            <text:p>0.0344201</text:p>
          </table:table-cell>
          <table:table-cell table:number-columns-repeated="16370"/>
        </table:table-row>
        <table:table-row table:style-name="ro1">
          <table:table-cell office:value-type="float" office:value="7.3449999999999998" table:style-name="ce1">
            <text:p>7.345</text:p>
          </table:table-cell>
          <table:table-cell office:value-type="float" office:value="-4.3666000000000003E-2" table:style-name="ce1">
            <text:p>-0.043666</text:p>
          </table:table-cell>
          <table:table-cell office:value-type="float" office:value="-4.2091999999999997E-2" table:style-name="ce1">
            <text:p>-0.042092</text:p>
          </table:table-cell>
          <table:table-cell office:value-type="float" office:value="-3.6197E-2" table:style-name="ce1">
            <text:p>-0.036197</text:p>
          </table:table-cell>
          <table:table-cell office:value-type="float" office:value="-0.214647" table:style-name="ce1">
            <text:p>-0.214647</text:p>
          </table:table-cell>
          <table:table-cell office:value-type="float" office:value="5.2207999999999997E-2" table:style-name="ce1">
            <text:p>0.052208</text:p>
          </table:table-cell>
          <table:table-cell office:value-type="float" office:value="-0.19937199999999999" table:style-name="ce1">
            <text:p>-0.199372</text:p>
          </table:table-cell>
          <table:table-cell office:value-type="float" office:value="3.0148999999999999E-2" table:style-name="ce1">
            <text:p>0.030149</text:p>
          </table:table-cell>
          <table:table-cell table:style-name="ce1"/>
          <table:table-cell office:value-type="float" office:value="2.2600199999999999" table:style-name="ce1">
            <text:p>2.26002</text:p>
          </table:table-cell>
          <table:table-cell office:value-type="float" office:value="0.24280099999999999" table:style-name="ce1">
            <text:p>0.242801</text:p>
          </table:table-cell>
          <table:table-cell office:value-type="float" office:value="-2.7199000000000029E-2" table:formula="of:=[.K131]-0.27" table:style-name="ce1">
            <text:p>-0.027199</text:p>
          </table:table-cell>
          <table:table-cell office:value-type="float" office:value="-0.13638900000000001" table:style-name="ce1">
            <text:p>-0.136389</text:p>
          </table:table-cell>
          <table:table-cell office:value-type="float" office:value="3.7439600000000003E-2" table:style-name="ce1">
            <text:p>0.0374396</text:p>
          </table:table-cell>
          <table:table-cell table:number-columns-repeated="16370"/>
        </table:table-row>
        <table:table-row table:style-name="ro1">
          <table:table-cell office:value-type="float" office:value="7.41" table:style-name="ce1">
            <text:p>7.41</text:p>
          </table:table-cell>
          <table:table-cell office:value-type="float" office:value="-5.2401000000000003E-2" table:style-name="ce1">
            <text:p>-0.052401</text:p>
          </table:table-cell>
          <table:table-cell office:value-type="float" office:value="-3.1692999999999999E-2" table:style-name="ce1">
            <text:p>-0.031693</text:p>
          </table:table-cell>
          <table:table-cell office:value-type="float" office:value="-3.4466999999999998E-2" table:style-name="ce1">
            <text:p>-0.034467</text:p>
          </table:table-cell>
          <table:table-cell office:value-type="float" office:value="-0.16161600000000001" table:style-name="ce1">
            <text:p>-0.161616</text:p>
          </table:table-cell>
          <table:table-cell office:value-type="float" office:value="7.4816999999999995E-2" table:style-name="ce1">
            <text:p>0.074817</text:p>
          </table:table-cell>
          <table:table-cell office:value-type="float" office:value="-0.16880600000000001" table:style-name="ce1">
            <text:p>-0.168806</text:p>
          </table:table-cell>
          <table:table-cell office:value-type="float" office:value="5.1014999999999998E-2" table:style-name="ce1">
            <text:p>0.051015</text:p>
          </table:table-cell>
          <table:table-cell table:style-name="ce1"/>
          <table:table-cell office:value-type="float" office:value="2.28003" table:style-name="ce1">
            <text:p>2.28003</text:p>
          </table:table-cell>
          <table:table-cell office:value-type="float" office:value="0.24413000000000001" table:style-name="ce1">
            <text:p>0.24413</text:p>
          </table:table-cell>
          <table:table-cell office:value-type="float" office:value="-2.5870000000000004E-2" table:formula="of:=[.K132]-0.27" table:style-name="ce1">
            <text:p>-0.02587</text:p>
          </table:table-cell>
          <table:table-cell office:value-type="float" office:value="-0.122866" table:style-name="ce1">
            <text:p>-0.122866</text:p>
          </table:table-cell>
          <table:table-cell office:value-type="float" office:value="5.4582899999999997E-2" table:style-name="ce1">
            <text:p>0.0545829</text:p>
          </table:table-cell>
          <table:table-cell table:number-columns-repeated="16370"/>
        </table:table-row>
        <table:table-row table:style-name="ro1">
          <table:table-cell office:value-type="float" office:value="7.4749999999999996" table:style-name="ce1">
            <text:p>7.475</text:p>
          </table:table-cell>
          <table:table-cell office:value-type="float" office:value="-5.6343999999999998E-2" table:style-name="ce1">
            <text:p>-0.056344</text:p>
          </table:table-cell>
          <table:table-cell office:value-type="float" office:value="-1.8190999999999999E-2" table:style-name="ce1">
            <text:p>-0.018191</text:p>
          </table:table-cell>
          <table:table-cell office:value-type="float" office:value="-2.8575E-2" table:style-name="ce1">
            <text:p>-0.028575</text:p>
          </table:table-cell>
          <table:table-cell office:value-type="float" office:value="-9.2765E-2" table:style-name="ce1">
            <text:p>-0.092765</text:p>
          </table:table-cell>
          <table:table-cell office:value-type="float" office:value="9.0102000000000002E-2" table:style-name="ce1">
            <text:p>0.090102</text:p>
          </table:table-cell>
          <table:table-cell office:value-type="float" office:value="-0.119674" table:style-name="ce1">
            <text:p>-0.119674</text:p>
          </table:table-cell>
          <table:table-cell office:value-type="float" office:value="7.3649000000000006E-2" table:style-name="ce1">
            <text:p>0.073649</text:p>
          </table:table-cell>
          <table:table-cell table:style-name="ce1"/>
          <table:table-cell office:value-type="float" office:value="2.3000400000000001" table:style-name="ce1">
            <text:p>2.30004</text:p>
          </table:table-cell>
          <table:table-cell office:value-type="float" office:value="0.24575" table:style-name="ce1">
            <text:p>0.24575</text:p>
          </table:table-cell>
          <table:table-cell office:value-type="float" office:value="-2.4250000000000022E-2" table:formula="of:=[.K133]-0.27" table:style-name="ce1">
            <text:p>-0.02425</text:p>
          </table:table-cell>
          <table:table-cell office:value-type="float" office:value="-0.110751" table:style-name="ce1">
            <text:p>-0.110751</text:p>
          </table:table-cell>
          <table:table-cell office:value-type="float" office:value="5.3848E-2" table:style-name="ce1">
            <text:p>0.053848</text:p>
          </table:table-cell>
          <table:table-cell table:number-columns-repeated="16370"/>
        </table:table-row>
        <table:table-row table:style-name="ro1">
          <table:table-cell office:value-type="float" office:value="7.54" table:style-name="ce1">
            <text:p>7.54</text:p>
          </table:table-cell>
          <table:table-cell office:value-type="float" office:value="-5.4771E-2" table:style-name="ce1">
            <text:p>-0.054771</text:p>
          </table:table-cell>
          <table:table-cell office:value-type="float" office:value="-2.9090000000000001E-3" table:style-name="ce1">
            <text:p>-0.002909</text:p>
          </table:table-cell>
          <table:table-cell office:value-type="float" office:value="-1.6936E-2" table:style-name="ce1">
            <text:p>-0.016936</text:p>
          </table:table-cell>
          <table:table-cell office:value-type="float" office:value="-1.4833000000000001E-2" table:style-name="ce1">
            <text:p>-0.014833</text:p>
          </table:table-cell>
          <table:table-cell office:value-type="float" office:value="9.6568000000000001E-2" table:style-name="ce1">
            <text:p>0.096568</text:p>
          </table:table-cell>
          <table:table-cell office:value-type="float" office:value="-5.1182999999999999E-2" table:style-name="ce1">
            <text:p>-0.051183</text:p>
          </table:table-cell>
          <table:table-cell office:value-type="float" office:value="9.3747999999999998E-2" table:style-name="ce1">
            <text:p>0.093748</text:p>
          </table:table-cell>
          <table:table-cell table:style-name="ce1"/>
          <table:table-cell office:value-type="float" office:value="2.3200099999999999" table:style-name="ce1">
            <text:p>2.32001</text:p>
          </table:table-cell>
          <table:table-cell office:value-type="float" office:value="0.24788499999999999" table:style-name="ce1">
            <text:p>0.247885</text:p>
          </table:table-cell>
          <table:table-cell office:value-type="float" office:value="-2.2115000000000024E-2" table:formula="of:=[.K134]-0.27" table:style-name="ce1">
            <text:p>-0.022115</text:p>
          </table:table-cell>
          <table:table-cell office:value-type="float" office:value="-9.3392100000000006E-2" table:style-name="ce1">
            <text:p>-0.0933921</text:p>
          </table:table-cell>
          <table:table-cell office:value-type="float" office:value="6.0373299999999998E-2" table:style-name="ce1">
            <text:p>0.0603733</text:p>
          </table:table-cell>
          <table:table-cell table:number-columns-repeated="16370"/>
        </table:table-row>
        <table:table-row table:style-name="ro1">
          <table:table-cell office:value-type="float" office:value="7.6050000000000004" table:style-name="ce1">
            <text:p>7.605</text:p>
          </table:table-cell>
          <table:table-cell office:value-type="float" office:value="-4.7500000000000001E-2" table:style-name="ce1">
            <text:p>-0.0475</text:p>
          </table:table-cell>
          <table:table-cell office:value-type="float" office:value="1.2658000000000001E-2" table:style-name="ce1">
            <text:p>0.012658</text:p>
          </table:table-cell>
          <table:table-cell office:value-type="float" office:value="3.4600000000000001E-4" table:style-name="ce1">
            <text:p>0.000346</text:p>
          </table:table-cell>
          <table:table-cell office:value-type="float" office:value="6.4550999999999997E-2" table:style-name="ce1">
            <text:p>0.064551</text:p>
          </table:table-cell>
          <table:table-cell office:value-type="float" office:value="9.3579999999999997E-2" table:style-name="ce1">
            <text:p>0.09358</text:p>
          </table:table-cell>
          <table:table-cell office:value-type="float" office:value="3.2643999999999999E-2" table:style-name="ce1">
            <text:p>0.032644</text:p>
          </table:table-cell>
          <table:table-cell office:value-type="float" office:value="0.105471" table:style-name="ce1">
            <text:p>0.105471</text:p>
          </table:table-cell>
          <table:table-cell table:style-name="ce1"/>
          <table:table-cell office:value-type="float" office:value="2.3400500000000002" table:style-name="ce1">
            <text:p>2.34005</text:p>
          </table:table-cell>
          <table:table-cell office:value-type="float" office:value="0.25029000000000001" table:style-name="ce1">
            <text:p>0.25029</text:p>
          </table:table-cell>
          <table:table-cell office:value-type="float" office:value="-1.9710000000000005E-2" table:formula="of:=[.K135]-0.27" table:style-name="ce1">
            <text:p>-0.01971</text:p>
          </table:table-cell>
          <table:table-cell office:value-type="float" office:value="-7.9463800000000001E-2" table:style-name="ce1">
            <text:p>-0.0794638</text:p>
          </table:table-cell>
          <table:table-cell office:value-type="float" office:value="7.3109800000000003E-2" table:style-name="ce1">
            <text:p>0.0731098</text:p>
          </table:table-cell>
          <table:table-cell table:number-columns-repeated="16370"/>
        </table:table-row>
        <table:table-row table:style-name="ro1">
          <table:table-cell office:value-type="float" office:value="7.67" table:style-name="ce1">
            <text:p>7.67</text:p>
          </table:table-cell>
          <table:table-cell office:value-type="float" office:value="-3.5034999999999997E-2" table:style-name="ce1">
            <text:p>-0.035035</text:p>
          </table:table-cell>
          <table:table-cell office:value-type="float" office:value="2.6986E-2" table:style-name="ce1">
            <text:p>0.026986</text:p>
          </table:table-cell>
          <table:table-cell office:value-type="float" office:value="2.1090999999999999E-2" table:style-name="ce1">
            <text:p>0.021091</text:p>
          </table:table-cell>
          <table:table-cell office:value-type="float" office:value="0.13761599999999999" table:style-name="ce1">
            <text:p>0.137616</text:p>
          </table:table-cell>
          <table:table-cell office:value-type="float" office:value="8.1433000000000005E-2" table:style-name="ce1">
            <text:p>0.081433</text:p>
          </table:table-cell>
          <table:table-cell office:value-type="float" office:value="0.12234" table:style-name="ce1">
            <text:p>0.12234</text:p>
          </table:table-cell>
          <table:table-cell office:value-type="float" office:value="0.103492" table:style-name="ce1">
            <text:p>0.103492</text:p>
          </table:table-cell>
          <table:table-cell table:style-name="ce1"/>
          <table:table-cell office:value-type="float" office:value="2.3600400000000001" table:style-name="ce1">
            <text:p>2.36004</text:p>
          </table:table-cell>
          <table:table-cell office:value-type="float" office:value="0.253135" table:style-name="ce1">
            <text:p>0.253135</text:p>
          </table:table-cell>
          <table:table-cell office:value-type="float" office:value="-1.6865000000000019E-2" table:formula="of:=[.K136]-0.27" table:style-name="ce1">
            <text:p>-0.016865</text:p>
          </table:table-cell>
          <table:table-cell office:value-type="float" office:value="-5.9890199999999998E-2" table:style-name="ce1">
            <text:p>-0.0598902</text:p>
          </table:table-cell>
          <table:table-cell office:value-type="float" office:value="7.22246E-2" table:style-name="ce1">
            <text:p>0.0722246</text:p>
          </table:table-cell>
          <table:table-cell table:number-columns-repeated="16370"/>
        </table:table-row>
        <table:table-row table:style-name="ro1">
          <table:table-cell office:value-type="float" office:value="7.7350000000000003" table:style-name="ce1">
            <text:p>7.735</text:p>
          </table:table-cell>
          <table:table-cell office:value-type="float" office:value="-1.8596000000000001E-2" table:style-name="ce1">
            <text:p>-0.018596</text:p>
          </table:table-cell>
          <table:table-cell office:value-type="float" office:value="3.8672999999999999E-2" table:style-name="ce1">
            <text:p>0.038673</text:p>
          </table:table-cell>
          <table:table-cell office:value-type="float" office:value="4.1446999999999998E-2" table:style-name="ce1">
            <text:p>0.041447</text:p>
          </table:table-cell>
          <table:table-cell office:value-type="float" office:value="0.19721" table:style-name="ce1">
            <text:p>0.19721</text:p>
          </table:table-cell>
          <table:table-cell office:value-type="float" office:value="6.1314E-2" table:style-name="ce1">
            <text:p>0.061314</text:p>
          </table:table-cell>
          <table:table-cell office:value-type="float" office:value="0.2044" table:style-name="ce1">
            <text:p>0.2044</text:p>
          </table:table-cell>
          <table:table-cell office:value-type="float" office:value="8.5115999999999997E-2" table:style-name="ce1">
            <text:p>0.085116</text:p>
          </table:table-cell>
          <table:table-cell table:style-name="ce1"/>
          <table:table-cell office:value-type="float" office:value="2.3800300000000001" table:style-name="ce1">
            <text:p>2.38003</text:p>
          </table:table-cell>
          <table:table-cell office:value-type="float" office:value="0.25645499999999999" table:style-name="ce1">
            <text:p>0.256455</text:p>
          </table:table-cell>
          <table:table-cell office:value-type="float" office:value="-1.3545000000000029E-2" table:formula="of:=[.K137]-0.27" table:style-name="ce1">
            <text:p>-0.013545</text:p>
          </table:table-cell>
          <table:table-cell office:value-type="float" office:value="-4.0970899999999998E-2" table:style-name="ce1">
            <text:p>-0.0409709</text:p>
          </table:table-cell>
          <table:table-cell office:value-type="float" office:value="8.1342999999999999E-2" table:style-name="ce1">
            <text:p>0.081343</text:p>
          </table:table-cell>
          <table:table-cell table:number-columns-repeated="16370"/>
        </table:table-row>
        <table:table-row table:style-name="ro1">
          <table:table-cell office:value-type="float" office:value="7.8" table:style-name="ce1">
            <text:p>7.8</text:p>
          </table:table-cell>
          <table:table-cell office:value-type="float" office:value="0" table:style-name="ce1">
            <text:p>0</text:p>
          </table:table-cell>
          <table:table-cell office:value-type="float" office:value="4.6573000000000003E-2" table:style-name="ce1">
            <text:p>0.046573</text:p>
          </table:table-cell>
          <table:table-cell office:value-type="float" office:value="5.6958000000000002E-2" table:style-name="ce1">
            <text:p>0.056958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3.5193000000000002E-2" table:style-name="ce1">
            <text:p>0.035193</text:p>
          </table:table-cell>
          <table:table-cell office:value-type="float" office:value="0.26440999999999998" table:style-name="ce1">
            <text:p>0.26441</text:p>
          </table:table-cell>
          <table:table-cell office:value-type="float" office:value="5.1645999999999997E-2" table:style-name="ce1">
            <text:p>0.051646</text:p>
          </table:table-cell>
          <table:table-cell table:style-name="ce1"/>
          <table:table-cell office:value-type="float" office:value="2.4000400000000002" table:style-name="ce1">
            <text:p>2.40004</text:p>
          </table:table-cell>
          <table:table-cell office:value-type="float" office:value="0.26019500000000001" table:style-name="ce1">
            <text:p>0.260195</text:p>
          </table:table-cell>
          <table:table-cell office:value-type="float" office:value="-9.8050000000000082E-3" table:formula="of:=[.K138]-0.27" table:style-name="ce1">
            <text:p>-0.009805</text:p>
          </table:table-cell>
          <table:table-cell office:value-type="float" office:value="-2.13051E-2" table:style-name="ce1">
            <text:p>-0.0213051</text:p>
          </table:table-cell>
          <table:table-cell office:value-type="float" office:value="8.8743600000000006E-2" table:style-name="ce1">
            <text:p>0.0887436</text:p>
          </table:table-cell>
          <table:table-cell table:number-columns-repeated="16370"/>
        </table:table-row>
        <table:table-row table:style-name="ro1">
          <table:table-cell office:value-type="float" office:value="7.8650000000000002" table:style-name="ce1">
            <text:p>7.865</text:p>
          </table:table-cell>
          <table:table-cell office:value-type="float" office:value="1.8596000000000001E-2" table:style-name="ce1">
            <text:p>0.018596</text:p>
          </table:table-cell>
          <table:table-cell office:value-type="float" office:value="4.9915000000000001E-2" table:style-name="ce1">
            <text:p>0.049915</text:p>
          </table:table-cell>
          <table:table-cell office:value-type="float" office:value="6.3943E-2" table:style-name="ce1">
            <text:p>0.063943</text:p>
          </table:table-cell>
          <table:table-cell office:value-type="float" office:value="0.25454199999999999" table:style-name="ce1">
            <text:p>0.254542</text:p>
          </table:table-cell>
          <table:table-cell office:value-type="float" office:value="5.6270000000000001E-3" table:style-name="ce1">
            <text:p>0.005627</text:p>
          </table:table-cell>
          <table:table-cell office:value-type="float" office:value="0.29089199999999998" table:style-name="ce1">
            <text:p>0.290892</text:p>
          </table:table-cell>
          <table:table-cell office:value-type="float" office:value="8.4469999999999996E-3" table:style-name="ce1">
            <text:p>0.008447</text:p>
          </table:table-cell>
          <table:table-cell table:style-name="ce1"/>
          <table:table-cell office:value-type="float" office:value="2.4200400000000002" table:style-name="ce1">
            <text:p>2.42004</text:p>
          </table:table-cell>
          <table:table-cell office:value-type="float" office:value="0.26446500000000001" table:style-name="ce1">
            <text:p>0.264465</text:p>
          </table:table-cell>
          <table:table-cell office:value-type="float" office:value="-5.5350000000000121E-3" table:formula="of:=[.K139]-0.27" table:style-name="ce1">
            <text:p>-0.005535</text:p>
          </table:table-cell>
          <table:table-cell office:value-type="float" office:value="3.17535E-3" table:style-name="ce1">
            <text:p>0.00317535</text:p>
          </table:table-cell>
          <table:table-cell office:value-type="float" office:value="8.7275699999999998E-2" table:style-name="ce1">
            <text:p>0.0872757</text:p>
          </table:table-cell>
          <table:table-cell table:number-columns-repeated="16370"/>
        </table:table-row>
        <table:table-row table:style-name="ro1">
          <table:table-cell office:value-type="float" office:value="7.93" table:style-name="ce1">
            <text:p>7.93</text:p>
          </table:table-cell>
          <table:table-cell office:value-type="float" office:value="3.5034999999999997E-2" table:style-name="ce1">
            <text:p>0.035035</text:p>
          </table:table-cell>
          <table:table-cell office:value-type="float" office:value="4.8370999999999997E-2" table:style-name="ce1">
            <text:p>0.048371</text:p>
          </table:table-cell>
          <table:table-cell office:value-type="float" office:value="6.0684000000000002E-2" table:style-name="ce1">
            <text:p>0.060684</text:p>
          </table:table-cell>
          <table:table-cell office:value-type="float" office:value="0.246667" table:style-name="ce1">
            <text:p>0.246667</text:p>
          </table:table-cell>
          <table:table-cell office:value-type="float" office:value="-2.4489E-2" table:style-name="ce1">
            <text:p>-0.024489</text:p>
          </table:table-cell>
          <table:table-cell office:value-type="float" office:value="0.27857399999999999" table:style-name="ce1">
            <text:p>0.278574</text:p>
          </table:table-cell>
          <table:table-cell office:value-type="float" office:value="-3.6380000000000003E-2" table:style-name="ce1">
            <text:p>-0.03638</text:p>
          </table:table-cell>
          <table:table-cell table:style-name="ce1"/>
          <table:table-cell office:value-type="float" office:value="2.4400400000000002" table:style-name="ce1">
            <text:p>2.44004</text:p>
          </table:table-cell>
          <table:table-cell office:value-type="float" office:value="0.269289" table:style-name="ce1">
            <text:p>0.269289</text:p>
          </table:table-cell>
          <table:table-cell office:value-type="float" office:value="-7.1100000000001717E-4" table:formula="of:=[.K140]-0.27" table:style-name="ce1">
            <text:p>-0.000711</text:p>
          </table:table-cell>
          <table:table-cell office:value-type="float" office:value="2.2016999999999998E-2" table:style-name="ce1">
            <text:p>0.022017</text:p>
          </table:table-cell>
          <table:table-cell office:value-type="float" office:value="9.0688000000000005E-2" table:style-name="ce1">
            <text:p>0.090688</text:p>
          </table:table-cell>
          <table:table-cell table:number-columns-repeated="16370"/>
        </table:table-row>
        <table:table-row table:style-name="ro1">
          <table:table-cell office:value-type="float" office:value="7.9950000000000001" table:style-name="ce1">
            <text:p>7.995</text:p>
          </table:table-cell>
          <table:table-cell office:value-type="float" office:value="4.7500000000000001E-2" table:style-name="ce1">
            <text:p>0.0475</text:p>
          </table:table-cell>
          <table:table-cell office:value-type="float" office:value="4.2091999999999997E-2" table:style-name="ce1">
            <text:p>0.042092</text:p>
          </table:table-cell>
          <table:table-cell office:value-type="float" office:value="4.7987000000000002E-2" table:style-name="ce1">
            <text:p>0.047987</text:p>
          </table:table-cell>
          <table:table-cell office:value-type="float" office:value="0.214647" table:style-name="ce1">
            <text:p>0.214647</text:p>
          </table:table-cell>
          <table:table-cell office:value-type="float" office:value="-5.2207999999999997E-2" table:style-name="ce1">
            <text:p>-0.052208</text:p>
          </table:table-cell>
          <table:table-cell office:value-type="float" office:value="0.22992299999999999" table:style-name="ce1">
            <text:p>0.229923</text:p>
          </table:table-cell>
          <table:table-cell office:value-type="float" office:value="-7.4268000000000001E-2" table:style-name="ce1">
            <text:p>-0.074268</text:p>
          </table:table-cell>
          <table:table-cell table:style-name="ce1"/>
          <table:table-cell office:value-type="float" office:value="2.4600300000000002" table:style-name="ce1">
            <text:p>2.46003</text:p>
          </table:table-cell>
          <table:table-cell office:value-type="float" office:value="0.27460000000000001" table:style-name="ce1">
            <text:p>0.2746</text:p>
          </table:table-cell>
          <table:table-cell office:value-type="float" office:value="4.599999999999993E-3" table:formula="of:=[.K141]-0.27" table:style-name="ce1">
            <text:p>0.0046</text:p>
          </table:table-cell>
          <table:table-cell office:value-type="float" office:value="4.9627900000000003E-2" table:style-name="ce1">
            <text:p>0.0496279</text:p>
          </table:table-cell>
          <table:table-cell office:value-type="float" office:value="9.3546500000000005E-2" table:style-name="ce1">
            <text:p>0.0935465</text:p>
          </table:table-cell>
          <table:table-cell table:number-columns-repeated="16370"/>
        </table:table-row>
        <table:table-row table:style-name="ro1">
          <table:table-cell office:value-type="float" office:value="8.06" table:style-name="ce1">
            <text:p>8.06</text:p>
          </table:table-cell>
          <table:table-cell office:value-type="float" office:value="5.4771E-2" table:style-name="ce1">
            <text:p>0.054771</text:p>
          </table:table-cell>
          <table:table-cell office:value-type="float" office:value="3.1692999999999999E-2" table:style-name="ce1">
            <text:p>0.031693</text:p>
          </table:table-cell>
          <table:table-cell office:value-type="float" office:value="2.8917999999999999E-2" table:style-name="ce1">
            <text:p>0.028918</text:p>
          </table:table-cell>
          <table:table-cell office:value-type="float" office:value="0.16161600000000001" table:style-name="ce1">
            <text:p>0.161616</text:p>
          </table:table-cell>
          <table:table-cell office:value-type="float" office:value="-7.4816999999999995E-2" table:style-name="ce1">
            <text:p>-0.074817</text:p>
          </table:table-cell>
          <table:table-cell office:value-type="float" office:value="0.15442600000000001" table:style-name="ce1">
            <text:p>0.154426</text:p>
          </table:table-cell>
          <table:table-cell office:value-type="float" office:value="-9.8618999999999998E-2" table:style-name="ce1">
            <text:p>-0.098619</text:p>
          </table:table-cell>
          <table:table-cell table:style-name="ce1"/>
          <table:table-cell office:value-type="float" office:value="2.48001" table:style-name="ce1">
            <text:p>2.48001</text:p>
          </table:table-cell>
          <table:table-cell office:value-type="float" office:value="0.28050900000000001" table:style-name="ce1">
            <text:p>0.280509</text:p>
          </table:table-cell>
          <table:table-cell office:value-type="float" office:value="1.0508999999999991E-2" table:formula="of:=[.K142]-0.27" table:style-name="ce1">
            <text:p>0.010509</text:p>
          </table:table-cell>
          <table:table-cell office:value-type="float" office:value="7.6253600000000005E-2" table:style-name="ce1">
            <text:p>0.0762536</text:p>
          </table:table-cell>
          <table:table-cell office:value-type="float" office:value="9.0413499999999994E-2" table:style-name="ce1">
            <text:p>0.0904135</text:p>
          </table:table-cell>
          <table:table-cell table:number-columns-repeated="16370"/>
        </table:table-row>
        <table:table-row table:style-name="ro1">
          <table:table-cell office:value-type="float" office:value="8.125" table:style-name="ce1">
            <text:p>8.125</text:p>
          </table:table-cell>
          <table:table-cell office:value-type="float" office:value="5.6343999999999998E-2" table:style-name="ce1">
            <text:p>0.056344</text:p>
          </table:table-cell>
          <table:table-cell office:value-type="float" office:value="1.8190999999999999E-2" table:style-name="ce1">
            <text:p>0.018191</text:p>
          </table:table-cell>
          <table:table-cell office:value-type="float" office:value="7.8069999999999997E-3" table:style-name="ce1">
            <text:p>0.007807</text:p>
          </table:table-cell>
          <table:table-cell office:value-type="float" office:value="9.2765E-2" table:style-name="ce1">
            <text:p>0.092765</text:p>
          </table:table-cell>
          <table:table-cell office:value-type="float" office:value="-9.0102000000000002E-2" table:style-name="ce1">
            <text:p>-0.090102</text:p>
          </table:table-cell>
          <table:table-cell office:value-type="float" office:value="6.5854999999999997E-2" table:style-name="ce1">
            <text:p>0.065855</text:p>
          </table:table-cell>
          <table:table-cell office:value-type="float" office:value="-0.106555" table:style-name="ce1">
            <text:p>-0.106555</text:p>
          </table:table-cell>
          <table:table-cell table:style-name="ce1"/>
          <table:table-cell office:value-type="float" office:value="2.5000399999999998" table:style-name="ce1">
            <text:p>2.50004</text:p>
          </table:table-cell>
          <table:table-cell office:value-type="float" office:value="0.28704299999999999" table:style-name="ce1">
            <text:p>0.287043</text:p>
          </table:table-cell>
          <table:table-cell office:value-type="float" office:value="1.7042999999999975E-2" table:formula="of:=[.K143]-0.27" table:style-name="ce1">
            <text:p>0.017043</text:p>
          </table:table-cell>
          <table:table-cell office:value-type="float" office:value="0.10091899999999999" table:style-name="ce1">
            <text:p>0.100919</text:p>
          </table:table-cell>
          <table:table-cell office:value-type="float" office:value="9.7124100000000005E-2" table:style-name="ce1">
            <text:p>0.0971241</text:p>
          </table:table-cell>
          <table:table-cell table:number-columns-repeated="16370"/>
        </table:table-row>
        <table:table-row table:style-name="ro1">
          <table:table-cell office:value-type="float" office:value="8.19" table:style-name="ce1">
            <text:p>8.19</text:p>
          </table:table-cell>
          <table:table-cell office:value-type="float" office:value="5.2401000000000003E-2" table:style-name="ce1">
            <text:p>0.052401</text:p>
          </table:table-cell>
          <table:table-cell office:value-type="float" office:value="2.9090000000000001E-3" table:style-name="ce1">
            <text:p>0.002909</text:p>
          </table:table-cell>
          <table:table-cell office:value-type="float" office:value="-1.1119E-2" table:style-name="ce1">
            <text:p>-0.011119</text:p>
          </table:table-cell>
          <table:table-cell office:value-type="float" office:value="1.4833000000000001E-2" table:style-name="ce1">
            <text:p>0.014833</text:p>
          </table:table-cell>
          <table:table-cell office:value-type="float" office:value="-9.6568000000000001E-2" table:style-name="ce1">
            <text:p>-0.096568</text:p>
          </table:table-cell>
          <table:table-cell office:value-type="float" office:value="-2.1517000000000001E-2" table:style-name="ce1">
            <text:p>-0.021517</text:p>
          </table:table-cell>
          <table:table-cell office:value-type="float" office:value="-9.9387000000000003E-2" table:style-name="ce1">
            <text:p>-0.099387</text:p>
          </table:table-cell>
          <table:table-cell table:style-name="ce1"/>
          <table:table-cell office:value-type="float" office:value="2.5200300000000002" table:style-name="ce1">
            <text:p>2.52003</text:p>
          </table:table-cell>
          <table:table-cell office:value-type="float" office:value="0.29409200000000002" table:style-name="ce1">
            <text:p>0.294092</text:p>
          </table:table-cell>
          <table:table-cell office:value-type="float" office:value="2.4092000000000002E-2" table:formula="of:=[.K144]-0.27" table:style-name="ce1">
            <text:p>0.024092</text:p>
          </table:table-cell>
          <table:table-cell office:value-type="float" office:value="0.13114300000000001" table:style-name="ce1">
            <text:p>0.131143</text:p>
          </table:table-cell>
          <table:table-cell office:value-type="float" office:value="9.8950999999999997E-2" table:style-name="ce1">
            <text:p>0.098951</text:p>
          </table:table-cell>
          <table:table-cell table:number-columns-repeated="16370"/>
        </table:table-row>
        <table:table-row table:style-name="ro1">
          <table:table-cell office:value-type="float" office:value="8.2550000000000008" table:style-name="ce1">
            <text:p>8.255</text:p>
          </table:table-cell>
          <table:table-cell office:value-type="float" office:value="4.3666000000000003E-2" table:style-name="ce1">
            <text:p>0.043666</text:p>
          </table:table-cell>
          <table:table-cell office:value-type="float" office:value="-1.2658000000000001E-2" table:style-name="ce1">
            <text:p>-0.012658</text:p>
          </table:table-cell>
          <table:table-cell office:value-type="float" office:value="-2.4971E-2" table:style-name="ce1">
            <text:p>-0.024971</text:p>
          </table:table-cell>
          <table:table-cell office:value-type="float" office:value="-6.4550999999999997E-2" table:style-name="ce1">
            <text:p>-0.064551</text:p>
          </table:table-cell>
          <table:table-cell office:value-type="float" office:value="-9.3579999999999997E-2" table:style-name="ce1">
            <text:p>-0.09358</text:p>
          </table:table-cell>
          <table:table-cell office:value-type="float" office:value="-9.6457000000000001E-2" table:style-name="ce1">
            <text:p>-0.096457</text:p>
          </table:table-cell>
          <table:table-cell office:value-type="float" office:value="-8.1688999999999998E-2" table:style-name="ce1">
            <text:p>-0.081689</text:p>
          </table:table-cell>
          <table:table-cell table:style-name="ce1"/>
          <table:table-cell office:value-type="float" office:value="2.5400299999999998" table:style-name="ce1">
            <text:p>2.54003</text:p>
          </table:table-cell>
          <table:table-cell office:value-type="float" office:value="0.30182599999999998" table:style-name="ce1">
            <text:p>0.301826</text:p>
          </table:table-cell>
          <table:table-cell office:value-type="float" office:value="3.1825999999999965E-2" table:formula="of:=[.K145]-0.27" table:style-name="ce1">
            <text:p>0.031826</text:p>
          </table:table-cell>
          <table:table-cell office:value-type="float" office:value="0.15518299999999999" table:style-name="ce1">
            <text:p>0.155183</text:p>
          </table:table-cell>
          <table:table-cell office:value-type="float" office:value="9.4885399999999995E-2" table:style-name="ce1">
            <text:p>0.0948854</text:p>
          </table:table-cell>
          <table:table-cell table:number-columns-repeated="16370"/>
        </table:table-row>
        <table:table-row table:style-name="ro1">
          <table:table-cell office:value-type="float" office:value="8.32" table:style-name="ce1">
            <text:p>8.32</text:p>
          </table:table-cell>
          <table:table-cell office:value-type="float" office:value="3.1201E-2" table:style-name="ce1">
            <text:p>0.031201</text:p>
          </table:table-cell>
          <table:table-cell office:value-type="float" office:value="-2.6986E-2" table:style-name="ce1">
            <text:p>-0.026986</text:p>
          </table:table-cell>
          <table:table-cell office:value-type="float" office:value="-3.2881000000000001E-2" table:style-name="ce1">
            <text:p>-0.032881</text:p>
          </table:table-cell>
          <table:table-cell office:value-type="float" office:value="-0.13761599999999999" table:style-name="ce1">
            <text:p>-0.137616</text:p>
          </table:table-cell>
          <table:table-cell office:value-type="float" office:value="-8.1433000000000005E-2" table:style-name="ce1">
            <text:p>-0.081433</text:p>
          </table:table-cell>
          <table:table-cell office:value-type="float" office:value="-0.152892" table:style-name="ce1">
            <text:p>-0.152892</text:p>
          </table:table-cell>
          <table:table-cell office:value-type="float" office:value="-5.9373000000000002E-2" table:style-name="ce1">
            <text:p>-0.059373</text:p>
          </table:table-cell>
          <table:table-cell table:style-name="ce1"/>
          <table:table-cell office:value-type="float" office:value="2.5600399999999999" table:style-name="ce1">
            <text:p>2.56004</text:p>
          </table:table-cell>
          <table:table-cell office:value-type="float" office:value="0.31027399999999999" table:style-name="ce1">
            <text:p>0.310274</text:p>
          </table:table-cell>
          <table:table-cell office:value-type="float" office:value="4.0273999999999976E-2" table:formula="of:=[.K146]-0.27" table:style-name="ce1">
            <text:p>0.040274</text:p>
          </table:table-cell>
          <table:table-cell office:value-type="float" office:value="0.17209099999999999" table:style-name="ce1">
            <text:p>0.172091</text:p>
          </table:table-cell>
          <table:table-cell office:value-type="float" office:value="8.6146399999999998E-2" table:style-name="ce1">
            <text:p>0.0861464</text:p>
          </table:table-cell>
          <table:table-cell table:number-columns-repeated="16370"/>
        </table:table-row>
        <table:table-row table:style-name="ro1">
          <table:table-cell office:value-type="float" office:value="8.3849999999999998" table:style-name="ce1">
            <text:p>8.385</text:p>
          </table:table-cell>
          <table:table-cell office:value-type="float" office:value="1.6226000000000001E-2" table:style-name="ce1">
            <text:p>0.016226</text:p>
          </table:table-cell>
          <table:table-cell office:value-type="float" office:value="-3.8672999999999999E-2" table:style-name="ce1">
            <text:p>-0.038673</text:p>
          </table:table-cell>
          <table:table-cell office:value-type="float" office:value="-3.5897999999999999E-2" table:style-name="ce1">
            <text:p>-0.035898</text:p>
          </table:table-cell>
          <table:table-cell office:value-type="float" office:value="-0.19721" table:style-name="ce1">
            <text:p>-0.19721</text:p>
          </table:table-cell>
          <table:table-cell office:value-type="float" office:value="-6.1314E-2" table:style-name="ce1">
            <text:p>-0.061314</text:p>
          </table:table-cell>
          <table:table-cell office:value-type="float" office:value="-0.19001999999999999" table:style-name="ce1">
            <text:p>-0.19002</text:p>
          </table:table-cell>
          <table:table-cell office:value-type="float" office:value="-3.7511999999999997E-2" table:style-name="ce1">
            <text:p>-0.037512</text:p>
          </table:table-cell>
          <table:table-cell table:style-name="ce1"/>
          <table:table-cell office:value-type="float" office:value="2.5800399999999999" table:style-name="ce1">
            <text:p>2.58004</text:p>
          </table:table-cell>
          <table:table-cell office:value-type="float" office:value="0.31920900000000002" table:style-name="ce1">
            <text:p>0.319209</text:p>
          </table:table-cell>
          <table:table-cell office:value-type="float" office:value="4.9209000000000003E-2" table:formula="of:=[.K147]-0.27" table:style-name="ce1">
            <text:p>0.049209</text:p>
          </table:table-cell>
          <table:table-cell office:value-type="float" office:value="0.19020500000000001" table:style-name="ce1">
            <text:p>0.190205</text:p>
          </table:table-cell>
          <table:table-cell office:value-type="float" office:value="6.5663200000000005E-2" table:style-name="ce1">
            <text:p>0.0656632</text:p>
          </table:table-cell>
          <table:table-cell table:number-columns-repeated="16370"/>
        </table:table-row>
        <table:table-row table:style-name="ro1">
          <table:table-cell office:value-type="float" office:value="8.4499999999999993" table:style-name="ce1">
            <text:p>8.45</text:p>
          </table:table-cell>
          <table:table-cell office:value-type="float" office:value="0" table:style-name="ce1">
            <text:p>0</text:p>
          </table:table-cell>
          <table:table-cell office:value-type="float" office:value="-4.6573000000000003E-2" table:style-name="ce1">
            <text:p>-0.046573</text:p>
          </table:table-cell>
          <table:table-cell office:value-type="float" office:value="-3.6188999999999999E-2" table:style-name="ce1">
            <text:p>-0.036189</text:p>
          </table:table-cell>
          <table:table-cell office:value-type="float" office:value="-0.23749999999999999" table:style-name="ce1">
            <text:p>-0.2375</text:p>
          </table:table-cell>
          <table:table-cell office:value-type="float" office:value="-3.5193000000000002E-2" table:style-name="ce1">
            <text:p>-0.035193</text:p>
          </table:table-cell>
          <table:table-cell office:value-type="float" office:value="-0.210591" table:style-name="ce1">
            <text:p>-0.210591</text:p>
          </table:table-cell>
          <table:table-cell office:value-type="float" office:value="-1.874E-2" table:style-name="ce1">
            <text:p>-0.01874</text:p>
          </table:table-cell>
          <table:table-cell table:style-name="ce1"/>
          <table:table-cell office:value-type="float" office:value="2.6000299999999998" table:style-name="ce1">
            <text:p>2.60003</text:p>
          </table:table-cell>
          <table:table-cell office:value-type="float" office:value="0.32919999999999999" table:style-name="ce1">
            <text:p>0.3292</text:p>
          </table:table-cell>
          <table:table-cell office:value-type="float" office:value="5.9199999999999975E-2" table:formula="of:=[.K148]-0.27" table:style-name="ce1">
            <text:p>0.0592</text:p>
          </table:table-cell>
          <table:table-cell office:value-type="float" office:value="0.20462900000000001" table:style-name="ce1">
            <text:p>0.204629</text:p>
          </table:table-cell>
          <table:table-cell office:value-type="float" office:value="4.8865199999999998E-2" table:style-name="ce1">
            <text:p>0.0488652</text:p>
          </table:table-cell>
          <table:table-cell table:number-columns-repeated="16370"/>
        </table:table-row>
        <table:table-row table:style-name="ro1">
          <table:table-cell office:value-type="float" office:value="8.5150000000000006" table:style-name="ce1">
            <text:p>8.515</text:p>
          </table:table-cell>
          <table:table-cell office:value-type="float" office:value="-1.6226000000000001E-2" table:style-name="ce1">
            <text:p>-0.016226</text:p>
          </table:table-cell>
          <table:table-cell office:value-type="float" office:value="-4.9915000000000001E-2" table:style-name="ce1">
            <text:p>-0.049915</text:p>
          </table:table-cell>
          <table:table-cell office:value-type="float" office:value="-3.5888000000000003E-2" table:style-name="ce1">
            <text:p>-0.035888</text:p>
          </table:table-cell>
          <table:table-cell office:value-type="float" office:value="-0.25454199999999999" table:style-name="ce1">
            <text:p>-0.254542</text:p>
          </table:table-cell>
          <table:table-cell office:value-type="float" office:value="-5.6270000000000001E-3" table:style-name="ce1">
            <text:p>-0.005627</text:p>
          </table:table-cell>
          <table:table-cell office:value-type="float" office:value="-0.218192" table:style-name="ce1">
            <text:p>-0.218192</text:p>
          </table:table-cell>
          <table:table-cell office:value-type="float" office:value="-2.8080000000000002E-3" table:style-name="ce1">
            <text:p>-0.002808</text:p>
          </table:table-cell>
          <table:table-cell table:style-name="ce1"/>
          <table:table-cell office:value-type="float" office:value="2.62" table:style-name="ce1">
            <text:p>2.62</text:p>
          </table:table-cell>
          <table:table-cell office:value-type="float" office:value="0.33336700000000002" table:style-name="ce1">
            <text:p>0.333367</text:p>
          </table:table-cell>
          <table:table-cell office:value-type="float" office:value="6.3367000000000007E-2" table:formula="of:=[.K149]-0.27" table:style-name="ce1">
            <text:p>0.063367</text:p>
          </table:table-cell>
          <table:table-cell office:value-type="float" office:value="0.214424" table:style-name="ce1">
            <text:p>0.214424</text:p>
          </table:table-cell>
          <table:table-cell office:value-type="float" office:value="2.9196699999999999E-2" table:style-name="ce1">
            <text:p>0.0291967</text:p>
          </table:table-cell>
          <table:table-cell table:number-columns-repeated="16370"/>
        </table:table-row>
        <table:table-row table:style-name="ro1">
          <table:table-cell office:value-type="float" office:value="8.58" table:style-name="ce1">
            <text:p>8.58</text:p>
          </table:table-cell>
          <table:table-cell office:value-type="float" office:value="-3.1201E-2" table:style-name="ce1">
            <text:p>-0.031201</text:p>
          </table:table-cell>
          <table:table-cell office:value-type="float" office:value="-4.8370999999999997E-2" table:style-name="ce1">
            <text:p>-0.048371</text:p>
          </table:table-cell>
          <table:table-cell office:value-type="float" office:value="-3.6058E-2" table:style-name="ce1">
            <text:p>-0.036058</text:p>
          </table:table-cell>
          <table:table-cell office:value-type="float" office:value="-0.246667" table:style-name="ce1">
            <text:p>-0.246667</text:p>
          </table:table-cell>
          <table:table-cell office:value-type="float" office:value="2.4489E-2" table:style-name="ce1">
            <text:p>0.024489</text:p>
          </table:table-cell>
          <table:table-cell office:value-type="float" office:value="-0.21476100000000001" table:style-name="ce1">
            <text:p>-0.214761</text:p>
          </table:table-cell>
          <table:table-cell office:value-type="float" office:value="1.2598E-2" table:style-name="ce1">
            <text:p>0.012598</text:p>
          </table:table-cell>
          <table:table-cell table:style-name="ce1"/>
          <table:table-cell office:value-type="float" office:value="2.6400100000000002" table:style-name="ce1">
            <text:p>2.64001</text:p>
          </table:table-cell>
          <table:table-cell office:value-type="float" office:value="0.34105400000000002" table:style-name="ce1">
            <text:p>0.341054</text:p>
          </table:table-cell>
          <table:table-cell office:value-type="float" office:value="7.1054000000000006E-2" table:formula="of:=[.K150]-0.27" table:style-name="ce1">
            <text:p>0.071054</text:p>
          </table:table-cell>
          <table:table-cell office:value-type="float" office:value="0.224963" table:style-name="ce1">
            <text:p>0.224963</text:p>
          </table:table-cell>
          <table:table-cell office:value-type="float" office:value="8.2849800000000008E-3" table:style-name="ce1">
            <text:p>0.00828498</text:p>
          </table:table-cell>
          <table:table-cell table:number-columns-repeated="16370"/>
        </table:table-row>
        <table:table-row table:style-name="ro1">
          <table:table-cell office:value-type="float" office:value="8.6449999999999996" table:style-name="ce1">
            <text:p>8.645</text:p>
          </table:table-cell>
          <table:table-cell office:value-type="float" office:value="-4.3666000000000003E-2" table:style-name="ce1">
            <text:p>-0.043666</text:p>
          </table:table-cell>
          <table:table-cell office:value-type="float" office:value="-4.2091999999999997E-2" table:style-name="ce1">
            <text:p>-0.042092</text:p>
          </table:table-cell>
          <table:table-cell office:value-type="float" office:value="-3.6197E-2" table:style-name="ce1">
            <text:p>-0.036197</text:p>
          </table:table-cell>
          <table:table-cell office:value-type="float" office:value="-0.214647" table:style-name="ce1">
            <text:p>-0.214647</text:p>
          </table:table-cell>
          <table:table-cell office:value-type="float" office:value="5.2207999999999997E-2" table:style-name="ce1">
            <text:p>0.052208</text:p>
          </table:table-cell>
          <table:table-cell office:value-type="float" office:value="-0.19937199999999999" table:style-name="ce1">
            <text:p>-0.199372</text:p>
          </table:table-cell>
          <table:table-cell office:value-type="float" office:value="3.0148999999999999E-2" table:style-name="ce1">
            <text:p>0.030149</text:p>
          </table:table-cell>
          <table:table-cell table:style-name="ce1"/>
          <table:table-cell office:value-type="float" office:value="2.6600299999999999" table:style-name="ce1">
            <text:p>2.66003</text:p>
          </table:table-cell>
          <table:table-cell office:value-type="float" office:value="0.34340700000000002" table:style-name="ce1">
            <text:p>0.343407</text:p>
          </table:table-cell>
          <table:table-cell office:value-type="float" office:value="7.3407E-2" table:formula="of:=[.K151]-0.27" table:style-name="ce1">
            <text:p>0.073407</text:p>
          </table:table-cell>
          <table:table-cell office:value-type="float" office:value="0.229187" table:style-name="ce1">
            <text:p>0.229187</text:p>
          </table:table-cell>
          <table:table-cell office:value-type="float" office:value="-1.38882E-2" table:style-name="ce1">
            <text:p>-0.0138882</text:p>
          </table:table-cell>
          <table:table-cell table:number-columns-repeated="16370"/>
        </table:table-row>
        <table:table-row table:style-name="ro1">
          <table:table-cell office:value-type="float" office:value="8.7100000000000009" table:style-name="ce1">
            <text:p>8.71</text:p>
          </table:table-cell>
          <table:table-cell office:value-type="float" office:value="-5.2401000000000003E-2" table:style-name="ce1">
            <text:p>-0.052401</text:p>
          </table:table-cell>
          <table:table-cell office:value-type="float" office:value="-3.1692999999999999E-2" table:style-name="ce1">
            <text:p>-0.031693</text:p>
          </table:table-cell>
          <table:table-cell office:value-type="float" office:value="-3.4466999999999998E-2" table:style-name="ce1">
            <text:p>-0.034467</text:p>
          </table:table-cell>
          <table:table-cell office:value-type="float" office:value="-0.16161600000000001" table:style-name="ce1">
            <text:p>-0.161616</text:p>
          </table:table-cell>
          <table:table-cell office:value-type="float" office:value="7.4816999999999995E-2" table:style-name="ce1">
            <text:p>0.074817</text:p>
          </table:table-cell>
          <table:table-cell office:value-type="float" office:value="-0.16880600000000001" table:style-name="ce1">
            <text:p>-0.168806</text:p>
          </table:table-cell>
          <table:table-cell office:value-type="float" office:value="5.1014999999999998E-2" table:style-name="ce1">
            <text:p>0.051015</text:p>
          </table:table-cell>
          <table:table-cell table:style-name="ce1"/>
          <table:table-cell office:value-type="float" office:value="2.6800199999999998" table:style-name="ce1">
            <text:p>2.68002</text:p>
          </table:table-cell>
          <table:table-cell office:value-type="float" office:value="0.34206199999999998" table:style-name="ce1">
            <text:p>0.342062</text:p>
          </table:table-cell>
          <table:table-cell office:value-type="float" office:value="7.2061999999999959E-2" table:formula="of:=[.K152]-0.27" table:style-name="ce1">
            <text:p>0.072062</text:p>
          </table:table-cell>
          <table:table-cell office:value-type="float" office:value="0.23277100000000001" table:style-name="ce1">
            <text:p>0.232771</text:p>
          </table:table-cell>
          <table:table-cell office:value-type="float" office:value="-2.9220800000000002E-2" table:style-name="ce1">
            <text:p>-0.0292208</text:p>
          </table:table-cell>
          <table:table-cell table:number-columns-repeated="16370"/>
        </table:table-row>
        <table:table-row table:style-name="ro1">
          <table:table-cell office:value-type="float" office:value="8.7750000000000004" table:style-name="ce1">
            <text:p>8.775</text:p>
          </table:table-cell>
          <table:table-cell office:value-type="float" office:value="-5.6343999999999998E-2" table:style-name="ce1">
            <text:p>-0.056344</text:p>
          </table:table-cell>
          <table:table-cell office:value-type="float" office:value="-1.8190999999999999E-2" table:style-name="ce1">
            <text:p>-0.018191</text:p>
          </table:table-cell>
          <table:table-cell office:value-type="float" office:value="-2.8575E-2" table:style-name="ce1">
            <text:p>-0.028575</text:p>
          </table:table-cell>
          <table:table-cell office:value-type="float" office:value="-9.2765E-2" table:style-name="ce1">
            <text:p>-0.092765</text:p>
          </table:table-cell>
          <table:table-cell office:value-type="float" office:value="9.0102000000000002E-2" table:style-name="ce1">
            <text:p>0.090102</text:p>
          </table:table-cell>
          <table:table-cell office:value-type="float" office:value="-0.119674" table:style-name="ce1">
            <text:p>-0.119674</text:p>
          </table:table-cell>
          <table:table-cell office:value-type="float" office:value="7.3649000000000006E-2" table:style-name="ce1">
            <text:p>0.073649</text:p>
          </table:table-cell>
          <table:table-cell table:style-name="ce1"/>
          <table:table-cell office:value-type="float" office:value="2.70004" table:style-name="ce1">
            <text:p>2.70004</text:p>
          </table:table-cell>
          <table:table-cell office:value-type="float" office:value="0.33829300000000001" table:style-name="ce1">
            <text:p>0.338293</text:p>
          </table:table-cell>
          <table:table-cell office:value-type="float" office:value="6.8292999999999993E-2" table:formula="of:=[.K153]-0.27" table:style-name="ce1">
            <text:p>0.068293</text:p>
          </table:table-cell>
          <table:table-cell office:value-type="float" office:value="0.23141" table:style-name="ce1">
            <text:p>0.23141</text:p>
          </table:table-cell>
          <table:table-cell office:value-type="float" office:value="-4.2991599999999998E-2" table:style-name="ce1">
            <text:p>-0.0429916</text:p>
          </table:table-cell>
          <table:table-cell table:number-columns-repeated="16370"/>
        </table:table-row>
        <table:table-row table:style-name="ro1">
          <table:table-cell office:value-type="float" office:value="8.84" table:style-name="ce1">
            <text:p>8.84</text:p>
          </table:table-cell>
          <table:table-cell office:value-type="float" office:value="-5.4771E-2" table:style-name="ce1">
            <text:p>-0.054771</text:p>
          </table:table-cell>
          <table:table-cell office:value-type="float" office:value="-2.9090000000000001E-3" table:style-name="ce1">
            <text:p>-0.002909</text:p>
          </table:table-cell>
          <table:table-cell office:value-type="float" office:value="-1.6936E-2" table:style-name="ce1">
            <text:p>-0.016936</text:p>
          </table:table-cell>
          <table:table-cell office:value-type="float" office:value="-1.4833000000000001E-2" table:style-name="ce1">
            <text:p>-0.014833</text:p>
          </table:table-cell>
          <table:table-cell office:value-type="float" office:value="9.6568000000000001E-2" table:style-name="ce1">
            <text:p>0.096568</text:p>
          </table:table-cell>
          <table:table-cell office:value-type="float" office:value="-5.1182999999999999E-2" table:style-name="ce1">
            <text:p>-0.051183</text:p>
          </table:table-cell>
          <table:table-cell office:value-type="float" office:value="9.3747999999999998E-2" table:style-name="ce1">
            <text:p>0.093748</text:p>
          </table:table-cell>
          <table:table-cell table:style-name="ce1"/>
          <table:table-cell office:value-type="float" office:value="2.72004" table:style-name="ce1">
            <text:p>2.72004</text:p>
          </table:table-cell>
          <table:table-cell office:value-type="float" office:value="0.33190900000000001" table:style-name="ce1">
            <text:p>0.331909</text:p>
          </table:table-cell>
          <table:table-cell office:value-type="float" office:value="6.1908999999999992E-2" table:formula="of:=[.K154]-0.27" table:style-name="ce1">
            <text:p>0.061909</text:p>
          </table:table-cell>
          <table:table-cell office:value-type="float" office:value="0.21895400000000001" table:style-name="ce1">
            <text:p>0.218954</text:p>
          </table:table-cell>
          <table:table-cell office:value-type="float" office:value="-6.123E-2" table:style-name="ce1">
            <text:p>-0.06123</text:p>
          </table:table-cell>
          <table:table-cell table:number-columns-repeated="16370"/>
        </table:table-row>
        <table:table-row table:style-name="ro1">
          <table:table-cell office:value-type="float" office:value="8.9049999999999994" table:style-name="ce1">
            <text:p>8.905</text:p>
          </table:table-cell>
          <table:table-cell office:value-type="float" office:value="-4.7500000000000001E-2" table:style-name="ce1">
            <text:p>-0.0475</text:p>
          </table:table-cell>
          <table:table-cell office:value-type="float" office:value="1.2658000000000001E-2" table:style-name="ce1">
            <text:p>0.012658</text:p>
          </table:table-cell>
          <table:table-cell office:value-type="float" office:value="3.4600000000000001E-4" table:style-name="ce1">
            <text:p>0.000346</text:p>
          </table:table-cell>
          <table:table-cell office:value-type="float" office:value="6.4550999999999997E-2" table:style-name="ce1">
            <text:p>0.064551</text:p>
          </table:table-cell>
          <table:table-cell office:value-type="float" office:value="9.3579999999999997E-2" table:style-name="ce1">
            <text:p>0.09358</text:p>
          </table:table-cell>
          <table:table-cell office:value-type="float" office:value="3.2643999999999999E-2" table:style-name="ce1">
            <text:p>0.032644</text:p>
          </table:table-cell>
          <table:table-cell office:value-type="float" office:value="0.105471" table:style-name="ce1">
            <text:p>0.105471</text:p>
          </table:table-cell>
          <table:table-cell table:style-name="ce1"/>
          <table:table-cell office:value-type="float" office:value="2.7400500000000001" table:style-name="ce1">
            <text:p>2.74005</text:p>
          </table:table-cell>
          <table:table-cell office:value-type="float" office:value="0.32386700000000002" table:style-name="ce1">
            <text:p>0.323867</text:p>
          </table:table-cell>
          <table:table-cell office:value-type="float" office:value="5.3866999999999998E-2" table:formula="of:=[.K155]-0.27" table:style-name="ce1">
            <text:p>0.053867</text:p>
          </table:table-cell>
          <table:table-cell office:value-type="float" office:value="0.201541" table:style-name="ce1">
            <text:p>0.201541</text:p>
          </table:table-cell>
          <table:table-cell office:value-type="float" office:value="-7.4436500000000003E-2" table:style-name="ce1">
            <text:p>-0.0744365</text:p>
          </table:table-cell>
          <table:table-cell table:number-columns-repeated="16370"/>
        </table:table-row>
        <table:table-row table:style-name="ro1">
          <table:table-cell office:value-type="float" office:value="8.9700000000000006" table:style-name="ce1">
            <text:p>8.97</text:p>
          </table:table-cell>
          <table:table-cell office:value-type="float" office:value="-3.5034999999999997E-2" table:style-name="ce1">
            <text:p>-0.035035</text:p>
          </table:table-cell>
          <table:table-cell office:value-type="float" office:value="2.6986E-2" table:style-name="ce1">
            <text:p>0.026986</text:p>
          </table:table-cell>
          <table:table-cell office:value-type="float" office:value="2.1090999999999999E-2" table:style-name="ce1">
            <text:p>0.021091</text:p>
          </table:table-cell>
          <table:table-cell office:value-type="float" office:value="0.13761599999999999" table:style-name="ce1">
            <text:p>0.137616</text:p>
          </table:table-cell>
          <table:table-cell office:value-type="float" office:value="8.1433000000000005E-2" table:style-name="ce1">
            <text:p>0.081433</text:p>
          </table:table-cell>
          <table:table-cell office:value-type="float" office:value="0.12234" table:style-name="ce1">
            <text:p>0.12234</text:p>
          </table:table-cell>
          <table:table-cell office:value-type="float" office:value="0.103492" table:style-name="ce1">
            <text:p>0.103492</text:p>
          </table:table-cell>
          <table:table-cell table:style-name="ce1"/>
          <table:table-cell office:value-type="float" office:value="2.7600099999999999" table:style-name="ce1">
            <text:p>2.76001</text:p>
          </table:table-cell>
          <table:table-cell office:value-type="float" office:value="0.31474000000000002" table:style-name="ce1">
            <text:p>0.31474</text:p>
          </table:table-cell>
          <table:table-cell office:value-type="float" office:value="4.4740000000000002E-2" table:formula="of:=[.K156]-0.27" table:style-name="ce1">
            <text:p>0.04474</text:p>
          </table:table-cell>
          <table:table-cell office:value-type="float" office:value="0.17901300000000001" table:style-name="ce1">
            <text:p>0.179013</text:p>
          </table:table-cell>
          <table:table-cell office:value-type="float" office:value="-8.3858100000000005E-2" table:style-name="ce1">
            <text:p>-0.0838581</text:p>
          </table:table-cell>
          <table:table-cell table:number-columns-repeated="16370"/>
        </table:table-row>
        <table:table-row table:style-name="ro1">
          <table:table-cell office:value-type="float" office:value="9.0350000000000001" table:style-name="ce1">
            <text:p>9.035</text:p>
          </table:table-cell>
          <table:table-cell office:value-type="float" office:value="-1.8596000000000001E-2" table:style-name="ce1">
            <text:p>-0.018596</text:p>
          </table:table-cell>
          <table:table-cell office:value-type="float" office:value="3.8672999999999999E-2" table:style-name="ce1">
            <text:p>0.038673</text:p>
          </table:table-cell>
          <table:table-cell office:value-type="float" office:value="4.1446999999999998E-2" table:style-name="ce1">
            <text:p>0.041447</text:p>
          </table:table-cell>
          <table:table-cell office:value-type="float" office:value="0.19721" table:style-name="ce1">
            <text:p>0.19721</text:p>
          </table:table-cell>
          <table:table-cell office:value-type="float" office:value="6.1314E-2" table:style-name="ce1">
            <text:p>0.061314</text:p>
          </table:table-cell>
          <table:table-cell office:value-type="float" office:value="0.2044" table:style-name="ce1">
            <text:p>0.2044</text:p>
          </table:table-cell>
          <table:table-cell office:value-type="float" office:value="8.5115999999999997E-2" table:style-name="ce1">
            <text:p>0.085116</text:p>
          </table:table-cell>
          <table:table-cell table:style-name="ce1"/>
          <table:table-cell office:value-type="float" office:value="2.7800400000000001" table:style-name="ce1">
            <text:p>2.78004</text:p>
          </table:table-cell>
          <table:table-cell office:value-type="float" office:value="0.30446499999999999" table:style-name="ce1">
            <text:p>0.304465</text:p>
          </table:table-cell>
          <table:table-cell office:value-type="float" office:value="3.4464999999999968E-2" table:formula="of:=[.K157]-0.27" table:style-name="ce1">
            <text:p>0.034465</text:p>
          </table:table-cell>
          <table:table-cell office:value-type="float" office:value="0.15598200000000001" table:style-name="ce1">
            <text:p>0.155982</text:p>
          </table:table-cell>
          <table:table-cell office:value-type="float" office:value="-9.2605300000000002E-2" table:style-name="ce1">
            <text:p>-0.0926053</text:p>
          </table:table-cell>
          <table:table-cell table:number-columns-repeated="16370"/>
        </table:table-row>
        <table:table-row table:style-name="ro1">
          <table:table-cell office:value-type="float" office:value="9.1" table:style-name="ce1">
            <text:p>9.1</text:p>
          </table:table-cell>
          <table:table-cell office:value-type="float" office:value="0" table:style-name="ce1">
            <text:p>0</text:p>
          </table:table-cell>
          <table:table-cell office:value-type="float" office:value="4.6573000000000003E-2" table:style-name="ce1">
            <text:p>0.046573</text:p>
          </table:table-cell>
          <table:table-cell office:value-type="float" office:value="5.6958000000000002E-2" table:style-name="ce1">
            <text:p>0.056958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3.5193000000000002E-2" table:style-name="ce1">
            <text:p>0.035193</text:p>
          </table:table-cell>
          <table:table-cell office:value-type="float" office:value="0.26440999999999998" table:style-name="ce1">
            <text:p>0.26441</text:p>
          </table:table-cell>
          <table:table-cell office:value-type="float" office:value="5.1645999999999997E-2" table:style-name="ce1">
            <text:p>0.051646</text:p>
          </table:table-cell>
          <table:table-cell table:style-name="ce1"/>
          <table:table-cell office:value-type="float" office:value="2.80002" table:style-name="ce1">
            <text:p>2.80002</text:p>
          </table:table-cell>
          <table:table-cell office:value-type="float" office:value="0.295599" table:style-name="ce1">
            <text:p>0.295599</text:p>
          </table:table-cell>
          <table:table-cell office:value-type="float" office:value="2.5598999999999983E-2" table:formula="of:=[.K158]-0.27" table:style-name="ce1">
            <text:p>0.025599</text:p>
          </table:table-cell>
          <table:table-cell office:value-type="float" office:value="0.13300400000000001" table:style-name="ce1">
            <text:p>0.133004</text:p>
          </table:table-cell>
          <table:table-cell office:value-type="float" office:value="-9.2816899999999994E-2" table:style-name="ce1">
            <text:p>-0.0928169</text:p>
          </table:table-cell>
          <table:table-cell table:number-columns-repeated="16370"/>
        </table:table-row>
        <table:table-row table:style-name="ro1">
          <table:table-cell office:value-type="float" office:value="9.1649999999999991" table:style-name="ce1">
            <text:p>9.165</text:p>
          </table:table-cell>
          <table:table-cell office:value-type="float" office:value="1.8596000000000001E-2" table:style-name="ce1">
            <text:p>0.018596</text:p>
          </table:table-cell>
          <table:table-cell office:value-type="float" office:value="4.9915000000000001E-2" table:style-name="ce1">
            <text:p>0.049915</text:p>
          </table:table-cell>
          <table:table-cell office:value-type="float" office:value="6.3943E-2" table:style-name="ce1">
            <text:p>0.063943</text:p>
          </table:table-cell>
          <table:table-cell office:value-type="float" office:value="0.25454199999999999" table:style-name="ce1">
            <text:p>0.254542</text:p>
          </table:table-cell>
          <table:table-cell office:value-type="float" office:value="5.6270000000000001E-3" table:style-name="ce1">
            <text:p>0.005627</text:p>
          </table:table-cell>
          <table:table-cell office:value-type="float" office:value="0.29089199999999998" table:style-name="ce1">
            <text:p>0.290892</text:p>
          </table:table-cell>
          <table:table-cell office:value-type="float" office:value="8.4469999999999996E-3" table:style-name="ce1">
            <text:p>0.008447</text:p>
          </table:table-cell>
          <table:table-cell table:style-name="ce1"/>
          <table:table-cell office:value-type="float" office:value="2.82003" table:style-name="ce1">
            <text:p>2.82003</text:p>
          </table:table-cell>
          <table:table-cell office:value-type="float" office:value="0.287551" table:style-name="ce1">
            <text:p>0.287551</text:p>
          </table:table-cell>
          <table:table-cell office:value-type="float" office:value="1.7550999999999983E-2" table:formula="of:=[.K159]-0.27" table:style-name="ce1">
            <text:p>0.017551</text:p>
          </table:table-cell>
          <table:table-cell office:value-type="float" office:value="0.10374899999999999" table:style-name="ce1">
            <text:p>0.103749</text:p>
          </table:table-cell>
          <table:table-cell office:value-type="float" office:value="-9.7920099999999996E-2" table:style-name="ce1">
            <text:p>-0.0979201</text:p>
          </table:table-cell>
          <table:table-cell table:number-columns-repeated="16370"/>
        </table:table-row>
        <table:table-row table:style-name="ro1">
          <table:table-cell office:value-type="float" office:value="9.23" table:style-name="ce1">
            <text:p>9.23</text:p>
          </table:table-cell>
          <table:table-cell office:value-type="float" office:value="3.5034999999999997E-2" table:style-name="ce1">
            <text:p>0.035035</text:p>
          </table:table-cell>
          <table:table-cell office:value-type="float" office:value="4.8370999999999997E-2" table:style-name="ce1">
            <text:p>0.048371</text:p>
          </table:table-cell>
          <table:table-cell office:value-type="float" office:value="6.0684000000000002E-2" table:style-name="ce1">
            <text:p>0.060684</text:p>
          </table:table-cell>
          <table:table-cell office:value-type="float" office:value="0.246667" table:style-name="ce1">
            <text:p>0.246667</text:p>
          </table:table-cell>
          <table:table-cell office:value-type="float" office:value="-2.4489E-2" table:style-name="ce1">
            <text:p>-0.024489</text:p>
          </table:table-cell>
          <table:table-cell office:value-type="float" office:value="0.27857399999999999" table:style-name="ce1">
            <text:p>0.278574</text:p>
          </table:table-cell>
          <table:table-cell office:value-type="float" office:value="-3.6380000000000003E-2" table:style-name="ce1">
            <text:p>-0.03638</text:p>
          </table:table-cell>
          <table:table-cell table:style-name="ce1"/>
          <table:table-cell office:value-type="float" office:value="2.84002" table:style-name="ce1">
            <text:p>2.84002</text:p>
          </table:table-cell>
          <table:table-cell office:value-type="float" office:value="0.28039999999999998" table:style-name="ce1">
            <text:p>0.2804</text:p>
          </table:table-cell>
          <table:table-cell office:value-type="float" office:value="1.0399999999999965E-2" table:formula="of:=[.K160]-0.27" table:style-name="ce1">
            <text:p>0.0104</text:p>
          </table:table-cell>
          <table:table-cell office:value-type="float" office:value="7.6088100000000006E-2" table:style-name="ce1">
            <text:p>0.0760881</text:p>
          </table:table-cell>
          <table:table-cell office:value-type="float" office:value="-0.106048" table:style-name="ce1">
            <text:p>-0.106048</text:p>
          </table:table-cell>
          <table:table-cell table:number-columns-repeated="16370"/>
        </table:table-row>
        <table:table-row table:style-name="ro1">
          <table:table-cell office:value-type="float" office:value="9.2949999999999999" table:style-name="ce1">
            <text:p>9.295</text:p>
          </table:table-cell>
          <table:table-cell office:value-type="float" office:value="4.7500000000000001E-2" table:style-name="ce1">
            <text:p>0.0475</text:p>
          </table:table-cell>
          <table:table-cell office:value-type="float" office:value="4.2091999999999997E-2" table:style-name="ce1">
            <text:p>0.042092</text:p>
          </table:table-cell>
          <table:table-cell office:value-type="float" office:value="4.7987000000000002E-2" table:style-name="ce1">
            <text:p>0.047987</text:p>
          </table:table-cell>
          <table:table-cell office:value-type="float" office:value="0.214647" table:style-name="ce1">
            <text:p>0.214647</text:p>
          </table:table-cell>
          <table:table-cell office:value-type="float" office:value="-5.2207999999999997E-2" table:style-name="ce1">
            <text:p>-0.052208</text:p>
          </table:table-cell>
          <table:table-cell office:value-type="float" office:value="0.22992299999999999" table:style-name="ce1">
            <text:p>0.229923</text:p>
          </table:table-cell>
          <table:table-cell office:value-type="float" office:value="-7.4268000000000001E-2" table:style-name="ce1">
            <text:p>-0.074268</text:p>
          </table:table-cell>
          <table:table-cell table:style-name="ce1"/>
          <table:table-cell office:value-type="float" office:value="2.8600500000000002" table:style-name="ce1">
            <text:p>2.86005</text:p>
          </table:table-cell>
          <table:table-cell office:value-type="float" office:value="0.27371499999999999" table:style-name="ce1">
            <text:p>0.273715</text:p>
          </table:table-cell>
          <table:table-cell office:value-type="float" office:value="3.7149999999999683E-3" table:formula="of:=[.K161]-0.27" table:style-name="ce1">
            <text:p>0.003715</text:p>
          </table:table-cell>
          <table:table-cell office:value-type="float" office:value="4.3399800000000002E-2" table:style-name="ce1">
            <text:p>0.0433998</text:p>
          </table:table-cell>
          <table:table-cell office:value-type="float" office:value="-0.100924" table:style-name="ce1">
            <text:p>-0.100924</text:p>
          </table:table-cell>
          <table:table-cell table:number-columns-repeated="16370"/>
        </table:table-row>
        <table:table-row table:style-name="ro1">
          <table:table-cell office:value-type="float" office:value="9.36" table:style-name="ce1">
            <text:p>9.36</text:p>
          </table:table-cell>
          <table:table-cell office:value-type="float" office:value="5.4771E-2" table:style-name="ce1">
            <text:p>0.054771</text:p>
          </table:table-cell>
          <table:table-cell office:value-type="float" office:value="3.1692999999999999E-2" table:style-name="ce1">
            <text:p>0.031693</text:p>
          </table:table-cell>
          <table:table-cell office:value-type="float" office:value="2.8917999999999999E-2" table:style-name="ce1">
            <text:p>0.028918</text:p>
          </table:table-cell>
          <table:table-cell office:value-type="float" office:value="0.16161600000000001" table:style-name="ce1">
            <text:p>0.161616</text:p>
          </table:table-cell>
          <table:table-cell office:value-type="float" office:value="-7.4816999999999995E-2" table:style-name="ce1">
            <text:p>-0.074817</text:p>
          </table:table-cell>
          <table:table-cell office:value-type="float" office:value="0.15442600000000001" table:style-name="ce1">
            <text:p>0.154426</text:p>
          </table:table-cell>
          <table:table-cell office:value-type="float" office:value="-9.8618999999999998E-2" table:style-name="ce1">
            <text:p>-0.098619</text:p>
          </table:table-cell>
          <table:table-cell table:style-name="ce1"/>
          <table:table-cell office:value-type="float" office:value="2.8800300000000001" table:style-name="ce1">
            <text:p>2.88003</text:p>
          </table:table-cell>
          <table:table-cell office:value-type="float" office:value="0.26749299999999998" table:style-name="ce1">
            <text:p>0.267493</text:p>
          </table:table-cell>
          <table:table-cell office:value-type="float" office:value="-2.507000000000037E-3" table:formula="of:=[.K162]-0.27" table:style-name="ce1">
            <text:p>-0.002507</text:p>
          </table:table-cell>
          <table:table-cell office:value-type="float" office:value="8.3815699999999996E-3" table:style-name="ce1">
            <text:p>0.00838157</text:p>
          </table:table-cell>
          <table:table-cell office:value-type="float" office:value="-0.10602300000000001" table:style-name="ce1">
            <text:p>-0.106023</text:p>
          </table:table-cell>
          <table:table-cell table:number-columns-repeated="16370"/>
        </table:table-row>
        <table:table-row table:style-name="ro1">
          <table:table-cell office:value-type="float" office:value="9.4250000000000007" table:style-name="ce1">
            <text:p>9.425</text:p>
          </table:table-cell>
          <table:table-cell office:value-type="float" office:value="5.6343999999999998E-2" table:style-name="ce1">
            <text:p>0.056344</text:p>
          </table:table-cell>
          <table:table-cell office:value-type="float" office:value="1.8190999999999999E-2" table:style-name="ce1">
            <text:p>0.018191</text:p>
          </table:table-cell>
          <table:table-cell office:value-type="float" office:value="7.8069999999999997E-3" table:style-name="ce1">
            <text:p>0.007807</text:p>
          </table:table-cell>
          <table:table-cell office:value-type="float" office:value="9.2765E-2" table:style-name="ce1">
            <text:p>0.092765</text:p>
          </table:table-cell>
          <table:table-cell office:value-type="float" office:value="-9.0102000000000002E-2" table:style-name="ce1">
            <text:p>-0.090102</text:p>
          </table:table-cell>
          <table:table-cell office:value-type="float" office:value="6.5854999999999997E-2" table:style-name="ce1">
            <text:p>0.065855</text:p>
          </table:table-cell>
          <table:table-cell office:value-type="float" office:value="-0.106555" table:style-name="ce1">
            <text:p>-0.106555</text:p>
          </table:table-cell>
          <table:table-cell table:style-name="ce1"/>
          <table:table-cell office:value-type="float" office:value="2.90001" table:style-name="ce1">
            <text:p>2.90001</text:p>
          </table:table-cell>
          <table:table-cell office:value-type="float" office:value="0.26203199999999999" table:style-name="ce1">
            <text:p>0.262032</text:p>
          </table:table-cell>
          <table:table-cell office:value-type="float" office:value="-7.9680000000000306E-3" table:formula="of:=[.K163]-0.27" table:style-name="ce1">
            <text:p>-0.007968</text:p>
          </table:table-cell>
          <table:table-cell office:value-type="float" office:value="-2.1496000000000001E-2" table:style-name="ce1">
            <text:p>-0.021496</text:p>
          </table:table-cell>
          <table:table-cell office:value-type="float" office:value="-0.103356" table:style-name="ce1">
            <text:p>-0.103356</text:p>
          </table:table-cell>
          <table:table-cell table:number-columns-repeated="16370"/>
        </table:table-row>
        <table:table-row table:style-name="ro1">
          <table:table-cell office:value-type="float" office:value="9.49" table:style-name="ce1">
            <text:p>9.49</text:p>
          </table:table-cell>
          <table:table-cell office:value-type="float" office:value="5.2401000000000003E-2" table:style-name="ce1">
            <text:p>0.052401</text:p>
          </table:table-cell>
          <table:table-cell office:value-type="float" office:value="2.9090000000000001E-3" table:style-name="ce1">
            <text:p>0.002909</text:p>
          </table:table-cell>
          <table:table-cell office:value-type="float" office:value="-1.1119E-2" table:style-name="ce1">
            <text:p>-0.011119</text:p>
          </table:table-cell>
          <table:table-cell office:value-type="float" office:value="1.4833000000000001E-2" table:style-name="ce1">
            <text:p>0.014833</text:p>
          </table:table-cell>
          <table:table-cell office:value-type="float" office:value="-9.6568000000000001E-2" table:style-name="ce1">
            <text:p>-0.096568</text:p>
          </table:table-cell>
          <table:table-cell office:value-type="float" office:value="-2.1517000000000001E-2" table:style-name="ce1">
            <text:p>-0.021517</text:p>
          </table:table-cell>
          <table:table-cell office:value-type="float" office:value="-9.9387000000000003E-2" table:style-name="ce1">
            <text:p>-0.099387</text:p>
          </table:table-cell>
          <table:table-cell table:style-name="ce1"/>
          <table:table-cell office:value-type="float" office:value="2.9200499999999998" table:style-name="ce1">
            <text:p>2.92005</text:p>
          </table:table-cell>
          <table:table-cell office:value-type="float" office:value="0.257079" table:style-name="ce1">
            <text:p>0.257079</text:p>
          </table:table-cell>
          <table:table-cell office:value-type="float" office:value="-1.2921000000000016E-2" table:formula="of:=[.K164]-0.27" table:style-name="ce1">
            <text:p>-0.012921</text:p>
          </table:table-cell>
          <table:table-cell office:value-type="float" office:value="-4.6333600000000003E-2" table:style-name="ce1">
            <text:p>-0.0463336</text:p>
          </table:table-cell>
          <table:table-cell office:value-type="float" office:value="-9.3312099999999995E-2" table:style-name="ce1">
            <text:p>-0.0933121</text:p>
          </table:table-cell>
          <table:table-cell table:number-columns-repeated="16370"/>
        </table:table-row>
        <table:table-row table:style-name="ro1">
          <table:table-cell office:value-type="float" office:value="9.5549999999999997" table:style-name="ce1">
            <text:p>9.555</text:p>
          </table:table-cell>
          <table:table-cell office:value-type="float" office:value="4.3666000000000003E-2" table:style-name="ce1">
            <text:p>0.043666</text:p>
          </table:table-cell>
          <table:table-cell office:value-type="float" office:value="-1.2658000000000001E-2" table:style-name="ce1">
            <text:p>-0.012658</text:p>
          </table:table-cell>
          <table:table-cell office:value-type="float" office:value="-2.4971E-2" table:style-name="ce1">
            <text:p>-0.024971</text:p>
          </table:table-cell>
          <table:table-cell office:value-type="float" office:value="-6.4550999999999997E-2" table:style-name="ce1">
            <text:p>-0.064551</text:p>
          </table:table-cell>
          <table:table-cell office:value-type="float" office:value="-9.3579999999999997E-2" table:style-name="ce1">
            <text:p>-0.09358</text:p>
          </table:table-cell>
          <table:table-cell office:value-type="float" office:value="-9.6457000000000001E-2" table:style-name="ce1">
            <text:p>-0.096457</text:p>
          </table:table-cell>
          <table:table-cell office:value-type="float" office:value="-8.1688999999999998E-2" table:style-name="ce1">
            <text:p>-0.081689</text:p>
          </table:table-cell>
          <table:table-cell table:style-name="ce1"/>
          <table:table-cell office:value-type="float" office:value="2.9400400000000002" table:style-name="ce1">
            <text:p>2.94004</text:p>
          </table:table-cell>
          <table:table-cell office:value-type="float" office:value="0.25275500000000001" table:style-name="ce1">
            <text:p>0.252755</text:p>
          </table:table-cell>
          <table:table-cell office:value-type="float" office:value="-1.724500000000001E-2" table:formula="of:=[.K165]-0.27" table:style-name="ce1">
            <text:p>-0.017245</text:p>
          </table:table-cell>
          <table:table-cell office:value-type="float" office:value="-6.8488999999999994E-2" table:style-name="ce1">
            <text:p>-0.068489</text:p>
          </table:table-cell>
          <table:table-cell office:value-type="float" office:value="-9.4303899999999996E-2" table:style-name="ce1">
            <text:p>-0.0943039</text:p>
          </table:table-cell>
          <table:table-cell table:number-columns-repeated="16370"/>
        </table:table-row>
        <table:table-row table:style-name="ro1">
          <table:table-cell office:value-type="float" office:value="9.6199999999999992" table:style-name="ce1">
            <text:p>9.62</text:p>
          </table:table-cell>
          <table:table-cell office:value-type="float" office:value="3.1201E-2" table:style-name="ce1">
            <text:p>0.031201</text:p>
          </table:table-cell>
          <table:table-cell office:value-type="float" office:value="-2.6986E-2" table:style-name="ce1">
            <text:p>-0.026986</text:p>
          </table:table-cell>
          <table:table-cell office:value-type="float" office:value="-3.2881000000000001E-2" table:style-name="ce1">
            <text:p>-0.032881</text:p>
          </table:table-cell>
          <table:table-cell office:value-type="float" office:value="-0.13761599999999999" table:style-name="ce1">
            <text:p>-0.137616</text:p>
          </table:table-cell>
          <table:table-cell office:value-type="float" office:value="-8.1433000000000005E-2" table:style-name="ce1">
            <text:p>-0.081433</text:p>
          </table:table-cell>
          <table:table-cell office:value-type="float" office:value="-0.152892" table:style-name="ce1">
            <text:p>-0.152892</text:p>
          </table:table-cell>
          <table:table-cell office:value-type="float" office:value="-5.9373000000000002E-2" table:style-name="ce1">
            <text:p>-0.059373</text:p>
          </table:table-cell>
          <table:table-cell table:style-name="ce1"/>
          <table:table-cell office:value-type="float" office:value="2.9600200000000001" table:style-name="ce1">
            <text:p>2.96002</text:p>
          </table:table-cell>
          <table:table-cell office:value-type="float" office:value="0.249112" table:style-name="ce1">
            <text:p>0.249112</text:p>
          </table:table-cell>
          <table:table-cell office:value-type="float" office:value="-2.0888000000000018E-2" table:formula="of:=[.K166]-0.27" table:style-name="ce1">
            <text:p>-0.020888</text:p>
          </table:table-cell>
          <table:table-cell office:value-type="float" office:value="-8.8607000000000005E-2" table:style-name="ce1">
            <text:p>-0.088607</text:p>
          </table:table-cell>
          <table:table-cell office:value-type="float" office:value="-8.3799499999999999E-2" table:style-name="ce1">
            <text:p>-0.0837995</text:p>
          </table:table-cell>
          <table:table-cell table:number-columns-repeated="16370"/>
        </table:table-row>
        <table:table-row table:style-name="ro1">
          <table:table-cell office:value-type="float" office:value="9.6850000000000005" table:style-name="ce1">
            <text:p>9.685</text:p>
          </table:table-cell>
          <table:table-cell office:value-type="float" office:value="1.6226000000000001E-2" table:style-name="ce1">
            <text:p>0.016226</text:p>
          </table:table-cell>
          <table:table-cell office:value-type="float" office:value="-3.8672999999999999E-2" table:style-name="ce1">
            <text:p>-0.038673</text:p>
          </table:table-cell>
          <table:table-cell office:value-type="float" office:value="-3.5897999999999999E-2" table:style-name="ce1">
            <text:p>-0.035898</text:p>
          </table:table-cell>
          <table:table-cell office:value-type="float" office:value="-0.19721" table:style-name="ce1">
            <text:p>-0.19721</text:p>
          </table:table-cell>
          <table:table-cell office:value-type="float" office:value="-6.1314E-2" table:style-name="ce1">
            <text:p>-0.061314</text:p>
          </table:table-cell>
          <table:table-cell office:value-type="float" office:value="-0.19001999999999999" table:style-name="ce1">
            <text:p>-0.19002</text:p>
          </table:table-cell>
          <table:table-cell office:value-type="float" office:value="-3.7511999999999997E-2" table:style-name="ce1">
            <text:p>-0.037512</text:p>
          </table:table-cell>
          <table:table-cell table:style-name="ce1"/>
          <table:table-cell office:value-type="float" office:value="2.9800499999999999" table:style-name="ce1">
            <text:p>2.98005</text:p>
          </table:table-cell>
          <table:table-cell office:value-type="float" office:value="0.24599199999999999" table:style-name="ce1">
            <text:p>0.245992</text:p>
          </table:table-cell>
          <table:table-cell office:value-type="float" office:value="-2.4008000000000029E-2" table:formula="of:=[.K167]-0.27" table:style-name="ce1">
            <text:p>-0.024008</text:p>
          </table:table-cell>
          <table:table-cell office:value-type="float" office:value="-0.105393" table:style-name="ce1">
            <text:p>-0.105393</text:p>
          </table:table-cell>
          <table:table-cell office:value-type="float" office:value="-7.1720000000000006E-2" table:style-name="ce1">
            <text:p>-0.07172</text:p>
          </table:table-cell>
          <table:table-cell table:number-columns-repeated="16370"/>
        </table:table-row>
        <table:table-row table:style-name="ro1">
          <table:table-cell office:value-type="float" office:value="9.75" table:style-name="ce1">
            <text:p>9.75</text:p>
          </table:table-cell>
          <table:table-cell office:value-type="float" office:value="0" table:style-name="ce1">
            <text:p>0</text:p>
          </table:table-cell>
          <table:table-cell office:value-type="float" office:value="-4.6573000000000003E-2" table:style-name="ce1">
            <text:p>-0.046573</text:p>
          </table:table-cell>
          <table:table-cell office:value-type="float" office:value="-3.6188999999999999E-2" table:style-name="ce1">
            <text:p>-0.036189</text:p>
          </table:table-cell>
          <table:table-cell office:value-type="float" office:value="-0.23749999999999999" table:style-name="ce1">
            <text:p>-0.2375</text:p>
          </table:table-cell>
          <table:table-cell office:value-type="float" office:value="-3.5193000000000002E-2" table:style-name="ce1">
            <text:p>-0.035193</text:p>
          </table:table-cell>
          <table:table-cell office:value-type="float" office:value="-0.210591" table:style-name="ce1">
            <text:p>-0.210591</text:p>
          </table:table-cell>
          <table:table-cell office:value-type="float" office:value="-1.874E-2" table:style-name="ce1">
            <text:p>-0.01874</text:p>
          </table:table-cell>
          <table:table-cell table:style-name="ce1"/>
          <table:table-cell office:value-type="float" office:value="3.0000300000000002" table:style-name="ce1">
            <text:p>3.00003</text:p>
          </table:table-cell>
          <table:table-cell office:value-type="float" office:value="0.24333299999999999" table:style-name="ce1">
            <text:p>0.243333</text:p>
          </table:table-cell>
          <table:table-cell office:value-type="float" office:value="-2.6667000000000024E-2" table:formula="of:=[.K168]-0.27" table:style-name="ce1">
            <text:p>-0.026667</text:p>
          </table:table-cell>
          <table:table-cell office:value-type="float" office:value="-0.12483" table:style-name="ce1">
            <text:p>-0.12483</text:p>
          </table:table-cell>
          <table:table-cell office:value-type="float" office:value="-6.4446699999999996E-2" table:style-name="ce1">
            <text:p>-0.0644467</text:p>
          </table:table-cell>
          <table:table-cell table:number-columns-repeated="16370"/>
        </table:table-row>
        <table:table-row table:style-name="ro1">
          <table:table-cell office:value-type="float" office:value="9.8149999999999995" table:style-name="ce1">
            <text:p>9.815</text:p>
          </table:table-cell>
          <table:table-cell office:value-type="float" office:value="-1.6226000000000001E-2" table:style-name="ce1">
            <text:p>-0.016226</text:p>
          </table:table-cell>
          <table:table-cell office:value-type="float" office:value="-4.9915000000000001E-2" table:style-name="ce1">
            <text:p>-0.049915</text:p>
          </table:table-cell>
          <table:table-cell office:value-type="float" office:value="-3.5888000000000003E-2" table:style-name="ce1">
            <text:p>-0.035888</text:p>
          </table:table-cell>
          <table:table-cell office:value-type="float" office:value="-0.25454199999999999" table:style-name="ce1">
            <text:p>-0.254542</text:p>
          </table:table-cell>
          <table:table-cell office:value-type="float" office:value="-5.6270000000000001E-3" table:style-name="ce1">
            <text:p>-0.005627</text:p>
          </table:table-cell>
          <table:table-cell office:value-type="float" office:value="-0.218192" table:style-name="ce1">
            <text:p>-0.218192</text:p>
          </table:table-cell>
          <table:table-cell office:value-type="float" office:value="-2.8080000000000002E-3" table:style-name="ce1">
            <text:p>-0.002808</text:p>
          </table:table-cell>
          <table:table-cell table:style-name="ce1"/>
          <table:table-cell office:value-type="float" office:value="3.0200399999999998" table:style-name="ce1">
            <text:p>3.02004</text:p>
          </table:table-cell>
          <table:table-cell office:value-type="float" office:value="0.241032" table:style-name="ce1">
            <text:p>0.241032</text:p>
          </table:table-cell>
          <table:table-cell office:value-type="float" office:value="-2.8968000000000022E-2" table:formula="of:=[.K169]-0.27" table:style-name="ce1">
            <text:p>-0.028968</text:p>
          </table:table-cell>
          <table:table-cell office:value-type="float" office:value="-0.141601" table:style-name="ce1">
            <text:p>-0.141601</text:p>
          </table:table-cell>
          <table:table-cell office:value-type="float" office:value="-5.7295400000000003E-2" table:style-name="ce1">
            <text:p>-0.0572954</text:p>
          </table:table-cell>
          <table:table-cell table:number-columns-repeated="16370"/>
        </table:table-row>
        <table:table-row table:style-name="ro1">
          <table:table-cell office:value-type="float" office:value="9.8800000000000008" table:style-name="ce1">
            <text:p>9.88</text:p>
          </table:table-cell>
          <table:table-cell office:value-type="float" office:value="-3.1201E-2" table:style-name="ce1">
            <text:p>-0.031201</text:p>
          </table:table-cell>
          <table:table-cell office:value-type="float" office:value="-4.8370999999999997E-2" table:style-name="ce1">
            <text:p>-0.048371</text:p>
          </table:table-cell>
          <table:table-cell office:value-type="float" office:value="-3.6058E-2" table:style-name="ce1">
            <text:p>-0.036058</text:p>
          </table:table-cell>
          <table:table-cell office:value-type="float" office:value="-0.246667" table:style-name="ce1">
            <text:p>-0.246667</text:p>
          </table:table-cell>
          <table:table-cell office:value-type="float" office:value="2.4489E-2" table:style-name="ce1">
            <text:p>0.024489</text:p>
          </table:table-cell>
          <table:table-cell office:value-type="float" office:value="-0.21476100000000001" table:style-name="ce1">
            <text:p>-0.214761</text:p>
          </table:table-cell>
          <table:table-cell office:value-type="float" office:value="1.2598E-2" table:style-name="ce1">
            <text:p>0.012598</text:p>
          </table:table-cell>
          <table:table-cell table:style-name="ce1"/>
          <table:table-cell office:value-type="float" office:value="3.0400100000000001" table:style-name="ce1">
            <text:p>3.04001</text:p>
          </table:table-cell>
          <table:table-cell office:value-type="float" office:value="0.23907100000000001" table:style-name="ce1">
            <text:p>0.239071</text:p>
          </table:table-cell>
          <table:table-cell office:value-type="float" office:value="-3.0929000000000012E-2" table:formula="of:=[.K170]-0.27" table:style-name="ce1">
            <text:p>-0.030929</text:p>
          </table:table-cell>
          <table:table-cell office:value-type="float" office:value="-0.157695" table:style-name="ce1">
            <text:p>-0.157695</text:p>
          </table:table-cell>
          <table:table-cell office:value-type="float" office:value="-4.7559499999999998E-2" table:style-name="ce1">
            <text:p>-0.0475595</text:p>
          </table:table-cell>
          <table:table-cell table:number-columns-repeated="16370"/>
        </table:table-row>
        <table:table-row table:style-name="ro1">
          <table:table-cell office:value-type="float" office:value="9.9450000000000003" table:style-name="ce1">
            <text:p>9.945</text:p>
          </table:table-cell>
          <table:table-cell office:value-type="float" office:value="-4.3666000000000003E-2" table:style-name="ce1">
            <text:p>-0.043666</text:p>
          </table:table-cell>
          <table:table-cell office:value-type="float" office:value="-4.2091999999999997E-2" table:style-name="ce1">
            <text:p>-0.042092</text:p>
          </table:table-cell>
          <table:table-cell office:value-type="float" office:value="-3.6197E-2" table:style-name="ce1">
            <text:p>-0.036197</text:p>
          </table:table-cell>
          <table:table-cell office:value-type="float" office:value="-0.214647" table:style-name="ce1">
            <text:p>-0.214647</text:p>
          </table:table-cell>
          <table:table-cell office:value-type="float" office:value="5.2207999999999997E-2" table:style-name="ce1">
            <text:p>0.052208</text:p>
          </table:table-cell>
          <table:table-cell office:value-type="float" office:value="-0.19937199999999999" table:style-name="ce1">
            <text:p>-0.199372</text:p>
          </table:table-cell>
          <table:table-cell office:value-type="float" office:value="3.0148999999999999E-2" table:style-name="ce1">
            <text:p>0.030149</text:p>
          </table:table-cell>
          <table:table-cell table:style-name="ce1"/>
          <table:table-cell office:value-type="float" office:value="3.0600499999999999" table:style-name="ce1">
            <text:p>3.06005</text:p>
          </table:table-cell>
          <table:table-cell office:value-type="float" office:value="0.23728199999999999" table:style-name="ce1">
            <text:p>0.237282</text:p>
          </table:table-cell>
          <table:table-cell office:value-type="float" office:value="-3.2718000000000025E-2" table:formula="of:=[.K171]-0.27" table:style-name="ce1">
            <text:p>-0.032718</text:p>
          </table:table-cell>
          <table:table-cell office:value-type="float" office:value="-0.171426" table:style-name="ce1">
            <text:p>-0.171426</text:p>
          </table:table-cell>
          <table:table-cell office:value-type="float" office:value="-4.3889699999999997E-2" table:style-name="ce1">
            <text:p>-0.0438897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float" office:value="3.08005" table:style-name="ce1">
            <text:p>3.08005</text:p>
          </table:table-cell>
          <table:table-cell office:value-type="float" office:value="0.23578099999999999" table:style-name="ce1">
            <text:p>0.235781</text:p>
          </table:table-cell>
          <table:table-cell office:value-type="float" office:value="-3.4219000000000027E-2" table:formula="of:=[.K172]-0.27" table:style-name="ce1">
            <text:p>-0.034219</text:p>
          </table:table-cell>
          <table:table-cell office:value-type="float" office:value="-0.17757100000000001" table:style-name="ce1">
            <text:p>-0.177571</text:p>
          </table:table-cell>
          <table:table-cell office:value-type="float" office:value="-4.2519099999999997E-2" table:style-name="ce1">
            <text:p>-0.0425191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float" office:value="3.1" table:style-name="ce1">
            <text:p>3.1</text:p>
          </table:table-cell>
          <table:table-cell office:value-type="float" office:value="0.234736" table:style-name="ce1">
            <text:p>0.234736</text:p>
          </table:table-cell>
          <table:table-cell office:value-type="float" office:value="-3.5264000000000018E-2" table:formula="of:=[.K173]-0.27" table:style-name="ce1">
            <text:p>-0.035264</text:p>
          </table:table-cell>
          <table:table-cell office:value-type="float" office:value="-0.18442" table:style-name="ce1">
            <text:p>-0.18442</text:p>
          </table:table-cell>
          <table:table-cell office:value-type="float" office:value="-3.1647399999999999E-2" table:style-name="ce1">
            <text:p>-0.0316474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float" office:value="3.1200199999999998" table:style-name="ce1">
            <text:p>3.12002</text:p>
          </table:table-cell>
          <table:table-cell office:value-type="float" office:value="0.23407800000000001" table:style-name="ce1">
            <text:p>0.234078</text:p>
          </table:table-cell>
          <table:table-cell office:value-type="float" office:value="-3.5922000000000009E-2" table:formula="of:=[.K174]-0.27" table:style-name="ce1">
            <text:p>-0.035922</text:p>
          </table:table-cell>
          <table:table-cell office:value-type="float" office:value="-0.19181100000000001" table:style-name="ce1">
            <text:p>-0.191811</text:p>
          </table:table-cell>
          <table:table-cell office:value-type="float" office:value="-3.0392200000000001E-2" table:style-name="ce1">
            <text:p>-0.0303922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float" office:value="3.1400299999999999" table:style-name="ce1">
            <text:p>3.14003</text:p>
          </table:table-cell>
          <table:table-cell office:value-type="float" office:value="0.23367199999999999" table:style-name="ce1">
            <text:p>0.233672</text:p>
          </table:table-cell>
          <table:table-cell office:value-type="float" office:value="-3.6328000000000027E-2" table:formula="of:=[.K175]-0.27" table:style-name="ce1">
            <text:p>-0.036328</text:p>
          </table:table-cell>
          <table:table-cell office:value-type="float" office:value="-0.200456" table:style-name="ce1">
            <text:p>-0.200456</text:p>
          </table:table-cell>
          <table:table-cell office:value-type="float" office:value="-2.43051E-2" table:style-name="ce1">
            <text:p>-0.0243051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float" office:value="3.1600100000000002" table:style-name="ce1">
            <text:p>3.16001</text:p>
          </table:table-cell>
          <table:table-cell office:value-type="float" office:value="0.23339399999999999" table:style-name="ce1">
            <text:p>0.233394</text:p>
          </table:table-cell>
          <table:table-cell office:value-type="float" office:value="-3.6606000000000027E-2" table:formula="of:=[.K176]-0.27" table:style-name="ce1">
            <text:p>-0.036606</text:p>
          </table:table-cell>
          <table:table-cell office:value-type="float" office:value="-0.20914199999999999" table:style-name="ce1">
            <text:p>-0.209142</text:p>
          </table:table-cell>
          <table:table-cell office:value-type="float" office:value="-8.0049500000000003E-3" table:style-name="ce1">
            <text:p>-0.0080049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1800299999999999" table:style-name="ce1">
            <text:p>3.18003</text:p>
          </table:table-cell>
          <table:table-cell office:value-type="float" office:value="0.233317" table:style-name="ce1">
            <text:p>0.233317</text:p>
          </table:table-cell>
          <table:table-cell office:value-type="float" office:value="-3.6683000000000021E-2" table:formula="of:=[.K177]-0.27" table:style-name="ce1">
            <text:p>-0.036683</text:p>
          </table:table-cell>
          <table:table-cell office:value-type="float" office:value="-0.21368400000000001" table:style-name="ce1">
            <text:p>-0.213684</text:p>
          </table:table-cell>
          <table:table-cell office:value-type="float" office:value="-8.4243900000000004E-3" table:style-name="ce1">
            <text:p>-0.0084243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2000500000000001" table:style-name="ce1">
            <text:p>3.20005</text:p>
          </table:table-cell>
          <table:table-cell office:value-type="float" office:value="0.23342599999999999" table:style-name="ce1">
            <text:p>0.233426</text:p>
          </table:table-cell>
          <table:table-cell office:value-type="float" office:value="-3.6574000000000023E-2" table:formula="of:=[.K178]-0.27" table:style-name="ce1">
            <text:p>-0.036574</text:p>
          </table:table-cell>
          <table:table-cell office:value-type="float" office:value="-0.21582899999999999" table:style-name="ce1">
            <text:p>-0.215829</text:p>
          </table:table-cell>
          <table:table-cell office:value-type="float" office:value="-6.4223199999999996E-3" table:style-name="ce1">
            <text:p>-0.0064223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2200199999999999" table:style-name="ce1">
            <text:p>3.22002</text:p>
          </table:table-cell>
          <table:table-cell office:value-type="float" office:value="0.23355999999999999" table:style-name="ce1">
            <text:p>0.23356</text:p>
          </table:table-cell>
          <table:table-cell office:value-type="float" office:value="-3.6440000000000028E-2" table:formula="of:=[.K179]-0.27" table:style-name="ce1">
            <text:p>-0.03644</text:p>
          </table:table-cell>
          <table:table-cell office:value-type="float" office:value="-0.21712899999999999" table:style-name="ce1">
            <text:p>-0.217129</text:p>
          </table:table-cell>
          <table:table-cell office:value-type="float" office:value="3.1143899999999999E-3" table:style-name="ce1">
            <text:p>0.0031143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2400099999999998" table:style-name="ce1">
            <text:p>3.24001</text:p>
          </table:table-cell>
          <table:table-cell office:value-type="float" office:value="0.23379800000000001" table:style-name="ce1">
            <text:p>0.233798</text:p>
          </table:table-cell>
          <table:table-cell office:value-type="float" office:value="-3.6202000000000012E-2" table:formula="of:=[.K180]-0.27" table:style-name="ce1">
            <text:p>-0.036202</text:p>
          </table:table-cell>
          <table:table-cell office:value-type="float" office:value="-0.21507899999999999" table:style-name="ce1">
            <text:p>-0.215079</text:p>
          </table:table-cell>
          <table:table-cell office:value-type="float" office:value="-1.3782499999999999E-3" table:style-name="ce1">
            <text:p>-0.0013782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2600500000000001" table:style-name="ce1">
            <text:p>3.26005</text:p>
          </table:table-cell>
          <table:table-cell office:value-type="float" office:value="0.23425199999999999" table:style-name="ce1">
            <text:p>0.234252</text:p>
          </table:table-cell>
          <table:table-cell office:value-type="float" office:value="-3.574800000000003E-2" table:formula="of:=[.K181]-0.27" table:style-name="ce1">
            <text:p>-0.035748</text:p>
          </table:table-cell>
          <table:table-cell office:value-type="float" office:value="-0.213004" table:style-name="ce1">
            <text:p>-0.213004</text:p>
          </table:table-cell>
          <table:table-cell office:value-type="float" office:value="5.50375E-3" table:style-name="ce1">
            <text:p>0.0055037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28003" table:style-name="ce1">
            <text:p>3.28003</text:p>
          </table:table-cell>
          <table:table-cell office:value-type="float" office:value="0.234789" table:style-name="ce1">
            <text:p>0.234789</text:p>
          </table:table-cell>
          <table:table-cell office:value-type="float" office:value="-3.521100000000002E-2" table:formula="of:=[.K182]-0.27" table:style-name="ce1">
            <text:p>-0.035211</text:p>
          </table:table-cell>
          <table:table-cell office:value-type="float" office:value="-0.21221200000000001" table:style-name="ce1">
            <text:p>-0.212212</text:p>
          </table:table-cell>
          <table:table-cell office:value-type="float" office:value="1.4E-2" table:style-name="ce1">
            <text:p>0.01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3000400000000001" table:style-name="ce1">
            <text:p>3.30004</text:p>
          </table:table-cell>
          <table:table-cell office:value-type="float" office:value="0.235537" table:style-name="ce1">
            <text:p>0.235537</text:p>
          </table:table-cell>
          <table:table-cell office:value-type="float" office:value="-3.4463000000000021E-2" table:formula="of:=[.K183]-0.27" table:style-name="ce1">
            <text:p>-0.034463</text:p>
          </table:table-cell>
          <table:table-cell office:value-type="float" office:value="-0.20807999999999999" table:style-name="ce1">
            <text:p>-0.20808</text:p>
          </table:table-cell>
          <table:table-cell office:value-type="float" office:value="9.5045800000000003E-3" table:style-name="ce1">
            <text:p>0.0095045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3200500000000002" table:style-name="ce1">
            <text:p>3.32005</text:p>
          </table:table-cell>
          <table:table-cell office:value-type="float" office:value="0.23636199999999999" table:style-name="ce1">
            <text:p>0.236362</text:p>
          </table:table-cell>
          <table:table-cell office:value-type="float" office:value="-3.3638000000000029E-2" table:formula="of:=[.K184]-0.27" table:style-name="ce1">
            <text:p>-0.033638</text:p>
          </table:table-cell>
          <table:table-cell office:value-type="float" office:value="-0.20355799999999999" table:style-name="ce1">
            <text:p>-0.203558</text:p>
          </table:table-cell>
          <table:table-cell office:value-type="float" office:value="1.3951E-2" table:style-name="ce1">
            <text:p>0.01395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3400099999999999" table:style-name="ce1">
            <text:p>3.34001</text:p>
          </table:table-cell>
          <table:table-cell office:value-type="float" office:value="0.237151" table:style-name="ce1">
            <text:p>0.237151</text:p>
          </table:table-cell>
          <table:table-cell office:value-type="float" office:value="-3.2849000000000017E-2" table:formula="of:=[.K185]-0.27" table:style-name="ce1">
            <text:p>-0.032849</text:p>
          </table:table-cell>
          <table:table-cell office:value-type="float" office:value="-0.20081299999999999" table:style-name="ce1">
            <text:p>-0.200813</text:p>
          </table:table-cell>
          <table:table-cell office:value-type="float" office:value="1.73782E-2" table:style-name="ce1">
            <text:p>0.017378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3600500000000002" table:style-name="ce1">
            <text:p>3.36005</text:p>
          </table:table-cell>
          <table:table-cell office:value-type="float" office:value="0.238009" table:style-name="ce1">
            <text:p>0.238009</text:p>
          </table:table-cell>
          <table:table-cell office:value-type="float" office:value="-3.1991000000000019E-2" table:formula="of:=[.K186]-0.27" table:style-name="ce1">
            <text:p>-0.031991</text:p>
          </table:table-cell>
          <table:table-cell office:value-type="float" office:value="-0.198017" table:style-name="ce1">
            <text:p>-0.198017</text:p>
          </table:table-cell>
          <table:table-cell office:value-type="float" office:value="2.0395199999999999E-2" table:style-name="ce1">
            <text:p>0.020395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3800400000000002" table:style-name="ce1">
            <text:p>3.38004</text:p>
          </table:table-cell>
          <table:table-cell office:value-type="float" office:value="0.23891699999999999" table:style-name="ce1">
            <text:p>0.238917</text:p>
          </table:table-cell>
          <table:table-cell office:value-type="float" office:value="-3.1083000000000027E-2" table:formula="of:=[.K187]-0.27" table:style-name="ce1">
            <text:p>-0.031083</text:p>
          </table:table-cell>
          <table:table-cell office:value-type="float" office:value="-0.19422" table:style-name="ce1">
            <text:p>-0.19422</text:p>
          </table:table-cell>
          <table:table-cell office:value-type="float" office:value="3.1080300000000002E-2" table:style-name="ce1">
            <text:p>0.031080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40002" table:style-name="ce1">
            <text:p>3.40002</text:p>
          </table:table-cell>
          <table:table-cell office:value-type="float" office:value="0.239867" table:style-name="ce1">
            <text:p>0.239867</text:p>
          </table:table-cell>
          <table:table-cell office:value-type="float" office:value="-3.0133000000000021E-2" table:formula="of:=[.K188]-0.27" table:style-name="ce1">
            <text:p>-0.030133</text:p>
          </table:table-cell>
          <table:table-cell office:value-type="float" office:value="-0.189081" table:style-name="ce1">
            <text:p>-0.189081</text:p>
          </table:table-cell>
          <table:table-cell office:value-type="float" office:value="3.2377299999999998E-2" table:style-name="ce1">
            <text:p>0.032377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42" table:style-name="ce1">
            <text:p>3.42</text:p>
          </table:table-cell>
          <table:table-cell office:value-type="float" office:value="0.24101400000000001" table:style-name="ce1">
            <text:p>0.241014</text:p>
          </table:table-cell>
          <table:table-cell office:value-type="float" office:value="-2.8986000000000012E-2" table:formula="of:=[.K189]-0.27" table:style-name="ce1">
            <text:p>-0.028986</text:p>
          </table:table-cell>
          <table:table-cell office:value-type="float" office:value="-0.184004" table:style-name="ce1">
            <text:p>-0.184004</text:p>
          </table:table-cell>
          <table:table-cell office:value-type="float" office:value="3.4159299999999997E-2" table:style-name="ce1">
            <text:p>0.034159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44001" table:style-name="ce1">
            <text:p>3.44001</text:p>
          </table:table-cell>
          <table:table-cell office:value-type="float" office:value="0.242229" table:style-name="ce1">
            <text:p>0.242229</text:p>
          </table:table-cell>
          <table:table-cell office:value-type="float" office:value="-2.7771000000000018E-2" table:formula="of:=[.K190]-0.27" table:style-name="ce1">
            <text:p>-0.027771</text:p>
          </table:table-cell>
          <table:table-cell office:value-type="float" office:value="-0.175288" table:style-name="ce1">
            <text:p>-0.175288</text:p>
          </table:table-cell>
          <table:table-cell office:value-type="float" office:value="4.1179300000000002E-2" table:style-name="ce1">
            <text:p>0.041179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46001" table:style-name="ce1">
            <text:p>3.46001</text:p>
          </table:table-cell>
          <table:table-cell office:value-type="float" office:value="0.243536" table:style-name="ce1">
            <text:p>0.243536</text:p>
          </table:table-cell>
          <table:table-cell office:value-type="float" office:value="-2.6464000000000015E-2" table:formula="of:=[.K191]-0.27" table:style-name="ce1">
            <text:p>-0.026464</text:p>
          </table:table-cell>
          <table:table-cell office:value-type="float" office:value="-0.16605400000000001" table:style-name="ce1">
            <text:p>-0.166054</text:p>
          </table:table-cell>
          <table:table-cell office:value-type="float" office:value="3.7067700000000002E-2" table:style-name="ce1">
            <text:p>0.037067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48001" table:style-name="ce1">
            <text:p>3.48001</text:p>
          </table:table-cell>
          <table:table-cell office:value-type="float" office:value="0.24490400000000001" table:style-name="ce1">
            <text:p>0.244904</text:p>
          </table:table-cell>
          <table:table-cell office:value-type="float" office:value="-2.5096000000000007E-2" table:formula="of:=[.K192]-0.27" table:style-name="ce1">
            <text:p>-0.025096</text:p>
          </table:table-cell>
          <table:table-cell office:value-type="float" office:value="-0.154252" table:style-name="ce1">
            <text:p>-0.154252</text:p>
          </table:table-cell>
          <table:table-cell office:value-type="float" office:value="4.0245200000000002E-2" table:style-name="ce1">
            <text:p>0.040245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5000300000000002" table:style-name="ce1">
            <text:p>3.50003</text:p>
          </table:table-cell>
          <table:table-cell office:value-type="float" office:value="0.24620700000000001" table:style-name="ce1">
            <text:p>0.246207</text:p>
          </table:table-cell>
          <table:table-cell office:value-type="float" office:value="-2.3793000000000009E-2" table:formula="of:=[.K193]-0.27" table:style-name="ce1">
            <text:p>-0.023793</text:p>
          </table:table-cell>
          <table:table-cell office:value-type="float" office:value="-0.141791" table:style-name="ce1">
            <text:p>-0.141791</text:p>
          </table:table-cell>
          <table:table-cell office:value-type="float" office:value="4.2570400000000001E-2" table:style-name="ce1">
            <text:p>0.042570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5200399999999998" table:style-name="ce1">
            <text:p>3.52004</text:p>
          </table:table-cell>
          <table:table-cell office:value-type="float" office:value="0.24766099999999999" table:style-name="ce1">
            <text:p>0.247661</text:p>
          </table:table-cell>
          <table:table-cell office:value-type="float" office:value="-2.2339000000000026E-2" table:formula="of:=[.K194]-0.27" table:style-name="ce1">
            <text:p>-0.022339</text:p>
          </table:table-cell>
          <table:table-cell office:value-type="float" office:value="-0.12845200000000001" table:style-name="ce1">
            <text:p>-0.128452</text:p>
          </table:table-cell>
          <table:table-cell office:value-type="float" office:value="4.00673E-2" table:style-name="ce1">
            <text:p>0.040067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5400499999999999" table:style-name="ce1">
            <text:p>3.54005</text:p>
          </table:table-cell>
          <table:table-cell office:value-type="float" office:value="0.249218" table:style-name="ce1">
            <text:p>0.249218</text:p>
          </table:table-cell>
          <table:table-cell office:value-type="float" office:value="-2.0782000000000023E-2" table:formula="of:=[.K195]-0.27" table:style-name="ce1">
            <text:p>-0.020782</text:p>
          </table:table-cell>
          <table:table-cell office:value-type="float" office:value="-0.115716" table:style-name="ce1">
            <text:p>-0.115716</text:p>
          </table:table-cell>
          <table:table-cell office:value-type="float" office:value="4.9229299999999997E-2" table:style-name="ce1">
            <text:p>0.049229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5600100000000001" table:style-name="ce1">
            <text:p>3.56001</text:p>
          </table:table-cell>
          <table:table-cell office:value-type="float" office:value="0.25086999999999998" table:style-name="ce1">
            <text:p>0.25087</text:p>
          </table:table-cell>
          <table:table-cell office:value-type="float" office:value="-1.9130000000000036E-2" table:formula="of:=[.K196]-0.27" table:style-name="ce1">
            <text:p>-0.01913</text:p>
          </table:table-cell>
          <table:table-cell office:value-type="float" office:value="-0.10161000000000001" table:style-name="ce1">
            <text:p>-0.10161</text:p>
          </table:table-cell>
          <table:table-cell office:value-type="float" office:value="5.0860099999999998E-2" table:style-name="ce1">
            <text:p>0.050860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58005" table:style-name="ce1">
            <text:p>3.58005</text:p>
          </table:table-cell>
          <table:table-cell office:value-type="float" office:value="0.25275399999999998" table:style-name="ce1">
            <text:p>0.252754</text:p>
          </table:table-cell>
          <table:table-cell office:value-type="float" office:value="-1.7246000000000039E-2" table:formula="of:=[.K197]-0.27" table:style-name="ce1">
            <text:p>-0.017246</text:p>
          </table:table-cell>
          <table:table-cell office:value-type="float" office:value="-8.5906399999999994E-2" table:style-name="ce1">
            <text:p>-0.0859064</text:p>
          </table:table-cell>
          <table:table-cell office:value-type="float" office:value="5.0428800000000003E-2" table:style-name="ce1">
            <text:p>0.050428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6000299999999998" table:style-name="ce1">
            <text:p>3.60003</text:p>
          </table:table-cell>
          <table:table-cell office:value-type="float" office:value="0.25479400000000002" table:style-name="ce1">
            <text:p>0.254794</text:p>
          </table:table-cell>
          <table:table-cell office:value-type="float" office:value="-1.5205999999999997E-2" table:formula="of:=[.K198]-0.27" table:style-name="ce1">
            <text:p>-0.015206</text:p>
          </table:table-cell>
          <table:table-cell office:value-type="float" office:value="-7.3015999999999998E-2" table:style-name="ce1">
            <text:p>-0.073016</text:p>
          </table:table-cell>
          <table:table-cell office:value-type="float" office:value="5.8509400000000003E-2" table:style-name="ce1">
            <text:p>0.058509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62" table:style-name="ce1">
            <text:p>3.62</text:p>
          </table:table-cell>
          <table:table-cell office:value-type="float" office:value="0.25701800000000002" table:style-name="ce1">
            <text:p>0.257018</text:p>
          </table:table-cell>
          <table:table-cell office:value-type="float" office:value="-1.2981999999999994E-2" table:formula="of:=[.K199]-0.27" table:style-name="ce1">
            <text:p>-0.012982</text:p>
          </table:table-cell>
          <table:table-cell office:value-type="float" office:value="-5.6534300000000003E-2" table:style-name="ce1">
            <text:p>-0.0565343</text:p>
          </table:table-cell>
          <table:table-cell office:value-type="float" office:value="6.0305999999999998E-2" table:style-name="ce1">
            <text:p>0.06030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6400100000000002" table:style-name="ce1">
            <text:p>3.64001</text:p>
          </table:table-cell>
          <table:table-cell office:value-type="float" office:value="0.25957400000000003" table:style-name="ce1">
            <text:p>0.259574</text:p>
          </table:table-cell>
          <table:table-cell office:value-type="float" office:value="-1.0425999999999991E-2" table:formula="of:=[.K200]-0.27" table:style-name="ce1">
            <text:p>-0.010426</text:p>
          </table:table-cell>
          <table:table-cell office:value-type="float" office:value="-3.9390599999999998E-2" table:style-name="ce1">
            <text:p>-0.0393906</text:p>
          </table:table-cell>
          <table:table-cell office:value-type="float" office:value="6.0966699999999999E-2" table:style-name="ce1">
            <text:p>0.060966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66" table:style-name="ce1">
            <text:p>3.66</text:p>
          </table:table-cell>
          <table:table-cell office:value-type="float" office:value="0.26240599999999997" table:style-name="ce1">
            <text:p>0.262406</text:p>
          </table:table-cell>
          <table:table-cell office:value-type="float" office:value="-7.5940000000000452E-3" table:formula="of:=[.K201]-0.27" table:style-name="ce1">
            <text:p>-0.007594</text:p>
          </table:table-cell>
          <table:table-cell office:value-type="float" office:value="-2.3048300000000001E-2" table:style-name="ce1">
            <text:p>-0.0230483</text:p>
          </table:table-cell>
          <table:table-cell office:value-type="float" office:value="6.9984599999999994E-2" table:style-name="ce1">
            <text:p>0.069984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6800099999999998" table:style-name="ce1">
            <text:p>3.68001</text:p>
          </table:table-cell>
          <table:table-cell office:value-type="float" office:value="0.26556299999999999" table:style-name="ce1">
            <text:p>0.265563</text:p>
          </table:table-cell>
          <table:table-cell office:value-type="float" office:value="-4.4370000000000243E-3" table:formula="of:=[.K202]-0.27" table:style-name="ce1">
            <text:p>-0.004437</text:p>
          </table:table-cell>
          <table:table-cell office:value-type="float" office:value="-3.65081E-3" table:style-name="ce1">
            <text:p>-0.00365081</text:p>
          </table:table-cell>
          <table:table-cell office:value-type="float" office:value="6.8995799999999996E-2" table:style-name="ce1">
            <text:p>0.068995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70004" table:style-name="ce1">
            <text:p>3.70004</text:p>
          </table:table-cell>
          <table:table-cell office:value-type="float" office:value="0.269179" table:style-name="ce1">
            <text:p>0.269179</text:p>
          </table:table-cell>
          <table:table-cell office:value-type="float" office:value="-8.2100000000001616E-4" table:formula="of:=[.K203]-0.27" table:style-name="ce1">
            <text:p>-0.000821</text:p>
          </table:table-cell>
          <table:table-cell office:value-type="float" office:value="1.6651599999999999E-2" table:style-name="ce1">
            <text:p>0.0166516</text:p>
          </table:table-cell>
          <table:table-cell office:value-type="float" office:value="7.0760000000000003E-2" table:style-name="ce1">
            <text:p>0.0707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72" table:style-name="ce1">
            <text:p>3.72</text:p>
          </table:table-cell>
          <table:table-cell office:value-type="float" office:value="0.27310499999999999" table:style-name="ce1">
            <text:p>0.273105</text:p>
          </table:table-cell>
          <table:table-cell office:value-type="float" office:value="3.1049999999999689E-3" table:formula="of:=[.K204]-0.27" table:style-name="ce1">
            <text:p>0.003105</text:p>
          </table:table-cell>
          <table:table-cell office:value-type="float" office:value="3.5994199999999997E-2" table:style-name="ce1">
            <text:p>0.0359942</text:p>
          </table:table-cell>
          <table:table-cell office:value-type="float" office:value="7.4499999999999997E-2" table:style-name="ce1">
            <text:p>0.074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7400199999999999" table:style-name="ce1">
            <text:p>3.74002</text:p>
          </table:table-cell>
          <table:table-cell office:value-type="float" office:value="0.27748600000000001" table:style-name="ce1">
            <text:p>0.277486</text:p>
          </table:table-cell>
          <table:table-cell office:value-type="float" office:value="7.4859999999999927E-3" table:formula="of:=[.K205]-0.27" table:style-name="ce1">
            <text:p>0.007486</text:p>
          </table:table-cell>
          <table:table-cell office:value-type="float" office:value="5.8874799999999998E-2" table:style-name="ce1">
            <text:p>0.0588748</text:p>
          </table:table-cell>
          <table:table-cell office:value-type="float" office:value="7.0351200000000003E-2" table:style-name="ce1">
            <text:p>0.070351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76003" table:style-name="ce1">
            <text:p>3.76003</text:p>
          </table:table-cell>
          <table:table-cell office:value-type="float" office:value="0.28227999999999998" table:style-name="ce1">
            <text:p>0.28228</text:p>
          </table:table-cell>
          <table:table-cell office:value-type="float" office:value="1.2279999999999958E-2" table:formula="of:=[.K206]-0.27" table:style-name="ce1">
            <text:p>0.01228</text:p>
          </table:table-cell>
          <table:table-cell office:value-type="float" office:value="8.3519999999999997E-2" table:style-name="ce1">
            <text:p>0.08352</text:p>
          </table:table-cell>
          <table:table-cell office:value-type="float" office:value="7.4472499999999997E-2" table:style-name="ce1">
            <text:p>0.074472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7800099999999999" table:style-name="ce1">
            <text:p>3.78001</text:p>
          </table:table-cell>
          <table:table-cell office:value-type="float" office:value="0.28745500000000002" table:style-name="ce1">
            <text:p>0.287455</text:p>
          </table:table-cell>
          <table:table-cell office:value-type="float" office:value="1.7454999999999998E-2" table:formula="of:=[.K207]-0.27" table:style-name="ce1">
            <text:p>0.017455</text:p>
          </table:table-cell>
          <table:table-cell office:value-type="float" office:value="0.104878" table:style-name="ce1">
            <text:p>0.104878</text:p>
          </table:table-cell>
          <table:table-cell office:value-type="float" office:value="7.6144299999999998E-2" table:style-name="ce1">
            <text:p>0.076144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80002" table:style-name="ce1">
            <text:p>3.80002</text:p>
          </table:table-cell>
          <table:table-cell office:value-type="float" office:value="0.293097" table:style-name="ce1">
            <text:p>0.293097</text:p>
          </table:table-cell>
          <table:table-cell office:value-type="float" office:value="2.3096999999999979E-2" table:formula="of:=[.K208]-0.27" table:style-name="ce1">
            <text:p>0.023097</text:p>
          </table:table-cell>
          <table:table-cell office:value-type="float" office:value="0.12909599999999999" table:style-name="ce1">
            <text:p>0.129096</text:p>
          </table:table-cell>
          <table:table-cell office:value-type="float" office:value="7.6234800000000005E-2" table:style-name="ce1">
            <text:p>0.076234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8200400000000001" table:style-name="ce1">
            <text:p>3.82004</text:p>
          </table:table-cell>
          <table:table-cell office:value-type="float" office:value="0.29910999999999999" table:style-name="ce1">
            <text:p>0.29911</text:p>
          </table:table-cell>
          <table:table-cell office:value-type="float" office:value="2.9109999999999969E-2" table:formula="of:=[.K209]-0.27" table:style-name="ce1">
            <text:p>0.02911</text:p>
          </table:table-cell>
          <table:table-cell office:value-type="float" office:value="0.149591" table:style-name="ce1">
            <text:p>0.149591</text:p>
          </table:table-cell>
          <table:table-cell office:value-type="float" office:value="7.4185299999999996E-2" table:style-name="ce1">
            <text:p>0.074185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8400300000000001" table:style-name="ce1">
            <text:p>3.84003</text:p>
          </table:table-cell>
          <table:table-cell office:value-type="float" office:value="0.30539699999999997" table:style-name="ce1">
            <text:p>0.305397</text:p>
          </table:table-cell>
          <table:table-cell office:value-type="float" office:value="3.5396999999999956E-2" table:formula="of:=[.K210]-0.27" table:style-name="ce1">
            <text:p>0.035397</text:p>
          </table:table-cell>
          <table:table-cell office:value-type="float" office:value="0.17091999999999999" table:style-name="ce1">
            <text:p>0.17092</text:p>
          </table:table-cell>
          <table:table-cell office:value-type="float" office:value="6.5284099999999998E-2" table:style-name="ce1">
            <text:p>0.065284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86002" table:style-name="ce1">
            <text:p>3.86002</text:p>
          </table:table-cell>
          <table:table-cell office:value-type="float" office:value="0.31235000000000002" table:style-name="ce1">
            <text:p>0.31235</text:p>
          </table:table-cell>
          <table:table-cell office:value-type="float" office:value="4.2349999999999999E-2" table:formula="of:=[.K211]-0.27" table:style-name="ce1">
            <text:p>0.04235</text:p>
          </table:table-cell>
          <table:table-cell office:value-type="float" office:value="0.18984200000000001" table:style-name="ce1">
            <text:p>0.189842</text:p>
          </table:table-cell>
          <table:table-cell office:value-type="float" office:value="5.5447000000000003E-2" table:style-name="ce1">
            <text:p>0.05544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88001" table:style-name="ce1">
            <text:p>3.88001</text:p>
          </table:table-cell>
          <table:table-cell office:value-type="float" office:value="0.319438" table:style-name="ce1">
            <text:p>0.319438</text:p>
          </table:table-cell>
          <table:table-cell office:value-type="float" office:value="4.9437999999999982E-2" table:formula="of:=[.K212]-0.27" table:style-name="ce1">
            <text:p>0.049438</text:p>
          </table:table-cell>
          <table:table-cell office:value-type="float" office:value="0.200461" table:style-name="ce1">
            <text:p>0.200461</text:p>
          </table:table-cell>
          <table:table-cell office:value-type="float" office:value="4.9576799999999997E-2" table:style-name="ce1">
            <text:p>0.049576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9000499999999998" table:style-name="ce1">
            <text:p>3.90005</text:p>
          </table:table-cell>
          <table:table-cell office:value-type="float" office:value="0.325021" table:style-name="ce1">
            <text:p>0.325021</text:p>
          </table:table-cell>
          <table:table-cell office:value-type="float" office:value="5.5020999999999987E-2" table:formula="of:=[.K213]-0.27" table:style-name="ce1">
            <text:p>0.055021</text:p>
          </table:table-cell>
          <table:table-cell office:value-type="float" office:value="0.21389900000000001" table:style-name="ce1">
            <text:p>0.213899</text:p>
          </table:table-cell>
          <table:table-cell office:value-type="float" office:value="3.96472E-2" table:style-name="ce1">
            <text:p>0.039647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9200499999999998" table:style-name="ce1">
            <text:p>3.92005</text:p>
          </table:table-cell>
          <table:table-cell office:value-type="float" office:value="0.329488" table:style-name="ce1">
            <text:p>0.329488</text:p>
          </table:table-cell>
          <table:table-cell office:value-type="float" office:value="5.9487999999999985E-2" table:formula="of:=[.K214]-0.27" table:style-name="ce1">
            <text:p>0.059488</text:p>
          </table:table-cell>
          <table:table-cell office:value-type="float" office:value="0.22350999999999999" table:style-name="ce1">
            <text:p>0.22351</text:p>
          </table:table-cell>
          <table:table-cell office:value-type="float" office:value="2.2758899999999999E-2" table:style-name="ce1">
            <text:p>0.022758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94001" table:style-name="ce1">
            <text:p>3.94001</text:p>
          </table:table-cell>
          <table:table-cell office:value-type="float" office:value="0.332814" table:style-name="ce1">
            <text:p>0.332814</text:p>
          </table:table-cell>
          <table:table-cell office:value-type="float" office:value="6.2813999999999981E-2" table:formula="of:=[.K215]-0.27" table:style-name="ce1">
            <text:p>0.062814</text:p>
          </table:table-cell>
          <table:table-cell office:value-type="float" office:value="0.22089700000000001" table:style-name="ce1">
            <text:p>0.220897</text:p>
          </table:table-cell>
          <table:table-cell office:value-type="float" office:value="5.7791600000000002E-3" table:style-name="ce1">
            <text:p>0.0057791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96001" table:style-name="ce1">
            <text:p>3.96001</text:p>
          </table:table-cell>
          <table:table-cell office:value-type="float" office:value="0.33269500000000002" table:style-name="ce1">
            <text:p>0.332695</text:p>
          </table:table-cell>
          <table:table-cell office:value-type="float" office:value="6.2695000000000001E-2" table:formula="of:=[.K216]-0.27" table:style-name="ce1">
            <text:p>0.062695</text:p>
          </table:table-cell>
          <table:table-cell office:value-type="float" office:value="0.22015399999999999" table:style-name="ce1">
            <text:p>0.220154</text:p>
          </table:table-cell>
          <table:table-cell office:value-type="float" office:value="-1.42869E-2" table:style-name="ce1">
            <text:p>-0.014286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3.98001" table:style-name="ce1">
            <text:p>3.98001</text:p>
          </table:table-cell>
          <table:table-cell office:value-type="float" office:value="0.33050200000000002" table:style-name="ce1">
            <text:p>0.330502</text:p>
          </table:table-cell>
          <table:table-cell office:value-type="float" office:value="6.0502E-2" table:formula="of:=[.K217]-0.27" table:style-name="ce1">
            <text:p>0.060502</text:p>
          </table:table-cell>
          <table:table-cell office:value-type="float" office:value="0.21632799999999999" table:style-name="ce1">
            <text:p>0.216328</text:p>
          </table:table-cell>
          <table:table-cell office:value-type="float" office:value="-2.7583400000000001E-2" table:style-name="ce1">
            <text:p>-0.027583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0000299999999998" table:style-name="ce1">
            <text:p>4.00003</text:p>
          </table:table-cell>
          <table:table-cell office:value-type="float" office:value="0.32769300000000001" table:style-name="ce1">
            <text:p>0.327693</text:p>
          </table:table-cell>
          <table:table-cell office:value-type="float" office:value="5.7692999999999994E-2" table:formula="of:=[.K218]-0.27" table:style-name="ce1">
            <text:p>0.057693</text:p>
          </table:table-cell>
          <table:table-cell office:value-type="float" office:value="0.20617099999999999" table:style-name="ce1">
            <text:p>0.206171</text:p>
          </table:table-cell>
          <table:table-cell office:value-type="float" office:value="-4.2191399999999997E-2" table:style-name="ce1">
            <text:p>-0.042191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0200300000000002" table:style-name="ce1">
            <text:p>4.02003</text:p>
          </table:table-cell>
          <table:table-cell office:value-type="float" office:value="0.324378" table:style-name="ce1">
            <text:p>0.324378</text:p>
          </table:table-cell>
          <table:table-cell office:value-type="float" office:value="5.4377999999999982E-2" table:formula="of:=[.K219]-0.27" table:style-name="ce1">
            <text:p>0.054378</text:p>
          </table:table-cell>
          <table:table-cell office:value-type="float" office:value="0.19988600000000001" table:style-name="ce1">
            <text:p>0.199886</text:p>
          </table:table-cell>
          <table:table-cell office:value-type="float" office:value="-5.2240399999999999E-2" table:style-name="ce1">
            <text:p>-0.052240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0400400000000003" table:style-name="ce1">
            <text:p>4.04004</text:p>
          </table:table-cell>
          <table:table-cell office:value-type="float" office:value="0.32089000000000001" table:style-name="ce1">
            <text:p>0.32089</text:p>
          </table:table-cell>
          <table:table-cell office:value-type="float" office:value="5.0889999999999991E-2" table:formula="of:=[.K220]-0.27" table:style-name="ce1">
            <text:p>0.05089</text:p>
          </table:table-cell>
          <table:table-cell office:value-type="float" office:value="0.18908900000000001" table:style-name="ce1">
            <text:p>0.189089</text:p>
          </table:table-cell>
          <table:table-cell office:value-type="float" office:value="-6.2572500000000003E-2" table:style-name="ce1">
            <text:p>-0.062572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0599999999999996" table:style-name="ce1">
            <text:p>4.06</text:p>
          </table:table-cell>
          <table:table-cell office:value-type="float" office:value="0.31348999999999999" table:style-name="ce1">
            <text:p>0.31349</text:p>
          </table:table-cell>
          <table:table-cell office:value-type="float" office:value="4.3489999999999973E-2" table:formula="of:=[.K221]-0.27" table:style-name="ce1">
            <text:p>0.04349</text:p>
          </table:table-cell>
          <table:table-cell office:value-type="float" office:value="0.170902" table:style-name="ce1">
            <text:p>0.170902</text:p>
          </table:table-cell>
          <table:table-cell office:value-type="float" office:value="-7.47279E-2" table:style-name="ce1">
            <text:p>-0.074727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0800400000000003" table:style-name="ce1">
            <text:p>4.08004</text:p>
          </table:table-cell>
          <table:table-cell office:value-type="float" office:value="0.30555100000000002" table:style-name="ce1">
            <text:p>0.305551</text:p>
          </table:table-cell>
          <table:table-cell office:value-type="float" office:value="3.5550999999999999E-2" table:formula="of:=[.K222]-0.27" table:style-name="ce1">
            <text:p>0.035551</text:p>
          </table:table-cell>
          <table:table-cell office:value-type="float" office:value="0.152784" table:style-name="ce1">
            <text:p>0.152784</text:p>
          </table:table-cell>
          <table:table-cell office:value-type="float" office:value="-8.0411999999999997E-2" table:style-name="ce1">
            <text:p>-0.08041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1000100000000002" table:style-name="ce1">
            <text:p>4.10001</text:p>
          </table:table-cell>
          <table:table-cell office:value-type="float" office:value="0.29804900000000001" table:style-name="ce1">
            <text:p>0.298049</text:p>
          </table:table-cell>
          <table:table-cell office:value-type="float" office:value="2.8048999999999991E-2" table:formula="of:=[.K223]-0.27" table:style-name="ce1">
            <text:p>0.028049</text:p>
          </table:table-cell>
          <table:table-cell office:value-type="float" office:value="0.129854" table:style-name="ce1">
            <text:p>0.129854</text:p>
          </table:table-cell>
          <table:table-cell office:value-type="float" office:value="-8.8204099999999994E-2" table:style-name="ce1">
            <text:p>-0.088204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12005" table:style-name="ce1">
            <text:p>4.12005</text:p>
          </table:table-cell>
          <table:table-cell office:value-type="float" office:value="0.29141099999999998" table:style-name="ce1">
            <text:p>0.291411</text:p>
          </table:table-cell>
          <table:table-cell office:value-type="float" office:value="2.1410999999999958E-2" table:formula="of:=[.K224]-0.27" table:style-name="ce1">
            <text:p>0.021411</text:p>
          </table:table-cell>
          <table:table-cell office:value-type="float" office:value="0.1023" table:style-name="ce1">
            <text:p>0.1023</text:p>
          </table:table-cell>
          <table:table-cell office:value-type="float" office:value="-9.2877199999999993E-2" table:style-name="ce1">
            <text:p>-0.092877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1400100000000002" table:style-name="ce1">
            <text:p>4.14001</text:p>
          </table:table-cell>
          <table:table-cell office:value-type="float" office:value="0.28522199999999998" table:style-name="ce1">
            <text:p>0.285222</text:p>
          </table:table-cell>
          <table:table-cell office:value-type="float" office:value="1.5221999999999958E-2" table:formula="of:=[.K225]-0.27" table:style-name="ce1">
            <text:p>0.015222</text:p>
          </table:table-cell>
          <table:table-cell office:value-type="float" office:value="7.9323199999999996E-2" table:style-name="ce1">
            <text:p>0.0793232</text:p>
          </table:table-cell>
          <table:table-cell office:value-type="float" office:value="-9.6523800000000007E-2" table:style-name="ce1">
            <text:p>-0.096523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1600099999999998" table:style-name="ce1">
            <text:p>4.16001</text:p>
          </table:table-cell>
          <table:table-cell office:value-type="float" office:value="0.27929999999999999" table:style-name="ce1">
            <text:p>0.2793</text:p>
          </table:table-cell>
          <table:table-cell office:value-type="float" office:value="9.299999999999975E-3" table:formula="of:=[.K226]-0.27" table:style-name="ce1">
            <text:p>0.0093</text:p>
          </table:table-cell>
          <table:table-cell office:value-type="float" office:value="5.6124100000000003E-2" table:style-name="ce1">
            <text:p>0.0561241</text:p>
          </table:table-cell>
          <table:table-cell office:value-type="float" office:value="-9.8408599999999999E-2" table:style-name="ce1">
            <text:p>-0.098408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18" table:style-name="ce1">
            <text:p>4.18</text:p>
          </table:table-cell>
          <table:table-cell office:value-type="float" office:value="0.273725" table:style-name="ce1">
            <text:p>0.273725</text:p>
          </table:table-cell>
          <table:table-cell office:value-type="float" office:value="3.7249999999999783E-3" table:formula="of:=[.K227]-0.27" table:style-name="ce1">
            <text:p>0.003725</text:p>
          </table:table-cell>
          <table:table-cell office:value-type="float" office:value="3.3145399999999998E-2" table:style-name="ce1">
            <text:p>0.0331454</text:p>
          </table:table-cell>
          <table:table-cell office:value-type="float" office:value="-9.8662600000000003E-2" table:style-name="ce1">
            <text:p>-0.098662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2000299999999999" table:style-name="ce1">
            <text:p>4.20003</text:p>
          </table:table-cell>
          <table:table-cell office:value-type="float" office:value="0.26847599999999999" table:style-name="ce1">
            <text:p>0.268476</text:p>
          </table:table-cell>
          <table:table-cell office:value-type="float" office:value="-1.5240000000000253E-3" table:formula="of:=[.K228]-0.27" table:style-name="ce1">
            <text:p>-0.001524</text:p>
          </table:table-cell>
          <table:table-cell office:value-type="float" office:value="9.3971899999999997E-3" table:style-name="ce1">
            <text:p>0.00939719</text:p>
          </table:table-cell>
          <table:table-cell office:value-type="float" office:value="-9.5258800000000005E-2" table:style-name="ce1">
            <text:p>-0.095258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22004" table:style-name="ce1">
            <text:p>4.22004</text:p>
          </table:table-cell>
          <table:table-cell office:value-type="float" office:value="0.26360699999999998" table:style-name="ce1">
            <text:p>0.263607</text:p>
          </table:table-cell>
          <table:table-cell office:value-type="float" office:value="-6.3930000000000375E-3" table:formula="of:=[.K229]-0.27" table:style-name="ce1">
            <text:p>-0.006393</text:p>
          </table:table-cell>
          <table:table-cell office:value-type="float" office:value="-1.6393999999999999E-2" table:style-name="ce1">
            <text:p>-0.016394</text:p>
          </table:table-cell>
          <table:table-cell office:value-type="float" office:value="-9.6577099999999999E-2" table:style-name="ce1">
            <text:p>-0.096577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24003" table:style-name="ce1">
            <text:p>4.24003</text:p>
          </table:table-cell>
          <table:table-cell office:value-type="float" office:value="0.25922200000000001" table:style-name="ce1">
            <text:p>0.259222</text:p>
          </table:table-cell>
          <table:table-cell office:value-type="float" office:value="-1.077800000000001E-2" table:formula="of:=[.K230]-0.27" table:style-name="ce1">
            <text:p>-0.010778</text:p>
          </table:table-cell>
          <table:table-cell office:value-type="float" office:value="-4.3343100000000002E-2" table:style-name="ce1">
            <text:p>-0.0433431</text:p>
          </table:table-cell>
          <table:table-cell office:value-type="float" office:value="-9.3392299999999998E-2" table:style-name="ce1">
            <text:p>-0.093392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26" table:style-name="ce1">
            <text:p>4.26</text:p>
          </table:table-cell>
          <table:table-cell office:value-type="float" office:value="0.25531599999999999" table:style-name="ce1">
            <text:p>0.255316</text:p>
          </table:table-cell>
          <table:table-cell office:value-type="float" office:value="-1.468400000000003E-2" table:formula="of:=[.K231]-0.27" table:style-name="ce1">
            <text:p>-0.014684</text:p>
          </table:table-cell>
          <table:table-cell office:value-type="float" office:value="-7.0923899999999998E-2" table:style-name="ce1">
            <text:p>-0.0709239</text:p>
          </table:table-cell>
          <table:table-cell office:value-type="float" office:value="-8.9747900000000005E-2" table:style-name="ce1">
            <text:p>-0.089747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2800200000000004" table:style-name="ce1">
            <text:p>4.28002</text:p>
          </table:table-cell>
          <table:table-cell office:value-type="float" office:value="0.25193700000000002" table:style-name="ce1">
            <text:p>0.251937</text:p>
          </table:table-cell>
          <table:table-cell office:value-type="float" office:value="-1.8062999999999996E-2" table:formula="of:=[.K232]-0.27" table:style-name="ce1">
            <text:p>-0.018063</text:p>
          </table:table-cell>
          <table:table-cell office:value-type="float" office:value="-9.5657400000000004E-2" table:style-name="ce1">
            <text:p>-0.0956574</text:p>
          </table:table-cell>
          <table:table-cell office:value-type="float" office:value="-8.9175400000000002E-2" table:style-name="ce1">
            <text:p>-0.089175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3000299999999996" table:style-name="ce1">
            <text:p>4.30003</text:p>
          </table:table-cell>
          <table:table-cell office:value-type="float" office:value="0.24893699999999999" table:style-name="ce1">
            <text:p>0.248937</text:p>
          </table:table-cell>
          <table:table-cell office:value-type="float" office:value="-2.1063000000000026E-2" table:formula="of:=[.K233]-0.27" table:style-name="ce1">
            <text:p>-0.021063</text:p>
          </table:table-cell>
          <table:table-cell office:value-type="float" office:value="-0.11840100000000001" table:style-name="ce1">
            <text:p>-0.118401</text:p>
          </table:table-cell>
          <table:table-cell office:value-type="float" office:value="-7.7494900000000005E-2" table:style-name="ce1">
            <text:p>-0.077494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3200099999999999" table:style-name="ce1">
            <text:p>4.32001</text:p>
          </table:table-cell>
          <table:table-cell office:value-type="float" office:value="0.24615200000000001" table:style-name="ce1">
            <text:p>0.246152</text:p>
          </table:table-cell>
          <table:table-cell office:value-type="float" office:value="-2.3848000000000008E-2" table:formula="of:=[.K234]-0.27" table:style-name="ce1">
            <text:p>-0.023848</text:p>
          </table:table-cell>
          <table:table-cell office:value-type="float" office:value="-0.13900100000000001" table:style-name="ce1">
            <text:p>-0.139001</text:p>
          </table:table-cell>
          <table:table-cell office:value-type="float" office:value="-7.0654599999999998E-2" table:style-name="ce1">
            <text:p>-0.070654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3400299999999996" table:style-name="ce1">
            <text:p>4.34003</text:p>
          </table:table-cell>
          <table:table-cell office:value-type="float" office:value="0.24351500000000001" table:style-name="ce1">
            <text:p>0.243515</text:p>
          </table:table-cell>
          <table:table-cell office:value-type="float" office:value="-2.6485000000000009E-2" table:formula="of:=[.K235]-0.27" table:style-name="ce1">
            <text:p>-0.026485</text:p>
          </table:table-cell>
          <table:table-cell office:value-type="float" office:value="-0.15765699999999999" table:style-name="ce1">
            <text:p>-0.157657</text:p>
          </table:table-cell>
          <table:table-cell office:value-type="float" office:value="-6.4559000000000005E-2" table:style-name="ce1">
            <text:p>-0.06455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3600099999999999" table:style-name="ce1">
            <text:p>4.36001</text:p>
          </table:table-cell>
          <table:table-cell office:value-type="float" office:value="0.241179" table:style-name="ce1">
            <text:p>0.241179</text:p>
          </table:table-cell>
          <table:table-cell office:value-type="float" office:value="-2.8821000000000013E-2" table:formula="of:=[.K236]-0.27" table:style-name="ce1">
            <text:p>-0.028821</text:p>
          </table:table-cell>
          <table:table-cell office:value-type="float" office:value="-0.17296" table:style-name="ce1">
            <text:p>-0.17296</text:p>
          </table:table-cell>
          <table:table-cell office:value-type="float" office:value="-5.3669500000000002E-2" table:style-name="ce1">
            <text:p>-0.053669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38002" table:style-name="ce1">
            <text:p>4.38002</text:p>
          </table:table-cell>
          <table:table-cell office:value-type="float" office:value="0.239505" table:style-name="ce1">
            <text:p>0.239505</text:p>
          </table:table-cell>
          <table:table-cell office:value-type="float" office:value="-3.0495000000000022E-2" table:formula="of:=[.K237]-0.27" table:style-name="ce1">
            <text:p>-0.030495</text:p>
          </table:table-cell>
          <table:table-cell office:value-type="float" office:value="-0.18789800000000001" table:style-name="ce1">
            <text:p>-0.187898</text:p>
          </table:table-cell>
          <table:table-cell office:value-type="float" office:value="-4.8096600000000003E-2" table:style-name="ce1">
            <text:p>-0.048096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4000199999999996" table:style-name="ce1">
            <text:p>4.40002</text:p>
          </table:table-cell>
          <table:table-cell office:value-type="float" office:value="0.23833199999999999" table:style-name="ce1">
            <text:p>0.238332</text:p>
          </table:table-cell>
          <table:table-cell office:value-type="float" office:value="-3.1668000000000029E-2" table:formula="of:=[.K238]-0.27" table:style-name="ce1">
            <text:p>-0.031668</text:p>
          </table:table-cell>
          <table:table-cell office:value-type="float" office:value="-0.20119300000000001" table:style-name="ce1">
            <text:p>-0.201193</text:p>
          </table:table-cell>
          <table:table-cell office:value-type="float" office:value="-4.3012500000000002E-2" table:style-name="ce1">
            <text:p>-0.043012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4200499999999998" table:style-name="ce1">
            <text:p>4.42005</text:p>
          </table:table-cell>
          <table:table-cell office:value-type="float" office:value="0.237236" table:style-name="ce1">
            <text:p>0.237236</text:p>
          </table:table-cell>
          <table:table-cell office:value-type="float" office:value="-3.2764000000000015E-2" table:formula="of:=[.K239]-0.27" table:style-name="ce1">
            <text:p>-0.032764</text:p>
          </table:table-cell>
          <table:table-cell office:value-type="float" office:value="-0.211148" table:style-name="ce1">
            <text:p>-0.211148</text:p>
          </table:table-cell>
          <table:table-cell office:value-type="float" office:value="-3.2888500000000001E-2" table:style-name="ce1">
            <text:p>-0.032888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4400300000000001" table:style-name="ce1">
            <text:p>4.44003</text:p>
          </table:table-cell>
          <table:table-cell office:value-type="float" office:value="0.23611099999999999" table:style-name="ce1">
            <text:p>0.236111</text:p>
          </table:table-cell>
          <table:table-cell office:value-type="float" office:value="-3.388900000000003E-2" table:formula="of:=[.K240]-0.27" table:style-name="ce1">
            <text:p>-0.033889</text:p>
          </table:table-cell>
          <table:table-cell office:value-type="float" office:value="-0.217173" table:style-name="ce1">
            <text:p>-0.217173</text:p>
          </table:table-cell>
          <table:table-cell office:value-type="float" office:value="-3.1832399999999997E-2" table:style-name="ce1">
            <text:p>-0.031832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4600099999999996" table:style-name="ce1">
            <text:p>4.46001</text:p>
          </table:table-cell>
          <table:table-cell office:value-type="float" office:value="0.235014" table:style-name="ce1">
            <text:p>0.235014</text:p>
          </table:table-cell>
          <table:table-cell office:value-type="float" office:value="-3.4986000000000017E-2" table:formula="of:=[.K241]-0.27" table:style-name="ce1">
            <text:p>-0.034986</text:p>
          </table:table-cell>
          <table:table-cell office:value-type="float" office:value="-0.223857" table:style-name="ce1">
            <text:p>-0.223857</text:p>
          </table:table-cell>
          <table:table-cell office:value-type="float" office:value="-3.03077E-2" table:style-name="ce1">
            <text:p>-0.030307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4800000000000004" table:style-name="ce1">
            <text:p>4.48</text:p>
          </table:table-cell>
          <table:table-cell office:value-type="float" office:value="0.234122" table:style-name="ce1">
            <text:p>0.234122</text:p>
          </table:table-cell>
          <table:table-cell office:value-type="float" office:value="-3.5878000000000021E-2" table:formula="of:=[.K242]-0.27" table:style-name="ce1">
            <text:p>-0.035878</text:p>
          </table:table-cell>
          <table:table-cell office:value-type="float" office:value="-0.23169100000000001" table:style-name="ce1">
            <text:p>-0.231691</text:p>
          </table:table-cell>
          <table:table-cell office:value-type="float" office:value="-2.3744000000000001E-2" table:style-name="ce1">
            <text:p>-0.02374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5000299999999998" table:style-name="ce1">
            <text:p>4.50003</text:p>
          </table:table-cell>
          <table:table-cell office:value-type="float" office:value="0.23363500000000001" table:style-name="ce1">
            <text:p>0.233635</text:p>
          </table:table-cell>
          <table:table-cell office:value-type="float" office:value="-3.6365000000000008E-2" table:formula="of:=[.K243]-0.27" table:style-name="ce1">
            <text:p>-0.036365</text:p>
          </table:table-cell>
          <table:table-cell office:value-type="float" office:value="-0.23461799999999999" table:style-name="ce1">
            <text:p>-0.234618</text:p>
          </table:table-cell>
          <table:table-cell office:value-type="float" office:value="-2.1484799999999998E-2" table:style-name="ce1">
            <text:p>-0.021484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5200100000000001" table:style-name="ce1">
            <text:p>4.52001</text:p>
          </table:table-cell>
          <table:table-cell office:value-type="float" office:value="0.23332700000000001" table:style-name="ce1">
            <text:p>0.233327</text:p>
          </table:table-cell>
          <table:table-cell office:value-type="float" office:value="-3.6673000000000011E-2" table:formula="of:=[.K244]-0.27" table:style-name="ce1">
            <text:p>-0.036673</text:p>
          </table:table-cell>
          <table:table-cell office:value-type="float" office:value="-0.235651" table:style-name="ce1">
            <text:p>-0.235651</text:p>
          </table:table-cell>
          <table:table-cell office:value-type="float" office:value="-1.5329600000000001E-2" table:style-name="ce1">
            <text:p>-0.015329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54" table:style-name="ce1">
            <text:p>4.54</text:p>
          </table:table-cell>
          <table:table-cell office:value-type="float" office:value="0.232991" table:style-name="ce1">
            <text:p>0.232991</text:p>
          </table:table-cell>
          <table:table-cell office:value-type="float" office:value="-3.7009000000000014E-2" table:formula="of:=[.K245]-0.27" table:style-name="ce1">
            <text:p>-0.037009</text:p>
          </table:table-cell>
          <table:table-cell office:value-type="float" office:value="-0.23329" table:style-name="ce1">
            <text:p>-0.23329</text:p>
          </table:table-cell>
          <table:table-cell office:value-type="float" office:value="-6.3574399999999998E-3" table:style-name="ce1">
            <text:p>-0.0063574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5600300000000002" table:style-name="ce1">
            <text:p>4.56003</text:p>
          </table:table-cell>
          <table:table-cell office:value-type="float" office:value="0.23282" table:style-name="ce1">
            <text:p>0.23282</text:p>
          </table:table-cell>
          <table:table-cell office:value-type="float" office:value="-3.7180000000000019E-2" table:formula="of:=[.K246]-0.27" table:style-name="ce1">
            <text:p>-0.03718</text:p>
          </table:table-cell>
          <table:table-cell office:value-type="float" office:value="-0.228764" table:style-name="ce1">
            <text:p>-0.228764</text:p>
          </table:table-cell>
          <table:table-cell office:value-type="float" office:value="8.0405600000000004E-4" table:style-name="ce1">
            <text:p>0.00080405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58" table:style-name="ce1">
            <text:p>4.58</text:p>
          </table:table-cell>
          <table:table-cell office:value-type="float" office:value="0.23286999999999999" table:style-name="ce1">
            <text:p>0.23287</text:p>
          </table:table-cell>
          <table:table-cell office:value-type="float" office:value="-3.7130000000000024E-2" table:formula="of:=[.K247]-0.27" table:style-name="ce1">
            <text:p>-0.03713</text:p>
          </table:table-cell>
          <table:table-cell office:value-type="float" office:value="-0.22591" table:style-name="ce1">
            <text:p>-0.22591</text:p>
          </table:table-cell>
          <table:table-cell office:value-type="float" office:value="6.0179999999999999E-3" table:style-name="ce1">
            <text:p>0.00601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5999999999999996" table:style-name="ce1">
            <text:p>4.6</text:p>
          </table:table-cell>
          <table:table-cell office:value-type="float" office:value="0.23308599999999999" table:style-name="ce1">
            <text:p>0.233086</text:p>
          </table:table-cell>
          <table:table-cell office:value-type="float" office:value="-3.691400000000003E-2" table:formula="of:=[.K248]-0.27" table:style-name="ce1">
            <text:p>-0.036914</text:p>
          </table:table-cell>
          <table:table-cell office:value-type="float" office:value="-0.22467599999999999" table:style-name="ce1">
            <text:p>-0.224676</text:p>
          </table:table-cell>
          <table:table-cell office:value-type="float" office:value="7.0946300000000002E-3" table:style-name="ce1">
            <text:p>0.0070946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6200099999999997" table:style-name="ce1">
            <text:p>4.62001</text:p>
          </table:table-cell>
          <table:table-cell office:value-type="float" office:value="0.233516" table:style-name="ce1">
            <text:p>0.233516</text:p>
          </table:table-cell>
          <table:table-cell office:value-type="float" office:value="-3.6484000000000016E-2" table:formula="of:=[.K249]-0.27" table:style-name="ce1">
            <text:p>-0.036484</text:p>
          </table:table-cell>
          <table:table-cell office:value-type="float" office:value="-0.22350700000000001" table:style-name="ce1">
            <text:p>-0.223507</text:p>
          </table:table-cell>
          <table:table-cell office:value-type="float" office:value="7.7425200000000001E-3" table:style-name="ce1">
            <text:p>0.0077425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6400499999999996" table:style-name="ce1">
            <text:p>4.64005</text:p>
          </table:table-cell>
          <table:table-cell office:value-type="float" office:value="0.23408699999999999" table:style-name="ce1">
            <text:p>0.234087</text:p>
          </table:table-cell>
          <table:table-cell office:value-type="float" office:value="-3.5913000000000028E-2" table:formula="of:=[.K250]-0.27" table:style-name="ce1">
            <text:p>-0.035913</text:p>
          </table:table-cell>
          <table:table-cell office:value-type="float" office:value="-0.22045400000000001" table:style-name="ce1">
            <text:p>-0.220454</text:p>
          </table:table-cell>
          <table:table-cell office:value-type="float" office:value="1.3979399999999999E-2" table:style-name="ce1">
            <text:p>0.013979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6600099999999998" table:style-name="ce1">
            <text:p>4.66001</text:p>
          </table:table-cell>
          <table:table-cell office:value-type="float" office:value="0.23471800000000001" table:style-name="ce1">
            <text:p>0.234718</text:p>
          </table:table-cell>
          <table:table-cell office:value-type="float" office:value="-3.5282000000000008E-2" table:formula="of:=[.K251]-0.27" table:style-name="ce1">
            <text:p>-0.035282</text:p>
          </table:table-cell>
          <table:table-cell office:value-type="float" office:value="-0.215696" table:style-name="ce1">
            <text:p>-0.215696</text:p>
          </table:table-cell>
          <table:table-cell office:value-type="float" office:value="1.9654100000000001E-2" table:style-name="ce1">
            <text:p>0.019654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6800300000000004" table:style-name="ce1">
            <text:p>4.68003</text:p>
          </table:table-cell>
          <table:table-cell office:value-type="float" office:value="0.23547499999999999" table:style-name="ce1">
            <text:p>0.235475</text:p>
          </table:table-cell>
          <table:table-cell office:value-type="float" office:value="-3.4525000000000028E-2" table:formula="of:=[.K252]-0.27" table:style-name="ce1">
            <text:p>-0.034525</text:p>
          </table:table-cell>
          <table:table-cell office:value-type="float" office:value="-0.20962600000000001" table:style-name="ce1">
            <text:p>-0.209626</text:p>
          </table:table-cell>
          <table:table-cell office:value-type="float" office:value="2.42723E-2" table:style-name="ce1">
            <text:p>0.024272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7000200000000003" table:style-name="ce1">
            <text:p>4.70002</text:p>
          </table:table-cell>
          <table:table-cell office:value-type="float" office:value="0.23636399999999999" table:style-name="ce1">
            <text:p>0.236364</text:p>
          </table:table-cell>
          <table:table-cell office:value-type="float" office:value="-3.3636000000000027E-2" table:formula="of:=[.K253]-0.27" table:style-name="ce1">
            <text:p>-0.033636</text:p>
          </table:table-cell>
          <table:table-cell office:value-type="float" office:value="-0.201489" table:style-name="ce1">
            <text:p>-0.201489</text:p>
          </table:table-cell>
          <table:table-cell office:value-type="float" office:value="3.0558999999999999E-2" table:style-name="ce1">
            <text:p>0.03055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7200199999999999" table:style-name="ce1">
            <text:p>4.72002</text:p>
          </table:table-cell>
          <table:table-cell office:value-type="float" office:value="0.23746500000000001" table:style-name="ce1">
            <text:p>0.237465</text:p>
          </table:table-cell>
          <table:table-cell office:value-type="float" office:value="-3.2535000000000008E-2" table:formula="of:=[.K254]-0.27" table:style-name="ce1">
            <text:p>-0.032535</text:p>
          </table:table-cell>
          <table:table-cell office:value-type="float" office:value="-0.19140799999999999" table:style-name="ce1">
            <text:p>-0.191408</text:p>
          </table:table-cell>
          <table:table-cell office:value-type="float" office:value="3.3942199999999999E-2" table:style-name="ce1">
            <text:p>0.033942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7400399999999996" table:style-name="ce1">
            <text:p>4.74004</text:p>
          </table:table-cell>
          <table:table-cell office:value-type="float" office:value="0.23879700000000001" table:style-name="ce1">
            <text:p>0.238797</text:p>
          </table:table-cell>
          <table:table-cell office:value-type="float" office:value="-3.1203000000000009E-2" table:formula="of:=[.K255]-0.27" table:style-name="ce1">
            <text:p>-0.031203</text:p>
          </table:table-cell>
          <table:table-cell office:value-type="float" office:value="-0.18259900000000001" table:style-name="ce1">
            <text:p>-0.182599</text:p>
          </table:table-cell>
          <table:table-cell office:value-type="float" office:value="3.8333600000000002E-2" table:style-name="ce1">
            <text:p>0.038333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7600199999999999" table:style-name="ce1">
            <text:p>4.76002</text:p>
          </table:table-cell>
          <table:table-cell office:value-type="float" office:value="0.240286" table:style-name="ce1">
            <text:p>0.240286</text:p>
          </table:table-cell>
          <table:table-cell office:value-type="float" office:value="-2.9714000000000018E-2" table:formula="of:=[.K256]-0.27" table:style-name="ce1">
            <text:p>-0.029714</text:p>
          </table:table-cell>
          <table:table-cell office:value-type="float" office:value="-0.17408699999999999" table:style-name="ce1">
            <text:p>-0.174087</text:p>
          </table:table-cell>
          <table:table-cell office:value-type="float" office:value="4.3233500000000001E-2" table:style-name="ce1">
            <text:p>0.043233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7800200000000004" table:style-name="ce1">
            <text:p>4.78002</text:p>
          </table:table-cell>
          <table:table-cell office:value-type="float" office:value="0.24183299999999999" table:style-name="ce1">
            <text:p>0.241833</text:p>
          </table:table-cell>
          <table:table-cell office:value-type="float" office:value="-2.8167000000000025E-2" table:formula="of:=[.K257]-0.27" table:style-name="ce1">
            <text:p>-0.028167</text:p>
          </table:table-cell>
          <table:table-cell office:value-type="float" office:value="-0.16370999999999999" table:style-name="ce1">
            <text:p>-0.16371</text:p>
          </table:table-cell>
          <table:table-cell office:value-type="float" office:value="4.54781E-2" table:style-name="ce1">
            <text:p>0.045478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8000100000000003" table:style-name="ce1">
            <text:p>4.80001</text:p>
          </table:table-cell>
          <table:table-cell office:value-type="float" office:value="0.24343899999999999" table:style-name="ce1">
            <text:p>0.243439</text:p>
          </table:table-cell>
          <table:table-cell office:value-type="float" office:value="-2.6561000000000029E-2" table:formula="of:=[.K258]-0.27" table:style-name="ce1">
            <text:p>-0.026561</text:p>
          </table:table-cell>
          <table:table-cell office:value-type="float" office:value="-0.15328700000000001" table:style-name="ce1">
            <text:p>-0.153287</text:p>
          </table:table-cell>
          <table:table-cell office:value-type="float" office:value="4.7871700000000003E-2" table:style-name="ce1">
            <text:p>0.047871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8200099999999999" table:style-name="ce1">
            <text:p>4.82001</text:p>
          </table:table-cell>
          <table:table-cell office:value-type="float" office:value="0.24515999999999999" table:style-name="ce1">
            <text:p>0.24516</text:p>
          </table:table-cell>
          <table:table-cell office:value-type="float" office:value="-2.4840000000000029E-2" table:formula="of:=[.K259]-0.27" table:style-name="ce1">
            <text:p>-0.02484</text:p>
          </table:table-cell>
          <table:table-cell office:value-type="float" office:value="-0.14010500000000001" table:style-name="ce1">
            <text:p>-0.140105</text:p>
          </table:table-cell>
          <table:table-cell office:value-type="float" office:value="5.3246300000000003E-2" table:style-name="ce1">
            <text:p>0.053246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8400400000000001" table:style-name="ce1">
            <text:p>4.84004</text:p>
          </table:table-cell>
          <table:table-cell office:value-type="float" office:value="0.24712899999999999" table:style-name="ce1">
            <text:p>0.247129</text:p>
          </table:table-cell>
          <table:table-cell office:value-type="float" office:value="-2.287100000000003E-2" table:formula="of:=[.K260]-0.27" table:style-name="ce1">
            <text:p>-0.022871</text:p>
          </table:table-cell>
          <table:table-cell office:value-type="float" office:value="-0.12651100000000001" table:style-name="ce1">
            <text:p>-0.126511</text:p>
          </table:table-cell>
          <table:table-cell office:value-type="float" office:value="5.4614200000000002E-2" table:style-name="ce1">
            <text:p>0.054614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8600099999999999" table:style-name="ce1">
            <text:p>4.86001</text:p>
          </table:table-cell>
          <table:table-cell office:value-type="float" office:value="0.24942300000000001" table:style-name="ce1">
            <text:p>0.249423</text:p>
          </table:table-cell>
          <table:table-cell office:value-type="float" office:value="-2.0577000000000012E-2" table:formula="of:=[.K261]-0.27" table:style-name="ce1">
            <text:p>-0.020577</text:p>
          </table:table-cell>
          <table:table-cell office:value-type="float" office:value="-0.111044" table:style-name="ce1">
            <text:p>-0.111044</text:p>
          </table:table-cell>
          <table:table-cell office:value-type="float" office:value="5.9370300000000001E-2" table:style-name="ce1">
            <text:p>0.059370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8800499999999998" table:style-name="ce1">
            <text:p>4.88005</text:p>
          </table:table-cell>
          <table:table-cell office:value-type="float" office:value="0.25197399999999998" table:style-name="ce1">
            <text:p>0.251974</text:p>
          </table:table-cell>
          <table:table-cell office:value-type="float" office:value="-1.8026000000000042E-2" table:formula="of:=[.K262]-0.27" table:style-name="ce1">
            <text:p>-0.018026</text:p>
          </table:table-cell>
          <table:table-cell office:value-type="float" office:value="-9.4836900000000002E-2" table:style-name="ce1">
            <text:p>-0.0948369</text:p>
          </table:table-cell>
          <table:table-cell office:value-type="float" office:value="6.4699900000000005E-2" table:style-name="ce1">
            <text:p>0.064699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9000399999999997" table:style-name="ce1">
            <text:p>4.90004</text:p>
          </table:table-cell>
          <table:table-cell office:value-type="float" office:value="0.25480799999999998" table:style-name="ce1">
            <text:p>0.254808</text:p>
          </table:table-cell>
          <table:table-cell office:value-type="float" office:value="-1.5192000000000039E-2" table:formula="of:=[.K263]-0.27" table:style-name="ce1">
            <text:p>-0.015192</text:p>
          </table:table-cell>
          <table:table-cell office:value-type="float" office:value="-7.6496300000000003E-2" table:style-name="ce1">
            <text:p>-0.0764963</text:p>
          </table:table-cell>
          <table:table-cell office:value-type="float" office:value="6.9855600000000004E-2" table:style-name="ce1">
            <text:p>0.069855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9200100000000004" table:style-name="ce1">
            <text:p>4.92001</text:p>
          </table:table-cell>
          <table:table-cell office:value-type="float" office:value="0.257851" table:style-name="ce1">
            <text:p>0.257851</text:p>
          </table:table-cell>
          <table:table-cell office:value-type="float" office:value="-1.2149000000000021E-2" table:formula="of:=[.K264]-0.27" table:style-name="ce1">
            <text:p>-0.012149</text:p>
          </table:table-cell>
          <table:table-cell office:value-type="float" office:value="-5.7457000000000001E-2" table:style-name="ce1">
            <text:p>-0.057457</text:p>
          </table:table-cell>
          <table:table-cell office:value-type="float" office:value="7.6880400000000002E-2" table:style-name="ce1">
            <text:p>0.076880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9400399999999998" table:style-name="ce1">
            <text:p>4.94004</text:p>
          </table:table-cell>
          <table:table-cell office:value-type="float" office:value="0.26112099999999999" table:style-name="ce1">
            <text:p>0.261121</text:p>
          </table:table-cell>
          <table:table-cell office:value-type="float" office:value="-8.8790000000000258E-3" table:formula="of:=[.K265]-0.27" table:style-name="ce1">
            <text:p>-0.008879</text:p>
          </table:table-cell>
          <table:table-cell office:value-type="float" office:value="-3.7527999999999999E-2" table:style-name="ce1">
            <text:p>-0.037528</text:p>
          </table:table-cell>
          <table:table-cell office:value-type="float" office:value="8.1525500000000001E-2" table:style-name="ce1">
            <text:p>0.081525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9600400000000002" table:style-name="ce1">
            <text:p>4.96004</text:p>
          </table:table-cell>
          <table:table-cell office:value-type="float" office:value="0.26458500000000001" table:style-name="ce1">
            <text:p>0.264585</text:p>
          </table:table-cell>
          <table:table-cell office:value-type="float" office:value="-5.4150000000000031E-3" table:formula="of:=[.K266]-0.27" table:style-name="ce1">
            <text:p>-0.005415</text:p>
          </table:table-cell>
          <table:table-cell office:value-type="float" office:value="-1.71907E-2" table:style-name="ce1">
            <text:p>-0.0171907</text:p>
          </table:table-cell>
          <table:table-cell office:value-type="float" office:value="8.6895E-2" table:style-name="ce1">
            <text:p>0.08689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4.9800399999999998" table:style-name="ce1">
            <text:p>4.98004</text:p>
          </table:table-cell>
          <table:table-cell office:value-type="float" office:value="0.268285" table:style-name="ce1">
            <text:p>0.268285</text:p>
          </table:table-cell>
          <table:table-cell office:value-type="float" office:value="-1.7150000000000221E-3" table:formula="of:=[.K267]-0.27" table:style-name="ce1">
            <text:p>-0.001715</text:p>
          </table:table-cell>
          <table:table-cell office:value-type="float" office:value="2.8492499999999998E-3" table:style-name="ce1">
            <text:p>0.00284925</text:p>
          </table:table-cell>
          <table:table-cell office:value-type="float" office:value="8.8512300000000002E-2" table:style-name="ce1">
            <text:p>0.088512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0000099999999996" table:style-name="ce1">
            <text:p>5.00001</text:p>
          </table:table-cell>
          <table:table-cell office:value-type="float" office:value="0.27224999999999999" table:style-name="ce1">
            <text:p>0.27225</text:p>
          </table:table-cell>
          <table:table-cell office:value-type="float" office:value="2.2499999999999742E-3" table:formula="of:=[.K268]-0.27" table:style-name="ce1">
            <text:p>0.00225</text:p>
          </table:table-cell>
          <table:table-cell office:value-type="float" office:value="2.6112799999999999E-2" table:style-name="ce1">
            <text:p>0.0261128</text:p>
          </table:table-cell>
          <table:table-cell office:value-type="float" office:value="8.8987899999999995E-2" table:style-name="ce1">
            <text:p>0.088987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0200300000000002" table:style-name="ce1">
            <text:p>5.02003</text:p>
          </table:table-cell>
          <table:table-cell office:value-type="float" office:value="0.27651599999999998" table:style-name="ce1">
            <text:p>0.276516</text:p>
          </table:table-cell>
          <table:table-cell office:value-type="float" office:value="6.5159999999999663E-3" table:formula="of:=[.K269]-0.27" table:style-name="ce1">
            <text:p>0.006516</text:p>
          </table:table-cell>
          <table:table-cell office:value-type="float" office:value="4.7550599999999998E-2" table:style-name="ce1">
            <text:p>0.0475506</text:p>
          </table:table-cell>
          <table:table-cell office:value-type="float" office:value="8.6922100000000002E-2" table:style-name="ce1">
            <text:p>0.086922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0400299999999998" table:style-name="ce1">
            <text:p>5.04003</text:p>
          </table:table-cell>
          <table:table-cell office:value-type="float" office:value="0.28106599999999998" table:style-name="ce1">
            <text:p>0.281066</text:p>
          </table:table-cell>
          <table:table-cell office:value-type="float" office:value="1.1065999999999965E-2" table:formula="of:=[.K270]-0.27" table:style-name="ce1">
            <text:p>0.011066</text:p>
          </table:table-cell>
          <table:table-cell office:value-type="float" office:value="6.9947499999999996E-2" table:style-name="ce1">
            <text:p>0.0699475</text:p>
          </table:table-cell>
          <table:table-cell office:value-type="float" office:value="8.8135099999999994E-2" table:style-name="ce1">
            <text:p>0.088135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0600300000000002" table:style-name="ce1">
            <text:p>5.06003</text:p>
          </table:table-cell>
          <table:table-cell office:value-type="float" office:value="0.28584599999999999" table:style-name="ce1">
            <text:p>0.285846</text:p>
          </table:table-cell>
          <table:table-cell office:value-type="float" office:value="1.5845999999999971E-2" table:formula="of:=[.K271]-0.27" table:style-name="ce1">
            <text:p>0.015846</text:p>
          </table:table-cell>
          <table:table-cell office:value-type="float" office:value="9.3388700000000005E-2" table:style-name="ce1">
            <text:p>0.0933887</text:p>
          </table:table-cell>
          <table:table-cell office:value-type="float" office:value="8.3366999999999997E-2" table:style-name="ce1">
            <text:p>0.08336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0800299999999998" table:style-name="ce1">
            <text:p>5.08003</text:p>
          </table:table-cell>
          <table:table-cell office:value-type="float" office:value="0.290877" table:style-name="ce1">
            <text:p>0.290877</text:p>
          </table:table-cell>
          <table:table-cell office:value-type="float" office:value="2.0876999999999979E-2" table:formula="of:=[.K272]-0.27" table:style-name="ce1">
            <text:p>0.020877</text:p>
          </table:table-cell>
          <table:table-cell office:value-type="float" office:value="0.116205" table:style-name="ce1">
            <text:p>0.116205</text:p>
          </table:table-cell>
          <table:table-cell office:value-type="float" office:value="7.7304499999999998E-2" table:style-name="ce1">
            <text:p>0.077304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0999999999999996" table:style-name="ce1">
            <text:p>5.1</text:p>
          </table:table-cell>
          <table:table-cell office:value-type="float" office:value="0.29611799999999999" table:style-name="ce1">
            <text:p>0.296118</text:p>
          </table:table-cell>
          <table:table-cell office:value-type="float" office:value="2.6117999999999975E-2" table:formula="of:=[.K273]-0.27" table:style-name="ce1">
            <text:p>0.026118</text:p>
          </table:table-cell>
          <table:table-cell office:value-type="float" office:value="0.137878" table:style-name="ce1">
            <text:p>0.137878</text:p>
          </table:table-cell>
          <table:table-cell office:value-type="float" office:value="6.8747100000000005E-2" table:style-name="ce1">
            <text:p>0.068747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1200200000000002" table:style-name="ce1">
            <text:p>5.12002</text:p>
          </table:table-cell>
          <table:table-cell office:value-type="float" office:value="0.30155900000000002" table:style-name="ce1">
            <text:p>0.301559</text:p>
          </table:table-cell>
          <table:table-cell office:value-type="float" office:value="3.1559000000000004E-2" table:formula="of:=[.K274]-0.27" table:style-name="ce1">
            <text:p>0.031559</text:p>
          </table:table-cell>
          <table:table-cell office:value-type="float" office:value="0.15887699999999999" table:style-name="ce1">
            <text:p>0.158877</text:p>
          </table:table-cell>
          <table:table-cell office:value-type="float" office:value="5.9102500000000002E-2" table:style-name="ce1">
            <text:p>0.059102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1400399999999999" table:style-name="ce1">
            <text:p>5.14004</text:p>
          </table:table-cell>
          <table:table-cell office:value-type="float" office:value="0.30687900000000001" table:style-name="ce1">
            <text:p>0.306879</text:p>
          </table:table-cell>
          <table:table-cell office:value-type="float" office:value="3.6878999999999995E-2" table:formula="of:=[.K275]-0.27" table:style-name="ce1">
            <text:p>0.036879</text:p>
          </table:table-cell>
          <table:table-cell office:value-type="float" office:value="0.17435400000000001" table:style-name="ce1">
            <text:p>0.174354</text:p>
          </table:table-cell>
          <table:table-cell office:value-type="float" office:value="5.7227600000000003E-2" table:style-name="ce1">
            <text:p>0.057227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1600400000000004" table:style-name="ce1">
            <text:p>5.16004</text:p>
          </table:table-cell>
          <table:table-cell office:value-type="float" office:value="0.31223600000000001" table:style-name="ce1">
            <text:p>0.312236</text:p>
          </table:table-cell>
          <table:table-cell office:value-type="float" office:value="4.2235999999999996E-2" table:formula="of:=[.K276]-0.27" table:style-name="ce1">
            <text:p>0.042236</text:p>
          </table:table-cell>
          <table:table-cell office:value-type="float" office:value="0.18612699999999999" table:style-name="ce1">
            <text:p>0.186127</text:p>
          </table:table-cell>
          <table:table-cell office:value-type="float" office:value="5.3102499999999997E-2" table:style-name="ce1">
            <text:p>0.053102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18" table:style-name="ce1">
            <text:p>5.18</text:p>
          </table:table-cell>
          <table:table-cell office:value-type="float" office:value="0.31778499999999998" table:style-name="ce1">
            <text:p>0.317785</text:p>
          </table:table-cell>
          <table:table-cell office:value-type="float" office:value="4.7784999999999966E-2" table:formula="of:=[.K277]-0.27" table:style-name="ce1">
            <text:p>0.047785</text:p>
          </table:table-cell>
          <table:table-cell office:value-type="float" office:value="0.198604" table:style-name="ce1">
            <text:p>0.198604</text:p>
          </table:table-cell>
          <table:table-cell office:value-type="float" office:value="4.4315899999999998E-2" table:style-name="ce1">
            <text:p>0.044315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2000400000000004" table:style-name="ce1">
            <text:p>5.20004</text:p>
          </table:table-cell>
          <table:table-cell office:value-type="float" office:value="0.32268599999999997" table:style-name="ce1">
            <text:p>0.322686</text:p>
          </table:table-cell>
          <table:table-cell office:value-type="float" office:value="5.2685999999999955E-2" table:formula="of:=[.K278]-0.27" table:style-name="ce1">
            <text:p>0.052686</text:p>
          </table:table-cell>
          <table:table-cell office:value-type="float" office:value="0.205094" table:style-name="ce1">
            <text:p>0.205094</text:p>
          </table:table-cell>
          <table:table-cell office:value-type="float" office:value="2.1392000000000001E-2" table:style-name="ce1">
            <text:p>0.02139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2200199999999999" table:style-name="ce1">
            <text:p>5.22002</text:p>
          </table:table-cell>
          <table:table-cell office:value-type="float" office:value="0.32590200000000003" table:style-name="ce1">
            <text:p>0.325902</text:p>
          </table:table-cell>
          <table:table-cell office:value-type="float" office:value="5.5902000000000007E-2" table:formula="of:=[.K279]-0.27" table:style-name="ce1">
            <text:p>0.055902</text:p>
          </table:table-cell>
          <table:table-cell office:value-type="float" office:value="0.21382699999999999" table:style-name="ce1">
            <text:p>0.213827</text:p>
          </table:table-cell>
          <table:table-cell office:value-type="float" office:value="1.93038E-3" table:style-name="ce1">
            <text:p>0.0019303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2400500000000001" table:style-name="ce1">
            <text:p>5.24005</text:p>
          </table:table-cell>
          <table:table-cell office:value-type="float" office:value="0.33037699999999998" table:style-name="ce1">
            <text:p>0.330377</text:p>
          </table:table-cell>
          <table:table-cell office:value-type="float" office:value="6.0376999999999958E-2" table:formula="of:=[.K280]-0.27" table:style-name="ce1">
            <text:p>0.060377</text:p>
          </table:table-cell>
          <table:table-cell office:value-type="float" office:value="0.22129599999999999" table:style-name="ce1">
            <text:p>0.221296</text:p>
          </table:table-cell>
          <table:table-cell office:value-type="float" office:value="-9.2724999999999995E-3" table:style-name="ce1">
            <text:p>-0.009272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2600100000000003" table:style-name="ce1">
            <text:p>5.26001</text:p>
          </table:table-cell>
          <table:table-cell office:value-type="float" office:value="0.33244899999999999" table:style-name="ce1">
            <text:p>0.332449</text:p>
          </table:table-cell>
          <table:table-cell office:value-type="float" office:value="6.2448999999999977E-2" table:formula="of:=[.K281]-0.27" table:style-name="ce1">
            <text:p>0.062449</text:p>
          </table:table-cell>
          <table:table-cell office:value-type="float" office:value="0.224027" table:style-name="ce1">
            <text:p>0.224027</text:p>
          </table:table-cell>
          <table:table-cell office:value-type="float" office:value="-1.7771499999999999E-2" table:style-name="ce1">
            <text:p>-0.017771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2800099999999999" table:style-name="ce1">
            <text:p>5.28001</text:p>
          </table:table-cell>
          <table:table-cell office:value-type="float" office:value="0.32879399999999998" table:style-name="ce1">
            <text:p>0.328794</text:p>
          </table:table-cell>
          <table:table-cell office:value-type="float" office:value="5.8793999999999957E-2" table:formula="of:=[.K282]-0.27" table:style-name="ce1">
            <text:p>0.058794</text:p>
          </table:table-cell>
          <table:table-cell office:value-type="float" office:value="0.221773" table:style-name="ce1">
            <text:p>0.221773</text:p>
          </table:table-cell>
          <table:table-cell office:value-type="float" office:value="-2.5209599999999999E-2" table:style-name="ce1">
            <text:p>-0.025209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3000299999999996" table:style-name="ce1">
            <text:p>5.30003</text:p>
          </table:table-cell>
          <table:table-cell office:value-type="float" office:value="0.32844800000000002" table:style-name="ce1">
            <text:p>0.328448</text:p>
          </table:table-cell>
          <table:table-cell office:value-type="float" office:value="5.8448E-2" table:formula="of:=[.K283]-0.27" table:style-name="ce1">
            <text:p>0.058448</text:p>
          </table:table-cell>
          <table:table-cell office:value-type="float" office:value="0.21332300000000001" table:style-name="ce1">
            <text:p>0.213323</text:p>
          </table:table-cell>
          <table:table-cell office:value-type="float" office:value="-3.4443399999999999E-2" table:style-name="ce1">
            <text:p>-0.034443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32003" table:style-name="ce1">
            <text:p>5.32003</text:p>
          </table:table-cell>
          <table:table-cell office:value-type="float" office:value="0.32519500000000001" table:style-name="ce1">
            <text:p>0.325195</text:p>
          </table:table-cell>
          <table:table-cell office:value-type="float" office:value="5.5194999999999994E-2" table:formula="of:=[.K284]-0.27" table:style-name="ce1">
            <text:p>0.055195</text:p>
          </table:table-cell>
          <table:table-cell office:value-type="float" office:value="0.196378" table:style-name="ce1">
            <text:p>0.196378</text:p>
          </table:table-cell>
          <table:table-cell office:value-type="float" office:value="-4.6194300000000001E-2" table:style-name="ce1">
            <text:p>-0.046194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3400299999999996" table:style-name="ce1">
            <text:p>5.34003</text:p>
          </table:table-cell>
          <table:table-cell office:value-type="float" office:value="0.31980700000000001" table:style-name="ce1">
            <text:p>0.319807</text:p>
          </table:table-cell>
          <table:table-cell office:value-type="float" office:value="4.980699999999999E-2" table:formula="of:=[.K285]-0.27" table:style-name="ce1">
            <text:p>0.049807</text:p>
          </table:table-cell>
          <table:table-cell office:value-type="float" office:value="0.17906900000000001" table:style-name="ce1">
            <text:p>0.179069</text:p>
          </table:table-cell>
          <table:table-cell office:value-type="float" office:value="-6.1459E-2" table:style-name="ce1">
            <text:p>-0.06145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3600399999999997" table:style-name="ce1">
            <text:p>5.36004</text:p>
          </table:table-cell>
          <table:table-cell office:value-type="float" office:value="0.31409399999999998" table:style-name="ce1">
            <text:p>0.314094</text:p>
          </table:table-cell>
          <table:table-cell office:value-type="float" office:value="4.4093999999999967E-2" table:formula="of:=[.K286]-0.27" table:style-name="ce1">
            <text:p>0.044094</text:p>
          </table:table-cell>
          <table:table-cell office:value-type="float" office:value="0.160082" table:style-name="ce1">
            <text:p>0.160082</text:p>
          </table:table-cell>
          <table:table-cell office:value-type="float" office:value="-7.2515999999999997E-2" table:style-name="ce1">
            <text:p>-0.07251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3800299999999996" table:style-name="ce1">
            <text:p>5.38003</text:p>
          </table:table-cell>
          <table:table-cell office:value-type="float" office:value="0.30727700000000002" table:style-name="ce1">
            <text:p>0.307277</text:p>
          </table:table-cell>
          <table:table-cell office:value-type="float" office:value="3.7277000000000005E-2" table:formula="of:=[.K287]-0.27" table:style-name="ce1">
            <text:p>0.037277</text:p>
          </table:table-cell>
          <table:table-cell office:value-type="float" office:value="0.142513" table:style-name="ce1">
            <text:p>0.142513</text:p>
          </table:table-cell>
          <table:table-cell office:value-type="float" office:value="-8.1056100000000006E-2" table:style-name="ce1">
            <text:p>-0.081056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4000199999999996" table:style-name="ce1">
            <text:p>5.40002</text:p>
          </table:table-cell>
          <table:table-cell office:value-type="float" office:value="0.30019099999999999" table:style-name="ce1">
            <text:p>0.300191</text:p>
          </table:table-cell>
          <table:table-cell office:value-type="float" office:value="3.0190999999999968E-2" table:formula="of:=[.K288]-0.27" table:style-name="ce1">
            <text:p>0.030191</text:p>
          </table:table-cell>
          <table:table-cell office:value-type="float" office:value="0.121559" table:style-name="ce1">
            <text:p>0.121559</text:p>
          </table:table-cell>
          <table:table-cell office:value-type="float" office:value="-8.5338700000000003E-2" table:style-name="ce1">
            <text:p>-0.085338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4200100000000004" table:style-name="ce1">
            <text:p>5.42001</text:p>
          </table:table-cell>
          <table:table-cell office:value-type="float" office:value="0.293846" table:style-name="ce1">
            <text:p>0.293846</text:p>
          </table:table-cell>
          <table:table-cell office:value-type="float" office:value="2.3845999999999978E-2" table:formula="of:=[.K289]-0.27" table:style-name="ce1">
            <text:p>0.023846</text:p>
          </table:table-cell>
          <table:table-cell office:value-type="float" office:value="9.9742200000000003E-2" table:style-name="ce1">
            <text:p>0.0997422</text:p>
          </table:table-cell>
          <table:table-cell office:value-type="float" office:value="-9.1476399999999999E-2" table:style-name="ce1">
            <text:p>-0.091476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4400399999999998" table:style-name="ce1">
            <text:p>5.44004</text:p>
          </table:table-cell>
          <table:table-cell office:value-type="float" office:value="0.28766599999999998" table:style-name="ce1">
            <text:p>0.287666</text:p>
          </table:table-cell>
          <table:table-cell office:value-type="float" office:value="1.766599999999996E-2" table:formula="of:=[.K290]-0.27" table:style-name="ce1">
            <text:p>0.017666</text:p>
          </table:table-cell>
          <table:table-cell office:value-type="float" office:value="7.3763499999999996E-2" table:style-name="ce1">
            <text:p>0.0737635</text:p>
          </table:table-cell>
          <table:table-cell office:value-type="float" office:value="-9.5323900000000003E-2" table:style-name="ce1">
            <text:p>-0.095323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4600099999999996" table:style-name="ce1">
            <text:p>5.46001</text:p>
          </table:table-cell>
          <table:table-cell office:value-type="float" office:value="0.28156100000000001" table:style-name="ce1">
            <text:p>0.281561</text:p>
          </table:table-cell>
          <table:table-cell office:value-type="float" office:value="1.1560999999999988E-2" table:formula="of:=[.K291]-0.27" table:style-name="ce1">
            <text:p>0.011561</text:p>
          </table:table-cell>
          <table:table-cell office:value-type="float" office:value="4.7022599999999998E-2" table:style-name="ce1">
            <text:p>0.0470226</text:p>
          </table:table-cell>
          <table:table-cell office:value-type="float" office:value="-9.6894900000000006E-2" table:style-name="ce1">
            <text:p>-0.096894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4800500000000003" table:style-name="ce1">
            <text:p>5.48005</text:p>
          </table:table-cell>
          <table:table-cell office:value-type="float" office:value="0.27577000000000002" table:style-name="ce1">
            <text:p>0.27577</text:p>
          </table:table-cell>
          <table:table-cell office:value-type="float" office:value="5.7699999999999974E-3" table:formula="of:=[.K292]-0.27" table:style-name="ce1">
            <text:p>0.00577</text:p>
          </table:table-cell>
          <table:table-cell office:value-type="float" office:value="2.0633700000000001E-2" table:style-name="ce1">
            <text:p>0.0206337</text:p>
          </table:table-cell>
          <table:table-cell office:value-type="float" office:value="-9.8045999999999994E-2" table:style-name="ce1">
            <text:p>-0.09804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5000099999999996" table:style-name="ce1">
            <text:p>5.50001</text:p>
          </table:table-cell>
          <table:table-cell office:value-type="float" office:value="0.27045000000000002" table:style-name="ce1">
            <text:p>0.27045</text:p>
          </table:table-cell>
          <table:table-cell office:value-type="float" office:value="4.5000000000000595E-4" table:formula="of:=[.K293]-0.27" table:style-name="ce1">
            <text:p>0.00045</text:p>
          </table:table-cell>
          <table:table-cell office:value-type="float" office:value="-7.5123300000000002E-3" table:style-name="ce1">
            <text:p>-0.00751233</text:p>
          </table:table-cell>
          <table:table-cell office:value-type="float" office:value="-9.31057E-2" table:style-name="ce1">
            <text:p>-0.093105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5200300000000002" table:style-name="ce1">
            <text:p>5.52003</text:p>
          </table:table-cell>
          <table:table-cell office:value-type="float" office:value="0.265565" table:style-name="ce1">
            <text:p>0.265565</text:p>
          </table:table-cell>
          <table:table-cell office:value-type="float" office:value="-4.4350000000000223E-3" table:formula="of:=[.K294]-0.27" table:style-name="ce1">
            <text:p>-0.004435</text:p>
          </table:table-cell>
          <table:table-cell office:value-type="float" office:value="-3.3998199999999999E-2" table:style-name="ce1">
            <text:p>-0.0339982</text:p>
          </table:table-cell>
          <table:table-cell office:value-type="float" office:value="-9.0350600000000003E-2" table:style-name="ce1">
            <text:p>-0.090350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5400299999999998" table:style-name="ce1">
            <text:p>5.54003</text:p>
          </table:table-cell>
          <table:table-cell office:value-type="float" office:value="0.261073" table:style-name="ce1">
            <text:p>0.261073</text:p>
          </table:table-cell>
          <table:table-cell office:value-type="float" office:value="-8.9270000000000183E-3" table:formula="of:=[.K295]-0.27" table:style-name="ce1">
            <text:p>-0.008927</text:p>
          </table:table-cell>
          <table:table-cell office:value-type="float" office:value="-5.93196E-2" table:style-name="ce1">
            <text:p>-0.0593196</text:p>
          </table:table-cell>
          <table:table-cell office:value-type="float" office:value="-8.6164500000000005E-2" table:style-name="ce1">
            <text:p>-0.086164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5600399999999999" table:style-name="ce1">
            <text:p>5.56004</text:p>
          </table:table-cell>
          <table:table-cell office:value-type="float" office:value="0.25698199999999999" table:style-name="ce1">
            <text:p>0.256982</text:p>
          </table:table-cell>
          <table:table-cell office:value-type="float" office:value="-1.301800000000003E-2" table:formula="of:=[.K296]-0.27" table:style-name="ce1">
            <text:p>-0.013018</text:p>
          </table:table-cell>
          <table:table-cell office:value-type="float" office:value="-8.0196100000000006E-2" table:style-name="ce1">
            <text:p>-0.0801961</text:p>
          </table:table-cell>
          <table:table-cell office:value-type="float" office:value="-8.1336800000000001E-2" table:style-name="ce1">
            <text:p>-0.081336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58005" table:style-name="ce1">
            <text:p>5.58005</text:p>
          </table:table-cell>
          <table:table-cell office:value-type="float" office:value="0.25334600000000002" table:style-name="ce1">
            <text:p>0.253346</text:p>
          </table:table-cell>
          <table:table-cell office:value-type="float" office:value="-1.6654000000000002E-2" table:formula="of:=[.K297]-0.27" table:style-name="ce1">
            <text:p>-0.016654</text:p>
          </table:table-cell>
          <table:table-cell office:value-type="float" office:value="-0.101921" table:style-name="ce1">
            <text:p>-0.101921</text:p>
          </table:table-cell>
          <table:table-cell office:value-type="float" office:value="-7.3537000000000005E-2" table:style-name="ce1">
            <text:p>-0.07353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6000100000000002" table:style-name="ce1">
            <text:p>5.60001</text:p>
          </table:table-cell>
          <table:table-cell office:value-type="float" office:value="0.25012099999999998" table:style-name="ce1">
            <text:p>0.250121</text:p>
          </table:table-cell>
          <table:table-cell office:value-type="float" office:value="-1.9879000000000036E-2" table:formula="of:=[.K298]-0.27" table:style-name="ce1">
            <text:p>-0.019879</text:p>
          </table:table-cell>
          <table:table-cell office:value-type="float" office:value="-0.121209" table:style-name="ce1">
            <text:p>-0.121209</text:p>
          </table:table-cell>
          <table:table-cell office:value-type="float" office:value="-6.7092700000000005E-2" table:style-name="ce1">
            <text:p>-0.067092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6200400000000004" table:style-name="ce1">
            <text:p>5.62004</text:p>
          </table:table-cell>
          <table:table-cell office:value-type="float" office:value="0.247331" table:style-name="ce1">
            <text:p>0.247331</text:p>
          </table:table-cell>
          <table:table-cell office:value-type="float" office:value="-2.2669000000000022E-2" table:formula="of:=[.K299]-0.27" table:style-name="ce1">
            <text:p>-0.022669</text:p>
          </table:table-cell>
          <table:table-cell office:value-type="float" office:value="-0.13714100000000001" table:style-name="ce1">
            <text:p>-0.137141</text:p>
          </table:table-cell>
          <table:table-cell office:value-type="float" office:value="-6.2512100000000001E-2" table:style-name="ce1">
            <text:p>-0.062512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6400399999999999" table:style-name="ce1">
            <text:p>5.64004</text:p>
          </table:table-cell>
          <table:table-cell office:value-type="float" office:value="0.24499899999999999" table:style-name="ce1">
            <text:p>0.244999</text:p>
          </table:table-cell>
          <table:table-cell office:value-type="float" office:value="-2.5001000000000023E-2" table:formula="of:=[.K300]-0.27" table:style-name="ce1">
            <text:p>-0.025001</text:p>
          </table:table-cell>
          <table:table-cell office:value-type="float" office:value="-0.15223600000000001" table:style-name="ce1">
            <text:p>-0.152236</text:p>
          </table:table-cell>
          <table:table-cell office:value-type="float" office:value="-6.2108299999999998E-2" table:style-name="ce1">
            <text:p>-0.062108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6600299999999999" table:style-name="ce1">
            <text:p>5.66003</text:p>
          </table:table-cell>
          <table:table-cell office:value-type="float" office:value="0.24299499999999999" table:style-name="ce1">
            <text:p>0.242995</text:p>
          </table:table-cell>
          <table:table-cell office:value-type="float" office:value="-2.7005000000000029E-2" table:formula="of:=[.K301]-0.27" table:style-name="ce1">
            <text:p>-0.027005</text:p>
          </table:table-cell>
          <table:table-cell office:value-type="float" office:value="-0.16770699999999999" table:style-name="ce1">
            <text:p>-0.167707</text:p>
          </table:table-cell>
          <table:table-cell office:value-type="float" office:value="-5.7600999999999999E-2" table:style-name="ce1">
            <text:p>-0.05760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68004" table:style-name="ce1">
            <text:p>5.68004</text:p>
          </table:table-cell>
          <table:table-cell office:value-type="float" office:value="0.241062" table:style-name="ce1">
            <text:p>0.241062</text:p>
          </table:table-cell>
          <table:table-cell office:value-type="float" office:value="-2.8938000000000019E-2" table:formula="of:=[.K302]-0.27" table:style-name="ce1">
            <text:p>-0.028938</text:p>
          </table:table-cell>
          <table:table-cell office:value-type="float" office:value="-0.18323300000000001" table:style-name="ce1">
            <text:p>-0.183233</text:p>
          </table:table-cell>
          <table:table-cell office:value-type="float" office:value="-5.1171599999999998E-2" table:style-name="ce1">
            <text:p>-0.051171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7000299999999999" table:style-name="ce1">
            <text:p>5.70003</text:p>
          </table:table-cell>
          <table:table-cell office:value-type="float" office:value="0.23936099999999999" table:style-name="ce1">
            <text:p>0.239361</text:p>
          </table:table-cell>
          <table:table-cell office:value-type="float" office:value="-3.0639000000000027E-2" table:formula="of:=[.K303]-0.27" table:style-name="ce1">
            <text:p>-0.030639</text:p>
          </table:table-cell>
          <table:table-cell office:value-type="float" office:value="-0.19397900000000001" table:style-name="ce1">
            <text:p>-0.193979</text:p>
          </table:table-cell>
          <table:table-cell office:value-type="float" office:value="-4.8840799999999997E-2" table:style-name="ce1">
            <text:p>-0.048840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72004" table:style-name="ce1">
            <text:p>5.72004</text:p>
          </table:table-cell>
          <table:table-cell office:value-type="float" office:value="0.237924" table:style-name="ce1">
            <text:p>0.237924</text:p>
          </table:table-cell>
          <table:table-cell office:value-type="float" office:value="-3.2076000000000021E-2" table:formula="of:=[.K304]-0.27" table:style-name="ce1">
            <text:p>-0.032076</text:p>
          </table:table-cell>
          <table:table-cell office:value-type="float" office:value="-0.20485999999999999" table:style-name="ce1">
            <text:p>-0.20486</text:p>
          </table:table-cell>
          <table:table-cell office:value-type="float" office:value="-4.2331899999999999E-2" table:style-name="ce1">
            <text:p>-0.042331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7400200000000003" table:style-name="ce1">
            <text:p>5.74002</text:p>
          </table:table-cell>
          <table:table-cell office:value-type="float" office:value="0.23680100000000001" table:style-name="ce1">
            <text:p>0.236801</text:p>
          </table:table-cell>
          <table:table-cell office:value-type="float" office:value="-3.3199000000000006E-2" table:formula="of:=[.K305]-0.27" table:style-name="ce1">
            <text:p>-0.033199</text:p>
          </table:table-cell>
          <table:table-cell office:value-type="float" office:value="-0.213556" table:style-name="ce1">
            <text:p>-0.213556</text:p>
          </table:table-cell>
          <table:table-cell office:value-type="float" office:value="-3.3370400000000001E-2" table:style-name="ce1">
            <text:p>-0.033370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7600300000000004" table:style-name="ce1">
            <text:p>5.76003</text:p>
          </table:table-cell>
          <table:table-cell office:value-type="float" office:value="0.235925" table:style-name="ce1">
            <text:p>0.235925</text:p>
          </table:table-cell>
          <table:table-cell office:value-type="float" office:value="-3.4075000000000022E-2" table:formula="of:=[.K306]-0.27" table:style-name="ce1">
            <text:p>-0.034075</text:p>
          </table:table-cell>
          <table:table-cell office:value-type="float" office:value="-0.21856400000000001" table:style-name="ce1">
            <text:p>-0.218564</text:p>
          </table:table-cell>
          <table:table-cell office:value-type="float" office:value="-2.50943E-2" table:style-name="ce1">
            <text:p>-0.025094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78003" table:style-name="ce1">
            <text:p>5.78003</text:p>
          </table:table-cell>
          <table:table-cell office:value-type="float" office:value="0.23522199999999999" table:style-name="ce1">
            <text:p>0.235222</text:p>
          </table:table-cell>
          <table:table-cell office:value-type="float" office:value="-3.4778000000000031E-2" table:formula="of:=[.K307]-0.27" table:style-name="ce1">
            <text:p>-0.034778</text:p>
          </table:table-cell>
          <table:table-cell office:value-type="float" office:value="-0.22236300000000001" table:style-name="ce1">
            <text:p>-0.222363</text:p>
          </table:table-cell>
          <table:table-cell office:value-type="float" office:value="-2.2034700000000001E-2" table:style-name="ce1">
            <text:p>-0.022034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8" table:style-name="ce1">
            <text:p>5.8</text:p>
          </table:table-cell>
          <table:table-cell office:value-type="float" office:value="0.234683" table:style-name="ce1">
            <text:p>0.234683</text:p>
          </table:table-cell>
          <table:table-cell office:value-type="float" office:value="-3.5317000000000015E-2" table:formula="of:=[.K308]-0.27" table:style-name="ce1">
            <text:p>-0.035317</text:p>
          </table:table-cell>
          <table:table-cell office:value-type="float" office:value="-0.226942" table:style-name="ce1">
            <text:p>-0.226942</text:p>
          </table:table-cell>
          <table:table-cell office:value-type="float" office:value="-1.91757E-2" table:style-name="ce1">
            <text:p>-0.019175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8200200000000004" table:style-name="ce1">
            <text:p>5.82002</text:p>
          </table:table-cell>
          <table:table-cell office:value-type="float" office:value="0.23429800000000001" table:style-name="ce1">
            <text:p>0.234298</text:p>
          </table:table-cell>
          <table:table-cell office:value-type="float" office:value="-3.5702000000000012E-2" table:formula="of:=[.K309]-0.27" table:style-name="ce1">
            <text:p>-0.035702</text:p>
          </table:table-cell>
          <table:table-cell office:value-type="float" office:value="-0.23075999999999999" table:style-name="ce1">
            <text:p>-0.23076</text:p>
          </table:table-cell>
          <table:table-cell office:value-type="float" office:value="-1.46085E-2" table:style-name="ce1">
            <text:p>-0.014608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8400100000000004" table:style-name="ce1">
            <text:p>5.84001</text:p>
          </table:table-cell>
          <table:table-cell office:value-type="float" office:value="0.23406399999999999" table:style-name="ce1">
            <text:p>0.234064</text:p>
          </table:table-cell>
          <table:table-cell office:value-type="float" office:value="-3.5936000000000023E-2" table:formula="of:=[.K310]-0.27" table:style-name="ce1">
            <text:p>-0.035936</text:p>
          </table:table-cell>
          <table:table-cell office:value-type="float" office:value="-0.233158" table:style-name="ce1">
            <text:p>-0.233158</text:p>
          </table:table-cell>
          <table:table-cell office:value-type="float" office:value="-1.1841000000000001E-2" table:style-name="ce1">
            <text:p>-0.01184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8600399999999997" table:style-name="ce1">
            <text:p>5.86004</text:p>
          </table:table-cell>
          <table:table-cell office:value-type="float" office:value="0.234037" table:style-name="ce1">
            <text:p>0.234037</text:p>
          </table:table-cell>
          <table:table-cell office:value-type="float" office:value="-3.5963000000000023E-2" table:formula="of:=[.K311]-0.27" table:style-name="ce1">
            <text:p>-0.035963</text:p>
          </table:table-cell>
          <table:table-cell office:value-type="float" office:value="-0.23047999999999999" table:style-name="ce1">
            <text:p>-0.23048</text:p>
          </table:table-cell>
          <table:table-cell office:value-type="float" office:value="-6.34748E-3" table:style-name="ce1">
            <text:p>-0.0063474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88002" table:style-name="ce1">
            <text:p>5.88002</text:p>
          </table:table-cell>
          <table:table-cell office:value-type="float" office:value="0.23416999999999999" table:style-name="ce1">
            <text:p>0.23417</text:p>
          </table:table-cell>
          <table:table-cell office:value-type="float" office:value="-3.5830000000000028E-2" table:formula="of:=[.K312]-0.27" table:style-name="ce1">
            <text:p>-0.03583</text:p>
          </table:table-cell>
          <table:table-cell office:value-type="float" office:value="-0.22706499999999999" table:style-name="ce1">
            <text:p>-0.227065</text:p>
          </table:table-cell>
          <table:table-cell office:value-type="float" office:value="1.14011E-3" table:style-name="ce1">
            <text:p>0.0011401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9000199999999996" table:style-name="ce1">
            <text:p>5.90002</text:p>
          </table:table-cell>
          <table:table-cell office:value-type="float" office:value="0.234319" table:style-name="ce1">
            <text:p>0.234319</text:p>
          </table:table-cell>
          <table:table-cell office:value-type="float" office:value="-3.5681000000000018E-2" table:formula="of:=[.K313]-0.27" table:style-name="ce1">
            <text:p>-0.035681</text:p>
          </table:table-cell>
          <table:table-cell office:value-type="float" office:value="-0.22523099999999999" table:style-name="ce1">
            <text:p>-0.225231</text:p>
          </table:table-cell>
          <table:table-cell office:value-type="float" office:value="5.8365999999999999E-3" table:style-name="ce1">
            <text:p>0.005836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9200200000000001" table:style-name="ce1">
            <text:p>5.92002</text:p>
          </table:table-cell>
          <table:table-cell office:value-type="float" office:value="0.234622" table:style-name="ce1">
            <text:p>0.234622</text:p>
          </table:table-cell>
          <table:table-cell office:value-type="float" office:value="-3.5378000000000021E-2" table:formula="of:=[.K314]-0.27" table:style-name="ce1">
            <text:p>-0.035378</text:p>
          </table:table-cell>
          <table:table-cell office:value-type="float" office:value="-0.22187200000000001" table:style-name="ce1">
            <text:p>-0.221872</text:p>
          </table:table-cell>
          <table:table-cell office:value-type="float" office:value="7.8971200000000005E-3" table:style-name="ce1">
            <text:p>0.0078971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9400399999999998" table:style-name="ce1">
            <text:p>5.94004</text:p>
          </table:table-cell>
          <table:table-cell office:value-type="float" office:value="0.23513400000000001" table:style-name="ce1">
            <text:p>0.235134</text:p>
          </table:table-cell>
          <table:table-cell office:value-type="float" office:value="-3.4866000000000008E-2" table:formula="of:=[.K315]-0.27" table:style-name="ce1">
            <text:p>-0.034866</text:p>
          </table:table-cell>
          <table:table-cell office:value-type="float" office:value="-0.219163" table:style-name="ce1">
            <text:p>-0.219163</text:p>
          </table:table-cell>
          <table:table-cell office:value-type="float" office:value="1.43123E-2" table:style-name="ce1">
            <text:p>0.014312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96" table:style-name="ce1">
            <text:p>5.96</text:p>
          </table:table-cell>
          <table:table-cell office:value-type="float" office:value="0.23589099999999999" table:style-name="ce1">
            <text:p>0.235891</text:p>
          </table:table-cell>
          <table:table-cell office:value-type="float" office:value="-3.4109000000000028E-2" table:formula="of:=[.K316]-0.27" table:style-name="ce1">
            <text:p>-0.034109</text:p>
          </table:table-cell>
          <table:table-cell office:value-type="float" office:value="-0.21449699999999999" table:style-name="ce1">
            <text:p>-0.214497</text:p>
          </table:table-cell>
          <table:table-cell office:value-type="float" office:value="1.9146400000000001E-2" table:style-name="ce1">
            <text:p>0.019146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5.9800399999999998" table:style-name="ce1">
            <text:p>5.98004</text:p>
          </table:table-cell>
          <table:table-cell office:value-type="float" office:value="0.23675299999999999" table:style-name="ce1">
            <text:p>0.236753</text:p>
          </table:table-cell>
          <table:table-cell office:value-type="float" office:value="-3.3247000000000027E-2" table:formula="of:=[.K317]-0.27" table:style-name="ce1">
            <text:p>-0.033247</text:p>
          </table:table-cell>
          <table:table-cell office:value-type="float" office:value="-0.20868600000000001" table:style-name="ce1">
            <text:p>-0.208686</text:p>
          </table:table-cell>
          <table:table-cell office:value-type="float" office:value="2.3138800000000001E-2" table:style-name="ce1">
            <text:p>0.023138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0000200000000001" table:style-name="ce1">
            <text:p>6.00002</text:p>
          </table:table-cell>
          <table:table-cell office:value-type="float" office:value="0.23765" table:style-name="ce1">
            <text:p>0.23765</text:p>
          </table:table-cell>
          <table:table-cell office:value-type="float" office:value="-3.2350000000000018E-2" table:formula="of:=[.K318]-0.27" table:style-name="ce1">
            <text:p>-0.03235</text:p>
          </table:table-cell>
          <table:table-cell office:value-type="float" office:value="-0.202517" table:style-name="ce1">
            <text:p>-0.202517</text:p>
          </table:table-cell>
          <table:table-cell office:value-type="float" office:value="2.9145999999999998E-2" table:style-name="ce1">
            <text:p>0.02914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0200500000000003" table:style-name="ce1">
            <text:p>6.02005</text:p>
          </table:table-cell>
          <table:table-cell office:value-type="float" office:value="0.238621" table:style-name="ce1">
            <text:p>0.238621</text:p>
          </table:table-cell>
          <table:table-cell office:value-type="float" office:value="-3.1379000000000018E-2" table:formula="of:=[.K319]-0.27" table:style-name="ce1">
            <text:p>-0.031379</text:p>
          </table:table-cell>
          <table:table-cell office:value-type="float" office:value="-0.19570599999999999" table:style-name="ce1">
            <text:p>-0.195706</text:p>
          </table:table-cell>
          <table:table-cell office:value-type="float" office:value="3.2314900000000001E-2" table:style-name="ce1">
            <text:p>0.032314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0400099999999997" table:style-name="ce1">
            <text:p>6.04001</text:p>
          </table:table-cell>
          <table:table-cell office:value-type="float" office:value="0.23970900000000001" table:style-name="ce1">
            <text:p>0.239709</text:p>
          </table:table-cell>
          <table:table-cell office:value-type="float" office:value="-3.0291000000000012E-2" table:formula="of:=[.K320]-0.27" table:style-name="ce1">
            <text:p>-0.030291</text:p>
          </table:table-cell>
          <table:table-cell office:value-type="float" office:value="-0.184642" table:style-name="ce1">
            <text:p>-0.184642</text:p>
          </table:table-cell>
          <table:table-cell office:value-type="float" office:value="3.3978500000000002E-2" table:style-name="ce1">
            <text:p>0.033978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0600399999999999" table:style-name="ce1">
            <text:p>6.06004</text:p>
          </table:table-cell>
          <table:table-cell office:value-type="float" office:value="0.24096100000000001" table:style-name="ce1">
            <text:p>0.240961</text:p>
          </table:table-cell>
          <table:table-cell office:value-type="float" office:value="-2.9039000000000009E-2" table:formula="of:=[.K321]-0.27" table:style-name="ce1">
            <text:p>-0.029039</text:p>
          </table:table-cell>
          <table:table-cell office:value-type="float" office:value="-0.17419200000000001" table:style-name="ce1">
            <text:p>-0.174192</text:p>
          </table:table-cell>
          <table:table-cell office:value-type="float" office:value="3.2013600000000003E-2" table:style-name="ce1">
            <text:p>0.032013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0800200000000002" table:style-name="ce1">
            <text:p>6.08002</text:p>
          </table:table-cell>
          <table:table-cell office:value-type="float" office:value="0.242427" table:style-name="ce1">
            <text:p>0.242427</text:p>
          </table:table-cell>
          <table:table-cell office:value-type="float" office:value="-2.7573000000000014E-2" table:formula="of:=[.K322]-0.27" table:style-name="ce1">
            <text:p>-0.027573</text:p>
          </table:table-cell>
          <table:table-cell office:value-type="float" office:value="-0.16475600000000001" table:style-name="ce1">
            <text:p>-0.164756</text:p>
          </table:table-cell>
          <table:table-cell office:value-type="float" office:value="3.3665599999999997E-2" table:style-name="ce1">
            <text:p>0.033665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1000100000000002" table:style-name="ce1">
            <text:p>6.10001</text:p>
          </table:table-cell>
          <table:table-cell office:value-type="float" office:value="0.24412900000000001" table:style-name="ce1">
            <text:p>0.244129</text:p>
          </table:table-cell>
          <table:table-cell office:value-type="float" office:value="-2.5871000000000005E-2" table:formula="of:=[.K323]-0.27" table:style-name="ce1">
            <text:p>-0.025871</text:p>
          </table:table-cell>
          <table:table-cell office:value-type="float" office:value="-0.156863" table:style-name="ce1">
            <text:p>-0.156863</text:p>
          </table:table-cell>
          <table:table-cell office:value-type="float" office:value="4.1654299999999998E-2" table:style-name="ce1">
            <text:p>0.041654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1200200000000002" table:style-name="ce1">
            <text:p>6.12002</text:p>
          </table:table-cell>
          <table:table-cell office:value-type="float" office:value="0.246" table:style-name="ce1">
            <text:p>0.246</text:p>
          </table:table-cell>
          <table:table-cell office:value-type="float" office:value="-2.4000000000000021E-2" table:formula="of:=[.K324]-0.27" table:style-name="ce1">
            <text:p>-0.024</text:p>
          </table:table-cell>
          <table:table-cell office:value-type="float" office:value="-0.14885200000000001" table:style-name="ce1">
            <text:p>-0.148852</text:p>
          </table:table-cell>
          <table:table-cell office:value-type="float" office:value="4.8258200000000001E-2" table:style-name="ce1">
            <text:p>0.048258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1400300000000003" table:style-name="ce1">
            <text:p>6.14003</text:p>
          </table:table-cell>
          <table:table-cell office:value-type="float" office:value="0.24801999999999999" table:style-name="ce1">
            <text:p>0.24802</text:p>
          </table:table-cell>
          <table:table-cell office:value-type="float" office:value="-2.1980000000000027E-2" table:formula="of:=[.K325]-0.27" table:style-name="ce1">
            <text:p>-0.02198</text:p>
          </table:table-cell>
          <table:table-cell office:value-type="float" office:value="-0.13920099999999999" table:style-name="ce1">
            <text:p>-0.139201</text:p>
          </table:table-cell>
          <table:table-cell office:value-type="float" office:value="5.2807600000000003E-2" table:style-name="ce1">
            <text:p>0.052807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1600400000000004" table:style-name="ce1">
            <text:p>6.16004</text:p>
          </table:table-cell>
          <table:table-cell office:value-type="float" office:value="0.25022699999999998" table:style-name="ce1">
            <text:p>0.250227</text:p>
          </table:table-cell>
          <table:table-cell office:value-type="float" office:value="-1.9773000000000041E-2" table:formula="of:=[.K326]-0.27" table:style-name="ce1">
            <text:p>-0.019773</text:p>
          </table:table-cell>
          <table:table-cell office:value-type="float" office:value="-0.118962" table:style-name="ce1">
            <text:p>-0.118962</text:p>
          </table:table-cell>
          <table:table-cell office:value-type="float" office:value="5.8912300000000001E-2" table:style-name="ce1">
            <text:p>0.058912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18004" table:style-name="ce1">
            <text:p>6.18004</text:p>
          </table:table-cell>
          <table:table-cell office:value-type="float" office:value="0.25262899999999999" table:style-name="ce1">
            <text:p>0.252629</text:p>
          </table:table-cell>
          <table:table-cell office:value-type="float" office:value="-1.7371000000000025E-2" table:formula="of:=[.K327]-0.27" table:style-name="ce1">
            <text:p>-0.017371</text:p>
          </table:table-cell>
          <table:table-cell office:value-type="float" office:value="-0.103257" table:style-name="ce1">
            <text:p>-0.103257</text:p>
          </table:table-cell>
          <table:table-cell office:value-type="float" office:value="6.3906900000000003E-2" table:style-name="ce1">
            <text:p>0.063906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2000299999999999" table:style-name="ce1">
            <text:p>6.20003</text:p>
          </table:table-cell>
          <table:table-cell office:value-type="float" office:value="0.25527899999999998" table:style-name="ce1">
            <text:p>0.255279</text:p>
          </table:table-cell>
          <table:table-cell office:value-type="float" office:value="-1.472100000000004E-2" table:formula="of:=[.K328]-0.27" table:style-name="ce1">
            <text:p>-0.014721</text:p>
          </table:table-cell>
          <table:table-cell office:value-type="float" office:value="-8.6438200000000007E-2" table:style-name="ce1">
            <text:p>-0.0864382</text:p>
          </table:table-cell>
          <table:table-cell office:value-type="float" office:value="6.6584599999999994E-2" table:style-name="ce1">
            <text:p>0.066584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2200199999999999" table:style-name="ce1">
            <text:p>6.22002</text:p>
          </table:table-cell>
          <table:table-cell office:value-type="float" office:value="0.25817000000000001" table:style-name="ce1">
            <text:p>0.25817</text:p>
          </table:table-cell>
          <table:table-cell office:value-type="float" office:value="-1.1830000000000007E-2" table:formula="of:=[.K329]-0.27" table:style-name="ce1">
            <text:p>-0.01183</text:p>
          </table:table-cell>
          <table:table-cell office:value-type="float" office:value="-6.1203199999999999E-2" table:style-name="ce1">
            <text:p>-0.0612032</text:p>
          </table:table-cell>
          <table:table-cell office:value-type="float" office:value="7.1971999999999994E-2" table:style-name="ce1">
            <text:p>0.07197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2400099999999998" table:style-name="ce1">
            <text:p>6.24001</text:p>
          </table:table-cell>
          <table:table-cell office:value-type="float" office:value="0.26131199999999999" table:style-name="ce1">
            <text:p>0.261312</text:p>
          </table:table-cell>
          <table:table-cell office:value-type="float" office:value="-8.688000000000029E-3" table:formula="of:=[.K330]-0.27" table:style-name="ce1">
            <text:p>-0.008688</text:p>
          </table:table-cell>
          <table:table-cell office:value-type="float" office:value="-4.01865E-2" table:style-name="ce1">
            <text:p>-0.0401865</text:p>
          </table:table-cell>
          <table:table-cell office:value-type="float" office:value="7.5043100000000001E-2" table:style-name="ce1">
            <text:p>0.075043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2600300000000004" table:style-name="ce1">
            <text:p>6.26003</text:p>
          </table:table-cell>
          <table:table-cell office:value-type="float" office:value="0.26473799999999997" table:style-name="ce1">
            <text:p>0.264738</text:p>
          </table:table-cell>
          <table:table-cell office:value-type="float" office:value="-5.2620000000000444E-3" table:formula="of:=[.K331]-0.27" table:style-name="ce1">
            <text:p>-0.005262</text:p>
          </table:table-cell>
          <table:table-cell office:value-type="float" office:value="-2.15038E-2" table:style-name="ce1">
            <text:p>-0.0215038</text:p>
          </table:table-cell>
          <table:table-cell office:value-type="float" office:value="7.9057299999999997E-2" table:style-name="ce1">
            <text:p>0.079057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28003" table:style-name="ce1">
            <text:p>6.28003</text:p>
          </table:table-cell>
          <table:table-cell office:value-type="float" office:value="0.268397" table:style-name="ce1">
            <text:p>0.268397</text:p>
          </table:table-cell>
          <table:table-cell office:value-type="float" office:value="-1.6030000000000211E-3" table:formula="of:=[.K332]-0.27" table:style-name="ce1">
            <text:p>-0.001603</text:p>
          </table:table-cell>
          <table:table-cell office:value-type="float" office:value="5.1300700000000002E-5" table:style-name="ce2">
            <text:p>5.13E-05</text:p>
          </table:table-cell>
          <table:table-cell office:value-type="float" office:value="8.2219600000000004E-2" table:style-name="ce1">
            <text:p>0.082219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3000400000000001" table:style-name="ce1">
            <text:p>6.30004</text:p>
          </table:table-cell>
          <table:table-cell office:value-type="float" office:value="0.27235199999999998" table:style-name="ce1">
            <text:p>0.272352</text:p>
          </table:table-cell>
          <table:table-cell office:value-type="float" office:value="2.3519999999999652E-3" table:formula="of:=[.K333]-0.27" table:style-name="ce1">
            <text:p>0.002352</text:p>
          </table:table-cell>
          <table:table-cell office:value-type="float" office:value="1.9704800000000001E-2" table:style-name="ce1">
            <text:p>0.0197048</text:p>
          </table:table-cell>
          <table:table-cell office:value-type="float" office:value="8.4203899999999998E-2" table:style-name="ce1">
            <text:p>0.084203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3200200000000004" table:style-name="ce1">
            <text:p>6.32002</text:p>
          </table:table-cell>
          <table:table-cell office:value-type="float" office:value="0.27657700000000002" table:style-name="ce1">
            <text:p>0.276577</text:p>
          </table:table-cell>
          <table:table-cell office:value-type="float" office:value="6.5769999999999995E-3" table:formula="of:=[.K334]-0.27" table:style-name="ce1">
            <text:p>0.006577</text:p>
          </table:table-cell>
          <table:table-cell office:value-type="float" office:value="3.94942E-2" table:style-name="ce1">
            <text:p>0.0394942</text:p>
          </table:table-cell>
          <table:table-cell office:value-type="float" office:value="8.8592099999999993E-2" table:style-name="ce1">
            <text:p>0.088592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3400100000000004" table:style-name="ce1">
            <text:p>6.34001</text:p>
          </table:table-cell>
          <table:table-cell office:value-type="float" office:value="0.28109400000000001" table:style-name="ce1">
            <text:p>0.281094</text:p>
          </table:table-cell>
          <table:table-cell office:value-type="float" office:value="1.1093999999999993E-2" table:formula="of:=[.K335]-0.27" table:style-name="ce1">
            <text:p>0.011094</text:p>
          </table:table-cell>
          <table:table-cell office:value-type="float" office:value="5.8814499999999999E-2" table:style-name="ce1">
            <text:p>0.0588145</text:p>
          </table:table-cell>
          <table:table-cell office:value-type="float" office:value="9.0649900000000005E-2" table:style-name="ce1">
            <text:p>0.090649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3600300000000001" table:style-name="ce1">
            <text:p>6.36003</text:p>
          </table:table-cell>
          <table:table-cell office:value-type="float" office:value="0.28590599999999999" table:style-name="ce1">
            <text:p>0.285906</text:p>
          </table:table-cell>
          <table:table-cell office:value-type="float" office:value="1.5905999999999976E-2" table:formula="of:=[.K336]-0.27" table:style-name="ce1">
            <text:p>0.015906</text:p>
          </table:table-cell>
          <table:table-cell office:value-type="float" office:value="8.40862E-2" table:style-name="ce1">
            <text:p>0.0840862</text:p>
          </table:table-cell>
          <table:table-cell office:value-type="float" office:value="9.0181999999999998E-2" table:style-name="ce1">
            <text:p>0.09018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3800299999999996" table:style-name="ce1">
            <text:p>6.38003</text:p>
          </table:table-cell>
          <table:table-cell office:value-type="float" office:value="0.29104200000000002" table:style-name="ce1">
            <text:p>0.291042</text:p>
          </table:table-cell>
          <table:table-cell office:value-type="float" office:value="2.1042000000000005E-2" table:formula="of:=[.K337]-0.27" table:style-name="ce1">
            <text:p>0.021042</text:p>
          </table:table-cell>
          <table:table-cell office:value-type="float" office:value="0.106706" table:style-name="ce1">
            <text:p>0.106706</text:p>
          </table:table-cell>
          <table:table-cell office:value-type="float" office:value="8.6464399999999997E-2" table:style-name="ce1">
            <text:p>0.086464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4000399999999997" table:style-name="ce1">
            <text:p>6.40004</text:p>
          </table:table-cell>
          <table:table-cell office:value-type="float" office:value="0.296404" table:style-name="ce1">
            <text:p>0.296404</text:p>
          </table:table-cell>
          <table:table-cell office:value-type="float" office:value="2.6403999999999983E-2" table:formula="of:=[.K338]-0.27" table:style-name="ce1">
            <text:p>0.026404</text:p>
          </table:table-cell>
          <table:table-cell office:value-type="float" office:value="0.12987099999999999" table:style-name="ce1">
            <text:p>0.129871</text:p>
          </table:table-cell>
          <table:table-cell office:value-type="float" office:value="7.8754199999999996E-2" table:style-name="ce1">
            <text:p>0.078754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4200100000000004" table:style-name="ce1">
            <text:p>6.42001</text:p>
          </table:table-cell>
          <table:table-cell office:value-type="float" office:value="0.301954" table:style-name="ce1">
            <text:p>0.301954</text:p>
          </table:table-cell>
          <table:table-cell office:value-type="float" office:value="3.1953999999999982E-2" table:formula="of:=[.K339]-0.27" table:style-name="ce1">
            <text:p>0.031954</text:p>
          </table:table-cell>
          <table:table-cell office:value-type="float" office:value="0.15060799999999999" table:style-name="ce1">
            <text:p>0.150608</text:p>
          </table:table-cell>
          <table:table-cell office:value-type="float" office:value="7.1307899999999994E-2" table:style-name="ce1">
            <text:p>0.071307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44001" table:style-name="ce1">
            <text:p>6.44001</text:p>
          </table:table-cell>
          <table:table-cell office:value-type="float" office:value="0.30781799999999998" table:style-name="ce1">
            <text:p>0.307818</text:p>
          </table:table-cell>
          <table:table-cell office:value-type="float" office:value="3.7817999999999963E-2" table:formula="of:=[.K340]-0.27" table:style-name="ce1">
            <text:p>0.037818</text:p>
          </table:table-cell>
          <table:table-cell office:value-type="float" office:value="0.163049" table:style-name="ce1">
            <text:p>0.163049</text:p>
          </table:table-cell>
          <table:table-cell office:value-type="float" office:value="6.7893899999999993E-2" table:style-name="ce1">
            <text:p>0.067893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4600400000000002" table:style-name="ce1">
            <text:p>6.46004</text:p>
          </table:table-cell>
          <table:table-cell office:value-type="float" office:value="0.31358999999999998" table:style-name="ce1">
            <text:p>0.31359</text:p>
          </table:table-cell>
          <table:table-cell office:value-type="float" office:value="4.3589999999999962E-2" table:formula="of:=[.K341]-0.27" table:style-name="ce1">
            <text:p>0.04359</text:p>
          </table:table-cell>
          <table:table-cell office:value-type="float" office:value="0.177594" table:style-name="ce1">
            <text:p>0.177594</text:p>
          </table:table-cell>
          <table:table-cell office:value-type="float" office:value="5.8769700000000001E-2" table:style-name="ce1">
            <text:p>0.058769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4800300000000002" table:style-name="ce1">
            <text:p>6.48003</text:p>
          </table:table-cell>
          <table:table-cell office:value-type="float" office:value="0.31923400000000002" table:style-name="ce1">
            <text:p>0.319234</text:p>
          </table:table-cell>
          <table:table-cell office:value-type="float" office:value="4.9234E-2" table:formula="of:=[.K342]-0.27" table:style-name="ce1">
            <text:p>0.049234</text:p>
          </table:table-cell>
          <table:table-cell office:value-type="float" office:value="0.190389" table:style-name="ce1">
            <text:p>0.190389</text:p>
          </table:table-cell>
          <table:table-cell office:value-type="float" office:value="4.5076600000000001E-2" table:style-name="ce1">
            <text:p>0.045076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5" table:style-name="ce1">
            <text:p>6.5</text:p>
          </table:table-cell>
          <table:table-cell office:value-type="float" office:value="0.32421" table:style-name="ce1">
            <text:p>0.32421</text:p>
          </table:table-cell>
          <table:table-cell office:value-type="float" office:value="5.420999999999998E-2" table:formula="of:=[.K343]-0.27" table:style-name="ce1">
            <text:p>0.05421</text:p>
          </table:table-cell>
          <table:table-cell office:value-type="float" office:value="0.20136699999999999" table:style-name="ce1">
            <text:p>0.201367</text:p>
          </table:table-cell>
          <table:table-cell office:value-type="float" office:value="3.38327E-2" table:style-name="ce1">
            <text:p>0.033832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5200300000000002" table:style-name="ce1">
            <text:p>6.52003</text:p>
          </table:table-cell>
          <table:table-cell office:value-type="float" office:value="0.32688299999999998" table:style-name="ce1">
            <text:p>0.326883</text:p>
          </table:table-cell>
          <table:table-cell office:value-type="float" office:value="5.6882999999999961E-2" table:formula="of:=[.K344]-0.27" table:style-name="ce1">
            <text:p>0.056883</text:p>
          </table:table-cell>
          <table:table-cell office:value-type="float" office:value="0.20766899999999999" table:style-name="ce1">
            <text:p>0.207669</text:p>
          </table:table-cell>
          <table:table-cell office:value-type="float" office:value="2.3800700000000001E-2" table:style-name="ce1">
            <text:p>0.023800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5400400000000003" table:style-name="ce1">
            <text:p>6.54004</text:p>
          </table:table-cell>
          <table:table-cell office:value-type="float" office:value="0.33035799999999998" table:style-name="ce1">
            <text:p>0.330358</text:p>
          </table:table-cell>
          <table:table-cell office:value-type="float" office:value="6.0357999999999967E-2" table:formula="of:=[.K345]-0.27" table:style-name="ce1">
            <text:p>0.060358</text:p>
          </table:table-cell>
          <table:table-cell office:value-type="float" office:value="0.20854900000000001" table:style-name="ce1">
            <text:p>0.208549</text:p>
          </table:table-cell>
          <table:table-cell office:value-type="float" office:value="1.16325E-2" table:style-name="ce1">
            <text:p>0.011632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5600399999999999" table:style-name="ce1">
            <text:p>6.56004</text:p>
          </table:table-cell>
          <table:table-cell office:value-type="float" office:value="0.332291" table:style-name="ce1">
            <text:p>0.332291</text:p>
          </table:table-cell>
          <table:table-cell office:value-type="float" office:value="6.2290999999999985E-2" table:formula="of:=[.K346]-0.27" table:style-name="ce1">
            <text:p>0.062291</text:p>
          </table:table-cell>
          <table:table-cell office:value-type="float" office:value="0.206926" table:style-name="ce1">
            <text:p>0.206926</text:p>
          </table:table-cell>
          <table:table-cell office:value-type="float" office:value="-5.3737100000000003E-3" table:style-name="ce1">
            <text:p>-0.0053737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5800299999999998" table:style-name="ce1">
            <text:p>6.58003</text:p>
          </table:table-cell>
          <table:table-cell office:value-type="float" office:value="0.32864900000000002" table:style-name="ce1">
            <text:p>0.328649</text:p>
          </table:table-cell>
          <table:table-cell office:value-type="float" office:value="5.8649000000000007E-2" table:formula="of:=[.K347]-0.27" table:style-name="ce1">
            <text:p>0.058649</text:p>
          </table:table-cell>
          <table:table-cell office:value-type="float" office:value="0.20300099999999999" table:style-name="ce1">
            <text:p>0.203001</text:p>
          </table:table-cell>
          <table:table-cell office:value-type="float" office:value="-1.71935E-2" table:style-name="ce1">
            <text:p>-0.017193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6000199999999998" table:style-name="ce1">
            <text:p>6.60002</text:p>
          </table:table-cell>
          <table:table-cell office:value-type="float" office:value="0.32944099999999998" table:style-name="ce1">
            <text:p>0.329441</text:p>
          </table:table-cell>
          <table:table-cell office:value-type="float" office:value="5.9440999999999966E-2" table:formula="of:=[.K348]-0.27" table:style-name="ce1">
            <text:p>0.059441</text:p>
          </table:table-cell>
          <table:table-cell office:value-type="float" office:value="0.194745" table:style-name="ce1">
            <text:p>0.194745</text:p>
          </table:table-cell>
          <table:table-cell office:value-type="float" office:value="-2.6912800000000001E-2" table:style-name="ce1">
            <text:p>-0.026912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6200400000000004" table:style-name="ce1">
            <text:p>6.62004</text:p>
          </table:table-cell>
          <table:table-cell office:value-type="float" office:value="0.32513700000000001" table:style-name="ce1">
            <text:p>0.325137</text:p>
          </table:table-cell>
          <table:table-cell office:value-type="float" office:value="5.5136999999999992E-2" table:formula="of:=[.K349]-0.27" table:style-name="ce1">
            <text:p>0.055137</text:p>
          </table:table-cell>
          <table:table-cell office:value-type="float" office:value="0.18426000000000001" table:style-name="ce1">
            <text:p>0.18426</text:p>
          </table:table-cell>
          <table:table-cell office:value-type="float" office:value="-3.1038199999999998E-2" table:style-name="ce1">
            <text:p>-0.031038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6400199999999998" table:style-name="ce1">
            <text:p>6.64002</text:p>
          </table:table-cell>
          <table:table-cell office:value-type="float" office:value="0.320162" table:style-name="ce1">
            <text:p>0.320162</text:p>
          </table:table-cell>
          <table:table-cell office:value-type="float" office:value="5.0161999999999984E-2" table:formula="of:=[.K350]-0.27" table:style-name="ce1">
            <text:p>0.050162</text:p>
          </table:table-cell>
          <table:table-cell office:value-type="float" office:value="0.172403" table:style-name="ce1">
            <text:p>0.172403</text:p>
          </table:table-cell>
          <table:table-cell office:value-type="float" office:value="-3.9013399999999997E-2" table:style-name="ce1">
            <text:p>-0.039013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6600299999999999" table:style-name="ce1">
            <text:p>6.66003</text:p>
          </table:table-cell>
          <table:table-cell office:value-type="float" office:value="0.314606" table:style-name="ce1">
            <text:p>0.314606</text:p>
          </table:table-cell>
          <table:table-cell office:value-type="float" office:value="4.4605999999999979E-2" table:formula="of:=[.K351]-0.27" table:style-name="ce1">
            <text:p>0.044606</text:p>
          </table:table-cell>
          <table:table-cell office:value-type="float" office:value="0.15536900000000001" table:style-name="ce1">
            <text:p>0.155369</text:p>
          </table:table-cell>
          <table:table-cell office:value-type="float" office:value="-5.43183E-2" table:style-name="ce1">
            <text:p>-0.054318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6800300000000004" table:style-name="ce1">
            <text:p>6.68003</text:p>
          </table:table-cell>
          <table:table-cell office:value-type="float" office:value="0.308591" table:style-name="ce1">
            <text:p>0.308591</text:p>
          </table:table-cell>
          <table:table-cell office:value-type="float" office:value="3.8590999999999986E-2" table:formula="of:=[.K352]-0.27" table:style-name="ce1">
            <text:p>0.038591</text:p>
          </table:table-cell>
          <table:table-cell office:value-type="float" office:value="0.136741" table:style-name="ce1">
            <text:p>0.136741</text:p>
          </table:table-cell>
          <table:table-cell office:value-type="float" office:value="-7.0515099999999997E-2" table:style-name="ce1">
            <text:p>-0.070515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7" table:style-name="ce1">
            <text:p>6.7</text:p>
          </table:table-cell>
          <table:table-cell office:value-type="float" office:value="0.30264400000000002" table:style-name="ce1">
            <text:p>0.302644</text:p>
          </table:table-cell>
          <table:table-cell office:value-type="float" office:value="3.2644000000000006E-2" table:formula="of:=[.K353]-0.27" table:style-name="ce1">
            <text:p>0.032644</text:p>
          </table:table-cell>
          <table:table-cell office:value-type="float" office:value="0.11647" table:style-name="ce1">
            <text:p>0.11647</text:p>
          </table:table-cell>
          <table:table-cell office:value-type="float" office:value="-7.9280699999999996E-2" table:style-name="ce1">
            <text:p>-0.079280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7200100000000003" table:style-name="ce1">
            <text:p>6.72001</text:p>
          </table:table-cell>
          <table:table-cell office:value-type="float" office:value="0.29597400000000001" table:style-name="ce1">
            <text:p>0.295974</text:p>
          </table:table-cell>
          <table:table-cell office:value-type="float" office:value="2.5973999999999997E-2" table:formula="of:=[.K354]-0.27" table:style-name="ce1">
            <text:p>0.025974</text:p>
          </table:table-cell>
          <table:table-cell office:value-type="float" office:value="9.2751500000000001E-2" table:style-name="ce1">
            <text:p>0.0927515</text:p>
          </table:table-cell>
          <table:table-cell office:value-type="float" office:value="-8.4447099999999997E-2" table:style-name="ce1">
            <text:p>-0.084447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7400099999999998" table:style-name="ce1">
            <text:p>6.74001</text:p>
          </table:table-cell>
          <table:table-cell office:value-type="float" office:value="0.28919600000000001" table:style-name="ce1">
            <text:p>0.289196</text:p>
          </table:table-cell>
          <table:table-cell office:value-type="float" office:value="1.9195999999999991E-2" table:formula="of:=[.K355]-0.27" table:style-name="ce1">
            <text:p>0.019196</text:p>
          </table:table-cell>
          <table:table-cell office:value-type="float" office:value="6.9503499999999996E-2" table:style-name="ce1">
            <text:p>0.0695035</text:p>
          </table:table-cell>
          <table:table-cell office:value-type="float" office:value="-8.5855200000000007E-2" table:style-name="ce1">
            <text:p>-0.085855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7600199999999999" table:style-name="ce1">
            <text:p>6.76002</text:p>
          </table:table-cell>
          <table:table-cell office:value-type="float" office:value="0.28264499999999998" table:style-name="ce1">
            <text:p>0.282645</text:p>
          </table:table-cell>
          <table:table-cell office:value-type="float" office:value="1.2644999999999962E-2" table:formula="of:=[.K356]-0.27" table:style-name="ce1">
            <text:p>0.012645</text:p>
          </table:table-cell>
          <table:table-cell office:value-type="float" office:value="4.3016100000000002E-2" table:style-name="ce1">
            <text:p>0.0430161</text:p>
          </table:table-cell>
          <table:table-cell office:value-type="float" office:value="-8.4054100000000007E-2" table:style-name="ce1">
            <text:p>-0.084054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7800200000000004" table:style-name="ce1">
            <text:p>6.78002</text:p>
          </table:table-cell>
          <table:table-cell office:value-type="float" office:value="0.27648800000000001" table:style-name="ce1">
            <text:p>0.276488</text:p>
          </table:table-cell>
          <table:table-cell office:value-type="float" office:value="6.4879999999999938E-3" table:formula="of:=[.K357]-0.27" table:style-name="ce1">
            <text:p>0.006488</text:p>
          </table:table-cell>
          <table:table-cell office:value-type="float" office:value="1.62045E-2" table:style-name="ce1">
            <text:p>0.0162045</text:p>
          </table:table-cell>
          <table:table-cell office:value-type="float" office:value="-8.5075200000000004E-2" table:style-name="ce1">
            <text:p>-0.085075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8000400000000001" table:style-name="ce1">
            <text:p>6.80004</text:p>
          </table:table-cell>
          <table:table-cell office:value-type="float" office:value="0.27083699999999999" table:style-name="ce1">
            <text:p>0.270837</text:p>
          </table:table-cell>
          <table:table-cell office:value-type="float" office:value="8.3699999999997665E-4" table:formula="of:=[.K358]-0.27" table:style-name="ce1">
            <text:p>0.000837</text:p>
          </table:table-cell>
          <table:table-cell office:value-type="float" office:value="-1.0304000000000001E-2" table:style-name="ce1">
            <text:p>-0.010304</text:p>
          </table:table-cell>
          <table:table-cell office:value-type="float" office:value="-8.4243299999999993E-2" table:style-name="ce1">
            <text:p>-0.084243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8200099999999999" table:style-name="ce1">
            <text:p>6.82001</text:p>
          </table:table-cell>
          <table:table-cell office:value-type="float" office:value="0.26569100000000001" table:style-name="ce1">
            <text:p>0.265691</text:p>
          </table:table-cell>
          <table:table-cell office:value-type="float" office:value="-4.3090000000000073E-3" table:formula="of:=[.K359]-0.27" table:style-name="ce1">
            <text:p>-0.004309</text:p>
          </table:table-cell>
          <table:table-cell office:value-type="float" office:value="-3.47125E-2" table:style-name="ce1">
            <text:p>-0.0347125</text:p>
          </table:table-cell>
          <table:table-cell office:value-type="float" office:value="-8.3573800000000004E-2" table:style-name="ce1">
            <text:p>-0.083573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8400400000000001" table:style-name="ce1">
            <text:p>6.84004</text:p>
          </table:table-cell>
          <table:table-cell office:value-type="float" office:value="0.26114300000000001" table:style-name="ce1">
            <text:p>0.261143</text:p>
          </table:table-cell>
          <table:table-cell office:value-type="float" office:value="-8.8570000000000038E-3" table:formula="of:=[.K360]-0.27" table:style-name="ce1">
            <text:p>-0.008857</text:p>
          </table:table-cell>
          <table:table-cell office:value-type="float" office:value="-5.8467100000000001E-2" table:style-name="ce1">
            <text:p>-0.0584671</text:p>
          </table:table-cell>
          <table:table-cell office:value-type="float" office:value="-8.1819500000000003E-2" table:style-name="ce1">
            <text:p>-0.081819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8600399999999997" table:style-name="ce1">
            <text:p>6.86004</text:p>
          </table:table-cell>
          <table:table-cell office:value-type="float" office:value="0.257158" table:style-name="ce1">
            <text:p>0.257158</text:p>
          </table:table-cell>
          <table:table-cell office:value-type="float" office:value="-1.284200000000002E-2" table:formula="of:=[.K361]-0.27" table:style-name="ce1">
            <text:p>-0.012842</text:p>
          </table:table-cell>
          <table:table-cell office:value-type="float" office:value="-8.0912800000000007E-2" table:style-name="ce1">
            <text:p>-0.0809128</text:p>
          </table:table-cell>
          <table:table-cell office:value-type="float" office:value="-7.7541600000000002E-2" table:style-name="ce1">
            <text:p>-0.077541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8800299999999996" table:style-name="ce1">
            <text:p>6.88003</text:p>
          </table:table-cell>
          <table:table-cell office:value-type="float" office:value="0.25358700000000001" table:style-name="ce1">
            <text:p>0.253587</text:p>
          </table:table-cell>
          <table:table-cell office:value-type="float" office:value="-1.6413000000000011E-2" table:formula="of:=[.K362]-0.27" table:style-name="ce1">
            <text:p>-0.016413</text:p>
          </table:table-cell>
          <table:table-cell office:value-type="float" office:value="-0.10213700000000001" table:style-name="ce1">
            <text:p>-0.102137</text:p>
          </table:table-cell>
          <table:table-cell office:value-type="float" office:value="-7.1930499999999994E-2" table:style-name="ce1">
            <text:p>-0.071930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9000500000000002" table:style-name="ce1">
            <text:p>6.90005</text:p>
          </table:table-cell>
          <table:table-cell office:value-type="float" office:value="0.25028299999999998" table:style-name="ce1">
            <text:p>0.250283</text:p>
          </table:table-cell>
          <table:table-cell office:value-type="float" office:value="-1.971700000000004E-2" table:formula="of:=[.K363]-0.27" table:style-name="ce1">
            <text:p>-0.019717</text:p>
          </table:table-cell>
          <table:table-cell office:value-type="float" office:value="-0.121725" table:style-name="ce1">
            <text:p>-0.121725</text:p>
          </table:table-cell>
          <table:table-cell office:value-type="float" office:value="-6.7359500000000003E-2" table:style-name="ce1">
            <text:p>-0.067359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9200200000000001" table:style-name="ce1">
            <text:p>6.92002</text:p>
          </table:table-cell>
          <table:table-cell office:value-type="float" office:value="0.24721599999999999" table:style-name="ce1">
            <text:p>0.247216</text:p>
          </table:table-cell>
          <table:table-cell office:value-type="float" office:value="-2.2784000000000026E-2" table:formula="of:=[.K364]-0.27" table:style-name="ce1">
            <text:p>-0.022784</text:p>
          </table:table-cell>
          <table:table-cell office:value-type="float" office:value="-0.13764799999999999" table:style-name="ce1">
            <text:p>-0.137648</text:p>
          </table:table-cell>
          <table:table-cell office:value-type="float" office:value="-6.4596799999999996E-2" table:style-name="ce1">
            <text:p>-0.064596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94001" table:style-name="ce1">
            <text:p>6.94001</text:p>
          </table:table-cell>
          <table:table-cell office:value-type="float" office:value="0.24446899999999999" table:style-name="ce1">
            <text:p>0.244469</text:p>
          </table:table-cell>
          <table:table-cell office:value-type="float" office:value="-2.5531000000000026E-2" table:formula="of:=[.K365]-0.27" table:style-name="ce1">
            <text:p>-0.025531</text:p>
          </table:table-cell>
          <table:table-cell office:value-type="float" office:value="-0.14818100000000001" table:style-name="ce1">
            <text:p>-0.148181</text:p>
          </table:table-cell>
          <table:table-cell office:value-type="float" office:value="-6.4102199999999998E-2" table:style-name="ce1">
            <text:p>-0.064102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9600099999999996" table:style-name="ce1">
            <text:p>6.96001</text:p>
          </table:table-cell>
          <table:table-cell office:value-type="float" office:value="0.242177" table:style-name="ce1">
            <text:p>0.242177</text:p>
          </table:table-cell>
          <table:table-cell office:value-type="float" office:value="-2.7823000000000014E-2" table:formula="of:=[.K366]-0.27" table:style-name="ce1">
            <text:p>-0.027823</text:p>
          </table:table-cell>
          <table:table-cell office:value-type="float" office:value="-0.15870500000000001" table:style-name="ce1">
            <text:p>-0.158705</text:p>
          </table:table-cell>
          <table:table-cell office:value-type="float" office:value="-6.5146099999999998E-2" table:style-name="ce1">
            <text:p>-0.065146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6.9800199999999997" table:style-name="ce1">
            <text:p>6.98002</text:p>
          </table:table-cell>
          <table:table-cell office:value-type="float" office:value="0.24027699999999999" table:style-name="ce1">
            <text:p>0.240277</text:p>
          </table:table-cell>
          <table:table-cell office:value-type="float" office:value="-2.9723000000000027E-2" table:formula="of:=[.K367]-0.27" table:style-name="ce1">
            <text:p>-0.029723</text:p>
          </table:table-cell>
          <table:table-cell office:value-type="float" office:value="-0.17246" table:style-name="ce1">
            <text:p>-0.17246</text:p>
          </table:table-cell>
          <table:table-cell office:value-type="float" office:value="-5.7829699999999998E-2" table:style-name="ce1">
            <text:p>-0.057829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0000200000000001" table:style-name="ce1">
            <text:p>7.00002</text:p>
          </table:table-cell>
          <table:table-cell office:value-type="float" office:value="0.23863999999999999" table:style-name="ce1">
            <text:p>0.23864</text:p>
          </table:table-cell>
          <table:table-cell office:value-type="float" office:value="-3.1360000000000027E-2" table:formula="of:=[.K368]-0.27" table:style-name="ce1">
            <text:p>-0.03136</text:p>
          </table:table-cell>
          <table:table-cell office:value-type="float" office:value="-0.18604599999999999" table:style-name="ce1">
            <text:p>-0.186046</text:p>
          </table:table-cell>
          <table:table-cell office:value-type="float" office:value="-4.8091799999999997E-2" table:style-name="ce1">
            <text:p>-0.048091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0200199999999997" table:style-name="ce1">
            <text:p>7.02002</text:p>
          </table:table-cell>
          <table:table-cell office:value-type="float" office:value="0.237237" table:style-name="ce1">
            <text:p>0.237237</text:p>
          </table:table-cell>
          <table:table-cell office:value-type="float" office:value="-3.2763000000000014E-2" table:formula="of:=[.K369]-0.27" table:style-name="ce1">
            <text:p>-0.032763</text:p>
          </table:table-cell>
          <table:table-cell office:value-type="float" office:value="-0.19730300000000001" table:style-name="ce1">
            <text:p>-0.197303</text:p>
          </table:table-cell>
          <table:table-cell office:value-type="float" office:value="-4.2015499999999997E-2" table:style-name="ce1">
            <text:p>-0.042015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0400299999999998" table:style-name="ce1">
            <text:p>7.04003</text:p>
          </table:table-cell>
          <table:table-cell office:value-type="float" office:value="0.23605400000000001" table:style-name="ce1">
            <text:p>0.236054</text:p>
          </table:table-cell>
          <table:table-cell office:value-type="float" office:value="-3.3946000000000004E-2" table:formula="of:=[.K370]-0.27" table:style-name="ce1">
            <text:p>-0.033946</text:p>
          </table:table-cell>
          <table:table-cell office:value-type="float" office:value="-0.206817" table:style-name="ce1">
            <text:p>-0.206817</text:p>
          </table:table-cell>
          <table:table-cell office:value-type="float" office:value="-3.6599699999999999E-2" table:style-name="ce1">
            <text:p>-0.036599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06" table:style-name="ce1">
            <text:p>7.06</text:p>
          </table:table-cell>
          <table:table-cell office:value-type="float" office:value="0.23508299999999999" table:style-name="ce1">
            <text:p>0.235083</text:p>
          </table:table-cell>
          <table:table-cell office:value-type="float" office:value="-3.4917000000000031E-2" table:formula="of:=[.K371]-0.27" table:style-name="ce1">
            <text:p>-0.034917</text:p>
          </table:table-cell>
          <table:table-cell office:value-type="float" office:value="-0.211812" table:style-name="ce1">
            <text:p>-0.211812</text:p>
          </table:table-cell>
          <table:table-cell office:value-type="float" office:value="-3.4513799999999997E-2" table:style-name="ce1">
            <text:p>-0.034513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08" table:style-name="ce1">
            <text:p>7.08</text:p>
          </table:table-cell>
          <table:table-cell office:value-type="float" office:value="0.234317" table:style-name="ce1">
            <text:p>0.234317</text:p>
          </table:table-cell>
          <table:table-cell office:value-type="float" office:value="-3.568300000000002E-2" table:formula="of:=[.K372]-0.27" table:style-name="ce1">
            <text:p>-0.035683</text:p>
          </table:table-cell>
          <table:table-cell office:value-type="float" office:value="-0.21549099999999999" table:style-name="ce1">
            <text:p>-0.215491</text:p>
          </table:table-cell>
          <table:table-cell office:value-type="float" office:value="-3.19061E-2" table:style-name="ce1">
            <text:p>-0.031906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1000300000000003" table:style-name="ce1">
            <text:p>7.10003</text:p>
          </table:table-cell>
          <table:table-cell office:value-type="float" office:value="0.23369000000000001" table:style-name="ce1">
            <text:p>0.23369</text:p>
          </table:table-cell>
          <table:table-cell office:value-type="float" office:value="-3.6310000000000009E-2" table:formula="of:=[.K373]-0.27" table:style-name="ce1">
            <text:p>-0.03631</text:p>
          </table:table-cell>
          <table:table-cell office:value-type="float" office:value="-0.220996" table:style-name="ce1">
            <text:p>-0.220996</text:p>
          </table:table-cell>
          <table:table-cell office:value-type="float" office:value="-2.3692999999999999E-2" table:style-name="ce1">
            <text:p>-0.02369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1200400000000004" table:style-name="ce1">
            <text:p>7.12004</text:p>
          </table:table-cell>
          <table:table-cell office:value-type="float" office:value="0.23313600000000001" table:style-name="ce1">
            <text:p>0.233136</text:p>
          </table:table-cell>
          <table:table-cell office:value-type="float" office:value="-3.6864000000000008E-2" table:formula="of:=[.K374]-0.27" table:style-name="ce1">
            <text:p>-0.036864</text:p>
          </table:table-cell>
          <table:table-cell office:value-type="float" office:value="-0.22505" table:style-name="ce1">
            <text:p>-0.22505</text:p>
          </table:table-cell>
          <table:table-cell office:value-type="float" office:value="-1.33422E-2" table:style-name="ce1">
            <text:p>-0.013342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1400199999999998" table:style-name="ce1">
            <text:p>7.14002</text:p>
          </table:table-cell>
          <table:table-cell office:value-type="float" office:value="0.23278199999999999" table:style-name="ce1">
            <text:p>0.232782</text:p>
          </table:table-cell>
          <table:table-cell office:value-type="float" office:value="-3.7218000000000029E-2" table:formula="of:=[.K375]-0.27" table:style-name="ce1">
            <text:p>-0.037218</text:p>
          </table:table-cell>
          <table:table-cell office:value-type="float" office:value="-0.22523499999999999" table:style-name="ce1">
            <text:p>-0.225235</text:p>
          </table:table-cell>
          <table:table-cell office:value-type="float" office:value="-4.7217800000000001E-3" table:style-name="ce1">
            <text:p>-0.0047217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1600299999999999" table:style-name="ce1">
            <text:p>7.16003</text:p>
          </table:table-cell>
          <table:table-cell office:value-type="float" office:value="0.232654" table:style-name="ce1">
            <text:p>0.232654</text:p>
          </table:table-cell>
          <table:table-cell office:value-type="float" office:value="-3.7346000000000018E-2" table:formula="of:=[.K376]-0.27" table:style-name="ce1">
            <text:p>-0.037346</text:p>
          </table:table-cell>
          <table:table-cell office:value-type="float" office:value="-0.22298299999999999" table:style-name="ce1">
            <text:p>-0.222983</text:p>
          </table:table-cell>
          <table:table-cell office:value-type="float" office:value="5.8681599999999999E-3" table:style-name="ce1">
            <text:p>0.0058681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1800300000000004" table:style-name="ce1">
            <text:p>7.18003</text:p>
          </table:table-cell>
          <table:table-cell office:value-type="float" office:value="0.23271800000000001" table:style-name="ce1">
            <text:p>0.232718</text:p>
          </table:table-cell>
          <table:table-cell office:value-type="float" office:value="-3.728200000000001E-2" table:formula="of:=[.K377]-0.27" table:style-name="ce1">
            <text:p>-0.037282</text:p>
          </table:table-cell>
          <table:table-cell office:value-type="float" office:value="-0.22236600000000001" table:style-name="ce1">
            <text:p>-0.222366</text:p>
          </table:table-cell>
          <table:table-cell office:value-type="float" office:value="1.1203899999999999E-2" table:style-name="ce1">
            <text:p>0.011203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2000299999999999" table:style-name="ce1">
            <text:p>7.20003</text:p>
          </table:table-cell>
          <table:table-cell office:value-type="float" office:value="0.23298199999999999" table:style-name="ce1">
            <text:p>0.232982</text:p>
          </table:table-cell>
          <table:table-cell office:value-type="float" office:value="-3.7018000000000023E-2" table:formula="of:=[.K378]-0.27" table:style-name="ce1">
            <text:p>-0.037018</text:p>
          </table:table-cell>
          <table:table-cell office:value-type="float" office:value="-0.22042500000000001" table:style-name="ce1">
            <text:p>-0.220425</text:p>
          </table:table-cell>
          <table:table-cell office:value-type="float" office:value="1.22922E-2" table:style-name="ce1">
            <text:p>0.012292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2200300000000004" table:style-name="ce1">
            <text:p>7.22003</text:p>
          </table:table-cell>
          <table:table-cell office:value-type="float" office:value="0.23342399999999999" table:style-name="ce1">
            <text:p>0.233424</text:p>
          </table:table-cell>
          <table:table-cell office:value-type="float" office:value="-3.6576000000000025E-2" table:formula="of:=[.K379]-0.27" table:style-name="ce1">
            <text:p>-0.036576</text:p>
          </table:table-cell>
          <table:table-cell office:value-type="float" office:value="-0.218084" table:style-name="ce1">
            <text:p>-0.218084</text:p>
          </table:table-cell>
          <table:table-cell office:value-type="float" office:value="1.40743E-2" table:style-name="ce1">
            <text:p>0.014074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24003" table:style-name="ce1">
            <text:p>7.24003</text:p>
          </table:table-cell>
          <table:table-cell office:value-type="float" office:value="0.233985" table:style-name="ce1">
            <text:p>0.233985</text:p>
          </table:table-cell>
          <table:table-cell office:value-type="float" office:value="-3.6015000000000019E-2" table:formula="of:=[.K380]-0.27" table:style-name="ce1">
            <text:p>-0.036015</text:p>
          </table:table-cell>
          <table:table-cell office:value-type="float" office:value="-0.21429400000000001" table:style-name="ce1">
            <text:p>-0.214294</text:p>
          </table:table-cell>
          <table:table-cell office:value-type="float" office:value="1.48843E-2" table:style-name="ce1">
            <text:p>0.014884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2600499999999997" table:style-name="ce1">
            <text:p>7.26005</text:p>
          </table:table-cell>
          <table:table-cell office:value-type="float" office:value="0.234627" table:style-name="ce1">
            <text:p>0.234627</text:p>
          </table:table-cell>
          <table:table-cell office:value-type="float" office:value="-3.5373000000000016E-2" table:formula="of:=[.K381]-0.27" table:style-name="ce1">
            <text:p>-0.035373</text:p>
          </table:table-cell>
          <table:table-cell office:value-type="float" office:value="-0.20639399999999999" table:style-name="ce1">
            <text:p>-0.206394</text:p>
          </table:table-cell>
          <table:table-cell office:value-type="float" office:value="1.68857E-2" table:style-name="ce1">
            <text:p>0.016885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2800200000000004" table:style-name="ce1">
            <text:p>7.28002</text:p>
          </table:table-cell>
          <table:table-cell office:value-type="float" office:value="0.23535500000000001" table:style-name="ce1">
            <text:p>0.235355</text:p>
          </table:table-cell>
          <table:table-cell office:value-type="float" office:value="-3.4645000000000009E-2" table:formula="of:=[.K382]-0.27" table:style-name="ce1">
            <text:p>-0.034645</text:p>
          </table:table-cell>
          <table:table-cell office:value-type="float" office:value="-0.19917099999999999" table:style-name="ce1">
            <text:p>-0.199171</text:p>
          </table:table-cell>
          <table:table-cell office:value-type="float" office:value="2.2624700000000001E-2" table:style-name="ce1">
            <text:p>0.022624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3000499999999997" table:style-name="ce1">
            <text:p>7.30005</text:p>
          </table:table-cell>
          <table:table-cell office:value-type="float" office:value="0.23625199999999999" table:style-name="ce1">
            <text:p>0.236252</text:p>
          </table:table-cell>
          <table:table-cell office:value-type="float" office:value="-3.3748000000000028E-2" table:formula="of:=[.K383]-0.27" table:style-name="ce1">
            <text:p>-0.033748</text:p>
          </table:table-cell>
          <table:table-cell office:value-type="float" office:value="-0.191187" table:style-name="ce1">
            <text:p>-0.191187</text:p>
          </table:table-cell>
          <table:table-cell office:value-type="float" office:value="2.8739000000000001E-2" table:style-name="ce1">
            <text:p>0.02873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32" table:style-name="ce1">
            <text:p>7.32</text:p>
          </table:table-cell>
          <table:table-cell office:value-type="float" office:value="0.23726" table:style-name="ce1">
            <text:p>0.23726</text:p>
          </table:table-cell>
          <table:table-cell office:value-type="float" office:value="-3.2740000000000019E-2" table:formula="of:=[.K384]-0.27" table:style-name="ce1">
            <text:p>-0.03274</text:p>
          </table:table-cell>
          <table:table-cell office:value-type="float" office:value="-0.18295" table:style-name="ce1">
            <text:p>-0.18295</text:p>
          </table:table-cell>
          <table:table-cell office:value-type="float" office:value="3.3038400000000002E-2" table:style-name="ce1">
            <text:p>0.033038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3400299999999996" table:style-name="ce1">
            <text:p>7.34003</text:p>
          </table:table-cell>
          <table:table-cell office:value-type="float" office:value="0.238344" table:style-name="ce1">
            <text:p>0.238344</text:p>
          </table:table-cell>
          <table:table-cell office:value-type="float" office:value="-3.1656000000000017E-2" table:formula="of:=[.K385]-0.27" table:style-name="ce1">
            <text:p>-0.031656</text:p>
          </table:table-cell>
          <table:table-cell office:value-type="float" office:value="-0.17392199999999999" table:style-name="ce1">
            <text:p>-0.173922</text:p>
          </table:table-cell>
          <table:table-cell office:value-type="float" office:value="3.4860299999999997E-2" table:style-name="ce1">
            <text:p>0.034860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3600099999999999" table:style-name="ce1">
            <text:p>7.36001</text:p>
          </table:table-cell>
          <table:table-cell office:value-type="float" office:value="0.23955899999999999" table:style-name="ce1">
            <text:p>0.239559</text:p>
          </table:table-cell>
          <table:table-cell office:value-type="float" office:value="-3.0441000000000024E-2" table:formula="of:=[.K386]-0.27" table:style-name="ce1">
            <text:p>-0.030441</text:p>
          </table:table-cell>
          <table:table-cell office:value-type="float" office:value="-0.16650699999999999" table:style-name="ce1">
            <text:p>-0.166507</text:p>
          </table:table-cell>
          <table:table-cell office:value-type="float" office:value="3.4563499999999997E-2" table:style-name="ce1">
            <text:p>0.034563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38002" table:style-name="ce1">
            <text:p>7.38002</text:p>
          </table:table-cell>
          <table:table-cell office:value-type="float" office:value="0.24096600000000001" table:style-name="ce1">
            <text:p>0.240966</text:p>
          </table:table-cell>
          <table:table-cell office:value-type="float" office:value="-2.9034000000000004E-2" table:formula="of:=[.K387]-0.27" table:style-name="ce1">
            <text:p>-0.029034</text:p>
          </table:table-cell>
          <table:table-cell office:value-type="float" office:value="-0.15581" table:style-name="ce1">
            <text:p>-0.15581</text:p>
          </table:table-cell>
          <table:table-cell office:value-type="float" office:value="3.7424800000000001E-2" table:style-name="ce1">
            <text:p>0.037424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40001" table:style-name="ce1">
            <text:p>7.40001</text:p>
          </table:table-cell>
          <table:table-cell office:value-type="float" office:value="0.24257899999999999" table:style-name="ce1">
            <text:p>0.242579</text:p>
          </table:table-cell>
          <table:table-cell office:value-type="float" office:value="-2.7421000000000029E-2" table:formula="of:=[.K388]-0.27" table:style-name="ce1">
            <text:p>-0.027421</text:p>
          </table:table-cell>
          <table:table-cell office:value-type="float" office:value="-0.14522599999999999" table:style-name="ce1">
            <text:p>-0.145226</text:p>
          </table:table-cell>
          <table:table-cell office:value-type="float" office:value="3.8883800000000003E-2" table:style-name="ce1">
            <text:p>0.038883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4200200000000001" table:style-name="ce1">
            <text:p>7.42002</text:p>
          </table:table-cell>
          <table:table-cell office:value-type="float" office:value="0.24440899999999999" table:style-name="ce1">
            <text:p>0.244409</text:p>
          </table:table-cell>
          <table:table-cell office:value-type="float" office:value="-2.559100000000003E-2" table:formula="of:=[.K389]-0.27" table:style-name="ce1">
            <text:p>-0.025591</text:p>
          </table:table-cell>
          <table:table-cell office:value-type="float" office:value="-0.12783" table:style-name="ce1">
            <text:p>-0.12783</text:p>
          </table:table-cell>
          <table:table-cell office:value-type="float" office:value="4.5785100000000002E-2" table:style-name="ce1">
            <text:p>0.045785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4400399999999998" table:style-name="ce1">
            <text:p>7.44004</text:p>
          </table:table-cell>
          <table:table-cell office:value-type="float" office:value="0.24637600000000001" table:style-name="ce1">
            <text:p>0.246376</text:p>
          </table:table-cell>
          <table:table-cell office:value-type="float" office:value="-2.3624000000000006E-2" table:formula="of:=[.K390]-0.27" table:style-name="ce1">
            <text:p>-0.023624</text:p>
          </table:table-cell>
          <table:table-cell office:value-type="float" office:value="-0.109316" table:style-name="ce1">
            <text:p>-0.109316</text:p>
          </table:table-cell>
          <table:table-cell office:value-type="float" office:value="5.4713199999999997E-2" table:style-name="ce1">
            <text:p>0.054713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4600400000000002" table:style-name="ce1">
            <text:p>7.46004</text:p>
          </table:table-cell>
          <table:table-cell office:value-type="float" office:value="0.24848700000000001" table:style-name="ce1">
            <text:p>0.248487</text:p>
          </table:table-cell>
          <table:table-cell office:value-type="float" office:value="-2.1513000000000004E-2" table:formula="of:=[.K391]-0.27" table:style-name="ce1">
            <text:p>-0.021513</text:p>
          </table:table-cell>
          <table:table-cell office:value-type="float" office:value="-8.8834899999999994E-2" table:style-name="ce1">
            <text:p>-0.0888349</text:p>
          </table:table-cell>
          <table:table-cell office:value-type="float" office:value="5.91794E-2" table:style-name="ce1">
            <text:p>0.059179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4800300000000002" table:style-name="ce1">
            <text:p>7.48003</text:p>
          </table:table-cell>
          <table:table-cell office:value-type="float" office:value="0.25081300000000001" table:style-name="ce1">
            <text:p>0.250813</text:p>
          </table:table-cell>
          <table:table-cell office:value-type="float" office:value="-1.918700000000001E-2" table:formula="of:=[.K392]-0.27" table:style-name="ce1">
            <text:p>-0.019187</text:p>
          </table:table-cell>
          <table:table-cell office:value-type="float" office:value="-7.0397000000000001E-2" table:style-name="ce1">
            <text:p>-0.070397</text:p>
          </table:table-cell>
          <table:table-cell office:value-type="float" office:value="6.2362300000000002E-2" table:style-name="ce1">
            <text:p>0.062362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5000200000000001" table:style-name="ce1">
            <text:p>7.50002</text:p>
          </table:table-cell>
          <table:table-cell office:value-type="float" office:value="0.25336799999999998" table:style-name="ce1">
            <text:p>0.253368</text:p>
          </table:table-cell>
          <table:table-cell office:value-type="float" office:value="-1.6632000000000036E-2" table:formula="of:=[.K393]-0.27" table:style-name="ce1">
            <text:p>-0.016632</text:p>
          </table:table-cell>
          <table:table-cell office:value-type="float" office:value="-5.25628E-2" table:style-name="ce1">
            <text:p>-0.0525628</text:p>
          </table:table-cell>
          <table:table-cell office:value-type="float" office:value="6.6792900000000002E-2" table:style-name="ce1">
            <text:p>0.066792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5200199999999997" table:style-name="ce1">
            <text:p>7.52002</text:p>
          </table:table-cell>
          <table:table-cell office:value-type="float" office:value="0.256191" table:style-name="ce1">
            <text:p>0.256191</text:p>
          </table:table-cell>
          <table:table-cell office:value-type="float" office:value="-1.3809000000000016E-2" table:formula="of:=[.K394]-0.27" table:style-name="ce1">
            <text:p>-0.013809</text:p>
          </table:table-cell>
          <table:table-cell office:value-type="float" office:value="-3.63355E-2" table:style-name="ce1">
            <text:p>-0.0363355</text:p>
          </table:table-cell>
          <table:table-cell office:value-type="float" office:value="6.90138E-2" table:style-name="ce1">
            <text:p>0.069013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5400499999999999" table:style-name="ce1">
            <text:p>7.54005</text:p>
          </table:table-cell>
          <table:table-cell office:value-type="float" office:value="0.25935399999999997" table:style-name="ce1">
            <text:p>0.259354</text:p>
          </table:table-cell>
          <table:table-cell office:value-type="float" office:value="-1.0646000000000044E-2" table:formula="of:=[.K395]-0.27" table:style-name="ce1">
            <text:p>-0.010646</text:p>
          </table:table-cell>
          <table:table-cell office:value-type="float" office:value="-1.72725E-2" table:style-name="ce1">
            <text:p>-0.0172725</text:p>
          </table:table-cell>
          <table:table-cell office:value-type="float" office:value="7.1088299999999993E-2" table:style-name="ce1">
            <text:p>0.071088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5600100000000001" table:style-name="ce1">
            <text:p>7.56001</text:p>
          </table:table-cell>
          <table:table-cell office:value-type="float" office:value="0.26282499999999998" table:style-name="ce1">
            <text:p>0.262825</text:p>
          </table:table-cell>
          <table:table-cell office:value-type="float" office:value="-7.1750000000000425E-3" table:formula="of:=[.K396]-0.27" table:style-name="ce1">
            <text:p>-0.007175</text:p>
          </table:table-cell>
          <table:table-cell office:value-type="float" office:value="1.1946000000000001E-3" table:style-name="ce1">
            <text:p>0.0011946</text:p>
          </table:table-cell>
          <table:table-cell office:value-type="float" office:value="7.5362299999999993E-2" table:style-name="ce1">
            <text:p>0.075362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58005" table:style-name="ce1">
            <text:p>7.58005</text:p>
          </table:table-cell>
          <table:table-cell office:value-type="float" office:value="0.26666099999999998" table:style-name="ce1">
            <text:p>0.266661</text:p>
          </table:table-cell>
          <table:table-cell office:value-type="float" office:value="-3.3390000000000364E-3" table:formula="of:=[.K397]-0.27" table:style-name="ce1">
            <text:p>-0.003339</text:p>
          </table:table-cell>
          <table:table-cell office:value-type="float" office:value="2.4394900000000001E-2" table:style-name="ce1">
            <text:p>0.0243949</text:p>
          </table:table-cell>
          <table:table-cell office:value-type="float" office:value="7.7695E-2" table:style-name="ce1">
            <text:p>0.07769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6000199999999998" table:style-name="ce1">
            <text:p>7.60002</text:p>
          </table:table-cell>
          <table:table-cell office:value-type="float" office:value="0.27084200000000003" table:style-name="ce1">
            <text:p>0.270842</text:p>
          </table:table-cell>
          <table:table-cell office:value-type="float" office:value="8.4200000000000941E-4" table:formula="of:=[.K398]-0.27" table:style-name="ce1">
            <text:p>0.000842</text:p>
          </table:table-cell>
          <table:table-cell office:value-type="float" office:value="4.58147E-2" table:style-name="ce1">
            <text:p>0.0458147</text:p>
          </table:table-cell>
          <table:table-cell office:value-type="float" office:value="8.0341800000000005E-2" table:style-name="ce1">
            <text:p>0.080341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6200299999999999" table:style-name="ce1">
            <text:p>7.62003</text:p>
          </table:table-cell>
          <table:table-cell office:value-type="float" office:value="0.27534900000000001" table:style-name="ce1">
            <text:p>0.275349</text:p>
          </table:table-cell>
          <table:table-cell office:value-type="float" office:value="5.3489999999999926E-3" table:formula="of:=[.K399]-0.27" table:style-name="ce1">
            <text:p>0.005349</text:p>
          </table:table-cell>
          <table:table-cell office:value-type="float" office:value="7.0419300000000004E-2" table:style-name="ce1">
            <text:p>0.0704193</text:p>
          </table:table-cell>
          <table:table-cell office:value-type="float" office:value="8.3581600000000006E-2" table:style-name="ce1">
            <text:p>0.083581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6400399999999999" table:style-name="ce1">
            <text:p>7.64004</text:p>
          </table:table-cell>
          <table:table-cell office:value-type="float" office:value="0.28014299999999998" table:style-name="ce1">
            <text:p>0.280143</text:p>
          </table:table-cell>
          <table:table-cell office:value-type="float" office:value="1.0142999999999958E-2" table:formula="of:=[.K400]-0.27" table:style-name="ce1">
            <text:p>0.010143</text:p>
          </table:table-cell>
          <table:table-cell office:value-type="float" office:value="9.0825299999999998E-2" table:style-name="ce1">
            <text:p>0.0908253</text:p>
          </table:table-cell>
          <table:table-cell office:value-type="float" office:value="8.6363499999999996E-2" table:style-name="ce1">
            <text:p>0.086363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66005" table:style-name="ce1">
            <text:p>7.66005</text:p>
          </table:table-cell>
          <table:table-cell office:value-type="float" office:value="0.28520000000000001" table:style-name="ce1">
            <text:p>0.2852</text:p>
          </table:table-cell>
          <table:table-cell office:value-type="float" office:value="1.5199999999999991E-2" table:formula="of:=[.K401]-0.27" table:style-name="ce1">
            <text:p>0.0152</text:p>
          </table:table-cell>
          <table:table-cell office:value-type="float" office:value="0.1183" table:style-name="ce1">
            <text:p>0.1183</text:p>
          </table:table-cell>
          <table:table-cell office:value-type="float" office:value="8.9075600000000005E-2" table:style-name="ce1">
            <text:p>0.089075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6800300000000004" table:style-name="ce1">
            <text:p>7.68003</text:p>
          </table:table-cell>
          <table:table-cell office:value-type="float" office:value="0.29049999999999998" table:style-name="ce1">
            <text:p>0.2905</text:p>
          </table:table-cell>
          <table:table-cell office:value-type="float" office:value="2.0499999999999963E-2" table:formula="of:=[.K402]-0.27" table:style-name="ce1">
            <text:p>0.0205</text:p>
          </table:table-cell>
          <table:table-cell office:value-type="float" office:value="0.135381" table:style-name="ce1">
            <text:p>0.135381</text:p>
          </table:table-cell>
          <table:table-cell office:value-type="float" office:value="8.9873499999999995E-2" table:style-name="ce1">
            <text:p>0.089873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7000200000000003" table:style-name="ce1">
            <text:p>7.70002</text:p>
          </table:table-cell>
          <table:table-cell office:value-type="float" office:value="0.29606300000000002" table:style-name="ce1">
            <text:p>0.296063</text:p>
          </table:table-cell>
          <table:table-cell office:value-type="float" office:value="2.6063000000000003E-2" table:formula="of:=[.K403]-0.27" table:style-name="ce1">
            <text:p>0.026063</text:p>
          </table:table-cell>
          <table:table-cell office:value-type="float" office:value="0.157835" table:style-name="ce1">
            <text:p>0.157835</text:p>
          </table:table-cell>
          <table:table-cell office:value-type="float" office:value="9.11603E-2" table:style-name="ce1">
            <text:p>0.091160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7200300000000004" table:style-name="ce1">
            <text:p>7.72003</text:p>
          </table:table-cell>
          <table:table-cell office:value-type="float" office:value="0.30177500000000002" table:style-name="ce1">
            <text:p>0.301775</text:p>
          </table:table-cell>
          <table:table-cell office:value-type="float" office:value="3.1774999999999998E-2" table:formula="of:=[.K404]-0.27" table:style-name="ce1">
            <text:p>0.031775</text:p>
          </table:table-cell>
          <table:table-cell office:value-type="float" office:value="0.17127400000000001" table:style-name="ce1">
            <text:p>0.171274</text:p>
          </table:table-cell>
          <table:table-cell office:value-type="float" office:value="8.9701199999999995E-2" table:style-name="ce1">
            <text:p>0.089701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7400399999999996" table:style-name="ce1">
            <text:p>7.74004</text:p>
          </table:table-cell>
          <table:table-cell office:value-type="float" office:value="0.30741299999999999" table:style-name="ce1">
            <text:p>0.307413</text:p>
          </table:table-cell>
          <table:table-cell office:value-type="float" office:value="3.7412999999999974E-2" table:formula="of:=[.K405]-0.27" table:style-name="ce1">
            <text:p>0.037413</text:p>
          </table:table-cell>
          <table:table-cell office:value-type="float" office:value="0.187607" table:style-name="ce1">
            <text:p>0.187607</text:p>
          </table:table-cell>
          <table:table-cell office:value-type="float" office:value="8.3676500000000001E-2" table:style-name="ce1">
            <text:p>0.083676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76004" table:style-name="ce1">
            <text:p>7.76004</text:p>
          </table:table-cell>
          <table:table-cell office:value-type="float" office:value="0.31313299999999999" table:style-name="ce1">
            <text:p>0.313133</text:p>
          </table:table-cell>
          <table:table-cell office:value-type="float" office:value="4.3132999999999977E-2" table:formula="of:=[.K406]-0.27" table:style-name="ce1">
            <text:p>0.043133</text:p>
          </table:table-cell>
          <table:table-cell office:value-type="float" office:value="0.203406" table:style-name="ce1">
            <text:p>0.203406</text:p>
          </table:table-cell>
          <table:table-cell office:value-type="float" office:value="6.9743299999999994E-2" table:style-name="ce1">
            <text:p>0.069743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78" table:style-name="ce1">
            <text:p>7.78</text:p>
          </table:table-cell>
          <table:table-cell office:value-type="float" office:value="0.31861899999999999" table:style-name="ce1">
            <text:p>0.318619</text:p>
          </table:table-cell>
          <table:table-cell office:value-type="float" office:value="4.8618999999999968E-2" table:formula="of:=[.K407]-0.27" table:style-name="ce1">
            <text:p>0.048619</text:p>
          </table:table-cell>
          <table:table-cell office:value-type="float" office:value="0.21457499999999999" table:style-name="ce1">
            <text:p>0.214575</text:p>
          </table:table-cell>
          <table:table-cell office:value-type="float" office:value="5.3854399999999997E-2" table:style-name="ce1">
            <text:p>0.053854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80002" table:style-name="ce1">
            <text:p>7.80002</text:p>
          </table:table-cell>
          <table:table-cell office:value-type="float" office:value="0.32340000000000002" table:style-name="ce1">
            <text:p>0.3234</text:p>
          </table:table-cell>
          <table:table-cell office:value-type="float" office:value="5.3400000000000003E-2" table:formula="of:=[.K408]-0.27" table:style-name="ce1">
            <text:p>0.0534</text:p>
          </table:table-cell>
          <table:table-cell office:value-type="float" office:value="0.22641900000000001" table:style-name="ce1">
            <text:p>0.226419</text:p>
          </table:table-cell>
          <table:table-cell office:value-type="float" office:value="3.8377300000000003E-2" table:style-name="ce1">
            <text:p>0.038377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8200200000000004" table:style-name="ce1">
            <text:p>7.82002</text:p>
          </table:table-cell>
          <table:table-cell office:value-type="float" office:value="0.32674500000000001" table:style-name="ce1">
            <text:p>0.326745</text:p>
          </table:table-cell>
          <table:table-cell office:value-type="float" office:value="5.674499999999999E-2" table:formula="of:=[.K409]-0.27" table:style-name="ce1">
            <text:p>0.056745</text:p>
          </table:table-cell>
          <table:table-cell office:value-type="float" office:value="0.23199900000000001" table:style-name="ce1">
            <text:p>0.231999</text:p>
          </table:table-cell>
          <table:table-cell office:value-type="float" office:value="2.0383999999999999E-2" table:style-name="ce1">
            <text:p>0.02038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8400400000000001" table:style-name="ce1">
            <text:p>7.84004</text:p>
          </table:table-cell>
          <table:table-cell office:value-type="float" office:value="0.32794899999999999" table:style-name="ce1">
            <text:p>0.327949</text:p>
          </table:table-cell>
          <table:table-cell office:value-type="float" office:value="5.7948999999999973E-2" table:formula="of:=[.K410]-0.27" table:style-name="ce1">
            <text:p>0.057949</text:p>
          </table:table-cell>
          <table:table-cell office:value-type="float" office:value="0.236125" table:style-name="ce1">
            <text:p>0.236125</text:p>
          </table:table-cell>
          <table:table-cell office:value-type="float" office:value="2.8644E-3" table:style-name="ce1">
            <text:p>0.002864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8600199999999996" table:style-name="ce1">
            <text:p>7.86002</text:p>
          </table:table-cell>
          <table:table-cell office:value-type="float" office:value="0.33056400000000002" table:style-name="ce1">
            <text:p>0.330564</text:p>
          </table:table-cell>
          <table:table-cell office:value-type="float" office:value="6.0564000000000007E-2" table:formula="of:=[.K411]-0.27" table:style-name="ce1">
            <text:p>0.060564</text:p>
          </table:table-cell>
          <table:table-cell office:value-type="float" office:value="0.236628" table:style-name="ce1">
            <text:p>0.236628</text:p>
          </table:table-cell>
          <table:table-cell office:value-type="float" office:value="-6.4506399999999997E-3" table:style-name="ce1">
            <text:p>-0.0064506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8800499999999998" table:style-name="ce1">
            <text:p>7.88005</text:p>
          </table:table-cell>
          <table:table-cell office:value-type="float" office:value="0.32892399999999999" table:style-name="ce1">
            <text:p>0.328924</text:p>
          </table:table-cell>
          <table:table-cell office:value-type="float" office:value="5.8923999999999976E-2" table:formula="of:=[.K412]-0.27" table:style-name="ce1">
            <text:p>0.058924</text:p>
          </table:table-cell>
          <table:table-cell office:value-type="float" office:value="0.23494300000000001" table:style-name="ce1">
            <text:p>0.234943</text:p>
          </table:table-cell>
          <table:table-cell office:value-type="float" office:value="-1.3470599999999999E-2" table:style-name="ce1">
            <text:p>-0.013470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9000300000000001" table:style-name="ce1">
            <text:p>7.90003</text:p>
          </table:table-cell>
          <table:table-cell office:value-type="float" office:value="0.32727499999999998" table:style-name="ce1">
            <text:p>0.327275</text:p>
          </table:table-cell>
          <table:table-cell office:value-type="float" office:value="5.7274999999999965E-2" table:formula="of:=[.K413]-0.27" table:style-name="ce1">
            <text:p>0.057275</text:p>
          </table:table-cell>
          <table:table-cell office:value-type="float" office:value="0.22966200000000001" table:style-name="ce1">
            <text:p>0.229662</text:p>
          </table:table-cell>
          <table:table-cell office:value-type="float" office:value="-2.7608199999999999E-2" table:style-name="ce1">
            <text:p>-0.027608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9200400000000002" table:style-name="ce1">
            <text:p>7.92004</text:p>
          </table:table-cell>
          <table:table-cell office:value-type="float" office:value="0.32220500000000002" table:style-name="ce1">
            <text:p>0.322205</text:p>
          </table:table-cell>
          <table:table-cell office:value-type="float" office:value="5.2205000000000001E-2" table:formula="of:=[.K414]-0.27" table:style-name="ce1">
            <text:p>0.052205</text:p>
          </table:table-cell>
          <table:table-cell office:value-type="float" office:value="0.218447" table:style-name="ce1">
            <text:p>0.218447</text:p>
          </table:table-cell>
          <table:table-cell office:value-type="float" office:value="-4.2657599999999997E-2" table:style-name="ce1">
            <text:p>-0.042657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94001" table:style-name="ce1">
            <text:p>7.94001</text:p>
          </table:table-cell>
          <table:table-cell office:value-type="float" office:value="0.31514300000000001" table:style-name="ce1">
            <text:p>0.315143</text:p>
          </table:table-cell>
          <table:table-cell office:value-type="float" office:value="4.5142999999999989E-2" table:formula="of:=[.K415]-0.27" table:style-name="ce1">
            <text:p>0.045143</text:p>
          </table:table-cell>
          <table:table-cell office:value-type="float" office:value="0.20058699999999999" table:style-name="ce1">
            <text:p>0.200587</text:p>
          </table:table-cell>
          <table:table-cell office:value-type="float" office:value="-5.6318600000000003E-2" table:style-name="ce1">
            <text:p>-0.056318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9600200000000001" table:style-name="ce1">
            <text:p>7.96002</text:p>
          </table:table-cell>
          <table:table-cell office:value-type="float" office:value="0.30979299999999999" table:style-name="ce1">
            <text:p>0.309793</text:p>
          </table:table-cell>
          <table:table-cell office:value-type="float" office:value="3.9792999999999967E-2" table:formula="of:=[.K416]-0.27" table:style-name="ce1">
            <text:p>0.039793</text:p>
          </table:table-cell>
          <table:table-cell office:value-type="float" office:value="0.17789199999999999" table:style-name="ce1">
            <text:p>0.177892</text:p>
          </table:table-cell>
          <table:table-cell office:value-type="float" office:value="-6.50897E-2" table:style-name="ce1">
            <text:p>-0.065089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7.9800199999999997" table:style-name="ce1">
            <text:p>7.98002</text:p>
          </table:table-cell>
          <table:table-cell office:value-type="float" office:value="0.30390699999999998" table:style-name="ce1">
            <text:p>0.303907</text:p>
          </table:table-cell>
          <table:table-cell office:value-type="float" office:value="3.3906999999999965E-2" table:formula="of:=[.K417]-0.27" table:style-name="ce1">
            <text:p>0.033907</text:p>
          </table:table-cell>
          <table:table-cell office:value-type="float" office:value="0.15126899999999999" table:style-name="ce1">
            <text:p>0.151269</text:p>
          </table:table-cell>
          <table:table-cell office:value-type="float" office:value="-7.5915300000000005E-2" table:style-name="ce1">
            <text:p>-0.075915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0000400000000003" table:style-name="ce1">
            <text:p>8.00004</text:p>
          </table:table-cell>
          <table:table-cell office:value-type="float" office:value="0.29732500000000001" table:style-name="ce1">
            <text:p>0.297325</text:p>
          </table:table-cell>
          <table:table-cell office:value-type="float" office:value="2.7324999999999988E-2" table:formula="of:=[.K418]-0.27" table:style-name="ce1">
            <text:p>0.027325</text:p>
          </table:table-cell>
          <table:table-cell office:value-type="float" office:value="0.12364600000000001" table:style-name="ce1">
            <text:p>0.123646</text:p>
          </table:table-cell>
          <table:table-cell office:value-type="float" office:value="-8.4303100000000006E-2" table:style-name="ce1">
            <text:p>-0.084303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0200099999999992" table:style-name="ce1">
            <text:p>8.02001</text:p>
          </table:table-cell>
          <table:table-cell office:value-type="float" office:value="0.29059699999999999" table:style-name="ce1">
            <text:p>0.290597</text:p>
          </table:table-cell>
          <table:table-cell office:value-type="float" office:value="2.0596999999999976E-2" table:formula="of:=[.K419]-0.27" table:style-name="ce1">
            <text:p>0.020597</text:p>
          </table:table-cell>
          <table:table-cell office:value-type="float" office:value="9.7364900000000004E-2" table:style-name="ce1">
            <text:p>0.0973649</text:p>
          </table:table-cell>
          <table:table-cell office:value-type="float" office:value="-8.9563100000000007E-2" table:style-name="ce1">
            <text:p>-0.089563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0400500000000008" table:style-name="ce1">
            <text:p>8.04005</text:p>
          </table:table-cell>
          <table:table-cell office:value-type="float" office:value="0.28419499999999998" table:style-name="ce1">
            <text:p>0.284195</text:p>
          </table:table-cell>
          <table:table-cell office:value-type="float" office:value="1.4194999999999958E-2" table:formula="of:=[.K420]-0.27" table:style-name="ce1">
            <text:p>0.014195</text:p>
          </table:table-cell>
          <table:table-cell office:value-type="float" office:value="7.3447899999999997E-2" table:style-name="ce1">
            <text:p>0.0734479</text:p>
          </table:table-cell>
          <table:table-cell office:value-type="float" office:value="-9.2865600000000006E-2" table:style-name="ce1">
            <text:p>-0.092865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0600199999999997" table:style-name="ce1">
            <text:p>8.06002</text:p>
          </table:table-cell>
          <table:table-cell office:value-type="float" office:value="0.278279" table:style-name="ce1">
            <text:p>0.278279</text:p>
          </table:table-cell>
          <table:table-cell office:value-type="float" office:value="8.2789999999999808E-3" table:formula="of:=[.K421]-0.27" table:style-name="ce1">
            <text:p>0.008279</text:p>
          </table:table-cell>
          <table:table-cell office:value-type="float" office:value="4.8882700000000001E-2" table:style-name="ce1">
            <text:p>0.0488827</text:p>
          </table:table-cell>
          <table:table-cell office:value-type="float" office:value="-9.63334E-2" table:style-name="ce1">
            <text:p>-0.096333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0800199999999993" table:style-name="ce1">
            <text:p>8.08002</text:p>
          </table:table-cell>
          <table:table-cell office:value-type="float" office:value="0.27278000000000002" table:style-name="ce1">
            <text:p>0.27278</text:p>
          </table:table-cell>
          <table:table-cell office:value-type="float" office:value="2.7800000000000047E-3" table:formula="of:=[.K422]-0.27" table:style-name="ce1">
            <text:p>0.00278</text:p>
          </table:table-cell>
          <table:table-cell office:value-type="float" office:value="2.5445300000000001E-2" table:style-name="ce1">
            <text:p>0.0254453</text:p>
          </table:table-cell>
          <table:table-cell office:value-type="float" office:value="-9.6426999999999999E-2" table:style-name="ce1">
            <text:p>-0.09642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1000200000000007" table:style-name="ce1">
            <text:p>8.10002</text:p>
          </table:table-cell>
          <table:table-cell office:value-type="float" office:value="0.26766200000000001" table:style-name="ce1">
            <text:p>0.267662</text:p>
          </table:table-cell>
          <table:table-cell office:value-type="float" office:value="-2.3380000000000067E-3" table:formula="of:=[.K423]-0.27" table:style-name="ce1">
            <text:p>-0.002338</text:p>
          </table:table-cell>
          <table:table-cell office:value-type="float" office:value="1.4590499999999999E-3" table:style-name="ce1">
            <text:p>0.00145905</text:p>
          </table:table-cell>
          <table:table-cell office:value-type="float" office:value="-9.5380199999999998E-2" table:style-name="ce1">
            <text:p>-0.095380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1200299999999999" table:style-name="ce1">
            <text:p>8.12003</text:p>
          </table:table-cell>
          <table:table-cell office:value-type="float" office:value="0.26299499999999998" table:style-name="ce1">
            <text:p>0.262995</text:p>
          </table:table-cell>
          <table:table-cell office:value-type="float" office:value="-7.005000000000039E-3" table:formula="of:=[.K424]-0.27" table:style-name="ce1">
            <text:p>-0.007005</text:p>
          </table:table-cell>
          <table:table-cell office:value-type="float" office:value="-2.1667100000000002E-2" table:style-name="ce1">
            <text:p>-0.0216671</text:p>
          </table:table-cell>
          <table:table-cell office:value-type="float" office:value="-9.4086100000000006E-2" table:style-name="ce1">
            <text:p>-0.094086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14" table:style-name="ce1">
            <text:p>8.14</text:p>
          </table:table-cell>
          <table:table-cell office:value-type="float" office:value="0.25882300000000003" table:style-name="ce1">
            <text:p>0.258823</text:p>
          </table:table-cell>
          <table:table-cell office:value-type="float" office:value="-1.1176999999999992E-2" table:formula="of:=[.K425]-0.27" table:style-name="ce1">
            <text:p>-0.011177</text:p>
          </table:table-cell>
          <table:table-cell office:value-type="float" office:value="-4.71139E-2" table:style-name="ce1">
            <text:p>-0.0471139</text:p>
          </table:table-cell>
          <table:table-cell office:value-type="float" office:value="-8.9290900000000006E-2" table:style-name="ce1">
            <text:p>-0.089290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1600300000000008" table:style-name="ce1">
            <text:p>8.16003</text:p>
          </table:table-cell>
          <table:table-cell office:value-type="float" office:value="0.255056" table:style-name="ce1">
            <text:p>0.255056</text:p>
          </table:table-cell>
          <table:table-cell office:value-type="float" office:value="-1.4944000000000013E-2" table:formula="of:=[.K426]-0.27" table:style-name="ce1">
            <text:p>-0.014944</text:p>
          </table:table-cell>
          <table:table-cell office:value-type="float" office:value="-7.1423700000000007E-2" table:style-name="ce1">
            <text:p>-0.0714237</text:p>
          </table:table-cell>
          <table:table-cell office:value-type="float" office:value="-8.62208E-2" table:style-name="ce1">
            <text:p>-0.086220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18" table:style-name="ce1">
            <text:p>8.18</text:p>
          </table:table-cell>
          <table:table-cell office:value-type="float" office:value="0.25156699999999999" table:style-name="ce1">
            <text:p>0.251567</text:p>
          </table:table-cell>
          <table:table-cell office:value-type="float" office:value="-1.8433000000000033E-2" table:formula="of:=[.K427]-0.27" table:style-name="ce1">
            <text:p>-0.018433</text:p>
          </table:table-cell>
          <table:table-cell office:value-type="float" office:value="-9.2821200000000006E-2" table:style-name="ce1">
            <text:p>-0.0928212</text:p>
          </table:table-cell>
          <table:table-cell office:value-type="float" office:value="-8.2104399999999994E-2" table:style-name="ce1">
            <text:p>-0.082104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2000200000000003" table:style-name="ce1">
            <text:p>8.20002</text:p>
          </table:table-cell>
          <table:table-cell office:value-type="float" office:value="0.24826899999999999" table:style-name="ce1">
            <text:p>0.248269</text:p>
          </table:table-cell>
          <table:table-cell office:value-type="float" office:value="-2.1731000000000028E-2" table:formula="of:=[.K428]-0.27" table:style-name="ce1">
            <text:p>-0.021731</text:p>
          </table:table-cell>
          <table:table-cell office:value-type="float" office:value="-0.112593" table:style-name="ce1">
            <text:p>-0.112593</text:p>
          </table:table-cell>
          <table:table-cell office:value-type="float" office:value="-7.3770799999999997E-2" table:style-name="ce1">
            <text:p>-0.073770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2200199999999999" table:style-name="ce1">
            <text:p>8.22002</text:p>
          </table:table-cell>
          <table:table-cell office:value-type="float" office:value="0.245362" table:style-name="ce1">
            <text:p>0.245362</text:p>
          </table:table-cell>
          <table:table-cell office:value-type="float" office:value="-2.4638000000000021E-2" table:formula="of:=[.K429]-0.27" table:style-name="ce1">
            <text:p>-0.024638</text:p>
          </table:table-cell>
          <table:table-cell office:value-type="float" office:value="-0.12984200000000001" table:style-name="ce1">
            <text:p>-0.129842</text:p>
          </table:table-cell>
          <table:table-cell office:value-type="float" office:value="-6.6037200000000004E-2" table:style-name="ce1">
            <text:p>-0.066037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2400300000000009" table:style-name="ce1">
            <text:p>8.24003</text:p>
          </table:table-cell>
          <table:table-cell office:value-type="float" office:value="0.24306700000000001" table:style-name="ce1">
            <text:p>0.243067</text:p>
          </table:table-cell>
          <table:table-cell office:value-type="float" office:value="-2.6933000000000012E-2" table:formula="of:=[.K430]-0.27" table:style-name="ce1">
            <text:p>-0.026933</text:p>
          </table:table-cell>
          <table:table-cell office:value-type="float" office:value="-0.14627000000000001" table:style-name="ce1">
            <text:p>-0.14627</text:p>
          </table:table-cell>
          <table:table-cell office:value-type="float" office:value="-5.90235E-2" table:style-name="ce1">
            <text:p>-0.059023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2600200000000008" table:style-name="ce1">
            <text:p>8.26002</text:p>
          </table:table-cell>
          <table:table-cell office:value-type="float" office:value="0.24129300000000001" table:style-name="ce1">
            <text:p>0.241293</text:p>
          </table:table-cell>
          <table:table-cell office:value-type="float" office:value="-2.870700000000001E-2" table:formula="of:=[.K431]-0.27" table:style-name="ce1">
            <text:p>-0.028707</text:p>
          </table:table-cell>
          <table:table-cell office:value-type="float" office:value="-0.16217799999999999" table:style-name="ce1">
            <text:p>-0.162178</text:p>
          </table:table-cell>
          <table:table-cell office:value-type="float" office:value="-5.2773500000000001E-2" table:style-name="ce1">
            <text:p>-0.052773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2800200000000004" table:style-name="ce1">
            <text:p>8.28002</text:p>
          </table:table-cell>
          <table:table-cell office:value-type="float" office:value="0.239815" table:style-name="ce1">
            <text:p>0.239815</text:p>
          </table:table-cell>
          <table:table-cell office:value-type="float" office:value="-3.0185000000000017E-2" table:formula="of:=[.K432]-0.27" table:style-name="ce1">
            <text:p>-0.030185</text:p>
          </table:table-cell>
          <table:table-cell office:value-type="float" office:value="-0.176264" table:style-name="ce1">
            <text:p>-0.176264</text:p>
          </table:table-cell>
          <table:table-cell office:value-type="float" office:value="-4.83781E-2" table:style-name="ce1">
            <text:p>-0.048378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3000399999999992" table:style-name="ce1">
            <text:p>8.30004</text:p>
          </table:table-cell>
          <table:table-cell office:value-type="float" office:value="0.23852200000000001" table:style-name="ce1">
            <text:p>0.238522</text:p>
          </table:table-cell>
          <table:table-cell office:value-type="float" office:value="-3.1478000000000006E-2" table:formula="of:=[.K433]-0.27" table:style-name="ce1">
            <text:p>-0.031478</text:p>
          </table:table-cell>
          <table:table-cell office:value-type="float" office:value="-0.18573799999999999" table:style-name="ce1">
            <text:p>-0.185738</text:p>
          </table:table-cell>
          <table:table-cell office:value-type="float" office:value="-4.2004399999999997E-2" table:style-name="ce1">
            <text:p>-0.042004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3200199999999995" table:style-name="ce1">
            <text:p>8.32002</text:p>
          </table:table-cell>
          <table:table-cell office:value-type="float" office:value="0.237368" table:style-name="ce1">
            <text:p>0.237368</text:p>
          </table:table-cell>
          <table:table-cell office:value-type="float" office:value="-3.2632000000000022E-2" table:formula="of:=[.K434]-0.27" table:style-name="ce1">
            <text:p>-0.032632</text:p>
          </table:table-cell>
          <table:table-cell office:value-type="float" office:value="-0.19402800000000001" table:style-name="ce1">
            <text:p>-0.194028</text:p>
          </table:table-cell>
          <table:table-cell office:value-type="float" office:value="-3.2306700000000001E-2" table:style-name="ce1">
            <text:p>-0.032306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3400400000000001" table:style-name="ce1">
            <text:p>8.34004</text:p>
          </table:table-cell>
          <table:table-cell office:value-type="float" office:value="0.23635300000000001" table:style-name="ce1">
            <text:p>0.236353</text:p>
          </table:table-cell>
          <table:table-cell office:value-type="float" office:value="-3.364700000000001E-2" table:formula="of:=[.K435]-0.27" table:style-name="ce1">
            <text:p>-0.033647</text:p>
          </table:table-cell>
          <table:table-cell office:value-type="float" office:value="-0.200016" table:style-name="ce1">
            <text:p>-0.200016</text:p>
          </table:table-cell>
          <table:table-cell office:value-type="float" office:value="-2.5941599999999999E-2" table:style-name="ce1">
            <text:p>-0.025941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3600300000000001" table:style-name="ce1">
            <text:p>8.36003</text:p>
          </table:table-cell>
          <table:table-cell office:value-type="float" office:value="0.235566" table:style-name="ce1">
            <text:p>0.235566</text:p>
          </table:table-cell>
          <table:table-cell office:value-type="float" office:value="-3.443400000000002E-2" table:formula="of:=[.K436]-0.27" table:style-name="ce1">
            <text:p>-0.034434</text:p>
          </table:table-cell>
          <table:table-cell office:value-type="float" office:value="-0.206175" table:style-name="ce1">
            <text:p>-0.206175</text:p>
          </table:table-cell>
          <table:table-cell office:value-type="float" office:value="-1.7690600000000001E-2" table:style-name="ce1">
            <text:p>-0.017690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3800100000000004" table:style-name="ce1">
            <text:p>8.38001</text:p>
          </table:table-cell>
          <table:table-cell office:value-type="float" office:value="0.23503199999999999" table:style-name="ce1">
            <text:p>0.235032</text:p>
          </table:table-cell>
          <table:table-cell office:value-type="float" office:value="-3.4968000000000027E-2" table:formula="of:=[.K437]-0.27" table:style-name="ce1">
            <text:p>-0.034968</text:p>
          </table:table-cell>
          <table:table-cell office:value-type="float" office:value="-0.211206" table:style-name="ce1">
            <text:p>-0.211206</text:p>
          </table:table-cell>
          <table:table-cell office:value-type="float" office:value="-6.9344699999999999E-3" table:style-name="ce1">
            <text:p>-0.0069344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4" table:style-name="ce1">
            <text:p>8.4</text:p>
          </table:table-cell>
          <table:table-cell office:value-type="float" office:value="0.234705" table:style-name="ce1">
            <text:p>0.234705</text:p>
          </table:table-cell>
          <table:table-cell office:value-type="float" office:value="-3.5295000000000021E-2" table:formula="of:=[.K438]-0.27" table:style-name="ce1">
            <text:p>-0.035295</text:p>
          </table:table-cell>
          <table:table-cell office:value-type="float" office:value="-0.21405199999999999" table:style-name="ce1">
            <text:p>-0.214052</text:p>
          </table:table-cell>
          <table:table-cell office:value-type="float" office:value="-7.2473899999999996E-4" table:style-name="ce1">
            <text:p>-0.00072473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4200400000000002" table:style-name="ce1">
            <text:p>8.42004</text:p>
          </table:table-cell>
          <table:table-cell office:value-type="float" office:value="0.23454900000000001" table:style-name="ce1">
            <text:p>0.234549</text:p>
          </table:table-cell>
          <table:table-cell office:value-type="float" office:value="-3.545100000000001E-2" table:formula="of:=[.K439]-0.27" table:style-name="ce1">
            <text:p>-0.035451</text:p>
          </table:table-cell>
          <table:table-cell office:value-type="float" office:value="-0.21544099999999999" table:style-name="ce1">
            <text:p>-0.215441</text:p>
          </table:table-cell>
          <table:table-cell office:value-type="float" office:value="1.0497600000000001E-3" table:style-name="ce1">
            <text:p>0.0010497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4400200000000005" table:style-name="ce1">
            <text:p>8.44002</text:p>
          </table:table-cell>
          <table:table-cell office:value-type="float" office:value="0.23444300000000001" table:style-name="ce1">
            <text:p>0.234443</text:p>
          </table:table-cell>
          <table:table-cell office:value-type="float" office:value="-3.5557000000000005E-2" table:formula="of:=[.K440]-0.27" table:style-name="ce1">
            <text:p>-0.035557</text:p>
          </table:table-cell>
          <table:table-cell office:value-type="float" office:value="-0.21612600000000001" table:style-name="ce1">
            <text:p>-0.216126</text:p>
          </table:table-cell>
          <table:table-cell office:value-type="float" office:value="1.9202900000000001E-3" table:style-name="ce1">
            <text:p>0.0019202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4600200000000001" table:style-name="ce1">
            <text:p>8.46002</text:p>
          </table:table-cell>
          <table:table-cell office:value-type="float" office:value="0.23441999999999999" table:style-name="ce1">
            <text:p>0.23442</text:p>
          </table:table-cell>
          <table:table-cell office:value-type="float" office:value="-3.5580000000000028E-2" table:formula="of:=[.K441]-0.27" table:style-name="ce1">
            <text:p>-0.03558</text:p>
          </table:table-cell>
          <table:table-cell office:value-type="float" office:value="-0.21643299999999999" table:style-name="ce1">
            <text:p>-0.216433</text:p>
          </table:table-cell>
          <table:table-cell office:value-type="float" office:value="6.0972099999999996E-3" table:style-name="ce1">
            <text:p>0.0060972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48001" table:style-name="ce1">
            <text:p>8.48001</text:p>
          </table:table-cell>
          <table:table-cell office:value-type="float" office:value="0.234571" table:style-name="ce1">
            <text:p>0.234571</text:p>
          </table:table-cell>
          <table:table-cell office:value-type="float" office:value="-3.5429000000000016E-2" table:formula="of:=[.K442]-0.27" table:style-name="ce1">
            <text:p>-0.035429</text:p>
          </table:table-cell>
          <table:table-cell office:value-type="float" office:value="-0.213447" table:style-name="ce1">
            <text:p>-0.213447</text:p>
          </table:table-cell>
          <table:table-cell office:value-type="float" office:value="1.3809399999999999E-2" table:style-name="ce1">
            <text:p>0.013809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5" table:style-name="ce1">
            <text:p>8.5</text:p>
          </table:table-cell>
          <table:table-cell office:value-type="float" office:value="0.234959" table:style-name="ce1">
            <text:p>0.234959</text:p>
          </table:table-cell>
          <table:table-cell office:value-type="float" office:value="-3.5041000000000017E-2" table:formula="of:=[.K443]-0.27" table:style-name="ce1">
            <text:p>-0.035041</text:p>
          </table:table-cell>
          <table:table-cell office:value-type="float" office:value="-0.20924799999999999" table:style-name="ce1">
            <text:p>-0.209248</text:p>
          </table:table-cell>
          <table:table-cell office:value-type="float" office:value="1.4071500000000001E-2" table:style-name="ce1">
            <text:p>0.014071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5200499999999995" table:style-name="ce1">
            <text:p>8.52005</text:p>
          </table:table-cell>
          <table:table-cell office:value-type="float" office:value="0.23549999999999999" table:style-name="ce1">
            <text:p>0.2355</text:p>
          </table:table-cell>
          <table:table-cell office:value-type="float" office:value="-3.4500000000000031E-2" table:formula="of:=[.K444]-0.27" table:style-name="ce1">
            <text:p>-0.0345</text:p>
          </table:table-cell>
          <table:table-cell office:value-type="float" office:value="-0.20564099999999999" table:style-name="ce1">
            <text:p>-0.205641</text:p>
          </table:table-cell>
          <table:table-cell office:value-type="float" office:value="1.7350600000000001E-2" table:style-name="ce1">
            <text:p>0.017350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5400399999999994" table:style-name="ce1">
            <text:p>8.54004</text:p>
          </table:table-cell>
          <table:table-cell office:value-type="float" office:value="0.23611399999999999" table:style-name="ce1">
            <text:p>0.236114</text:p>
          </table:table-cell>
          <table:table-cell office:value-type="float" office:value="-3.3886000000000027E-2" table:formula="of:=[.K445]-0.27" table:style-name="ce1">
            <text:p>-0.033886</text:p>
          </table:table-cell>
          <table:table-cell office:value-type="float" office:value="-0.20180500000000001" table:style-name="ce1">
            <text:p>-0.201805</text:p>
          </table:table-cell>
          <table:table-cell office:value-type="float" office:value="2.1193699999999999E-2" table:style-name="ce1">
            <text:p>0.021193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5600199999999997" table:style-name="ce1">
            <text:p>8.56002</text:p>
          </table:table-cell>
          <table:table-cell office:value-type="float" office:value="0.23685999999999999" table:style-name="ce1">
            <text:p>0.23686</text:p>
          </table:table-cell>
          <table:table-cell office:value-type="float" office:value="-3.3140000000000031E-2" table:formula="of:=[.K446]-0.27" table:style-name="ce1">
            <text:p>-0.03314</text:p>
          </table:table-cell>
          <table:table-cell office:value-type="float" office:value="-0.19788800000000001" table:style-name="ce1">
            <text:p>-0.197888</text:p>
          </table:table-cell>
          <table:table-cell office:value-type="float" office:value="2.2778900000000001E-2" table:style-name="ce1">
            <text:p>0.022778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5800099999999997" table:style-name="ce1">
            <text:p>8.58001</text:p>
          </table:table-cell>
          <table:table-cell office:value-type="float" office:value="0.237867" table:style-name="ce1">
            <text:p>0.237867</text:p>
          </table:table-cell>
          <table:table-cell office:value-type="float" office:value="-3.2133000000000023E-2" table:formula="of:=[.K447]-0.27" table:style-name="ce1">
            <text:p>-0.032133</text:p>
          </table:table-cell>
          <table:table-cell office:value-type="float" office:value="-0.191834" table:style-name="ce1">
            <text:p>-0.191834</text:p>
          </table:table-cell>
          <table:table-cell office:value-type="float" office:value="2.7341899999999999E-2" table:style-name="ce1">
            <text:p>0.027341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6000200000000007" table:style-name="ce1">
            <text:p>8.60002</text:p>
          </table:table-cell>
          <table:table-cell office:value-type="float" office:value="0.239042" table:style-name="ce1">
            <text:p>0.239042</text:p>
          </table:table-cell>
          <table:table-cell office:value-type="float" office:value="-3.0958000000000013E-2" table:formula="of:=[.K448]-0.27" table:style-name="ce1">
            <text:p>-0.030958</text:p>
          </table:table-cell>
          <table:table-cell office:value-type="float" office:value="-0.184452" table:style-name="ce1">
            <text:p>-0.184452</text:p>
          </table:table-cell>
          <table:table-cell office:value-type="float" office:value="3.41196E-2" table:style-name="ce1">
            <text:p>0.034119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6200100000000006" table:style-name="ce1">
            <text:p>8.62001</text:p>
          </table:table-cell>
          <table:table-cell office:value-type="float" office:value="0.24034800000000001" table:style-name="ce1">
            <text:p>0.240348</text:p>
          </table:table-cell>
          <table:table-cell office:value-type="float" office:value="-2.9652000000000012E-2" table:formula="of:=[.K449]-0.27" table:style-name="ce1">
            <text:p>-0.029652</text:p>
          </table:table-cell>
          <table:table-cell office:value-type="float" office:value="-0.17987800000000001" table:style-name="ce1">
            <text:p>-0.179878</text:p>
          </table:table-cell>
          <table:table-cell office:value-type="float" office:value="3.90555E-2" table:style-name="ce1">
            <text:p>0.039055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6400500000000005" table:style-name="ce1">
            <text:p>8.64005</text:p>
          </table:table-cell>
          <table:table-cell office:value-type="float" office:value="0.24173800000000001" table:style-name="ce1">
            <text:p>0.241738</text:p>
          </table:table-cell>
          <table:table-cell office:value-type="float" office:value="-2.8262000000000009E-2" table:formula="of:=[.K450]-0.27" table:style-name="ce1">
            <text:p>-0.028262</text:p>
          </table:table-cell>
          <table:table-cell office:value-type="float" office:value="-0.17635000000000001" table:style-name="ce1">
            <text:p>-0.17635</text:p>
          </table:table-cell>
          <table:table-cell office:value-type="float" office:value="4.3868999999999998E-2" table:style-name="ce1">
            <text:p>0.04386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66" table:style-name="ce1">
            <text:p>8.66</text:p>
          </table:table-cell>
          <table:table-cell office:value-type="float" office:value="0.243197" table:style-name="ce1">
            <text:p>0.243197</text:p>
          </table:table-cell>
          <table:table-cell office:value-type="float" office:value="-2.6803000000000021E-2" table:formula="of:=[.K451]-0.27" table:style-name="ce1">
            <text:p>-0.026803</text:p>
          </table:table-cell>
          <table:table-cell office:value-type="float" office:value="-0.169983" table:style-name="ce1">
            <text:p>-0.169983</text:p>
          </table:table-cell>
          <table:table-cell office:value-type="float" office:value="4.512E-2" table:style-name="ce1">
            <text:p>0.0451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6800099999999993" table:style-name="ce1">
            <text:p>8.68001</text:p>
          </table:table-cell>
          <table:table-cell office:value-type="float" office:value="0.24483099999999999" table:style-name="ce1">
            <text:p>0.244831</text:p>
          </table:table-cell>
          <table:table-cell office:value-type="float" office:value="-2.5169000000000025E-2" table:formula="of:=[.K452]-0.27" table:style-name="ce1">
            <text:p>-0.025169</text:p>
          </table:table-cell>
          <table:table-cell office:value-type="float" office:value="-0.16059799999999999" table:style-name="ce1">
            <text:p>-0.160598</text:p>
          </table:table-cell>
          <table:table-cell office:value-type="float" office:value="4.4368100000000001E-2" table:style-name="ce1">
            <text:p>0.044368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7000399999999996" table:style-name="ce1">
            <text:p>8.70004</text:p>
          </table:table-cell>
          <table:table-cell office:value-type="float" office:value="0.24664900000000001" table:style-name="ce1">
            <text:p>0.246649</text:p>
          </table:table-cell>
          <table:table-cell office:value-type="float" office:value="-2.3351000000000011E-2" table:formula="of:=[.K453]-0.27" table:style-name="ce1">
            <text:p>-0.023351</text:p>
          </table:table-cell>
          <table:table-cell office:value-type="float" office:value="-0.149037" table:style-name="ce1">
            <text:p>-0.149037</text:p>
          </table:table-cell>
          <table:table-cell office:value-type="float" office:value="4.6545700000000002E-2" table:style-name="ce1">
            <text:p>0.046545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7200100000000003" table:style-name="ce1">
            <text:p>8.72001</text:p>
          </table:table-cell>
          <table:table-cell office:value-type="float" office:value="0.248608" table:style-name="ce1">
            <text:p>0.248608</text:p>
          </table:table-cell>
          <table:table-cell office:value-type="float" office:value="-2.1392000000000022E-2" table:formula="of:=[.K454]-0.27" table:style-name="ce1">
            <text:p>-0.021392</text:p>
          </table:table-cell>
          <table:table-cell office:value-type="float" office:value="-0.13482" table:style-name="ce1">
            <text:p>-0.13482</text:p>
          </table:table-cell>
          <table:table-cell office:value-type="float" office:value="5.1124900000000001E-2" table:style-name="ce1">
            <text:p>0.051124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7400500000000001" table:style-name="ce1">
            <text:p>8.74005</text:p>
          </table:table-cell>
          <table:table-cell office:value-type="float" office:value="0.25074200000000002" table:style-name="ce1">
            <text:p>0.250742</text:p>
          </table:table-cell>
          <table:table-cell office:value-type="float" office:value="-1.9257999999999997E-2" table:formula="of:=[.K455]-0.27" table:style-name="ce1">
            <text:p>-0.019258</text:p>
          </table:table-cell>
          <table:table-cell office:value-type="float" office:value="-0.117811" table:style-name="ce1">
            <text:p>-0.117811</text:p>
          </table:table-cell>
          <table:table-cell office:value-type="float" office:value="5.6112299999999997E-2" table:style-name="ce1">
            <text:p>0.056112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7600300000000004" table:style-name="ce1">
            <text:p>8.76003</text:p>
          </table:table-cell>
          <table:table-cell office:value-type="float" office:value="0.25308999999999998" table:style-name="ce1">
            <text:p>0.25309</text:p>
          </table:table-cell>
          <table:table-cell office:value-type="float" office:value="-1.6910000000000036E-2" table:formula="of:=[.K456]-0.27" table:style-name="ce1">
            <text:p>-0.01691</text:p>
          </table:table-cell>
          <table:table-cell office:value-type="float" office:value="-9.8771100000000001E-2" table:style-name="ce1">
            <text:p>-0.0987711</text:p>
          </table:table-cell>
          <table:table-cell office:value-type="float" office:value="6.3652399999999998E-2" table:style-name="ce1">
            <text:p>0.063652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7799999999999994" table:style-name="ce1">
            <text:p>8.78</text:p>
          </table:table-cell>
          <table:table-cell office:value-type="float" office:value="0.255658" table:style-name="ce1">
            <text:p>0.255658</text:p>
          </table:table-cell>
          <table:table-cell office:value-type="float" office:value="-1.4342000000000021E-2" table:formula="of:=[.K457]-0.27" table:style-name="ce1">
            <text:p>-0.014342</text:p>
          </table:table-cell>
          <table:table-cell office:value-type="float" office:value="-8.1371499999999999E-2" table:style-name="ce1">
            <text:p>-0.0813715</text:p>
          </table:table-cell>
          <table:table-cell office:value-type="float" office:value="6.6713999999999996E-2" table:style-name="ce1">
            <text:p>0.06671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8000399999999992" table:style-name="ce1">
            <text:p>8.80004</text:p>
          </table:table-cell>
          <table:table-cell office:value-type="float" office:value="0.25852000000000003" table:style-name="ce1">
            <text:p>0.25852</text:p>
          </table:table-cell>
          <table:table-cell office:value-type="float" office:value="-1.147999999999999E-2" table:formula="of:=[.K458]-0.27" table:style-name="ce1">
            <text:p>-0.01148</text:p>
          </table:table-cell>
          <table:table-cell office:value-type="float" office:value="-6.3399800000000006E-2" table:style-name="ce1">
            <text:p>-0.0633998</text:p>
          </table:table-cell>
          <table:table-cell office:value-type="float" office:value="6.8498199999999995E-2" table:style-name="ce1">
            <text:p>0.068498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8200199999999995" table:style-name="ce1">
            <text:p>8.82002</text:p>
          </table:table-cell>
          <table:table-cell office:value-type="float" office:value="0.261656" table:style-name="ce1">
            <text:p>0.261656</text:p>
          </table:table-cell>
          <table:table-cell office:value-type="float" office:value="-8.3440000000000181E-3" table:formula="of:=[.K459]-0.27" table:style-name="ce1">
            <text:p>-0.008344</text:p>
          </table:table-cell>
          <table:table-cell office:value-type="float" office:value="-4.5436499999999998E-2" table:style-name="ce1">
            <text:p>-0.0454365</text:p>
          </table:table-cell>
          <table:table-cell office:value-type="float" office:value="7.2475399999999995E-2" table:style-name="ce1">
            <text:p>0.072475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8400300000000005" table:style-name="ce1">
            <text:p>8.84003</text:p>
          </table:table-cell>
          <table:table-cell office:value-type="float" office:value="0.26508100000000001" table:style-name="ce1">
            <text:p>0.265081</text:p>
          </table:table-cell>
          <table:table-cell office:value-type="float" office:value="-4.9190000000000067E-3" table:formula="of:=[.K460]-0.27" table:style-name="ce1">
            <text:p>-0.004919</text:p>
          </table:table-cell>
          <table:table-cell office:value-type="float" office:value="-2.8987499999999999E-2" table:style-name="ce1">
            <text:p>-0.0289875</text:p>
          </table:table-cell>
          <table:table-cell office:value-type="float" office:value="7.6665899999999995E-2" table:style-name="ce1">
            <text:p>0.076665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8600399999999997" table:style-name="ce1">
            <text:p>8.86004</text:p>
          </table:table-cell>
          <table:table-cell office:value-type="float" office:value="0.26878099999999999" table:style-name="ce1">
            <text:p>0.268781</text:p>
          </table:table-cell>
          <table:table-cell office:value-type="float" office:value="-1.2190000000000256E-3" table:formula="of:=[.K461]-0.27" table:style-name="ce1">
            <text:p>-0.001219</text:p>
          </table:table-cell>
          <table:table-cell office:value-type="float" office:value="-8.5728499999999999E-3" table:style-name="ce1">
            <text:p>-0.00857285</text:p>
          </table:table-cell>
          <table:table-cell office:value-type="float" office:value="8.1342999999999999E-2" table:style-name="ce1">
            <text:p>0.08134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8800399999999993" table:style-name="ce1">
            <text:p>8.88004</text:p>
          </table:table-cell>
          <table:table-cell office:value-type="float" office:value="0.27276" table:style-name="ce1">
            <text:p>0.27276</text:p>
          </table:table-cell>
          <table:table-cell office:value-type="float" office:value="2.7599999999999847E-3" table:formula="of:=[.K462]-0.27" table:style-name="ce1">
            <text:p>0.00276</text:p>
          </table:table-cell>
          <table:table-cell office:value-type="float" office:value="6.0205099999999998E-3" table:style-name="ce1">
            <text:p>0.00602051</text:p>
          </table:table-cell>
          <table:table-cell office:value-type="float" office:value="8.3898299999999995E-2" table:style-name="ce1">
            <text:p>0.083898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9" table:style-name="ce1">
            <text:p>8.9</text:p>
          </table:table-cell>
          <table:table-cell office:value-type="float" office:value="0.27697300000000002" table:style-name="ce1">
            <text:p>0.276973</text:p>
          </table:table-cell>
          <table:table-cell office:value-type="float" office:value="6.973000000000007E-3" table:formula="of:=[.K463]-0.27" table:style-name="ce1">
            <text:p>0.006973</text:p>
          </table:table-cell>
          <table:table-cell office:value-type="float" office:value="2.8899999999999999E-2" table:style-name="ce1">
            <text:p>0.0289</text:p>
          </table:table-cell>
          <table:table-cell office:value-type="float" office:value="8.7155499999999997E-2" table:style-name="ce1">
            <text:p>0.087155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9200099999999996" table:style-name="ce1">
            <text:p>8.92001</text:p>
          </table:table-cell>
          <table:table-cell office:value-type="float" office:value="0.28142800000000001" table:style-name="ce1">
            <text:p>0.281428</text:p>
          </table:table-cell>
          <table:table-cell office:value-type="float" office:value="1.1427999999999994E-2" table:formula="of:=[.K464]-0.27" table:style-name="ce1">
            <text:p>0.011428</text:p>
          </table:table-cell>
          <table:table-cell office:value-type="float" office:value="4.9087699999999998E-2" table:style-name="ce1">
            <text:p>0.0490877</text:p>
          </table:table-cell>
          <table:table-cell office:value-type="float" office:value="8.9467199999999997E-2" table:style-name="ce1">
            <text:p>0.089467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94" table:style-name="ce1">
            <text:p>8.94</text:p>
          </table:table-cell>
          <table:table-cell office:value-type="float" office:value="0.28609899999999999" table:style-name="ce1">
            <text:p>0.286099</text:p>
          </table:table-cell>
          <table:table-cell office:value-type="float" office:value="1.6098999999999974E-2" table:formula="of:=[.K465]-0.27" table:style-name="ce1">
            <text:p>0.016099</text:p>
          </table:table-cell>
          <table:table-cell office:value-type="float" office:value="7.4139899999999995E-2" table:style-name="ce1">
            <text:p>0.0741399</text:p>
          </table:table-cell>
          <table:table-cell office:value-type="float" office:value="8.9869699999999997E-2" table:style-name="ce1">
            <text:p>0.089869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9600100000000005" table:style-name="ce1">
            <text:p>8.96001</text:p>
          </table:table-cell>
          <table:table-cell office:value-type="float" office:value="0.29101900000000003" table:style-name="ce1">
            <text:p>0.291019</text:p>
          </table:table-cell>
          <table:table-cell office:value-type="float" office:value="2.101900000000001E-2" table:formula="of:=[.K466]-0.27" table:style-name="ce1">
            <text:p>0.021019</text:p>
          </table:table-cell>
          <table:table-cell office:value-type="float" office:value="9.3635399999999994E-2" table:style-name="ce1">
            <text:p>0.0936354</text:p>
          </table:table-cell>
          <table:table-cell office:value-type="float" office:value="8.4859199999999996E-2" table:style-name="ce1">
            <text:p>0.084859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8.9800299999999993" table:style-name="ce1">
            <text:p>8.98003</text:p>
          </table:table-cell>
          <table:table-cell office:value-type="float" office:value="0.29622599999999999" table:style-name="ce1">
            <text:p>0.296226</text:p>
          </table:table-cell>
          <table:table-cell office:value-type="float" office:value="2.6225999999999972E-2" table:formula="of:=[.K467]-0.27" table:style-name="ce1">
            <text:p>0.026226</text:p>
          </table:table-cell>
          <table:table-cell office:value-type="float" office:value="0.123321" table:style-name="ce1">
            <text:p>0.123321</text:p>
          </table:table-cell>
          <table:table-cell office:value-type="float" office:value="7.5509800000000002E-2" table:style-name="ce1">
            <text:p>0.075509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0000300000000006" table:style-name="ce1">
            <text:p>9.00003</text:p>
          </table:table-cell>
          <table:table-cell office:value-type="float" office:value="0.30170200000000003" table:style-name="ce1">
            <text:p>0.301702</text:p>
          </table:table-cell>
          <table:table-cell office:value-type="float" office:value="3.1702000000000008E-2" table:formula="of:=[.K468]-0.27" table:style-name="ce1">
            <text:p>0.031702</text:p>
          </table:table-cell>
          <table:table-cell office:value-type="float" office:value="0.14791299999999999" table:style-name="ce1">
            <text:p>0.147913</text:p>
          </table:table-cell>
          <table:table-cell office:value-type="float" office:value="6.58189E-2" table:style-name="ce1">
            <text:p>0.065818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0200300000000002" table:style-name="ce1">
            <text:p>9.02003</text:p>
          </table:table-cell>
          <table:table-cell office:value-type="float" office:value="0.30742399999999998" table:style-name="ce1">
            <text:p>0.307424</text:p>
          </table:table-cell>
          <table:table-cell office:value-type="float" office:value="3.7423999999999957E-2" table:formula="of:=[.K469]-0.27" table:style-name="ce1">
            <text:p>0.037424</text:p>
          </table:table-cell>
          <table:table-cell office:value-type="float" office:value="0.16611100000000001" table:style-name="ce1">
            <text:p>0.166111</text:p>
          </table:table-cell>
          <table:table-cell office:value-type="float" office:value="6.2859399999999996E-2" table:style-name="ce1">
            <text:p>0.062859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0400200000000002" table:style-name="ce1">
            <text:p>9.04002</text:p>
          </table:table-cell>
          <table:table-cell office:value-type="float" office:value="0.31297700000000001" table:style-name="ce1">
            <text:p>0.312977</text:p>
          </table:table-cell>
          <table:table-cell office:value-type="float" office:value="4.2976999999999987E-2" table:formula="of:=[.K470]-0.27" table:style-name="ce1">
            <text:p>0.042977</text:p>
          </table:table-cell>
          <table:table-cell office:value-type="float" office:value="0.17871000000000001" table:style-name="ce1">
            <text:p>0.17871</text:p>
          </table:table-cell>
          <table:table-cell office:value-type="float" office:value="5.9368700000000003E-2" table:style-name="ce1">
            <text:p>0.059368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0600400000000008" table:style-name="ce1">
            <text:p>9.06004</text:p>
          </table:table-cell>
          <table:table-cell office:value-type="float" office:value="0.31842599999999999" table:style-name="ce1">
            <text:p>0.318426</text:p>
          </table:table-cell>
          <table:table-cell office:value-type="float" office:value="4.8425999999999969E-2" table:formula="of:=[.K471]-0.27" table:style-name="ce1">
            <text:p>0.048426</text:p>
          </table:table-cell>
          <table:table-cell office:value-type="float" office:value="0.19129299999999999" table:style-name="ce1">
            <text:p>0.191293</text:p>
          </table:table-cell>
          <table:table-cell office:value-type="float" office:value="4.94647E-2" table:style-name="ce1">
            <text:p>0.049464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0800300000000007" table:style-name="ce1">
            <text:p>9.08003</text:p>
          </table:table-cell>
          <table:table-cell office:value-type="float" office:value="0.32358399999999998" table:style-name="ce1">
            <text:p>0.323584</text:p>
          </table:table-cell>
          <table:table-cell office:value-type="float" office:value="5.3583999999999965E-2" table:formula="of:=[.K472]-0.27" table:style-name="ce1">
            <text:p>0.053584</text:p>
          </table:table-cell>
          <table:table-cell office:value-type="float" office:value="0.200956" table:style-name="ce1">
            <text:p>0.200956</text:p>
          </table:table-cell>
          <table:table-cell office:value-type="float" office:value="4.0625500000000002E-2" table:style-name="ce1">
            <text:p>0.040625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1" table:style-name="ce1">
            <text:p>9.1</text:p>
          </table:table-cell>
          <table:table-cell office:value-type="float" office:value="0.328598" table:style-name="ce1">
            <text:p>0.328598</text:p>
          </table:table-cell>
          <table:table-cell office:value-type="float" office:value="5.8597999999999983E-2" table:formula="of:=[.K473]-0.27" table:style-name="ce1">
            <text:p>0.058598</text:p>
          </table:table-cell>
          <table:table-cell office:value-type="float" office:value="0.207653" table:style-name="ce1">
            <text:p>0.207653</text:p>
          </table:table-cell>
          <table:table-cell office:value-type="float" office:value="2.6167300000000001E-2" table:style-name="ce1">
            <text:p>0.026167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1200100000000006" table:style-name="ce1">
            <text:p>9.12001</text:p>
          </table:table-cell>
          <table:table-cell office:value-type="float" office:value="0.330849" table:style-name="ce1">
            <text:p>0.330849</text:p>
          </table:table-cell>
          <table:table-cell office:value-type="float" office:value="6.0848999999999986E-2" table:formula="of:=[.K474]-0.27" table:style-name="ce1">
            <text:p>0.060849</text:p>
          </table:table-cell>
          <table:table-cell office:value-type="float" office:value="0.217085" table:style-name="ce1">
            <text:p>0.217085</text:p>
          </table:table-cell>
          <table:table-cell office:value-type="float" office:value="1.08833E-2" table:style-name="ce1">
            <text:p>0.010883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1400299999999994" table:style-name="ce1">
            <text:p>9.14003</text:p>
          </table:table-cell>
          <table:table-cell office:value-type="float" office:value="0.33459299999999997" table:style-name="ce1">
            <text:p>0.334593</text:p>
          </table:table-cell>
          <table:table-cell office:value-type="float" office:value="6.4592999999999956E-2" table:formula="of:=[.K475]-0.27" table:style-name="ce1">
            <text:p>0.064593</text:p>
          </table:table-cell>
          <table:table-cell office:value-type="float" office:value="0.217474" table:style-name="ce1">
            <text:p>0.217474</text:p>
          </table:table-cell>
          <table:table-cell office:value-type="float" office:value="1.1881299999999999E-3" table:style-name="ce1">
            <text:p>0.0011881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1600300000000008" table:style-name="ce1">
            <text:p>9.16003</text:p>
          </table:table-cell>
          <table:table-cell office:value-type="float" office:value="0.33329500000000001" table:style-name="ce1">
            <text:p>0.333295</text:p>
          </table:table-cell>
          <table:table-cell office:value-type="float" office:value="6.329499999999999E-2" table:formula="of:=[.K476]-0.27" table:style-name="ce1">
            <text:p>0.063295</text:p>
          </table:table-cell>
          <table:table-cell office:value-type="float" office:value="0.210587" table:style-name="ce1">
            <text:p>0.210587</text:p>
          </table:table-cell>
          <table:table-cell office:value-type="float" office:value="-9.1680900000000003E-3" table:style-name="ce1">
            <text:p>-0.0091680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1800499999999996" table:style-name="ce1">
            <text:p>9.18005</text:p>
          </table:table-cell>
          <table:table-cell office:value-type="float" office:value="0.33039400000000002" table:style-name="ce1">
            <text:p>0.330394</text:p>
          </table:table-cell>
          <table:table-cell office:value-type="float" office:value="6.0394000000000003E-2" table:formula="of:=[.K477]-0.27" table:style-name="ce1">
            <text:p>0.060394</text:p>
          </table:table-cell>
          <table:table-cell office:value-type="float" office:value="0.20597099999999999" table:style-name="ce1">
            <text:p>0.205971</text:p>
          </table:table-cell>
          <table:table-cell office:value-type="float" office:value="-1.93019E-2" table:style-name="ce1">
            <text:p>-0.019301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2000299999999999" table:style-name="ce1">
            <text:p>9.20003</text:p>
          </table:table-cell>
          <table:table-cell office:value-type="float" office:value="0.32903100000000002" table:style-name="ce1">
            <text:p>0.329031</text:p>
          </table:table-cell>
          <table:table-cell office:value-type="float" office:value="5.9031E-2" table:formula="of:=[.K478]-0.27" table:style-name="ce1">
            <text:p>0.059031</text:p>
          </table:table-cell>
          <table:table-cell office:value-type="float" office:value="0.19748299999999999" table:style-name="ce1">
            <text:p>0.197483</text:p>
          </table:table-cell>
          <table:table-cell office:value-type="float" office:value="-3.4165099999999997E-2" table:style-name="ce1">
            <text:p>-0.034165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2200299999999995" table:style-name="ce1">
            <text:p>9.22003</text:p>
          </table:table-cell>
          <table:table-cell office:value-type="float" office:value="0.323737" table:style-name="ce1">
            <text:p>0.323737</text:p>
          </table:table-cell>
          <table:table-cell office:value-type="float" office:value="5.3736999999999979E-2" table:formula="of:=[.K479]-0.27" table:style-name="ce1">
            <text:p>0.053737</text:p>
          </table:table-cell>
          <table:table-cell office:value-type="float" office:value="0.18363699999999999" table:style-name="ce1">
            <text:p>0.183637</text:p>
          </table:table-cell>
          <table:table-cell office:value-type="float" office:value="-4.6448200000000002E-2" table:style-name="ce1">
            <text:p>-0.046448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2400199999999995" table:style-name="ce1">
            <text:p>9.24002</text:p>
          </table:table-cell>
          <table:table-cell office:value-type="float" office:value="0.31739899999999999" table:style-name="ce1">
            <text:p>0.317399</text:p>
          </table:table-cell>
          <table:table-cell office:value-type="float" office:value="4.7398999999999969E-2" table:formula="of:=[.K480]-0.27" table:style-name="ce1">
            <text:p>0.047399</text:p>
          </table:table-cell>
          <table:table-cell office:value-type="float" office:value="0.166376" table:style-name="ce1">
            <text:p>0.166376</text:p>
          </table:table-cell>
          <table:table-cell office:value-type="float" office:value="-5.5557500000000003E-2" table:style-name="ce1">
            <text:p>-0.055557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2600300000000004" table:style-name="ce1">
            <text:p>9.26003</text:p>
          </table:table-cell>
          <table:table-cell office:value-type="float" office:value="0.31106899999999998" table:style-name="ce1">
            <text:p>0.311069</text:p>
          </table:table-cell>
          <table:table-cell office:value-type="float" office:value="4.1068999999999967E-2" table:formula="of:=[.K481]-0.27" table:style-name="ce1">
            <text:p>0.041069</text:p>
          </table:table-cell>
          <table:table-cell office:value-type="float" office:value="0.147901" table:style-name="ce1">
            <text:p>0.147901</text:p>
          </table:table-cell>
          <table:table-cell office:value-type="float" office:value="-6.5278299999999997E-2" table:style-name="ce1">
            <text:p>-0.065278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2800200000000004" table:style-name="ce1">
            <text:p>9.28002</text:p>
          </table:table-cell>
          <table:table-cell office:value-type="float" office:value="0.30388999999999999" table:style-name="ce1">
            <text:p>0.30389</text:p>
          </table:table-cell>
          <table:table-cell office:value-type="float" office:value="3.3889999999999976E-2" table:formula="of:=[.K482]-0.27" table:style-name="ce1">
            <text:p>0.03389</text:p>
          </table:table-cell>
          <table:table-cell office:value-type="float" office:value="0.129383" table:style-name="ce1">
            <text:p>0.129383</text:p>
          </table:table-cell>
          <table:table-cell office:value-type="float" office:value="-7.5573100000000004E-2" table:style-name="ce1">
            <text:p>-0.075573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3000399999999992" table:style-name="ce1">
            <text:p>9.30004</text:p>
          </table:table-cell>
          <table:table-cell office:value-type="float" office:value="0.29786600000000002" table:style-name="ce1">
            <text:p>0.297866</text:p>
          </table:table-cell>
          <table:table-cell office:value-type="float" office:value="2.7866000000000002E-2" table:formula="of:=[.K483]-0.27" table:style-name="ce1">
            <text:p>0.027866</text:p>
          </table:table-cell>
          <table:table-cell office:value-type="float" office:value="0.109414" table:style-name="ce1">
            <text:p>0.109414</text:p>
          </table:table-cell>
          <table:table-cell office:value-type="float" office:value="-8.3175399999999997E-2" table:style-name="ce1">
            <text:p>-0.083175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3200500000000002" table:style-name="ce1">
            <text:p>9.32005</text:p>
          </table:table-cell>
          <table:table-cell office:value-type="float" office:value="0.29239100000000001" table:style-name="ce1">
            <text:p>0.292391</text:p>
          </table:table-cell>
          <table:table-cell office:value-type="float" office:value="2.2390999999999994E-2" table:formula="of:=[.K484]-0.27" table:style-name="ce1">
            <text:p>0.022391</text:p>
          </table:table-cell>
          <table:table-cell office:value-type="float" office:value="8.92231E-2" table:style-name="ce1">
            <text:p>0.0892231</text:p>
          </table:table-cell>
          <table:table-cell office:value-type="float" office:value="-8.8720199999999999E-2" table:style-name="ce1">
            <text:p>-0.088720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3400400000000001" table:style-name="ce1">
            <text:p>9.34004</text:p>
          </table:table-cell>
          <table:table-cell office:value-type="float" office:value="0.286603" table:style-name="ce1">
            <text:p>0.286603</text:p>
          </table:table-cell>
          <table:table-cell office:value-type="float" office:value="1.6602999999999979E-2" table:formula="of:=[.K485]-0.27" table:style-name="ce1">
            <text:p>0.016603</text:p>
          </table:table-cell>
          <table:table-cell office:value-type="float" office:value="6.7674799999999993E-2" table:style-name="ce1">
            <text:p>0.0676748</text:p>
          </table:table-cell>
          <table:table-cell office:value-type="float" office:value="-9.1326699999999997E-2" table:style-name="ce1">
            <text:p>-0.091326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36" table:style-name="ce1">
            <text:p>9.36</text:p>
          </table:table-cell>
          <table:table-cell office:value-type="float" office:value="0.28059400000000001" table:style-name="ce1">
            <text:p>0.280594</text:p>
          </table:table-cell>
          <table:table-cell office:value-type="float" office:value="1.0593999999999992E-2" table:formula="of:=[.K486]-0.27" table:style-name="ce1">
            <text:p>0.010594</text:p>
          </table:table-cell>
          <table:table-cell office:value-type="float" office:value="4.3981600000000003E-2" table:style-name="ce1">
            <text:p>0.0439816</text:p>
          </table:table-cell>
          <table:table-cell office:value-type="float" office:value="-9.2745099999999997E-2" table:style-name="ce1">
            <text:p>-0.092745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3800399999999993" table:style-name="ce1">
            <text:p>9.38004</text:p>
          </table:table-cell>
          <table:table-cell office:value-type="float" office:value="0.27465200000000001" table:style-name="ce1">
            <text:p>0.274652</text:p>
          </table:table-cell>
          <table:table-cell office:value-type="float" office:value="4.6519999999999895E-3" table:formula="of:=[.K487]-0.27" table:style-name="ce1">
            <text:p>0.004652</text:p>
          </table:table-cell>
          <table:table-cell office:value-type="float" office:value="1.9101900000000002E-2" table:style-name="ce1">
            <text:p>0.0191019</text:p>
          </table:table-cell>
          <table:table-cell office:value-type="float" office:value="-9.1652999999999998E-2" table:style-name="ce1">
            <text:p>-0.09165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4000400000000006" table:style-name="ce1">
            <text:p>9.40004</text:p>
          </table:table-cell>
          <table:table-cell office:value-type="float" office:value="0.269015" table:style-name="ce1">
            <text:p>0.269015</text:p>
          </table:table-cell>
          <table:table-cell office:value-type="float" office:value="-9.8500000000001364E-4" table:formula="of:=[.K488]-0.27" table:style-name="ce1">
            <text:p>-0.000985</text:p>
          </table:table-cell>
          <table:table-cell office:value-type="float" office:value="-3.57515E-3" table:style-name="ce1">
            <text:p>-0.00357515</text:p>
          </table:table-cell>
          <table:table-cell office:value-type="float" office:value="-8.9653300000000005E-2" table:style-name="ce1">
            <text:p>-0.089653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4200199999999992" table:style-name="ce1">
            <text:p>9.42002</text:p>
          </table:table-cell>
          <table:table-cell office:value-type="float" office:value="0.26388499999999998" table:style-name="ce1">
            <text:p>0.263885</text:p>
          </table:table-cell>
          <table:table-cell office:value-type="float" office:value="-6.1150000000000371E-3" table:formula="of:=[.K489]-0.27" table:style-name="ce1">
            <text:p>-0.006115</text:p>
          </table:table-cell>
          <table:table-cell office:value-type="float" office:value="-2.6069700000000001E-2" table:style-name="ce1">
            <text:p>-0.0260697</text:p>
          </table:table-cell>
          <table:table-cell office:value-type="float" office:value="-8.6812399999999998E-2" table:style-name="ce1">
            <text:p>-0.086812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4400200000000005" table:style-name="ce1">
            <text:p>9.44002</text:p>
          </table:table-cell>
          <table:table-cell office:value-type="float" office:value="0.25931399999999999" table:style-name="ce1">
            <text:p>0.259314</text:p>
          </table:table-cell>
          <table:table-cell office:value-type="float" office:value="-1.0686000000000029E-2" table:formula="of:=[.K490]-0.27" table:style-name="ce1">
            <text:p>-0.010686</text:p>
          </table:table-cell>
          <table:table-cell office:value-type="float" office:value="-4.9312500000000002E-2" table:style-name="ce1">
            <text:p>-0.0493125</text:p>
          </table:table-cell>
          <table:table-cell office:value-type="float" office:value="-8.2527100000000006E-2" table:style-name="ce1">
            <text:p>-0.082527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4600100000000005" table:style-name="ce1">
            <text:p>9.46001</text:p>
          </table:table-cell>
          <table:table-cell office:value-type="float" office:value="0.25516299999999997" table:style-name="ce1">
            <text:p>0.255163</text:p>
          </table:table-cell>
          <table:table-cell office:value-type="float" office:value="-1.4837000000000045E-2" table:formula="of:=[.K491]-0.27" table:style-name="ce1">
            <text:p>-0.014837</text:p>
          </table:table-cell>
          <table:table-cell office:value-type="float" office:value="-7.3144399999999998E-2" table:style-name="ce1">
            <text:p>-0.0731444</text:p>
          </table:table-cell>
          <table:table-cell office:value-type="float" office:value="-7.69373E-2" table:style-name="ce1">
            <text:p>-0.076937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4800199999999997" table:style-name="ce1">
            <text:p>9.48002</text:p>
          </table:table-cell>
          <table:table-cell office:value-type="float" office:value="0.25132100000000002" table:style-name="ce1">
            <text:p>0.251321</text:p>
          </table:table-cell>
          <table:table-cell office:value-type="float" office:value="-1.8679000000000001E-2" table:formula="of:=[.K492]-0.27" table:style-name="ce1">
            <text:p>-0.018679</text:p>
          </table:table-cell>
          <table:table-cell office:value-type="float" office:value="-9.4756599999999996E-2" table:style-name="ce1">
            <text:p>-0.0947566</text:p>
          </table:table-cell>
          <table:table-cell office:value-type="float" office:value="-7.0773799999999998E-2" table:style-name="ce1">
            <text:p>-0.070773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5000300000000006" table:style-name="ce1">
            <text:p>9.50003</text:p>
          </table:table-cell>
          <table:table-cell office:value-type="float" office:value="0.247866" table:style-name="ce1">
            <text:p>0.247866</text:p>
          </table:table-cell>
          <table:table-cell office:value-type="float" office:value="-2.2134000000000015E-2" table:formula="of:=[.K493]-0.27" table:style-name="ce1">
            <text:p>-0.022134</text:p>
          </table:table-cell>
          <table:table-cell office:value-type="float" office:value="-0.11133" table:style-name="ce1">
            <text:p>-0.11133</text:p>
          </table:table-cell>
          <table:table-cell office:value-type="float" office:value="-6.4867599999999997E-2" table:style-name="ce1">
            <text:p>-0.064867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52" table:style-name="ce1">
            <text:p>9.52</text:p>
          </table:table-cell>
          <table:table-cell office:value-type="float" office:value="0.24492800000000001" table:style-name="ce1">
            <text:p>0.244928</text:p>
          </table:table-cell>
          <table:table-cell office:value-type="float" office:value="-2.5072000000000011E-2" table:formula="of:=[.K494]-0.27" table:style-name="ce1">
            <text:p>-0.025072</text:p>
          </table:table-cell>
          <table:table-cell office:value-type="float" office:value="-0.124198" table:style-name="ce1">
            <text:p>-0.124198</text:p>
          </table:table-cell>
          <table:table-cell office:value-type="float" office:value="-5.9603799999999998E-2" table:style-name="ce1">
            <text:p>-0.059603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5399999999999991" table:style-name="ce1">
            <text:p>9.54</text:p>
          </table:table-cell>
          <table:table-cell office:value-type="float" office:value="0.24249499999999999" table:style-name="ce1">
            <text:p>0.242495</text:p>
          </table:table-cell>
          <table:table-cell office:value-type="float" office:value="-2.7505000000000029E-2" table:formula="of:=[.K495]-0.27" table:style-name="ce1">
            <text:p>-0.027505</text:p>
          </table:table-cell>
          <table:table-cell office:value-type="float" office:value="-0.13752700000000001" table:style-name="ce1">
            <text:p>-0.137527</text:p>
          </table:table-cell>
          <table:table-cell office:value-type="float" office:value="-5.6632399999999999E-2" table:style-name="ce1">
            <text:p>-0.056632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5600400000000008" table:style-name="ce1">
            <text:p>9.56004</text:p>
          </table:table-cell>
          <table:table-cell office:value-type="float" office:value="0.24047099999999999" table:style-name="ce1">
            <text:p>0.240471</text:p>
          </table:table-cell>
          <table:table-cell office:value-type="float" office:value="-2.9529000000000027E-2" table:formula="of:=[.K496]-0.27" table:style-name="ce1">
            <text:p>-0.029529</text:p>
          </table:table-cell>
          <table:table-cell office:value-type="float" office:value="-0.14920600000000001" table:style-name="ce1">
            <text:p>-0.149206</text:p>
          </table:table-cell>
          <table:table-cell office:value-type="float" office:value="-5.5797699999999999E-2" table:style-name="ce1">
            <text:p>-0.055797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5800400000000003" table:style-name="ce1">
            <text:p>9.58004</text:p>
          </table:table-cell>
          <table:table-cell office:value-type="float" office:value="0.23877799999999999" table:style-name="ce1">
            <text:p>0.238778</text:p>
          </table:table-cell>
          <table:table-cell office:value-type="float" office:value="-3.1222000000000028E-2" table:formula="of:=[.K497]-0.27" table:style-name="ce1">
            <text:p>-0.031222</text:p>
          </table:table-cell>
          <table:table-cell office:value-type="float" office:value="-0.15942600000000001" table:style-name="ce1">
            <text:p>-0.159426</text:p>
          </table:table-cell>
          <table:table-cell office:value-type="float" office:value="-5.35273E-2" table:style-name="ce1">
            <text:p>-0.053527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6000200000000007" table:style-name="ce1">
            <text:p>9.60002</text:p>
          </table:table-cell>
          <table:table-cell office:value-type="float" office:value="0.237316" table:style-name="ce1">
            <text:p>0.237316</text:p>
          </table:table-cell>
          <table:table-cell office:value-type="float" office:value="-3.2684000000000019E-2" table:formula="of:=[.K498]-0.27" table:style-name="ce1">
            <text:p>-0.032684</text:p>
          </table:table-cell>
          <table:table-cell office:value-type="float" office:value="-0.17034299999999999" table:style-name="ce1">
            <text:p>-0.170343</text:p>
          </table:table-cell>
          <table:table-cell office:value-type="float" office:value="-4.4809599999999998E-2" table:style-name="ce1">
            <text:p>-0.044809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6200200000000002" table:style-name="ce1">
            <text:p>9.62002</text:p>
          </table:table-cell>
          <table:table-cell office:value-type="float" office:value="0.23590900000000001" table:style-name="ce1">
            <text:p>0.235909</text:p>
          </table:table-cell>
          <table:table-cell office:value-type="float" office:value="-3.409100000000001E-2" table:formula="of:=[.K499]-0.27" table:style-name="ce1">
            <text:p>-0.034091</text:p>
          </table:table-cell>
          <table:table-cell office:value-type="float" office:value="-0.18019199999999999" table:style-name="ce1">
            <text:p>-0.180192</text:p>
          </table:table-cell>
          <table:table-cell office:value-type="float" office:value="-3.4619299999999999E-2" table:style-name="ce1">
            <text:p>-0.034619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6400500000000005" table:style-name="ce1">
            <text:p>9.64005</text:p>
          </table:table-cell>
          <table:table-cell office:value-type="float" office:value="0.234707" table:style-name="ce1">
            <text:p>0.234707</text:p>
          </table:table-cell>
          <table:table-cell office:value-type="float" office:value="-3.5293000000000019E-2" table:formula="of:=[.K500]-0.27" table:style-name="ce1">
            <text:p>-0.035293</text:p>
          </table:table-cell>
          <table:table-cell office:value-type="float" office:value="-0.18829099999999999" table:style-name="ce1">
            <text:p>-0.188291</text:p>
          </table:table-cell>
          <table:table-cell office:value-type="float" office:value="-2.9561E-2" table:style-name="ce1">
            <text:p>-0.02956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6600300000000008" table:style-name="ce1">
            <text:p>9.66003</text:p>
          </table:table-cell>
          <table:table-cell office:value-type="float" office:value="0.23378099999999999" table:style-name="ce1">
            <text:p>0.233781</text:p>
          </table:table-cell>
          <table:table-cell office:value-type="float" office:value="-3.6219000000000029E-2" table:formula="of:=[.K501]-0.27" table:style-name="ce1">
            <text:p>-0.036219</text:p>
          </table:table-cell>
          <table:table-cell office:value-type="float" office:value="-0.195632" table:style-name="ce1">
            <text:p>-0.195632</text:p>
          </table:table-cell>
          <table:table-cell office:value-type="float" office:value="-2.57976E-2" table:style-name="ce1">
            <text:p>-0.025797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68004" table:style-name="ce1">
            <text:p>9.68004</text:p>
          </table:table-cell>
          <table:table-cell office:value-type="float" office:value="0.233019" table:style-name="ce1">
            <text:p>0.233019</text:p>
          </table:table-cell>
          <table:table-cell office:value-type="float" office:value="-3.6981000000000014E-2" table:formula="of:=[.K502]-0.27" table:style-name="ce1">
            <text:p>-0.036981</text:p>
          </table:table-cell>
          <table:table-cell office:value-type="float" office:value="-0.20102100000000001" table:style-name="ce1">
            <text:p>-0.201021</text:p>
          </table:table-cell>
          <table:table-cell office:value-type="float" office:value="-2.1207799999999999E-2" table:style-name="ce1">
            <text:p>-0.021207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7000399999999996" table:style-name="ce1">
            <text:p>9.70004</text:p>
          </table:table-cell>
          <table:table-cell office:value-type="float" office:value="0.232463" table:style-name="ce1">
            <text:p>0.232463</text:p>
          </table:table-cell>
          <table:table-cell office:value-type="float" office:value="-3.7537000000000015E-2" table:formula="of:=[.K503]-0.27" table:style-name="ce1">
            <text:p>-0.037537</text:p>
          </table:table-cell>
          <table:table-cell office:value-type="float" office:value="-0.20450499999999999" table:style-name="ce1">
            <text:p>-0.204505</text:p>
          </table:table-cell>
          <table:table-cell office:value-type="float" office:value="-1.43494E-2" table:style-name="ce1">
            <text:p>-0.014349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7200299999999995" table:style-name="ce1">
            <text:p>9.72003</text:p>
          </table:table-cell>
          <table:table-cell office:value-type="float" office:value="0.23216300000000001" table:style-name="ce1">
            <text:p>0.232163</text:p>
          </table:table-cell>
          <table:table-cell office:value-type="float" office:value="-3.783700000000001E-2" table:formula="of:=[.K504]-0.27" table:style-name="ce1">
            <text:p>-0.037837</text:p>
          </table:table-cell>
          <table:table-cell office:value-type="float" office:value="-0.20609" table:style-name="ce1">
            <text:p>-0.20609</text:p>
          </table:table-cell>
          <table:table-cell office:value-type="float" office:value="-9.0968999999999998E-3" table:style-name="ce1">
            <text:p>-0.009096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7400400000000005" table:style-name="ce1">
            <text:p>9.74004</text:p>
          </table:table-cell>
          <table:table-cell office:value-type="float" office:value="0.23208500000000001" table:style-name="ce1">
            <text:p>0.232085</text:p>
          </table:table-cell>
          <table:table-cell office:value-type="float" office:value="-3.7915000000000004E-2" table:formula="of:=[.K505]-0.27" table:style-name="ce1">
            <text:p>-0.037915</text:p>
          </table:table-cell>
          <table:table-cell office:value-type="float" office:value="-0.20729300000000001" table:style-name="ce1">
            <text:p>-0.207293</text:p>
          </table:table-cell>
          <table:table-cell office:value-type="float" office:value="-5.7345299999999998E-3" table:style-name="ce1">
            <text:p>-0.0057345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7600099999999994" table:style-name="ce1">
            <text:p>9.76001</text:p>
          </table:table-cell>
          <table:table-cell office:value-type="float" office:value="0.232152" table:style-name="ce1">
            <text:p>0.232152</text:p>
          </table:table-cell>
          <table:table-cell office:value-type="float" office:value="-3.7848000000000021E-2" table:formula="of:=[.K506]-0.27" table:style-name="ce1">
            <text:p>-0.037848</text:p>
          </table:table-cell>
          <table:table-cell office:value-type="float" office:value="-0.20813999999999999" table:style-name="ce1">
            <text:p>-0.20814</text:p>
          </table:table-cell>
          <table:table-cell office:value-type="float" office:value="-3.2276700000000001E-4" table:style-name="ce1">
            <text:p>-0.00032276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7800100000000008" table:style-name="ce1">
            <text:p>9.78001</text:p>
          </table:table-cell>
          <table:table-cell office:value-type="float" office:value="0.232375" table:style-name="ce1">
            <text:p>0.232375</text:p>
          </table:table-cell>
          <table:table-cell office:value-type="float" office:value="-3.762500000000002E-2" table:formula="of:=[.K507]-0.27" table:style-name="ce1">
            <text:p>-0.037625</text:p>
          </table:table-cell>
          <table:table-cell office:value-type="float" office:value="-0.20727899999999999" table:style-name="ce1">
            <text:p>-0.207279</text:p>
          </table:table-cell>
          <table:table-cell office:value-type="float" office:value="3.9549399999999997E-3" table:style-name="ce1">
            <text:p>0.0039549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8000500000000006" table:style-name="ce1">
            <text:p>9.80005</text:p>
          </table:table-cell>
          <table:table-cell office:value-type="float" office:value="0.23271500000000001" table:style-name="ce1">
            <text:p>0.232715</text:p>
          </table:table-cell>
          <table:table-cell office:value-type="float" office:value="-3.7285000000000013E-2" table:formula="of:=[.K508]-0.27" table:style-name="ce1">
            <text:p>-0.037285</text:p>
          </table:table-cell>
          <table:table-cell office:value-type="float" office:value="-0.208091" table:style-name="ce1">
            <text:p>-0.208091</text:p>
          </table:table-cell>
          <table:table-cell office:value-type="float" office:value="7.7210000000000004E-3" table:style-name="ce1">
            <text:p>0.00772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8200500000000002" table:style-name="ce1">
            <text:p>9.82005</text:p>
          </table:table-cell>
          <table:table-cell office:value-type="float" office:value="0.233131" table:style-name="ce1">
            <text:p>0.233131</text:p>
          </table:table-cell>
          <table:table-cell office:value-type="float" office:value="-3.6869000000000013E-2" table:formula="of:=[.K509]-0.27" table:style-name="ce1">
            <text:p>-0.036869</text:p>
          </table:table-cell>
          <table:table-cell office:value-type="float" office:value="-0.20947199999999999" table:style-name="ce1">
            <text:p>-0.209472</text:p>
          </table:table-cell>
          <table:table-cell office:value-type="float" office:value="1.05699E-2" table:style-name="ce1">
            <text:p>0.010569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8400499999999997" table:style-name="ce1">
            <text:p>9.84005</text:p>
          </table:table-cell>
          <table:table-cell office:value-type="float" office:value="0.23366600000000001" table:style-name="ce1">
            <text:p>0.233666</text:p>
          </table:table-cell>
          <table:table-cell office:value-type="float" office:value="-3.6334000000000005E-2" table:formula="of:=[.K510]-0.27" table:style-name="ce1">
            <text:p>-0.036334</text:p>
          </table:table-cell>
          <table:table-cell office:value-type="float" office:value="-0.20696200000000001" table:style-name="ce1">
            <text:p>-0.206962</text:p>
          </table:table-cell>
          <table:table-cell office:value-type="float" office:value="1.4336399999999999E-2" table:style-name="ce1">
            <text:p>0.014336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8600100000000008" table:style-name="ce1">
            <text:p>9.86001</text:p>
          </table:table-cell>
          <table:table-cell office:value-type="float" office:value="0.234294" table:style-name="ce1">
            <text:p>0.234294</text:p>
          </table:table-cell>
          <table:table-cell office:value-type="float" office:value="-3.5706000000000016E-2" table:formula="of:=[.K511]-0.27" table:style-name="ce1">
            <text:p>-0.035706</text:p>
          </table:table-cell>
          <table:table-cell office:value-type="float" office:value="-0.202038" table:style-name="ce1">
            <text:p>-0.202038</text:p>
          </table:table-cell>
          <table:table-cell office:value-type="float" office:value="2.0514899999999999E-2" table:style-name="ce1">
            <text:p>0.020514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8800399999999993" table:style-name="ce1">
            <text:p>9.88004</text:p>
          </table:table-cell>
          <table:table-cell office:value-type="float" office:value="0.23504900000000001" table:style-name="ce1">
            <text:p>0.235049</text:p>
          </table:table-cell>
          <table:table-cell office:value-type="float" office:value="-3.495100000000001E-2" table:formula="of:=[.K512]-0.27" table:style-name="ce1">
            <text:p>-0.034951</text:p>
          </table:table-cell>
          <table:table-cell office:value-type="float" office:value="-0.195628" table:style-name="ce1">
            <text:p>-0.195628</text:p>
          </table:table-cell>
          <table:table-cell office:value-type="float" office:value="2.5769899999999998E-2" table:style-name="ce1">
            <text:p>0.025769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9000400000000006" table:style-name="ce1">
            <text:p>9.90004</text:p>
          </table:table-cell>
          <table:table-cell office:value-type="float" office:value="0.23592199999999999" table:style-name="ce1">
            <text:p>0.235922</text:p>
          </table:table-cell>
          <table:table-cell office:value-type="float" office:value="-3.4078000000000025E-2" table:formula="of:=[.K513]-0.27" table:style-name="ce1">
            <text:p>-0.034078</text:p>
          </table:table-cell>
          <table:table-cell office:value-type="float" office:value="-0.18945200000000001" table:style-name="ce1">
            <text:p>-0.189452</text:p>
          </table:table-cell>
          <table:table-cell office:value-type="float" office:value="2.89085E-2" table:style-name="ce1">
            <text:p>0.028908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92" table:style-name="ce1">
            <text:p>9.92</text:p>
          </table:table-cell>
          <table:table-cell office:value-type="float" office:value="0.23694499999999999" table:style-name="ce1">
            <text:p>0.236945</text:p>
          </table:table-cell>
          <table:table-cell office:value-type="float" office:value="-3.3055000000000029E-2" table:formula="of:=[.K514]-0.27" table:style-name="ce1">
            <text:p>-0.033055</text:p>
          </table:table-cell>
          <table:table-cell office:value-type="float" office:value="-0.182478" table:style-name="ce1">
            <text:p>-0.182478</text:p>
          </table:table-cell>
          <table:table-cell office:value-type="float" office:value="3.0537100000000001E-2" table:style-name="ce1">
            <text:p>0.030537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9400099999999991" table:style-name="ce1">
            <text:p>9.94001</text:p>
          </table:table-cell>
          <table:table-cell office:value-type="float" office:value="0.23809900000000001" table:style-name="ce1">
            <text:p>0.238099</text:p>
          </table:table-cell>
          <table:table-cell office:value-type="float" office:value="-3.1901000000000013E-2" table:formula="of:=[.K515]-0.27" table:style-name="ce1">
            <text:p>-0.031901</text:p>
          </table:table-cell>
          <table:table-cell office:value-type="float" office:value="-0.16861400000000001" table:style-name="ce1">
            <text:p>-0.168614</text:p>
          </table:table-cell>
          <table:table-cell office:value-type="float" office:value="3.5111000000000003E-2" table:style-name="ce1">
            <text:p>0.03511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9600000000000009" table:style-name="ce1">
            <text:p>9.96</text:p>
          </table:table-cell>
          <table:table-cell office:value-type="float" office:value="0.23940600000000001" table:style-name="ce1">
            <text:p>0.239406</text:p>
          </table:table-cell>
          <table:table-cell office:value-type="float" office:value="-3.059400000000001E-2" table:formula="of:=[.K516]-0.27" table:style-name="ce1">
            <text:p>-0.030594</text:p>
          </table:table-cell>
          <table:table-cell office:value-type="float" office:value="-0.15881600000000001" table:style-name="ce1">
            <text:p>-0.158816</text:p>
          </table:table-cell>
          <table:table-cell office:value-type="float" office:value="3.6778999999999999E-2" table:style-name="ce1">
            <text:p>0.03677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9800299999999993" table:style-name="ce1">
            <text:p>9.98003</text:p>
          </table:table-cell>
          <table:table-cell office:value-type="float" office:value="0.24086199999999999" table:style-name="ce1">
            <text:p>0.240862</text:p>
          </table:table-cell>
          <table:table-cell office:value-type="float" office:value="-2.9138000000000025E-2" table:formula="of:=[.K517]-0.27" table:style-name="ce1">
            <text:p>-0.029138</text:p>
          </table:table-cell>
          <table:table-cell office:value-type="float" office:value="-0.14876200000000001" table:style-name="ce1">
            <text:p>-0.148762</text:p>
          </table:table-cell>
          <table:table-cell office:value-type="float" office:value="3.9816200000000003E-2" table:style-name="ce1">
            <text:p>0.039816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0" table:style-name="ce1">
            <text:p>10</text:p>
          </table:table-cell>
          <table:table-cell office:value-type="float" office:value="0.242426" table:style-name="ce1">
            <text:p>0.242426</text:p>
          </table:table-cell>
          <table:table-cell office:value-type="float" office:value="-2.7574000000000015E-2" table:formula="of:=[.K518]-0.27" table:style-name="ce1">
            <text:p>-0.027574</text:p>
          </table:table-cell>
          <table:table-cell office:value-type="float" office:value="-0.13935800000000001" table:style-name="ce1">
            <text:p>-0.139358</text:p>
          </table:table-cell>
          <table:table-cell office:value-type="float" office:value="4.5545000000000002E-2" table:style-name="ce1">
            <text:p>0.045545</text:p>
          </table:table-cell>
          <table:table-cell table:number-columns-repeated="16370"/>
        </table:table-row>
        <table:table-row table:number-rows-repeated="386"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ce2"/>
          <table:table-cell table:number-columns-repeated="16371"/>
        </table:table-row>
        <table:table-row table:number-rows-repeated="483" table:style-name="ro1">
          <table:table-cell table:number-columns-repeated="16384"/>
        </table:table-row>
        <table:table-row table:style-name="ro1">
          <table:table-cell table:number-columns-repeated="13"/>
          <table:table-cell table:style-name="ce2"/>
          <table:table-cell table:number-columns-repeated="16370"/>
        </table:table-row>
        <table:table-row table:number-rows-repeated="452" table:style-name="ro1">
          <table:table-cell table:number-columns-repeated="16384"/>
        </table:table-row>
        <table:table-row table:style-name="ro1">
          <table:table-cell table:number-columns-repeated="13"/>
          <table:table-cell table:style-name="ce2"/>
          <table:table-cell table:number-columns-repeated="16370"/>
        </table:table-row>
        <table:table-row table:number-rows-repeated="651" table:style-name="ro1">
          <table:table-cell table:number-columns-repeated="16384"/>
        </table:table-row>
        <table:table-row table:style-name="ro1">
          <table:table-cell table:number-columns-repeated="13"/>
          <table:table-cell table:style-name="ce2"/>
          <table:table-cell table:number-columns-repeated="16370"/>
        </table:table-row>
        <table:table-row table:number-rows-repeated="104608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x</meta:initial-creator>
    <dc:creator>alex</dc:creator>
    <meta:creation-date>2015-11-24T13:05:28Z</meta:creation-date>
    <dc:date>2016-02-25T19:30:0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0" chart:minimum="3" chart:tick-marks-major-inner="false" chart:tick-marks-major-outer="false" chart:tick-marks-minor-inner="false" chart:tick-marks-minor-outer="false" chart:display-label="true" chart:axis-label-position="near-axis" chart:axis-position="-0.06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0.08" chart:origin="-0.06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0070c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solid" svg:stroke-width="0.01042in" svg:stroke-color="#000000" svg:stroke-opacity="100%"/>
    </style:style>
  </office:automatic-styles>
  <office:body>
    <office:chart>
      <chart:chart chart:class="chart:scatter" svg:height="216.0pt" svg:width="672.0000787401575pt" chart:style-name="Crt0">
        <chart:title chart:style-name="CT00">
          <text:p text:style-name="a0" text:class-names="" text:cond-style-name="">Elevation at x=2m</text:p>
        </chart:title>
        <chart:legend svg:x="583.2597637795275pt" svg:y="73.73228346456693pt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me (s)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eta (m)</text:p>
            </chart:title>
            <chart:grid chart:class="major" chart:style-name="GMa1"/>
          </chart:axis>
          <chart:series chart:label-cell-address="WavePaddle_mkb0010.$C$17" chart:values-cell-range-address="WavePaddle_mkb0010.$C$18:.$C$479" chart:class="chart:scatter" chart:attached-axis="primary-y" chart:style-name="G0S0">
            <chart:domain table:cell-range-address="WavePaddle_mkb0010.$A$18:.$A$479"/>
            <chart:data-point chart:repeated="462"/>
          </chart:series>
          <chart:series chart:label-cell-address="WavePaddle_mkb0010.$D$17" chart:values-cell-range-address="WavePaddle_mkb0010.$D$18:.$D$479" chart:class="chart:scatter" chart:attached-axis="primary-y" chart:style-name="G0S1">
            <chart:domain table:cell-range-address="WavePaddle_mkb0010.$A$18:.$A$479"/>
            <chart:data-point chart:repeated="462"/>
          </chart:series>
          <chart:series chart:label-cell-address="WavePaddle_mkb0010.$K$17" chart:values-cell-range-address="WavePaddle_mkb0010.$L$18:.$L$3018" chart:class="chart:scatter" chart:attached-axis="primary-y" chart:style-name="G0S2">
            <chart:domain table:cell-range-address="WavePaddle_mkb0010.$J$18:.$J$3018"/>
            <chart:data-point chart:repeated="300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0" chart:minimum="3" chart:tick-marks-major-inner="false" chart:tick-marks-major-outer="false" chart:tick-marks-minor-inner="false" chart:tick-marks-minor-outer="false" chart:display-label="true" chart:axis-label-position="near-axis" chart:axis-position="-0.3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0.4" chart:minimum="-0.3" chart:origin="-0.3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0070c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solid" svg:stroke-width="0.01042in" svg:stroke-color="#000000" svg:stroke-opacity="100%"/>
    </style:style>
  </office:automatic-styles>
  <office:body>
    <office:chart>
      <chart:chart chart:class="chart:scatter" svg:height="216.0pt" svg:width="672.0000787401575pt" chart:style-name="Crt0">
        <chart:title chart:style-name="CT00">
          <text:p text:style-name="a0" text:class-names="" text:cond-style-name="">Velocity_X at x=2m ; z=-0.15m</text:p>
        </chart:title>
        <chart:legend svg:x="583.2597637795275pt" svg:y="73.73228346456693pt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me (s)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velocity (m/s)</text:p>
            </chart:title>
            <chart:grid chart:class="major" chart:style-name="GMa1"/>
          </chart:axis>
          <chart:series chart:label-cell-address="WavePaddle_mkb0010.$E$17" chart:values-cell-range-address="WavePaddle_mkb0010.$E$18:.$E$479" chart:class="chart:scatter" chart:attached-axis="primary-y" chart:style-name="G0S0">
            <chart:domain table:cell-range-address="WavePaddle_mkb0010.$A$18:.$A$479"/>
            <chart:data-point chart:repeated="462"/>
          </chart:series>
          <chart:series chart:label-cell-address="WavePaddle_mkb0010.$G$17" chart:values-cell-range-address="WavePaddle_mkb0010.$G$18:.$G$479" chart:class="chart:scatter" chart:attached-axis="primary-y" chart:style-name="G0S1">
            <chart:domain table:cell-range-address="WavePaddle_mkb0010.$A$18:.$A$479"/>
            <chart:data-point chart:repeated="462"/>
          </chart:series>
          <chart:series chart:label-cell-address="WavePaddle_mkb0010.$M$17" chart:values-cell-range-address="WavePaddle_mkb0010.$M$18:.$M$3018" chart:class="chart:scatter" chart:attached-axis="primary-y" chart:style-name="G0S2">
            <chart:domain table:cell-range-address="WavePaddle_mkb0010.$J$18:.$J$3018"/>
            <chart:data-point chart:repeated="300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0" chart:minimum="3" chart:tick-marks-major-inner="false" chart:tick-marks-major-outer="false" chart:tick-marks-minor-inner="false" chart:tick-marks-minor-outer="false" chart:display-label="true" chart:axis-label-position="near-axis" chart:axis-position="-0.3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0.4" chart:minimum="-0.3" chart:origin="-0.3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0070c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solid" svg:stroke-width="0.01042in" svg:stroke-color="#000000" svg:stroke-opacity="100%"/>
    </style:style>
  </office:automatic-styles>
  <office:body>
    <office:chart>
      <chart:chart chart:class="chart:scatter" svg:height="216.0pt" svg:width="672.0000787401575pt" chart:style-name="Crt0">
        <chart:title chart:style-name="CT00">
          <text:p text:style-name="a0" text:class-names="" text:cond-style-name="">Velocity_Z at x=2m ; z=-0.15m</text:p>
        </chart:title>
        <chart:legend svg:x="583.2597637795275pt" svg:y="73.73228346456693pt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me (s)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velocity (m/s)</text:p>
            </chart:title>
            <chart:grid chart:class="major" chart:style-name="GMa1"/>
          </chart:axis>
          <chart:series chart:label-cell-address="WavePaddle_mkb0010.$F$17" chart:values-cell-range-address="WavePaddle_mkb0010.$F$18:.$F$479" chart:class="chart:scatter" chart:attached-axis="primary-y" chart:style-name="G0S0">
            <chart:domain table:cell-range-address="WavePaddle_mkb0010.$A$18:.$A$479"/>
            <chart:data-point chart:repeated="462"/>
          </chart:series>
          <chart:series chart:label-cell-address="WavePaddle_mkb0010.$H$17" chart:values-cell-range-address="WavePaddle_mkb0010.$H$18:.$H$479" chart:class="chart:scatter" chart:attached-axis="primary-y" chart:style-name="G0S1">
            <chart:domain table:cell-range-address="WavePaddle_mkb0010.$A$18:.$A$479"/>
            <chart:data-point chart:repeated="462"/>
          </chart:series>
          <chart:series chart:label-cell-address="WavePaddle_mkb0010.$N$17" chart:values-cell-range-address="WavePaddle_mkb0010.$N$18:.$N$3018" chart:class="chart:scatter" chart:attached-axis="primary-y" chart:style-name="G0S2">
            <chart:domain table:cell-range-address="WavePaddle_mkb0010.$J$18:.$J$3018"/>
            <chart:data-point chart:repeated="300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